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01000000E27DDCA693DCD86855.png" manifest:media-type="image/png"/>
  <manifest:file-entry manifest:full-path="Pictures/10000001000002BB0000005D0215DD21D56FA48C.png" manifest:media-type="image/png"/>
  <manifest:file-entry manifest:full-path="Pictures/10000001000001B6000000D823B7BDAD341CFB2F.png" manifest:media-type="image/png"/>
  <manifest:file-entry manifest:full-path="Pictures/1000000100000234000000BBB23479C40834440B.png" manifest:media-type="image/png"/>
  <manifest:file-entry manifest:full-path="Pictures/10000001000001C5000001F77271240BEC935D5D.png" manifest:media-type="image/png"/>
  <manifest:file-entry manifest:full-path="Pictures/100000010000004000000040F8184E217637A7CF.png" manifest:media-type="image/png"/>
  <manifest:file-entry manifest:full-path="Pictures/10000001000002CC000000D5AFFD55683384A6DF.png" manifest:media-type="image/png"/>
  <manifest:file-entry manifest:full-path="Pictures/100000010000031E000000DA3B05C43AA9516EE8.png" manifest:media-type="image/png"/>
  <manifest:file-entry manifest:full-path="Pictures/1000000100000314000000DC760B1402B910823D.png" manifest:media-type="image/png"/>
  <manifest:file-entry manifest:full-path="Pictures/10000001000001B3000000ECC244767C0F2301B2.png" manifest:media-type="image/png"/>
  <manifest:file-entry manifest:full-path="Pictures/100000010000027500000156833E01A257EE2206.png" manifest:media-type="image/png"/>
  <manifest:file-entry manifest:full-path="Pictures/10000001000001D1000000B689CB0449B177B210.png" manifest:media-type="image/png"/>
  <manifest:file-entry manifest:full-path="Pictures/100000010000027F0000007E94746C1FF0B94A59.png" manifest:media-type="image/png"/>
  <manifest:file-entry manifest:full-path="Pictures/10000001000001890000016231ED6BEB6C02C37D.png" manifest:media-type="image/png"/>
  <manifest:file-entry manifest:full-path="Pictures/100000010000025A00000120FF3B977AA5293F3D.png" manifest:media-type="image/png"/>
  <manifest:file-entry manifest:full-path="Pictures/10000001000001A400000091178BD272D3D829AA.png" manifest:media-type="image/png"/>
  <manifest:file-entry manifest:full-path="Pictures/10000001000003230000007FCFE9F5B679C02D0A.png" manifest:media-type="image/png"/>
  <manifest:file-entry manifest:full-path="Pictures/100000010000055600000290C699C73ABED9A664.png" manifest:media-type="image/png"/>
  <manifest:file-entry manifest:full-path="Pictures/10000001000000D5000000E1597563CD24FAEF4A.png" manifest:media-type="image/png"/>
  <manifest:file-entry manifest:full-path="Pictures/10000001000001BC000002D665DACE8C9229A45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automatic-styles>
    <style:style style:name="P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ce8f9" fo:background-color="transparent" style:font-size-asian="14pt" style:font-style-asian="normal" style:font-weight-asian="bold" style:font-name-complex="Tibetan Machine Uni2" style:font-size-complex="14pt" style:font-style-complex="normal" style:font-weight-complex="bold"/>
    </style:style>
    <style:style style:name="P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93392" fo:background-color="transparent" style:font-size-asian="14pt" style:font-style-asian="normal" style:font-weight-asian="bold" style:font-name-complex="Tibetan Machine Uni2" style:font-size-complex="14pt" style:font-style-complex="normal" style:font-weight-complex="bold"/>
    </style:style>
    <style:style style:name="P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4"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0f645" officeooo:paragraph-rsid="0070f645" fo:background-color="transparent" style:font-size-asian="14pt" style:font-style-asian="normal" style:font-weight-asian="bold" style:font-name-complex="Tibetan Machine Uni2" style:font-size-complex="14pt" style:font-style-complex="normal" style:font-weight-complex="bold"/>
    </style:style>
    <style:style style:name="P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23338" officeooo:paragraph-rsid="00723338" fo:background-color="transparent" style:font-size-asian="14pt" style:font-style-asian="normal" style:font-weight-asian="bold" style:font-name-complex="Tibetan Machine Uni2" style:font-size-complex="14pt" style:font-style-complex="normal" style:font-weight-complex="bold"/>
    </style:style>
    <style:style style:name="P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60571" officeooo:paragraph-rsid="00760571" fo:background-color="transparent" style:font-size-asian="14pt" style:font-style-asian="normal" style:font-weight-asian="bold" style:font-name-complex="Tibetan Machine Uni2" style:font-size-complex="14pt" style:font-style-complex="normal" style:font-weight-complex="bold"/>
    </style:style>
    <style:style style:name="P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9bbe6" officeooo:paragraph-rsid="0079bbe6" fo:background-color="transparent" style:font-size-asian="14pt" style:font-style-asian="normal" style:font-weight-asian="bold" style:font-name-complex="Tibetan Machine Uni2" style:font-size-complex="14pt" style:font-style-complex="normal" style:font-weight-complex="bold"/>
    </style:style>
    <style:style style:name="P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c02de" officeooo:paragraph-rsid="007c02de" fo:background-color="transparent" style:font-size-asian="14pt" style:font-style-asian="normal" style:font-weight-asian="bold" style:font-name-complex="Tibetan Machine Uni2" style:font-size-complex="14pt" style:font-style-complex="normal" style:font-weight-complex="bold"/>
    </style:style>
    <style:style style:name="P1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fc6af" officeooo:paragraph-rsid="007fc6af" fo:background-color="transparent" style:font-size-asian="14pt" style:font-style-asian="normal" style:font-weight-asian="bold" style:font-name-complex="Tibetan Machine Uni2" style:font-size-complex="14pt" style:font-style-complex="normal" style:font-weight-complex="bold"/>
    </style:style>
    <style:style style:name="P1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0dcc2" officeooo:paragraph-rsid="0080dcc2" fo:background-color="transparent" style:font-size-asian="14pt" style:font-style-asian="normal" style:font-weight-asian="bold" style:font-name-complex="Tibetan Machine Uni2" style:font-size-complex="14pt" style:font-style-complex="normal" style:font-weight-complex="bold"/>
    </style:style>
    <style:style style:name="P12"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c72c8" officeooo:paragraph-rsid="008c72c8" fo:background-color="transparent" style:font-size-asian="14pt" style:font-style-asian="normal" style:font-weight-asian="bold" style:font-name-complex="Tibetan Machine Uni2" style:font-size-complex="14pt" style:font-style-complex="normal" style:font-weight-complex="bold"/>
    </style:style>
    <style:style style:name="P13"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0f74e" officeooo:paragraph-rsid="0090f74e" fo:background-color="transparent" style:font-size-asian="14pt" style:font-style-asian="normal" style:font-weight-asian="bold" style:font-name-complex="Tibetan Machine Uni2" style:font-size-complex="14pt" style:font-style-complex="normal" style:font-weight-complex="bold"/>
    </style:style>
    <style:style style:name="P14"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2b0c7" officeooo:paragraph-rsid="0092b0c7" fo:background-color="transparent" style:font-size-asian="14pt" style:font-style-asian="normal" style:font-weight-asian="bold" style:font-name-complex="Tibetan Machine Uni2" style:font-size-complex="14pt" style:font-style-complex="normal" style:font-weight-complex="bold"/>
    </style:style>
    <style:style style:name="P1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61be5" officeooo:paragraph-rsid="00961be5" fo:background-color="transparent" style:font-size-asian="14pt" style:font-style-asian="normal" style:font-weight-asian="bold" style:font-name-complex="Tibetan Machine Uni2" style:font-size-complex="14pt" style:font-style-complex="normal" style:font-weight-complex="bold"/>
    </style:style>
    <style:style style:name="P1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78c51" officeooo:paragraph-rsid="00978c51" fo:background-color="transparent" style:font-size-asian="14pt" style:font-style-asian="normal" style:font-weight-asian="bold" style:font-name-complex="Tibetan Machine Uni2" style:font-size-complex="14pt" style:font-style-complex="normal" style:font-weight-complex="bold"/>
    </style:style>
    <style:style style:name="P1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8bd7f" officeooo:paragraph-rsid="0098bd7f" fo:background-color="transparent" style:font-size-asian="14pt" style:font-style-asian="normal" style:font-weight-asian="bold" style:font-name-complex="Tibetan Machine Uni2" style:font-size-complex="14pt" style:font-style-complex="normal" style:font-weight-complex="bold"/>
    </style:style>
    <style:style style:name="P1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d388f" officeooo:paragraph-rsid="009d388f" fo:background-color="transparent" style:font-size-asian="14pt" style:font-style-asian="normal" style:font-weight-asian="bold" style:font-name-complex="Tibetan Machine Uni2" style:font-size-complex="14pt" style:font-style-complex="normal" style:font-weight-complex="bold"/>
    </style:style>
    <style:style style:name="P1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32c38" officeooo:paragraph-rsid="00a32c38" fo:background-color="transparent" style:font-size-asian="14pt" style:font-style-asian="normal" style:font-weight-asian="bold" style:font-name-complex="Tibetan Machine Uni2" style:font-size-complex="14pt" style:font-style-complex="normal" style:font-weight-complex="bold"/>
    </style:style>
    <style:style style:name="P2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93ec4" officeooo:paragraph-rsid="00a93ec4" fo:background-color="transparent" style:font-size-asian="14pt" style:font-style-asian="normal" style:font-weight-asian="bold" style:font-name-complex="Tibetan Machine Uni2" style:font-size-complex="14pt" style:font-style-complex="normal" style:font-weight-complex="bold"/>
    </style:style>
    <style:style style:name="P2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fa269" officeooo:paragraph-rsid="009fa269" fo:background-color="transparent" style:font-size-asian="14pt" style:font-style-asian="normal" style:font-weight-asian="bold" style:font-name-complex="Tibetan Machine Uni2" style:font-size-complex="14pt" style:font-style-complex="normal" style:font-weight-complex="bold"/>
    </style:style>
    <style:style style:name="P2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2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c6515" officeooo:paragraph-rsid="003c6515" style:font-size-asian="14pt" style:font-style-asian="normal" style:font-weight-asian="bold" style:font-name-complex="Tibetan Machine Uni2" style:font-size-complex="14pt" style:font-style-complex="normal" style:font-weight-complex="bold"/>
    </style:style>
    <style:style style:name="P2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6710f" officeooo:paragraph-rsid="0056710f" style:font-size-asian="14pt" style:font-style-asian="normal" style:font-weight-asian="bold" style:font-name-complex="Tibetan Machine Uni2" style:font-size-complex="14pt" style:font-style-complex="normal" style:font-weight-complex="bold"/>
    </style:style>
    <style:style style:name="P2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55829a" style:font-size-asian="14pt" style:font-style-asian="normal" style:font-weight-asian="bold" style:font-name-complex="Tibetan Machine Uni2" style:font-size-complex="14pt" style:font-style-complex="normal" style:font-weight-complex="bold"/>
    </style:style>
    <style:style style:name="P2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569e7" style:font-size-asian="14pt" style:font-style-asian="normal" style:font-weight-asian="bold" style:font-name-complex="Tibetan Machine Uni2" style:font-size-complex="14pt" style:font-style-complex="normal" style:font-weight-complex="bold"/>
    </style:style>
    <style:style style:name="P2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77bc4c" style:font-size-asian="14pt" style:font-style-asian="normal" style:font-weight-asian="bold" style:font-name-complex="Tibetan Machine Uni2" style:font-size-complex="14pt" style:font-style-complex="normal" style:font-weight-complex="bold"/>
    </style:style>
    <style:style style:name="P2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7f737" officeooo:paragraph-rsid="0057f737" style:font-size-asian="14pt" style:font-style-asian="normal" style:font-weight-asian="bold" style:font-name-complex="Tibetan Machine Uni2" style:font-size-complex="14pt" style:font-style-complex="normal" style:font-weight-complex="bold"/>
    </style:style>
    <style:style style:name="P2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97581" officeooo:paragraph-rsid="00597581" style:font-size-asian="14pt" style:font-style-asian="normal" style:font-weight-asian="bold" style:font-name-complex="Tibetan Machine Uni2" style:font-size-complex="14pt" style:font-style-complex="normal" style:font-weight-complex="bold"/>
    </style:style>
    <style:style style:name="P3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3012" officeooo:paragraph-rsid="005a3012" style:font-size-asian="14pt" style:font-style-asian="normal" style:font-weight-asian="bold" style:font-name-complex="Tibetan Machine Uni2" style:font-size-complex="14pt" style:font-style-complex="normal" style:font-weight-complex="bold"/>
    </style:style>
    <style:style style:name="P3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8e15" officeooo:paragraph-rsid="005a8e15" style:font-size-asian="14pt" style:font-style-asian="normal" style:font-weight-asian="bold" style:font-name-complex="Tibetan Machine Uni2" style:font-size-complex="14pt" style:font-style-complex="normal" style:font-weight-complex="bold"/>
    </style:style>
    <style:style style:name="P3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e891" officeooo:paragraph-rsid="005ae891" style:font-size-asian="14pt" style:font-style-asian="normal" style:font-weight-asian="bold" style:font-name-complex="Tibetan Machine Uni2" style:font-size-complex="14pt" style:font-style-complex="normal" style:font-weight-complex="bold"/>
    </style:style>
    <style:style style:name="P3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b80e1" officeooo:paragraph-rsid="005b80e1" style:font-size-asian="14pt" style:font-style-asian="normal" style:font-weight-asian="bold" style:font-name-complex="Tibetan Machine Uni2" style:font-size-complex="14pt" style:font-style-complex="normal" style:font-weight-complex="bold"/>
    </style:style>
    <style:style style:name="P3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dff56" officeooo:paragraph-rsid="005dff56" style:font-size-asian="14pt" style:font-style-asian="normal" style:font-weight-asian="bold" style:font-name-complex="Tibetan Machine Uni2" style:font-size-complex="14pt" style:font-style-complex="normal" style:font-weight-complex="bold"/>
    </style:style>
    <style:style style:name="P3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5fae69" style:font-size-asian="14pt" style:font-style-asian="normal" style:font-weight-asian="bold" style:font-name-complex="Tibetan Machine Uni2" style:font-size-complex="14pt" style:font-style-complex="normal" style:font-weight-complex="bold"/>
    </style:style>
    <style:style style:name="P3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656281" style:font-size-asian="14pt" style:font-style-asian="normal" style:font-weight-asian="bold" style:font-name-complex="Tibetan Machine Uni2" style:font-size-complex="14pt" style:font-style-complex="normal" style:font-weight-complex="bold"/>
    </style:style>
    <style:style style:name="P3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3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39"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4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4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3d0c5" officeooo:paragraph-rsid="0063d0c5" style:font-size-asian="14pt" style:font-style-asian="normal" style:font-weight-asian="bold" style:font-name-complex="Tibetan Machine Uni2" style:font-size-complex="14pt" style:font-style-complex="normal" style:font-weight-complex="bold"/>
    </style:style>
    <style:style style:name="P4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93392" officeooo:paragraph-rsid="00693392" style:font-size-asian="14pt" style:font-style-asian="normal" style:font-weight-asian="bold" style:font-name-complex="Tibetan Machine Uni2" style:font-size-complex="14pt" style:font-style-complex="normal" style:font-weight-complex="bold"/>
    </style:style>
    <style:style style:name="P4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77bc4c" officeooo:paragraph-rsid="0077bc4c" style:font-size-asian="14pt" style:font-style-asian="normal" style:font-weight-asian="bold" style:font-name-complex="Tibetan Machine Uni2" style:font-size-complex="14pt" style:font-style-complex="normal" style:font-weight-complex="bold"/>
    </style:style>
    <style:style style:name="P4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4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af2315" style:font-size-asian="12.25pt" style:font-style-asian="normal" style:font-weight-asian="bold" style:font-name-complex="Tibetan Machine Uni2" style:font-size-complex="14pt" style:font-style-complex="normal" style:font-weight-complex="bold"/>
    </style:style>
    <style:style style:name="P4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2342b" style:font-size-asian="12.25pt" style:font-style-asian="normal" style:font-weight-asian="bold" style:font-name-complex="Tibetan Machine Uni2" style:font-size-complex="14pt" style:font-style-complex="normal" style:font-weight-complex="bold"/>
    </style:style>
    <style:style style:name="P4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402a1" style:font-size-asian="12.25pt" style:font-style-asian="normal" style:font-weight-asian="bold" style:font-name-complex="Tibetan Machine Uni2" style:font-size-complex="14pt" style:font-style-complex="normal" style:font-weight-complex="bold"/>
    </style:style>
    <style:style style:name="P4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402a1" officeooo:paragraph-rsid="004402a1" style:font-size-asian="12.25pt" style:font-style-asian="normal" style:font-weight-asian="bold" style:font-name-complex="Tibetan Machine Uni2" style:font-size-complex="14pt" style:font-style-complex="normal" style:font-weight-complex="bold"/>
    </style:style>
    <style:style style:name="P4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5ab0f" officeooo:paragraph-rsid="0045ab0f" style:font-size-asian="12.25pt" style:font-style-asian="normal" style:font-weight-asian="bold" style:font-name-complex="Tibetan Machine Uni2" style:font-size-complex="14pt" style:font-style-complex="normal" style:font-weight-complex="bold"/>
    </style:style>
    <style:style style:name="P5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6e4c6" officeooo:paragraph-rsid="0046e4c6" style:font-size-asian="12.25pt" style:font-style-asian="normal" style:font-weight-asian="bold" style:font-name-complex="Tibetan Machine Uni2" style:font-size-complex="14pt" style:font-style-complex="normal" style:font-weight-complex="bold"/>
    </style:style>
    <style:style style:name="P5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956c8" style:font-size-asian="12.25pt" style:font-style-asian="normal" style:font-weight-asian="bold" style:font-name-complex="Tibetan Machine Uni2" style:font-size-complex="14pt" style:font-style-complex="normal" style:font-weight-complex="bold"/>
    </style:style>
    <style:style style:name="P5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b4282" style:font-size-asian="12.25pt" style:font-style-asian="normal" style:font-weight-asian="bold" style:font-name-complex="Tibetan Machine Uni2" style:font-size-complex="14pt" style:font-style-complex="normal" style:font-weight-complex="bold"/>
    </style:style>
    <style:style style:name="P5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b4282" officeooo:paragraph-rsid="004b4282" style:font-size-asian="12.25pt" style:font-style-asian="normal" style:font-weight-asian="bold" style:font-name-complex="Tibetan Machine Uni2" style:font-size-complex="14pt" style:font-style-complex="normal" style:font-weight-complex="bold"/>
    </style:style>
    <style:style style:name="P5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dcf7e" style:font-size-asian="12.25pt" style:font-style-asian="normal" style:font-weight-asian="bold" style:font-name-complex="Tibetan Machine Uni2" style:font-size-complex="14pt" style:font-style-complex="normal" style:font-weight-complex="bold"/>
    </style:style>
    <style:style style:name="P5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fa629" style:font-size-asian="12.25pt" style:font-style-asian="normal" style:font-weight-asian="bold" style:font-name-complex="Tibetan Machine Uni2" style:font-size-complex="14pt" style:font-style-complex="normal" style:font-weight-complex="bold"/>
    </style:style>
    <style:style style:name="P5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25533" officeooo:paragraph-rsid="00525533" style:font-size-asian="12.25pt" style:font-style-asian="normal" style:font-weight-asian="bold" style:font-name-complex="Tibetan Machine Uni2" style:font-size-complex="14pt" style:font-style-complex="normal" style:font-weight-complex="bold"/>
    </style:style>
    <style:style style:name="P57"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af97fe" officeooo:paragraph-rsid="00af97fe" style:font-size-asian="12.25pt" style:font-style-asian="normal" style:font-weight-asian="bold" style:font-name-complex="Tibetan Machine Uni2" style:font-size-complex="14pt" style:font-style-complex="normal" style:font-weight-complex="bold"/>
    </style:style>
    <style:style style:name="P5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37c72" officeooo:paragraph-rsid="00b37c72" style:font-size-asian="12.25pt" style:font-style-asian="normal" style:font-weight-asian="bold" style:font-name-complex="Tibetan Machine Uni2" style:font-size-complex="14pt" style:font-style-complex="normal" style:font-weight-complex="bold"/>
    </style:style>
    <style:style style:name="P5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951d0" officeooo:paragraph-rsid="00b951d0" style:font-size-asian="12.25pt" style:font-style-asian="normal" style:font-weight-asian="bold" style:font-name-complex="Tibetan Machine Uni2" style:font-size-complex="14pt" style:font-style-complex="normal" style:font-weight-complex="bold"/>
    </style:style>
    <style:style style:name="P6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9d388f" officeooo:paragraph-rsid="009d388f" fo:background-color="transparent" style:font-size-asian="14pt" style:font-style-asian="normal" style:font-weight-asian="normal" style:font-name-complex="Tibetan Machine Uni2" style:font-size-complex="14pt" style:font-style-complex="normal" style:font-weight-complex="normal"/>
    </style:style>
    <style:style style:name="P61"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b1a0df" officeooo:paragraph-rsid="00b1a0df" style:font-size-asian="12.25pt" style:font-style-asian="normal" style:font-weight-asian="normal" style:font-name-complex="Tibetan Machine Uni2" style:font-size-complex="14pt" style:font-style-complex="normal" style:font-weight-complex="normal"/>
    </style:style>
    <style:style style:name="P62"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normal" officeooo:rsid="0056710f" officeooo:paragraph-rsid="0056710f" style:font-size-asian="14pt" style:font-style-asian="italic" style:font-weight-asian="normal" style:font-name-complex="Tibetan Machine Uni2" style:font-size-complex="14pt" style:font-style-complex="italic" style:font-weight-complex="normal"/>
    </style:style>
    <style:style style:name="P63"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26ddf" officeooo:paragraph-rsid="00b26ddf" style:font-size-asian="12.25pt" style:font-style-asian="italic" style:font-weight-asian="bold" style:font-name-complex="Tibetan Machine Uni2" style:font-size-complex="14pt" style:font-style-complex="italic" style:font-weight-complex="bold"/>
    </style:style>
    <style:style style:name="P64"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35b60" officeooo:paragraph-rsid="00b35b60" style:font-size-asian="12.25pt" style:font-style-asian="italic" style:font-weight-asian="bold" style:font-name-complex="Tibetan Machine Uni2" style:font-size-complex="14pt" style:font-style-complex="italic" style:font-weight-complex="bold"/>
    </style:style>
    <style:style style:name="P65"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49388" officeooo:paragraph-rsid="00b49388" style:font-size-asian="12.25pt" style:font-style-asian="italic" style:font-weight-asian="bold" style:font-name-complex="Tibetan Machine Uni2" style:font-size-complex="14pt" style:font-style-complex="italic" style:font-weight-complex="bold"/>
    </style:style>
    <style:style style:name="P66"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951d0" officeooo:paragraph-rsid="00b951d0" style:font-size-asian="12.25pt" style:font-style-asian="italic" style:font-weight-asian="bold" style:font-name-complex="Tibetan Machine Uni2" style:font-size-complex="14pt" style:font-style-complex="italic" style:font-weight-complex="bold"/>
    </style:style>
    <style:style style:name="P67"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c6c97" officeooo:paragraph-rsid="00bc6c97" style:font-size-asian="12.25pt" style:font-style-asian="italic" style:font-weight-asian="bold" style:font-name-complex="Tibetan Machine Uni2" style:font-size-complex="14pt" style:font-style-complex="italic" style:font-weight-complex="bold"/>
    </style:style>
    <style:style style:name="P68" style:family="paragraph" style:parent-style-name="Standard">
      <style:paragraph-properties fo:text-align="center" style:justify-single-word="false"/>
      <style:text-properties fo:color="#8d0000" loext:opacity="10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69"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P70"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71"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2"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e5a76"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3"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fd384" officeooo:paragraph-rsid="00be5a76" fo:background-color="transparent" style:font-size-asian="12pt" style:font-style-asian="normal" style:font-weight-asian="normal" style:font-name-complex="Tibetan Machine Uni2" style:font-size-complex="12pt" style:font-style-complex="normal" style:font-weight-complex="normal"/>
    </style:style>
    <style:style style:name="P74"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23b81" officeooo:paragraph-rsid="00c23b81" fo:background-color="transparent" style:font-size-asian="12pt" style:font-style-asian="normal" style:font-weight-asian="normal" style:font-name-complex="Tibetan Machine Uni2" style:font-size-complex="12pt" style:font-style-complex="normal" style:font-weight-complex="normal"/>
    </style:style>
    <style:style style:name="P75"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3c724" officeooo:paragraph-rsid="00c3c724" fo:background-color="transparent" style:font-size-asian="12pt" style:font-style-asian="normal" style:font-weight-asian="normal" style:font-name-complex="Tibetan Machine Uni2" style:font-size-complex="12pt" style:font-style-complex="normal" style:font-weight-complex="normal"/>
    </style:style>
    <style:style style:name="P76"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4d560" officeooo:paragraph-rsid="00c4d560" fo:background-color="transparent" style:font-size-asian="12pt" style:font-style-asian="normal" style:font-weight-asian="normal" style:font-name-complex="Tibetan Machine Uni2" style:font-size-complex="12pt" style:font-style-complex="normal" style:font-weight-complex="normal"/>
    </style:style>
    <style:style style:name="P77"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63b3f" officeooo:paragraph-rsid="00c63b3f" fo:background-color="transparent" style:font-size-asian="12pt" style:font-style-asian="normal" style:font-weight-asian="normal" style:font-name-complex="Tibetan Machine Uni2" style:font-size-complex="12pt" style:font-style-complex="normal" style:font-weight-complex="normal"/>
    </style:style>
    <style:style style:name="P78"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bd49b0" officeooo:paragraph-rsid="00bd49b0" fo:background-color="transparent" style:font-size-asian="12pt" style:font-style-asian="italic" style:font-weight-asian="bold" style:font-name-complex="Tibetan Machine Uni2" style:font-size-complex="12pt" style:font-style-complex="italic" style:font-weight-complex="bold"/>
    </style:style>
    <style:style style:name="P79"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c3c724" officeooo:paragraph-rsid="00c3c724" fo:background-color="#ffff00" style:font-size-asian="12pt" style:font-style-asian="italic" style:font-weight-asian="bold" style:font-name-complex="Tibetan Machine Uni2" style:font-size-complex="12pt" style:font-style-complex="italic" style:font-weight-complex="bold"/>
    </style:style>
    <style:style style:name="P8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1"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63b3f" officeooo:paragraph-rsid="00c63b3f" fo:background-color="transparent" style:font-size-asian="12.25pt" style:font-style-asian="normal" style:font-weight-asian="bold" style:font-name-complex="Tibetan Machine Uni2" style:font-size-complex="14pt" style:font-style-complex="normal" style:font-weight-complex="bold"/>
    </style:style>
    <style:style style:name="P8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c7060d" fo:background-color="transparent" style:font-size-asian="12.25pt" style:font-style-asian="normal" style:font-weight-asian="bold" style:font-name-complex="Tibetan Machine Uni2" style:font-size-complex="14pt" style:font-style-complex="normal" style:font-weight-complex="bold"/>
    </style:style>
    <style:style style:name="P8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febc69" fo:background-color="transparent" style:font-size-asian="12.25pt" style:font-style-asian="normal" style:font-weight-asian="bold" style:font-name-complex="Tibetan Machine Uni2" style:font-size-complex="14pt" style:font-style-complex="normal" style:font-weight-complex="bold"/>
    </style:style>
    <style:style style:name="P8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03d6" officeooo:paragraph-rsid="00cd03d6" fo:background-color="transparent" style:font-size-asian="12.25pt" style:font-style-asian="normal" style:font-weight-asian="bold" style:font-name-complex="Tibetan Machine Uni2" style:font-size-complex="14pt" style:font-style-complex="normal" style:font-weight-complex="bold"/>
    </style:style>
    <style:style style:name="P8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a45d" officeooo:paragraph-rsid="00cda45d" fo:background-color="transparent" style:font-size-asian="12.25pt" style:font-style-asian="normal" style:font-weight-asian="bold" style:font-name-complex="Tibetan Machine Uni2" style:font-size-complex="14pt" style:font-style-complex="normal" style:font-weight-complex="bold"/>
    </style:style>
    <style:style style:name="P8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d60f" officeooo:paragraph-rsid="00cdd60f" fo:background-color="transparent" style:font-size-asian="12.25pt" style:font-style-asian="normal" style:font-weight-asian="bold" style:font-name-complex="Tibetan Machine Uni2" style:font-size-complex="14pt" style:font-style-complex="normal" style:font-weight-complex="bold"/>
    </style:style>
    <style:style style:name="P8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21cc9" officeooo:paragraph-rsid="00d21cc9" fo:background-color="transparent" style:font-size-asian="12.25pt" style:font-style-asian="normal" style:font-weight-asian="bold" style:font-name-complex="Tibetan Machine Uni2" style:font-size-complex="14pt" style:font-style-complex="normal" style:font-weight-complex="bold"/>
    </style:style>
    <style:style style:name="P8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35f58" officeooo:paragraph-rsid="00d35f58" fo:background-color="transparent" style:font-size-asian="12.25pt" style:font-style-asian="normal" style:font-weight-asian="bold" style:font-name-complex="Tibetan Machine Uni2" style:font-size-complex="14pt" style:font-style-complex="normal" style:font-weight-complex="bold"/>
    </style:style>
    <style:style style:name="P9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79432" officeooo:paragraph-rsid="00d79432" fo:background-color="transparent" style:font-size-asian="12.25pt" style:font-style-asian="normal" style:font-weight-asian="bold" style:font-name-complex="Tibetan Machine Uni2" style:font-size-complex="14pt" style:font-style-complex="normal" style:font-weight-complex="bold"/>
    </style:style>
    <style:style style:name="P9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9cc81" officeooo:paragraph-rsid="00d9cc81" fo:background-color="transparent" style:font-size-asian="12.25pt" style:font-style-asian="normal" style:font-weight-asian="bold" style:font-name-complex="Tibetan Machine Uni2" style:font-size-complex="14pt" style:font-style-complex="normal" style:font-weight-complex="bold"/>
    </style:style>
    <style:style style:name="P9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f1363" officeooo:paragraph-rsid="00df1363" fo:background-color="transparent" style:font-size-asian="12.25pt" style:font-style-asian="normal" style:font-weight-asian="bold" style:font-name-complex="Tibetan Machine Uni2" style:font-size-complex="14pt" style:font-style-complex="normal" style:font-weight-complex="bold"/>
    </style:style>
    <style:style style:name="P9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258a3" officeooo:paragraph-rsid="00e258a3" fo:background-color="transparent" style:font-size-asian="12.25pt" style:font-style-asian="normal" style:font-weight-asian="bold" style:font-name-complex="Tibetan Machine Uni2" style:font-size-complex="14pt" style:font-style-complex="normal" style:font-weight-complex="bold"/>
    </style:style>
    <style:style style:name="P9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85308" officeooo:paragraph-rsid="00e85308" fo:background-color="transparent" style:font-size-asian="12.25pt" style:font-style-asian="normal" style:font-weight-asian="bold" style:font-name-complex="Tibetan Machine Uni2" style:font-size-complex="14pt" style:font-style-complex="normal" style:font-weight-complex="bold"/>
    </style:style>
    <style:style style:name="P95"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c4c4c" officeooo:paragraph-rsid="00ec4c4c" fo:background-color="transparent" style:font-size-asian="12.25pt" style:font-style-asian="normal" style:font-weight-asian="bold" style:font-name-complex="Tibetan Machine Uni2" style:font-size-complex="14pt" style:font-style-complex="normal" style:font-weight-complex="bold"/>
    </style:style>
    <style:style style:name="P96"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15076" officeooo:paragraph-rsid="00f15076" fo:background-color="transparent" style:font-size-asian="12.25pt" style:font-style-asian="normal" style:font-weight-asian="bold" style:font-name-complex="Tibetan Machine Uni2" style:font-size-complex="14pt" style:font-style-complex="normal" style:font-weight-complex="bold"/>
    </style:style>
    <style:style style:name="P97"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21cb5" officeooo:paragraph-rsid="00f21cb5" fo:background-color="transparent" style:font-size-asian="12.25pt" style:font-style-asian="normal" style:font-weight-asian="bold" style:font-name-complex="Tibetan Machine Uni2" style:font-size-complex="14pt" style:font-style-complex="normal" style:font-weight-complex="bold"/>
    </style:style>
    <style:style style:name="P98"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90c9f" officeooo:paragraph-rsid="00f90c9f" fo:background-color="transparent" style:font-size-asian="12.25pt" style:font-style-asian="normal" style:font-weight-asian="bold" style:font-name-complex="Tibetan Machine Uni2" style:font-size-complex="14pt" style:font-style-complex="normal" style:font-weight-complex="bold"/>
    </style:style>
    <style:style style:name="P99"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a3cb7" officeooo:paragraph-rsid="00fa3cb7" fo:background-color="transparent" style:font-size-asian="12.25pt" style:font-style-asian="normal" style:font-weight-asian="bold" style:font-name-complex="Tibetan Machine Uni2" style:font-size-complex="14pt" style:font-style-complex="normal" style:font-weight-complex="bold"/>
    </style:style>
    <style:style style:name="P10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fe3ae" officeooo:paragraph-rsid="00ffe3ae" fo:background-color="transparent" style:font-size-asian="12.25pt" style:font-style-asian="normal" style:font-weight-asian="bold" style:font-name-complex="Tibetan Machine Uni2" style:font-size-complex="14pt" style:font-style-complex="normal" style:font-weight-complex="bold"/>
    </style:style>
    <style:style style:name="P10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00bb1" officeooo:paragraph-rsid="01000bb1" fo:background-color="transparent" style:font-size-asian="12.25pt" style:font-style-asian="normal" style:font-weight-asian="bold" style:font-name-complex="Tibetan Machine Uni2" style:font-size-complex="14pt" style:font-style-complex="normal" style:font-weight-complex="bold"/>
    </style:style>
    <style:style style:name="P10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56f0" officeooo:paragraph-rsid="010156f0" fo:background-color="transparent" style:font-size-asian="12.25pt" style:font-style-asian="normal" style:font-weight-asian="bold" style:font-name-complex="Tibetan Machine Uni2" style:font-size-complex="14pt" style:font-style-complex="normal" style:font-weight-complex="bold"/>
    </style:style>
    <style:style style:name="P10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fe20" officeooo:paragraph-rsid="0101fe20" fo:background-color="transparent" style:font-size-asian="12.25pt" style:font-style-asian="normal" style:font-weight-asian="bold" style:font-name-complex="Tibetan Machine Uni2" style:font-size-complex="14pt" style:font-style-complex="normal" style:font-weight-complex="bold"/>
    </style:style>
    <style:style style:name="P104"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d3796" officeooo:paragraph-rsid="00ed37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05"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ebb96" officeooo:paragraph-rsid="00eebb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06"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08be0" officeooo:paragraph-rsid="00f08be0"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07"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0c3c724" officeooo:paragraph-rsid="00c3c724" fo:background-color="transparent" style:font-size-asian="12.25pt" style:font-style-asian="normal" style:font-weight-asian="normal" style:font-name-complex="Tibetan Machine Uni2" style:font-size-complex="14pt" style:font-style-complex="normal" style:font-weight-complex="normal"/>
    </style:style>
    <style:style style:name="P108"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7060d" officeooo:paragraph-rsid="00c865c6" fo:background-color="transparent" style:font-size-asian="12pt" style:font-style-asian="normal" style:font-weight-asian="bold" style:font-name-complex="Tibetan Machine Uni2" style:font-size-complex="12pt" style:font-style-complex="normal" style:font-weight-complex="bold"/>
    </style:style>
    <style:style style:name="P109"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9a2e7" officeooo:paragraph-rsid="00c9a2e7" fo:background-color="transparent" style:font-size-asian="12pt" style:font-style-asian="normal" style:font-weight-asian="bold" style:font-name-complex="Tibetan Machine Uni2" style:font-size-complex="12pt" style:font-style-complex="normal" style:font-weight-complex="bold"/>
    </style:style>
    <style:style style:name="P110" style:family="paragraph" style:parent-style-name="Text_20_body">
      <style:paragraph-properties fo:margin-top="0cm" fo:margin-bottom="0.499cm" style:contextual-spacing="false" fo:text-align="start"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1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11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1eda" fo:background-color="transparent" style:font-size-asian="12pt" style:font-style-asian="normal" style:font-weight-asian="normal" style:font-name-complex="Tibetan Machine Uni2" style:font-size-complex="12pt" style:font-style-complex="normal" style:font-weight-complex="normal"/>
    </style:style>
    <style:style style:name="P11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d60f" fo:background-color="transparent" style:font-size-asian="12pt" style:font-style-asian="normal" style:font-weight-asian="normal" style:font-name-complex="Tibetan Machine Uni2" style:font-size-complex="12pt" style:font-style-complex="normal" style:font-weight-complex="normal"/>
    </style:style>
    <style:style style:name="P11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f71d4" fo:background-color="transparent" style:font-size-asian="12pt" style:font-style-asian="normal" style:font-weight-asian="normal" style:font-name-complex="Tibetan Machine Uni2" style:font-size-complex="12pt" style:font-style-complex="normal" style:font-weight-complex="normal"/>
    </style:style>
    <style:style style:name="P11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603d" officeooo:paragraph-rsid="00cd603d" fo:background-color="transparent" style:font-size-asian="12pt" style:font-style-asian="normal" style:font-weight-asian="normal" style:font-name-complex="Tibetan Machine Uni2" style:font-size-complex="12pt" style:font-style-complex="normal" style:font-weight-complex="normal"/>
    </style:style>
    <style:style style:name="P11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11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11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9cc81" fo:background-color="transparent" style:font-size-asian="12pt" style:font-style-asian="normal" style:font-weight-asian="normal" style:font-name-complex="Tibetan Machine Uni2" style:font-size-complex="12pt" style:font-style-complex="normal" style:font-weight-complex="normal"/>
    </style:style>
    <style:style style:name="P11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12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79432" fo:background-color="transparent" style:font-size-asian="12pt" style:font-style-asian="normal" style:font-weight-asian="normal" style:font-name-complex="Tibetan Machine Uni2" style:font-size-complex="12pt" style:font-style-complex="normal" style:font-weight-complex="normal"/>
    </style:style>
    <style:style style:name="P12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12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12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124" style:family="paragraph" style:parent-style-name="Standard">
      <style:paragraph-properties fo:text-align="end"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2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258a3"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2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27" style:family="paragraph" style:parent-style-name="Text_20_body">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28" style:family="paragraph" style:parent-style-name="Text_20_body">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129" style:family="paragraph" style:parent-style-name="Preformatted_20_Text">
      <style:paragraph-properties fo:margin-top="0cm" fo:margin-bottom="0.499cm" style:contextual-spacing="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30"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cbb6c" officeooo:paragraph-rsid="00ecbb6c"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31"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d3796" officeooo:paragraph-rsid="00ed3796"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3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ebc69" officeooo:paragraph-rsid="00ffe3ae" fo:background-color="transparent" style:font-size-asian="10.5pt" style:font-style-asian="normal" style:font-weight-asian="normal" style:font-name-complex="Tibetan Machine Uni2" style:font-size-complex="12pt" style:font-style-complex="normal" style:font-weight-complex="normal"/>
    </style:style>
    <style:style style:name="P133" style:family="paragraph" style:parent-style-name="Text_20_body">
      <style:paragraph-properties fo:margin-top="0cm" fo:margin-bottom="0.499cm" style:contextual-spacing="false" fo:text-align="start"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34" style:family="paragraph" style:parent-style-name="Text_20_body">
      <style:paragraph-properties fo:text-align="center" style:justify-single-word="false"/>
      <style:text-properties officeooo:paragraph-rsid="008dbf5e"/>
    </style:style>
    <style:style style:name="P135" style:family="paragraph" style:parent-style-name="Standard">
      <style:paragraph-properties fo:text-align="center" style:justify-single-word="false"/>
      <style:text-properties officeooo:paragraph-rsid="004fa629"/>
    </style:style>
    <style:style style:name="P136" style:family="paragraph" style:parent-style-name="Standard">
      <style:paragraph-properties fo:text-align="center" style:justify-single-word="false"/>
      <style:text-properties officeooo:paragraph-rsid="005b80e1"/>
    </style:style>
    <style:style style:name="P137" style:family="paragraph" style:parent-style-name="Standard">
      <style:paragraph-properties fo:text-align="center" style:justify-single-word="false"/>
      <style:text-properties officeooo:paragraph-rsid="00b951d0"/>
    </style:style>
    <style:style style:name="P138" style:family="paragraph" style:parent-style-name="Text_20_body">
      <style:text-properties officeooo:rsid="00cb4e0c" officeooo:paragraph-rsid="00cb4e0c"/>
    </style:style>
    <style:style style:name="P139" style:family="paragraph" style:parent-style-name="Text_20_body">
      <style:text-properties style:font-name="Abyssinica SIL" fo:font-size="12pt" style:font-size-asian="12pt" style:font-size-complex="12pt"/>
    </style:style>
    <style:style style:name="P140" style:family="paragraph" style:parent-style-name="Text_20_body">
      <style:text-properties style:font-name="Abyssinica SIL" fo:font-size="12pt" officeooo:rsid="00cb4e0c" officeooo:paragraph-rsid="00cb4e0c" style:font-size-asian="12pt" style:font-size-complex="12pt"/>
    </style:style>
    <style:style style:name="P141" style:family="paragraph" style:parent-style-name="Standard">
      <style:paragraph-properties fo:text-align="justify" style:justify-single-word="false"/>
      <style:text-properties style:font-name="Abyssinica SIL" fo:font-size="12pt" officeooo:paragraph-rsid="00c9a2e7" style:font-size-asian="12pt" style:font-size-complex="12pt"/>
    </style:style>
    <style:style style:name="P142" style:family="paragraph" style:parent-style-name="Text_20_body">
      <style:paragraph-properties fo:text-align="justify" style:justify-single-word="false"/>
      <style:text-properties style:font-name="Abyssinica SIL" fo:font-size="12pt" style:font-size-asian="12pt" style:font-size-complex="12pt"/>
    </style:style>
    <style:style style:name="P143" style:family="paragraph" style:parent-style-name="Text_20_body">
      <style:paragraph-properties fo:margin-top="0cm" fo:margin-bottom="0cm" style:contextual-spacing="false"/>
      <style:text-properties style:font-name="Abyssinica SIL" fo:font-size="12pt" style:font-size-asian="12pt" style:font-size-complex="12pt"/>
    </style:style>
    <style:style style:name="P144" style:family="paragraph" style:parent-style-name="Text_20_body">
      <style:paragraph-properties fo:margin-top="0cm" fo:margin-bottom="0.499cm" style:contextual-spacing="false"/>
      <style:text-properties style:font-name="Abyssinica SIL" fo:font-size="12pt" fo:font-style="normal" fo:font-weight="normal" officeooo:rsid="00e961b3" style:font-size-asian="12pt" style:font-style-asian="normal" style:font-weight-asian="normal" style:font-size-complex="12pt" style:font-style-complex="normal" style:font-weight-complex="normal"/>
    </style:style>
    <style:style style:name="P145" style:family="paragraph" style:parent-style-name="Preformatted_20_Text">
      <style:text-properties style:font-name="Abyssinica SIL" fo:font-size="12pt" fo:font-style="italic" style:font-size-asian="12pt" style:font-style-asian="italic" style:font-size-complex="12pt" style:font-style-complex="italic"/>
    </style:style>
    <style:style style:name="P146" style:family="paragraph" style:parent-style-name="Preformatted_20_Text">
      <style:paragraph-properties fo:margin-top="0cm" fo:margin-bottom="0.499cm" style:contextual-spacing="false"/>
      <style:text-properties style:font-name="Abyssinica SIL" fo:font-size="12pt" fo:font-style="italic" style:font-size-asian="12pt" style:font-style-asian="italic" style:font-size-complex="12pt" style:font-style-complex="italic"/>
    </style:style>
    <style:style style:name="P147" style:family="paragraph" style:parent-style-name="Text_20_body">
      <style:text-properties style:font-name="Abyssinica SIL"/>
    </style:style>
    <style:style style:name="P14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14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8e7a5" style:font-size-asian="10.5pt" style:font-style-asian="normal" style:font-weight-asian="bold" style:font-name-complex="Tibetan Machine Uni2" style:font-size-complex="12pt" style:font-style-complex="normal" style:font-weight-complex="bold"/>
    </style:style>
    <style:style style:name="P15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a7548" style:font-size-asian="10.5pt" style:font-style-asian="normal" style:font-weight-asian="bold" style:font-name-complex="Tibetan Machine Uni2" style:font-size-complex="12pt" style:font-style-complex="normal" style:font-weight-complex="bold"/>
    </style:style>
    <style:style style:name="P15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c6515" officeooo:paragraph-rsid="003c6515" style:font-size-asian="10.5pt" style:font-style-asian="normal" style:font-weight-asian="bold" style:font-name-complex="Tibetan Machine Uni2" style:font-size-complex="12pt" style:font-style-complex="normal" style:font-weight-complex="bold"/>
    </style:style>
    <style:style style:name="P15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15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6710f" style:font-size-asian="10.5pt" style:font-style-asian="normal" style:font-weight-asian="bold" style:font-name-complex="Tibetan Machine Uni2" style:font-size-complex="12pt" style:font-style-complex="normal" style:font-weight-complex="bold"/>
    </style:style>
    <style:style style:name="P15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155"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ae891" style:font-size-asian="10.5pt" style:font-style-asian="normal" style:font-weight-asian="bold" style:font-name-complex="Tibetan Machine Uni2" style:font-size-complex="12pt" style:font-style-complex="normal" style:font-weight-complex="bold"/>
    </style:style>
    <style:style style:name="P156"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b80e1" style:font-size-asian="10.5pt" style:font-style-asian="normal" style:font-weight-asian="bold" style:font-name-complex="Tibetan Machine Uni2" style:font-size-complex="12pt" style:font-style-complex="normal" style:font-weight-complex="bold"/>
    </style:style>
    <style:style style:name="P157"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55829a" style:font-size-asian="10.5pt" style:font-style-asian="normal" style:font-weight-asian="bold" style:font-name-complex="Tibetan Machine Uni2" style:font-size-complex="12pt" style:font-style-complex="normal" style:font-weight-complex="bold"/>
    </style:style>
    <style:style style:name="P158"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6569e7" style:font-size-asian="10.5pt" style:font-style-asian="normal" style:font-weight-asian="bold" style:font-name-complex="Tibetan Machine Uni2" style:font-size-complex="12pt" style:font-style-complex="normal" style:font-weight-complex="bold"/>
    </style:style>
    <style:style style:name="P159"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77bc4c" style:font-size-asian="10.5pt" style:font-style-asian="normal" style:font-weight-asian="bold" style:font-name-complex="Tibetan Machine Uni2" style:font-size-complex="12pt" style:font-style-complex="normal" style:font-weight-complex="bold"/>
    </style:style>
    <style:style style:name="P16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16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16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fae69" style:font-size-asian="10.5pt" style:font-style-asian="normal" style:font-weight-asian="bold" style:font-name-complex="Tibetan Machine Uni2" style:font-size-complex="12pt" style:font-style-complex="normal" style:font-weight-complex="bold"/>
    </style:style>
    <style:style style:name="P16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281" style:font-size-asian="10.5pt" style:font-style-asian="normal" style:font-weight-asian="bold" style:font-name-complex="Tibetan Machine Uni2" style:font-size-complex="12pt" style:font-style-complex="normal" style:font-weight-complex="bold"/>
    </style:style>
    <style:style style:name="P16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0f645" officeooo:paragraph-rsid="0070f645" fo:background-color="transparent" style:font-size-asian="10.5pt" style:font-style-asian="normal" style:font-weight-asian="bold" style:font-name-complex="Tibetan Machine Uni2" style:font-size-complex="12pt" style:font-style-complex="normal" style:font-weight-complex="bold"/>
    </style:style>
    <style:style style:name="P16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e0942" officeooo:paragraph-rsid="007e0942" fo:background-color="transparent" style:font-size-asian="10.5pt" style:font-style-asian="normal" style:font-weight-asian="bold" style:font-name-complex="Tibetan Machine Uni2" style:font-size-complex="12pt" style:font-style-complex="normal" style:font-weight-complex="bold"/>
    </style:style>
    <style:style style:name="P16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f80b3" officeooo:paragraph-rsid="008f80b3" fo:background-color="transparent" style:font-size-asian="10.5pt" style:font-style-asian="normal" style:font-weight-asian="bold" style:font-name-complex="Tibetan Machine Uni2" style:font-size-complex="12pt" style:font-style-complex="normal" style:font-weight-complex="bold"/>
    </style:style>
    <style:style style:name="P16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16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16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17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17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172"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2342b" officeooo:paragraph-rsid="0042342b" style:font-size-asian="10.5pt" style:font-style-asian="normal" style:font-weight-asian="normal" style:font-name-complex="Tibetan Machine Uni2" style:font-size-complex="12pt" style:font-style-complex="normal" style:font-weight-complex="normal"/>
    </style:style>
    <style:style style:name="P173"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normal" officeooo:rsid="0042342b" officeooo:paragraph-rsid="004402a1" style:font-size-asian="10.5pt" style:font-style-asian="normal" style:font-weight-asian="normal" style:font-name-complex="Tibetan Machine Uni2" style:font-size-complex="12pt" style:font-style-complex="normal" style:font-weight-complex="normal"/>
    </style:style>
    <style:style style:name="P17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17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17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17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17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179"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18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18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182"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183"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b80e1" style:font-size-asian="10.5pt" style:font-style-asian="normal" style:font-weight-asian="normal" style:font-name-complex="Tibetan Machine Uni2" style:font-size-complex="12pt" style:font-style-complex="normal" style:font-weight-complex="normal"/>
    </style:style>
    <style:style style:name="P18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18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dff56" officeooo:paragraph-rsid="005dff56" style:font-size-asian="10.5pt" style:font-style-asian="normal" style:font-weight-asian="normal" style:font-name-complex="Tibetan Machine Uni2" style:font-size-complex="12pt" style:font-style-complex="normal" style:font-weight-complex="normal"/>
    </style:style>
    <style:style style:name="P18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25533" officeooo:paragraph-rsid="00525533" style:font-size-asian="10.5pt" style:font-style-asian="normal" style:font-weight-asian="normal" style:font-name-complex="Tibetan Machine Uni2" style:font-size-complex="12pt" style:font-style-complex="normal" style:font-weight-complex="normal"/>
    </style:style>
    <style:style style:name="P18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18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18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190"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191"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e891" style:font-size-asian="10.5pt" style:font-style-asian="normal" style:font-weight-asian="normal" style:font-name-complex="Tibetan Machine Uni2" style:font-size-complex="12pt" style:font-style-complex="normal" style:font-weight-complex="normal"/>
    </style:style>
    <style:style style:name="P19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fae69" officeooo:paragraph-rsid="005fae69" style:font-size-asian="10.5pt" style:font-style-asian="normal" style:font-weight-asian="normal" style:font-name-complex="Tibetan Machine Uni2" style:font-size-complex="12pt" style:font-style-complex="normal" style:font-weight-complex="normal"/>
    </style:style>
    <style:style style:name="P19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2163b" style:font-size-asian="10.5pt" style:font-style-asian="normal" style:font-weight-asian="normal" style:font-name-complex="Tibetan Machine Uni2" style:font-size-complex="12pt" style:font-style-complex="normal" style:font-weight-complex="normal"/>
    </style:style>
    <style:style style:name="P19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3d0c5" style:font-size-asian="10.5pt" style:font-style-asian="normal" style:font-weight-asian="normal" style:font-name-complex="Tibetan Machine Uni2" style:font-size-complex="12pt" style:font-style-complex="normal" style:font-weight-complex="normal"/>
    </style:style>
    <style:style style:name="P19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19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19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198"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6a553f"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19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ac2c"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20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6e9854" fo:background-color="transparent" style:font-size-asian="10.5pt" style:font-style-asian="normal" style:font-weight-asian="normal" style:font-name-complex="Tibetan Machine Uni2" style:font-size-complex="12pt" style:font-style-complex="normal" style:font-weight-complex="normal"/>
    </style:style>
    <style:style style:name="P20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73f9d8" fo:background-color="transparent" style:font-size-asian="10.5pt" style:font-style-asian="normal" style:font-weight-asian="normal" style:font-name-complex="Tibetan Machine Uni2" style:font-size-complex="12pt" style:font-style-complex="normal" style:font-weight-complex="normal"/>
    </style:style>
    <style:style style:name="P20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20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20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20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20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20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20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9bbe6" officeooo:paragraph-rsid="0079bbe6" fo:background-color="transparent" style:font-size-asian="10.5pt" style:font-style-asian="normal" style:font-weight-asian="normal" style:font-name-complex="Tibetan Machine Uni2" style:font-size-complex="12pt" style:font-style-complex="normal" style:font-weight-complex="normal"/>
    </style:style>
    <style:style style:name="P20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21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21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72775" officeooo:paragraph-rsid="00872775" fo:background-color="transparent" style:font-size-asian="10.5pt" style:font-style-asian="normal" style:font-weight-asian="normal" style:font-name-complex="Tibetan Machine Uni2" style:font-size-complex="12pt" style:font-style-complex="normal" style:font-weight-complex="normal"/>
    </style:style>
    <style:style style:name="P21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ddaa"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21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21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21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b1c23" officeooo:paragraph-rsid="008b1c23" fo:background-color="transparent" style:font-size-asian="10.5pt" style:font-style-asian="normal" style:font-weight-asian="normal" style:font-name-complex="Tibetan Machine Uni2" style:font-size-complex="12pt" style:font-style-complex="normal" style:font-weight-complex="normal"/>
    </style:style>
    <style:style style:name="P21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0f74e" officeooo:paragraph-rsid="0090f74e" fo:background-color="transparent" style:font-size-asian="10.5pt" style:font-style-asian="normal" style:font-weight-asian="normal" style:font-name-complex="Tibetan Machine Uni2" style:font-size-complex="12pt" style:font-style-complex="normal" style:font-weight-complex="normal"/>
    </style:style>
    <style:style style:name="P21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21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21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22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d388f" officeooo:paragraph-rsid="009d388f" fo:background-color="transparent" style:font-size-asian="10.5pt" style:font-style-asian="normal" style:font-weight-asian="normal" style:font-name-complex="Tibetan Machine Uni2" style:font-size-complex="12pt" style:font-style-complex="normal" style:font-weight-complex="normal"/>
    </style:style>
    <style:style style:name="P22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22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fb4b0"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2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a14a07"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2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225"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97581" style:font-size-asian="10.5pt" style:font-style-asian="italic" style:font-weight-asian="bold" style:font-name-complex="Tibetan Machine Uni2" style:font-size-complex="12pt" style:font-style-complex="italic" style:font-weight-complex="bold"/>
    </style:style>
    <style:style style:name="P226"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a8e15" style:font-size-asian="10.5pt" style:font-style-asian="italic" style:font-weight-asian="bold" style:font-name-complex="Tibetan Machine Uni2" style:font-size-complex="12pt" style:font-style-complex="italic" style:font-weight-complex="bold"/>
    </style:style>
    <style:style style:name="P227"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dff56" officeooo:paragraph-rsid="005dff56" style:font-size-asian="10.5pt" style:font-style-asian="italic" style:font-weight-asian="bold" style:font-name-complex="Tibetan Machine Uni2" style:font-size-complex="12pt" style:font-style-complex="italic" style:font-weight-complex="bold"/>
    </style:style>
    <style:style style:name="P228"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98e45a" officeooo:paragraph-rsid="0098e45a" fo:background-color="transparent" style:font-size-asian="10.5pt" style:font-style-asian="italic" style:font-weight-asian="bold" style:font-name-complex="Tibetan Machine Uni2" style:font-size-complex="12pt" style:font-style-complex="italic" style:font-weight-complex="bold"/>
    </style:style>
    <style:style style:name="P229"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202d9" style:font-size-asian="10pt" style:font-style-asian="normal" style:font-weight-asian="normal" style:font-name-complex="Abyssinica SIL2" style:font-size-complex="10pt" style:font-style-complex="normal" style:font-weight-complex="normal"/>
    </style:style>
    <style:style style:name="P230"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402a1" style:font-size-asian="10pt" style:font-style-asian="normal" style:font-weight-asian="normal" style:font-name-complex="Abyssinica SIL2" style:font-size-complex="10pt" style:font-style-complex="normal" style:font-weight-complex="normal"/>
    </style:style>
    <style:style style:name="P231"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6569e7" officeooo:paragraph-rsid="006ce8f9" fo:background-color="transparent" style:font-size-asian="10pt" style:font-style-asian="normal" style:font-weight-asian="normal" style:font-name-complex="Abyssinica SIL2" style:font-size-complex="10pt" style:font-style-complex="normal" style:font-weight-complex="normal"/>
    </style:style>
    <style:style style:name="P232"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7c02de" officeooo:paragraph-rsid="0092b0c7" fo:background-color="transparent" style:font-size-asian="10pt" style:font-style-asian="normal" style:font-weight-asian="normal" style:font-name-complex="Abyssinica SIL2" style:font-size-complex="10pt" style:font-style-complex="normal" style:font-weight-complex="normal"/>
    </style:style>
    <style:style style:name="P233" style:family="paragraph" style:parent-style-name="Standard">
      <style:paragraph-properties fo:text-align="end" style:justify-single-word="false"/>
      <style:text-properties style:use-window-font-color="true" loext:opacity="0%" style:text-position="0% 100%" style:font-name="Tibetan Machine Uni" fo:font-size="14pt" fo:font-style="normal" style:text-underline-style="none" fo:font-weight="normal" officeooo:rsid="0055829a" officeooo:paragraph-rsid="006ce8f9" fo:background-color="transparent" style:font-size-asian="14pt" style:font-style-asian="normal" style:font-weight-asian="normal" style:font-name-complex="Tibetan Machine Uni2" style:font-size-complex="14pt" style:font-style-complex="normal" style:font-weight-complex="normal"/>
    </style:style>
    <style:style style:name="P234" style:family="paragraph" style:parent-style-name="Standard">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e63cd" officeooo:paragraph-rsid="009e63cd" fo:background-color="transparent" style:font-size-asian="14pt" style:font-style-asian="normal" style:font-weight-asian="normal" style:font-name-complex="Tibetan Machine Uni2" style:font-size-complex="14pt" style:font-style-complex="normal" style:font-weight-complex="normal"/>
    </style:style>
    <style:style style:name="P235" style:family="paragraph" style:parent-style-name="Standard">
      <style:paragraph-properties fo:text-align="justify" style:justify-single-word="false"/>
      <style:text-properties officeooo:paragraph-rsid="003b6a22"/>
    </style:style>
    <style:style style:name="P236" style:family="paragraph" style:parent-style-name="Standard">
      <style:paragraph-properties fo:text-align="justify" style:justify-single-word="false"/>
      <style:text-properties officeooo:paragraph-rsid="005a8e15"/>
    </style:style>
    <style:style style:name="P237" style:family="paragraph" style:parent-style-name="Standard">
      <style:paragraph-properties fo:text-align="justify" style:justify-single-word="false"/>
      <style:text-properties officeooo:paragraph-rsid="0062163b"/>
    </style:style>
    <style:style style:name="P238" style:family="paragraph" style:parent-style-name="Standard">
      <style:paragraph-properties fo:text-align="justify" style:justify-single-word="false"/>
      <style:text-properties officeooo:paragraph-rsid="007552e0"/>
    </style:style>
    <style:style style:name="P239" style:family="paragraph" style:parent-style-name="Standard">
      <style:paragraph-properties fo:text-align="justify" style:justify-single-word="false"/>
      <style:text-properties officeooo:paragraph-rsid="00760571"/>
    </style:style>
    <style:style style:name="P240" style:family="paragraph" style:parent-style-name="Standard">
      <style:paragraph-properties fo:text-align="justify" style:justify-single-word="false"/>
      <style:text-properties officeooo:paragraph-rsid="00872775"/>
    </style:style>
    <style:style style:name="P241" style:family="paragraph" style:parent-style-name="Standard">
      <style:paragraph-properties fo:text-align="justify" style:justify-single-word="false"/>
      <style:text-properties officeooo:paragraph-rsid="0088a98d"/>
    </style:style>
    <style:style style:name="P242" style:family="paragraph" style:parent-style-name="Standard">
      <style:paragraph-properties fo:text-align="justify" style:justify-single-word="false"/>
      <style:text-properties officeooo:paragraph-rsid="009fb4b0"/>
    </style:style>
    <style:style style:name="P243" style:family="paragraph" style:parent-style-name="Standard">
      <style:paragraph-properties fo:text-align="justify" style:justify-single-word="false"/>
      <style:text-properties officeooo:paragraph-rsid="00a14a07"/>
    </style:style>
    <style:style style:name="P244" style:family="paragraph" style:parent-style-name="Standard">
      <style:paragraph-properties fo:text-align="justify" style:justify-single-word="false"/>
      <style:text-properties officeooo:paragraph-rsid="00a88a37"/>
    </style:style>
    <style:style style:name="P245" style:family="paragraph" style:parent-style-name="Standard">
      <style:paragraph-properties fo:text-align="justify" style:justify-single-word="false"/>
      <style:text-properties officeooo:paragraph-rsid="00acf534"/>
    </style:style>
    <style:style style:name="P246" style:family="paragraph" style:parent-style-name="Standard">
      <style:paragraph-properties fo:text-align="justify" style:justify-single-word="false"/>
      <style:text-properties officeooo:paragraph-rsid="00be5a76"/>
    </style:style>
    <style:style style:name="P247" style:family="paragraph" style:parent-style-name="Preformatted_20_Text">
      <style:paragraph-properties fo:margin-top="0cm" fo:margin-bottom="0.499cm" style:contextual-spacing="false" fo:text-align="justify" style:justify-single-word="false"/>
      <style:text-properties officeooo:paragraph-rsid="00eebb96"/>
    </style:style>
    <style:style style:name="P248" style:family="paragraph" style:parent-style-name="Standard">
      <style:paragraph-properties fo:text-align="end" style:justify-single-word="false"/>
      <style:text-properties style:font-name="Abyssinica SIL1" fo:font-size="10pt" style:font-size-asian="10pt" style:font-name-complex="Abyssinica SIL2" style:font-size-complex="10pt"/>
    </style:style>
    <style:style style:name="P249" style:family="paragraph" style:parent-style-name="Standard">
      <style:paragraph-properties fo:text-align="end" style:justify-single-word="false"/>
      <style:text-properties style:font-name="Abyssinica SIL1" fo:font-size="10pt" officeooo:paragraph-rsid="0045ab0f" style:font-size-asian="10pt" style:font-name-complex="Abyssinica SIL2" style:font-size-complex="10pt"/>
    </style:style>
    <style:style style:name="P250" style:family="paragraph" style:parent-style-name="Standard">
      <style:paragraph-properties fo:text-align="end" style:justify-single-word="false"/>
      <style:text-properties style:font-name="Abyssinica SIL1" fo:font-size="10pt" officeooo:paragraph-rsid="004dcf7e" style:font-size-asian="10pt" style:font-name-complex="Abyssinica SIL2" style:font-size-complex="10pt"/>
    </style:style>
    <style:style style:name="P251" style:family="paragraph" style:parent-style-name="Standard">
      <style:paragraph-properties fo:text-align="end" style:justify-single-word="false"/>
      <style:text-properties style:font-name="Abyssinica SIL1" fo:font-size="10pt" officeooo:paragraph-rsid="00af2315" style:font-size-asian="10pt" style:font-name-complex="Abyssinica SIL2" style:font-size-complex="10pt"/>
    </style:style>
    <style:style style:name="P252" style:family="paragraph" style:parent-style-name="Standard">
      <style:paragraph-properties fo:text-align="end" style:justify-single-word="false"/>
      <style:text-properties style:font-name="Abyssinica SIL1" fo:font-size="10pt" officeooo:paragraph-rsid="00b951d0" style:font-size-asian="10pt" style:font-name-complex="Abyssinica SIL2" style:font-size-complex="10pt"/>
    </style:style>
    <style:style style:name="P253" style:family="paragraph" style:parent-style-name="Standard">
      <style:paragraph-properties fo:text-align="end" style:justify-single-word="false"/>
      <style:text-properties style:font-name="Abyssinica SIL1" fo:font-size="10pt" officeooo:paragraph-rsid="00c7060d" style:font-size-asian="10pt" style:font-name-complex="Abyssinica SIL2" style:font-size-complex="10pt"/>
    </style:style>
    <style:style style:name="P254" style:family="paragraph" style:parent-style-name="Standard">
      <style:paragraph-properties fo:text-align="end" style:justify-single-word="false"/>
      <style:text-properties style:font-name="Abyssinica SIL1" fo:font-size="10pt" officeooo:paragraph-rsid="00d21cc9" style:font-size-asian="10pt" style:font-name-complex="Abyssinica SIL2" style:font-size-complex="10pt"/>
    </style:style>
    <style:style style:name="P255" style:family="paragraph" style:parent-style-name="Standard">
      <style:paragraph-properties fo:text-align="end" style:justify-single-word="false"/>
      <style:text-properties style:font-name="Abyssinica SIL1" fo:font-size="10pt" officeooo:paragraph-rsid="00e258a3" style:font-size-asian="10pt" style:font-name-complex="Abyssinica SIL2" style:font-size-complex="10pt"/>
    </style:style>
    <style:style style:name="P256" style:family="paragraph" style:parent-style-name="Standard">
      <style:paragraph-properties fo:text-align="end" style:justify-single-word="false"/>
      <style:text-properties style:font-name="Abyssinica SIL1" fo:font-size="10pt" officeooo:paragraph-rsid="00e7c7c6" style:font-size-asian="10pt" style:font-name-complex="Abyssinica SIL2" style:font-size-complex="10pt"/>
    </style:style>
    <style:style style:name="P257" style:family="paragraph" style:parent-style-name="Standard">
      <style:paragraph-properties fo:text-align="end" style:justify-single-word="false"/>
      <style:text-properties style:font-name="Abyssinica SIL1" fo:font-size="10pt" officeooo:paragraph-rsid="00ec4c4c" style:font-size-asian="10pt" style:font-name-complex="Abyssinica SIL2" style:font-size-complex="10pt"/>
    </style:style>
    <style:style style:name="P258" style:family="paragraph" style:parent-style-name="Standard">
      <style:paragraph-properties fo:text-align="end" style:justify-single-word="false"/>
      <style:text-properties style:font-name="Abyssinica SIL1" fo:font-size="10pt" officeooo:paragraph-rsid="00eebb96" style:font-size-asian="10pt" style:font-name-complex="Abyssinica SIL2" style:font-size-complex="10pt"/>
    </style:style>
    <style:style style:name="P259" style:family="paragraph" style:parent-style-name="Standard">
      <style:paragraph-properties fo:text-align="end" style:justify-single-word="false"/>
      <style:text-properties style:font-name="Abyssinica SIL1" fo:font-size="10pt" officeooo:paragraph-rsid="00f15076" style:font-size-asian="10pt" style:font-name-complex="Abyssinica SIL2" style:font-size-complex="10pt"/>
    </style:style>
    <style:style style:name="P260" style:family="paragraph" style:parent-style-name="Standard">
      <style:paragraph-properties fo:text-align="end" style:justify-single-word="false"/>
      <style:text-properties style:font-name="Abyssinica SIL1" fo:font-size="10pt" officeooo:paragraph-rsid="00f21cb5" style:font-size-asian="10pt" style:font-name-complex="Abyssinica SIL2" style:font-size-complex="10pt"/>
    </style:style>
    <style:style style:name="P261" style:family="paragraph" style:parent-style-name="Standard">
      <style:paragraph-properties fo:text-align="end" style:justify-single-word="false"/>
      <style:text-properties style:font-name="Abyssinica SIL1" fo:font-size="10pt" officeooo:paragraph-rsid="00febc69" style:font-size-asian="10pt" style:font-name-complex="Abyssinica SIL2" style:font-size-complex="10pt"/>
    </style:style>
    <style:style style:name="P262" style:family="paragraph" style:parent-style-name="Standard">
      <style:paragraph-properties fo:text-align="end" style:justify-single-word="false"/>
      <style:text-properties officeooo:paragraph-rsid="004202d9"/>
    </style:style>
    <style:style style:name="P263" style:family="paragraph" style:parent-style-name="Standard">
      <style:paragraph-properties fo:text-align="end" style:justify-single-word="false"/>
      <style:text-properties officeooo:paragraph-rsid="0045ab0f"/>
    </style:style>
    <style:style style:name="P264" style:family="paragraph" style:parent-style-name="Standard">
      <style:paragraph-properties fo:text-align="end" style:justify-single-word="false"/>
      <style:text-properties officeooo:paragraph-rsid="004dcf7e"/>
    </style:style>
    <style:style style:name="P265" style:family="paragraph" style:parent-style-name="Standard">
      <style:paragraph-properties fo:text-align="end" style:justify-single-word="false"/>
      <style:text-properties officeooo:paragraph-rsid="0055829a"/>
    </style:style>
    <style:style style:name="P266" style:family="paragraph" style:parent-style-name="Standard">
      <style:paragraph-properties fo:text-align="end" style:justify-single-word="false"/>
      <style:text-properties officeooo:paragraph-rsid="006569e7"/>
    </style:style>
    <style:style style:name="P267" style:family="paragraph" style:parent-style-name="Standard">
      <style:paragraph-properties fo:text-align="end" style:justify-single-word="false"/>
      <style:text-properties officeooo:paragraph-rsid="0077bc4c"/>
    </style:style>
    <style:style style:name="P268" style:family="paragraph" style:parent-style-name="Standard">
      <style:paragraph-properties fo:text-align="end" style:justify-single-word="false"/>
      <style:text-properties officeooo:paragraph-rsid="007c02de"/>
    </style:style>
    <style:style style:name="P269" style:family="paragraph" style:parent-style-name="Standard">
      <style:paragraph-properties fo:text-align="end" style:justify-single-word="false"/>
      <style:text-properties officeooo:paragraph-rsid="0090f74e"/>
    </style:style>
    <style:style style:name="P270" style:family="paragraph" style:parent-style-name="Standard">
      <style:paragraph-properties fo:text-align="end" style:justify-single-word="false"/>
      <style:text-properties officeooo:paragraph-rsid="0092b0c7"/>
    </style:style>
    <style:style style:name="P271" style:family="paragraph" style:parent-style-name="Standard">
      <style:paragraph-properties fo:text-align="end" style:justify-single-word="false"/>
      <style:text-properties officeooo:paragraph-rsid="00af2315"/>
    </style:style>
    <style:style style:name="P272" style:family="paragraph" style:parent-style-name="Standard">
      <style:paragraph-properties fo:text-align="end" style:justify-single-word="false"/>
      <style:text-properties officeooo:paragraph-rsid="009fa269"/>
    </style:style>
    <style:style style:name="P273" style:family="paragraph" style:parent-style-name="Standard">
      <style:paragraph-properties fo:text-align="end" style:justify-single-word="false"/>
      <style:text-properties officeooo:paragraph-rsid="00b951d0"/>
    </style:style>
    <style:style style:name="P274" style:family="paragraph" style:parent-style-name="Standard">
      <style:paragraph-properties fo:text-align="end" style:justify-single-word="false"/>
      <style:text-properties officeooo:paragraph-rsid="00c7060d"/>
    </style:style>
    <style:style style:name="P275" style:family="paragraph" style:parent-style-name="Standard">
      <style:paragraph-properties fo:text-align="end" style:justify-single-word="false"/>
      <style:text-properties officeooo:paragraph-rsid="00d21cc9"/>
    </style:style>
    <style:style style:name="P276" style:family="paragraph" style:parent-style-name="Standard">
      <style:paragraph-properties fo:text-align="end" style:justify-single-word="false"/>
      <style:text-properties officeooo:paragraph-rsid="00e258a3"/>
    </style:style>
    <style:style style:name="P277" style:family="paragraph" style:parent-style-name="Standard">
      <style:paragraph-properties fo:text-align="end" style:justify-single-word="false"/>
      <style:text-properties officeooo:paragraph-rsid="00e7c7c6"/>
    </style:style>
    <style:style style:name="P278" style:family="paragraph" style:parent-style-name="Standard">
      <style:paragraph-properties fo:text-align="end" style:justify-single-word="false"/>
      <style:text-properties officeooo:paragraph-rsid="00ec4c4c"/>
    </style:style>
    <style:style style:name="P279" style:family="paragraph" style:parent-style-name="Standard">
      <style:paragraph-properties fo:text-align="end" style:justify-single-word="false"/>
      <style:text-properties officeooo:paragraph-rsid="00eebb96"/>
    </style:style>
    <style:style style:name="P280" style:family="paragraph" style:parent-style-name="Standard">
      <style:paragraph-properties fo:text-align="end" style:justify-single-word="false"/>
      <style:text-properties officeooo:paragraph-rsid="00f15076"/>
    </style:style>
    <style:style style:name="P281" style:family="paragraph" style:parent-style-name="Standard">
      <style:paragraph-properties fo:text-align="end" style:justify-single-word="false"/>
      <style:text-properties officeooo:paragraph-rsid="00f21cb5"/>
    </style:style>
    <style:style style:name="P282" style:family="paragraph" style:parent-style-name="Standard">
      <style:paragraph-properties fo:text-align="end" style:justify-single-word="false"/>
      <style:text-properties officeooo:paragraph-rsid="00febc69"/>
    </style:style>
    <style:style style:name="P283"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284"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285"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7c582" officeooo:paragraph-rsid="0037c582" style:font-size-asian="12pt" style:font-style-asian="normal" style:font-weight-asian="bold" style:font-name-complex="Tibetan Machine Uni2" style:font-size-complex="12pt" style:font-style-complex="normal" style:font-weight-complex="bold"/>
    </style:style>
    <style:style style:name="P286"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8e7a5" officeooo:paragraph-rsid="0038e7a5" style:font-size-asian="12pt" style:font-style-asian="normal" style:font-weight-asian="bold" style:font-name-complex="Tibetan Machine Uni2" style:font-size-complex="12pt" style:font-style-complex="normal" style:font-weight-complex="bold"/>
    </style:style>
    <style:style style:name="P287"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a7548" style:font-size-asian="12pt" style:font-style-asian="normal" style:font-weight-asian="bold" style:font-name-complex="Tibetan Machine Uni2" style:font-size-complex="12pt" style:font-style-complex="normal" style:font-weight-complex="bold"/>
    </style:style>
    <style:style style:name="P288"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b6a22" style:font-size-asian="12pt" style:font-style-asian="normal" style:font-weight-asian="bold" style:font-name-complex="Tibetan Machine Uni2" style:font-size-complex="12pt" style:font-style-complex="normal" style:font-weight-complex="bold"/>
    </style:style>
    <style:style style:name="P289"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c6515" officeooo:paragraph-rsid="003c6515" style:font-size-asian="12pt" style:font-style-asian="normal" style:font-weight-asian="bold" style:font-name-complex="Tibetan Machine Uni2" style:font-size-complex="12pt" style:font-style-complex="normal" style:font-weight-complex="bold"/>
    </style:style>
    <style:style style:name="P290"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4402a1" officeooo:paragraph-rsid="004402a1" style:font-size-asian="10.5pt" style:font-style-asian="normal" style:font-weight-asian="normal" style:font-name-complex="Tibetan Machine Uni2" style:font-size-complex="12pt" style:font-style-complex="normal" style:font-weight-complex="normal"/>
    </style:style>
    <style:style style:name="P291"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292"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93392" fo:background-color="#ffff00" style:font-size-asian="10.5pt" style:font-style-asian="normal" style:font-weight-asian="normal" style:font-name-complex="Tibetan Machine Uni2" style:font-size-complex="12pt" style:font-style-complex="normal" style:font-weight-complex="normal"/>
    </style:style>
    <style:style style:name="P293"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5b904a" officeooo:paragraph-rsid="005ccf55" style:font-size-asian="10.5pt" style:font-style-asian="normal" style:font-weight-asian="bold" style:font-name-complex="Tibetan Machine Uni2" style:font-size-complex="12pt" style:font-style-complex="normal" style:font-weight-complex="bold"/>
    </style:style>
    <style:style style:name="P294"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872775" officeooo:paragraph-rsid="00872775" fo:background-color="transparent" style:font-size-asian="10.5pt" style:font-style-asian="normal" style:font-weight-asian="bold" style:font-name-complex="Tibetan Machine Uni2" style:font-size-complex="12pt" style:font-style-complex="normal" style:font-weight-complex="bold"/>
    </style:style>
    <style:style style:name="P295" style:family="paragraph" style:parent-style-name="Standard">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296" style:family="paragraph" style:parent-style-name="Standard">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297" style:family="paragraph" style:parent-style-name="Standard">
      <style:paragraph-properties fo:text-align="justify" style:justify-single-word="false"/>
      <style:text-properties officeooo:rsid="007e0942" officeooo:paragraph-rsid="007e0942"/>
    </style:style>
    <style:style style:name="P298" style:family="paragraph" style:parent-style-name="Standard">
      <style:paragraph-properties fo:text-align="justify" style:justify-single-word="false"/>
      <style:text-properties fo:color="#c9211e" loext:opacity="100%" style:text-position="0% 100%" style:font-name="Abyssinica SIL" fo:font-size="12pt" fo:font-style="italic" style:text-underline-style="none" fo:font-weight="normal" officeooo:rsid="0088ddaa" officeooo:paragraph-rsid="0088a98d" fo:background-color="transparent" style:font-size-asian="10.5pt" style:font-style-asian="italic" style:font-weight-asian="normal" style:font-name-complex="Tibetan Machine Uni2" style:font-size-complex="12pt" style:font-style-complex="italic" style:font-weight-complex="normal"/>
    </style:style>
    <style:style style:name="P299"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514ae" officeooo:paragraph-rsid="00a514ae" fo:background-color="transparent" style:font-size-asian="12pt" style:font-style-asian="normal" style:font-weight-asian="bold" style:font-name-complex="Tibetan Machine Uni2" style:font-size-complex="12pt" style:font-style-complex="normal" style:font-weight-complex="bold"/>
    </style:style>
    <style:style style:name="P30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816a" officeooo:paragraph-rsid="00a6816a" fo:background-color="transparent" style:font-size-asian="12pt" style:font-style-asian="normal" style:font-weight-asian="bold" style:font-name-complex="Tibetan Machine Uni2" style:font-size-complex="12pt" style:font-style-complex="normal" style:font-weight-complex="bold"/>
    </style:style>
    <style:style style:name="P30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de39" officeooo:paragraph-rsid="00a6de39" fo:background-color="transparent" style:font-size-asian="12pt" style:font-style-asian="normal" style:font-weight-asian="bold" style:font-name-complex="Tibetan Machine Uni2" style:font-size-complex="12pt" style:font-style-complex="normal" style:font-weight-complex="bold"/>
    </style:style>
    <style:style style:name="P30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93ec4" officeooo:paragraph-rsid="00a93ec4" fo:background-color="transparent" style:font-size-asian="12pt" style:font-style-asian="normal" style:font-weight-asian="bold" style:font-name-complex="Tibetan Machine Uni2" style:font-size-complex="12pt" style:font-style-complex="normal" style:font-weight-complex="bold"/>
    </style:style>
    <style:style style:name="P30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ff342" officeooo:paragraph-rsid="00aff342" fo:background-color="transparent" style:font-size-asian="12pt" style:font-style-asian="normal" style:font-weight-asian="bold" style:font-name-complex="Tibetan Machine Uni2" style:font-size-complex="12pt" style:font-style-complex="normal" style:font-weight-complex="bold"/>
    </style:style>
    <style:style style:name="P30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b35b60" officeooo:paragraph-rsid="00b35b60" fo:background-color="transparent" style:font-size-asian="12pt" style:font-style-asian="normal" style:font-weight-asian="bold" style:font-name-complex="Tibetan Machine Uni2" style:font-size-complex="12pt" style:font-style-complex="normal" style:font-weight-complex="bold"/>
    </style:style>
    <style:style style:name="P30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93ec4" officeooo:paragraph-rsid="00a93ec4" fo:background-color="transparent" style:font-size-asian="12pt" style:font-style-asian="normal" style:font-weight-asian="normal" style:font-name-complex="Tibetan Machine Uni2" style:font-size-complex="12pt" style:font-style-complex="normal" style:font-weight-complex="normal"/>
    </style:style>
    <style:style style:name="P30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6de39" officeooo:paragraph-rsid="00a6de39" fo:background-color="transparent" style:font-size-asian="12pt" style:font-style-asian="normal" style:font-weight-asian="normal" style:font-name-complex="Tibetan Machine Uni2" style:font-size-complex="12pt" style:font-style-complex="normal" style:font-weight-complex="normal"/>
    </style:style>
    <style:style style:name="P30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cf534" fo:background-color="transparent" style:font-size-asian="12pt" style:font-style-asian="normal" style:font-weight-asian="normal" style:font-name-complex="Tibetan Machine Uni2" style:font-size-complex="12pt" style:font-style-complex="normal" style:font-weight-complex="normal"/>
    </style:style>
    <style:style style:name="P308"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d764e" fo:background-color="transparent" style:font-size-asian="12pt" style:font-style-asian="normal" style:font-weight-asian="normal" style:font-name-complex="Tibetan Machine Uni2" style:font-size-complex="12pt" style:font-style-complex="normal" style:font-weight-complex="normal"/>
    </style:style>
    <style:style style:name="P309"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f97fe" officeooo:paragraph-rsid="00af97fe" fo:background-color="transparent" style:font-size-asian="12pt" style:font-style-asian="normal" style:font-weight-asian="normal" style:font-name-complex="Tibetan Machine Uni2" style:font-size-complex="12pt" style:font-style-complex="normal" style:font-weight-complex="normal"/>
    </style:style>
    <style:style style:name="P31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1a0df" officeooo:paragraph-rsid="00b1a0df" fo:background-color="transparent" style:font-size-asian="12pt" style:font-style-asian="normal" style:font-weight-asian="normal" style:font-name-complex="Tibetan Machine Uni2" style:font-size-complex="12pt" style:font-style-complex="normal" style:font-weight-complex="normal"/>
    </style:style>
    <style:style style:name="P31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26ddf" officeooo:paragraph-rsid="00b26ddf" fo:background-color="transparent" style:font-size-asian="12pt" style:font-style-asian="normal" style:font-weight-asian="normal" style:font-name-complex="Tibetan Machine Uni2" style:font-size-complex="12pt" style:font-style-complex="normal" style:font-weight-complex="normal"/>
    </style:style>
    <style:style style:name="P31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37c72" officeooo:paragraph-rsid="00b37c72" fo:background-color="transparent" style:font-size-asian="12pt" style:font-style-asian="normal" style:font-weight-asian="normal" style:font-name-complex="Tibetan Machine Uni2" style:font-size-complex="12pt" style:font-style-complex="normal" style:font-weight-complex="normal"/>
    </style:style>
    <style:style style:name="P31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49388" officeooo:paragraph-rsid="00b49388" fo:background-color="transparent" style:font-size-asian="12pt" style:font-style-asian="normal" style:font-weight-asian="normal" style:font-name-complex="Tibetan Machine Uni2" style:font-size-complex="12pt" style:font-style-complex="normal" style:font-weight-complex="normal"/>
    </style:style>
    <style:style style:name="P31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951d0" officeooo:paragraph-rsid="00b951d0" fo:background-color="transparent" style:font-size-asian="12pt" style:font-style-asian="normal" style:font-weight-asian="normal" style:font-name-complex="Tibetan Machine Uni2" style:font-size-complex="12pt" style:font-style-complex="normal" style:font-weight-complex="normal"/>
    </style:style>
    <style:style style:name="P31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31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88a37" officeooo:paragraph-rsid="00a88a37" fo:background-color="#ffff00" style:font-size-asian="12pt" style:font-style-asian="normal" style:font-weight-asian="normal" style:font-name-complex="Tibetan Machine Uni2" style:font-size-complex="12pt" style:font-style-complex="normal" style:font-weight-complex="normal"/>
    </style:style>
    <style:style style:name="P317"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cf534"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18"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d764e"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19" style:family="paragraph" style:parent-style-name="Standard">
      <style:paragraph-properties fo:text-align="justify" style:justify-single-word="false"/>
      <style:text-properties fo:font-style="italic" officeooo:rsid="00acf534" officeooo:paragraph-rsid="00acf534" style:font-style-asian="italic" style:font-style-complex="italic"/>
    </style:style>
    <style:style style:name="P320" style:family="paragraph" style:parent-style-name="Preformatted_20_Text">
      <style:paragraph-properties fo:margin-top="0cm" fo:margin-bottom="0.499cm" style:contextual-spacing="false"/>
      <style:text-properties fo:font-style="italic" fo:font-weight="bold" style:font-style-asian="italic" style:font-weight-asian="bold" style:font-style-complex="italic" style:font-weight-complex="bold"/>
    </style:style>
    <style:style style:name="P321" style:family="paragraph" style:parent-style-name="Preformatted_20_Text">
      <style:paragraph-properties fo:margin-top="0cm" fo:margin-bottom="0.499cm" style:contextual-spacing="false"/>
      <style:text-properties fo:font-style="italic" fo:font-weight="bold" officeooo:paragraph-rsid="00e961b3" style:font-style-asian="italic" style:font-weight-asian="bold" style:font-style-complex="italic" style:font-weight-complex="bold"/>
    </style:style>
    <style:style style:name="P322" style:family="paragraph" style:parent-style-name="Text_20_body">
      <style:text-properties fo:font-style="italic" fo:font-weight="bold" officeooo:rsid="00f56219" officeooo:paragraph-rsid="00f56219" style:font-style-asian="italic" style:font-weight-asian="bold" style:font-style-complex="italic" style:font-weight-complex="bold"/>
    </style:style>
    <style:style style:name="P323" style:family="paragraph" style:parent-style-name="Standard">
      <style:paragraph-properties fo:text-align="justify" style:justify-single-word="false"/>
      <style:text-properties fo:font-weight="normal" officeooo:rsid="00a32c38" officeooo:paragraph-rsid="00a14a07" style:font-weight-asian="normal" style:font-weight-complex="normal"/>
    </style:style>
    <style:style style:name="P324" style:family="paragraph" style:parent-style-name="Standard">
      <style:paragraph-properties fo:text-align="justify" style:justify-single-word="false"/>
      <style:text-properties fo:font-weight="normal" officeooo:rsid="01011299" officeooo:paragraph-rsid="01011299" style:font-weight-asian="normal" style:font-weight-complex="normal"/>
    </style:style>
    <style:style style:name="P325" style:family="paragraph" style:parent-style-name="Standard">
      <style:paragraph-properties fo:text-align="justify" style:justify-single-word="false"/>
      <style:text-properties fo:font-style="normal" officeooo:rsid="00acf534" officeooo:paragraph-rsid="00ad764e" style:font-style-asian="normal" style:font-style-complex="normal"/>
    </style:style>
    <style:style style:name="P326" style:family="paragraph" style:parent-style-name="Standard">
      <style:paragraph-properties fo:text-align="justify" style:justify-single-word="false"/>
      <style:text-properties fo:font-style="normal" fo:font-weight="normal" officeooo:rsid="00bd49b0" officeooo:paragraph-rsid="00bd49b0" style:font-style-asian="normal" style:font-weight-asian="normal" style:font-style-complex="normal" style:font-weight-complex="normal"/>
    </style:style>
    <style:style style:name="P327" style:family="paragraph" style:parent-style-name="Standard">
      <style:paragraph-properties fo:text-align="justify" style:justify-single-word="false"/>
      <style:text-properties fo:font-style="normal" fo:font-weight="normal" officeooo:rsid="00bd506b" officeooo:paragraph-rsid="00bd506b" style:font-style-asian="normal" style:font-weight-asian="normal" style:font-style-complex="normal" style:font-weight-complex="normal"/>
    </style:style>
    <style:style style:name="P328" style:family="paragraph" style:parent-style-name="Standard">
      <style:paragraph-properties fo:text-align="justify" style:justify-single-word="false"/>
      <style:text-properties fo:font-style="normal" fo:font-weight="normal" officeooo:rsid="00be5a76" officeooo:paragraph-rsid="00be5a76" style:font-style-asian="normal" style:font-weight-asian="normal" style:font-style-complex="normal" style:font-weight-complex="normal"/>
    </style:style>
    <style:style style:name="P329" style:family="paragraph" style:parent-style-name="Preformatted_20_Text">
      <style:paragraph-properties fo:margin-top="0cm" fo:margin-bottom="0.499cm" style:contextual-spacing="false"/>
      <style:text-properties fo:font-style="normal" fo:font-weight="normal" officeooo:rsid="00e961b3" officeooo:paragraph-rsid="00e961b3" style:font-style-asian="normal" style:font-weight-asian="normal" style:font-style-complex="normal" style:font-weight-complex="normal"/>
    </style:style>
    <style:style style:name="P330" style:family="paragraph" style:parent-style-name="Standard">
      <style:paragraph-properties fo:text-align="justify" style:justify-single-word="false"/>
      <style:text-properties officeooo:rsid="00c23b81" officeooo:paragraph-rsid="00c23b81"/>
    </style:style>
    <style:style style:name="P331" style:family="paragraph" style:parent-style-name="Text_20_body">
      <style:text-properties officeooo:rsid="00f56219" officeooo:paragraph-rsid="00f56219"/>
    </style:style>
    <style:style style:name="P332" style:family="paragraph" style:parent-style-name="Text_20_body">
      <style:paragraph-properties fo:margin-top="0cm" fo:margin-bottom="0.499cm" style:contextual-spacing="false" fo:text-align="justify" style:justify-single-word="false"/>
      <style:text-properties officeooo:rsid="00fb5211" officeooo:paragraph-rsid="00fb5211"/>
    </style:style>
    <style:style style:name="P333" style:family="paragraph" style:parent-style-name="Heading_20_1">
      <style:paragraph-properties fo:text-align="center" style:justify-single-word="false"/>
      <style:text-properties fo:color="#8d0000" loext:opacity="100%" officeooo:paragraph-rsid="001c55f1"/>
    </style:style>
    <style:style style:name="P334" style:family="paragraph" style:parent-style-name="Preformatted_20_Text" style:list-style-name="L52">
      <style:paragraph-properties fo:text-align="justify" style:justify-single-word="false"/>
      <style:text-properties officeooo:paragraph-rsid="00ca3bc2"/>
    </style:style>
    <style:style style:name="P335" style:family="paragraph" style:parent-style-name="Preformatted_20_Text" style:list-style-name="L58">
      <style:paragraph-properties fo:margin-top="0cm" fo:margin-bottom="0.499cm" style:contextual-spacing="false" fo:text-align="justify" style:justify-single-word="false"/>
      <style:text-properties officeooo:paragraph-rsid="00eebb96"/>
    </style:style>
    <style:style style:name="P336" style:family="paragraph" style:parent-style-name="Preformatted_20_Text" style:list-style-name="L52">
      <style:text-properties officeooo:rsid="00ca3bc2" officeooo:paragraph-rsid="00ca3bc2"/>
    </style:style>
    <style:style style:name="P337" style:family="paragraph" style:parent-style-name="Standard" style:list-style-name="L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7c582" style:font-size-asian="10.5pt" style:font-style-asian="normal" style:font-weight-asian="normal" style:font-name-complex="Tibetan Machine Uni2" style:font-size-complex="12pt" style:font-style-complex="normal" style:font-weight-complex="normal"/>
    </style:style>
    <style:style style:name="P338" style:family="paragraph" style:parent-style-name="Standard" style:list-style-name="L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8e7a5" style:font-size-asian="10.5pt" style:font-style-asian="normal" style:font-weight-asian="normal" style:font-name-complex="Tibetan Machine Uni2" style:font-size-complex="12pt" style:font-style-complex="normal" style:font-weight-complex="normal"/>
    </style:style>
    <style:style style:name="P339" style:family="paragraph" style:parent-style-name="Standard" style:list-style-name="L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340" style:family="paragraph" style:parent-style-name="Standard" style:list-style-name="L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41" style:family="paragraph" style:parent-style-name="Standard" style:list-style-name="L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42" style:family="paragraph" style:parent-style-name="Standard" style:list-style-name="L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343" style:family="paragraph" style:parent-style-name="Standard" style:list-style-name="L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44" style:family="paragraph" style:parent-style-name="Standard" style:list-style-name="L1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45" style:family="paragraph" style:parent-style-name="Standard" style:list-style-name="L1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46"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5ab0f" officeooo:paragraph-rsid="0045ab0f" style:font-size-asian="10.5pt" style:font-style-asian="normal" style:font-weight-asian="normal" style:font-name-complex="Tibetan Machine Uni2" style:font-size-complex="12pt" style:font-style-complex="normal" style:font-weight-complex="normal"/>
    </style:style>
    <style:style style:name="P347"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348"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8c60a" officeooo:paragraph-rsid="0048c60a" style:font-size-asian="10.5pt" style:font-style-asian="normal" style:font-weight-asian="normal" style:font-name-complex="Tibetan Machine Uni2" style:font-size-complex="12pt" style:font-style-complex="normal" style:font-weight-complex="normal"/>
    </style:style>
    <style:style style:name="P349"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350"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351"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352"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353"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354"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355"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356"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7f737" officeooo:paragraph-rsid="0057f737" style:font-size-asian="10.5pt" style:font-style-asian="normal" style:font-weight-asian="normal" style:font-name-complex="Tibetan Machine Uni2" style:font-size-complex="12pt" style:font-style-complex="normal" style:font-weight-complex="normal"/>
    </style:style>
    <style:style style:name="P357"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358"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359"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360" style:family="paragraph" style:parent-style-name="Standard" style:list-style-name="L2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361" style:family="paragraph" style:parent-style-name="Standard" style:list-style-name="L2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362"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904a" officeooo:paragraph-rsid="005b904a" style:font-size-asian="10.5pt" style:font-style-asian="normal" style:font-weight-asian="normal" style:font-name-complex="Tibetan Machine Uni2" style:font-size-complex="12pt" style:font-style-complex="normal" style:font-weight-complex="normal"/>
    </style:style>
    <style:style style:name="P363"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ccf55" officeooo:paragraph-rsid="005ccf55" style:font-size-asian="10.5pt" style:font-style-asian="normal" style:font-weight-asian="normal" style:font-name-complex="Tibetan Machine Uni2" style:font-size-complex="12pt" style:font-style-complex="normal" style:font-weight-complex="normal"/>
    </style:style>
    <style:style style:name="P364"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36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912" style:font-size-asian="10.5pt" style:font-style-asian="normal" style:font-weight-asian="normal" style:font-name-complex="Tibetan Machine Uni2" style:font-size-complex="12pt" style:font-style-complex="normal" style:font-weight-complex="normal"/>
    </style:style>
    <style:style style:name="P366"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912" officeooo:paragraph-rsid="00670912" style:font-size-asian="10.5pt" style:font-style-asian="normal" style:font-weight-asian="normal" style:font-name-complex="Tibetan Machine Uni2" style:font-size-complex="12pt" style:font-style-complex="normal" style:font-weight-complex="normal"/>
    </style:style>
    <style:style style:name="P367"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bdbe8" officeooo:paragraph-rsid="006e9854" style:font-size-asian="10.5pt" style:font-style-asian="normal" style:font-weight-asian="normal" style:font-name-complex="Tibetan Machine Uni2" style:font-size-complex="12pt" style:font-style-complex="normal" style:font-weight-complex="normal"/>
    </style:style>
    <style:style style:name="P368"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e73c7" officeooo:paragraph-rsid="0073f9d8" style:font-size-asian="10.5pt" style:font-style-asian="normal" style:font-weight-asian="normal" style:font-name-complex="Tibetan Machine Uni2" style:font-size-complex="12pt" style:font-style-complex="normal" style:font-weight-complex="normal"/>
    </style:style>
    <style:style style:name="P369"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370" style:family="paragraph" style:parent-style-name="Standard" style:list-style-name="L3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93392" fo:background-color="transparent" style:font-size-asian="10.5pt" style:font-style-asian="normal" style:font-weight-asian="normal" style:font-name-complex="Tibetan Machine Uni2" style:font-size-complex="12pt" style:font-style-complex="normal" style:font-weight-complex="normal"/>
    </style:style>
    <style:style style:name="P371" style:family="paragraph" style:parent-style-name="Standard" style:list-style-name="L3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372" style:family="paragraph" style:parent-style-name="Standard" style:list-style-name="L3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373"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374"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375"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376"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377"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02de" officeooo:paragraph-rsid="007c02de" fo:background-color="transparent" style:font-size-asian="10.5pt" style:font-style-asian="normal" style:font-weight-asian="normal" style:font-name-complex="Tibetan Machine Uni2" style:font-size-complex="12pt" style:font-style-complex="normal" style:font-weight-complex="normal"/>
    </style:style>
    <style:style style:name="P378"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transparent" style:font-size-asian="10.5pt" style:font-style-asian="normal" style:font-weight-asian="normal" style:font-name-complex="Tibetan Machine Uni2" style:font-size-complex="12pt" style:font-style-complex="normal" style:font-weight-complex="normal"/>
    </style:style>
    <style:style style:name="P379"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380"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fc6af" officeooo:paragraph-rsid="007fc6af" fo:background-color="transparent" style:font-size-asian="10.5pt" style:font-style-asian="normal" style:font-weight-asian="normal" style:font-name-complex="Tibetan Machine Uni2" style:font-size-complex="12pt" style:font-style-complex="normal" style:font-weight-complex="normal"/>
    </style:style>
    <style:style style:name="P381"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382"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29492" officeooo:paragraph-rsid="00829492" fo:background-color="transparent" style:font-size-asian="10.5pt" style:font-style-asian="normal" style:font-weight-asian="normal" style:font-name-complex="Tibetan Machine Uni2" style:font-size-complex="12pt" style:font-style-complex="normal" style:font-weight-complex="normal"/>
    </style:style>
    <style:style style:name="P383"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410c2" officeooo:paragraph-rsid="008410c2" fo:background-color="transparent" style:font-size-asian="10.5pt" style:font-style-asian="normal" style:font-weight-asian="normal" style:font-name-complex="Tibetan Machine Uni2" style:font-size-complex="12pt" style:font-style-complex="normal" style:font-weight-complex="normal"/>
    </style:style>
    <style:style style:name="P384"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385"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a98d"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386" style:family="paragraph" style:parent-style-name="Standard" style:list-style-name="L4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387" style:family="paragraph" style:parent-style-name="Standard" style:list-style-name="L4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388"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389" style:family="paragraph" style:parent-style-name="Standard" style:list-style-name="L4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390" style:family="paragraph" style:parent-style-name="Standard" style:list-style-name="L4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391"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bd7f" officeooo:paragraph-rsid="0098bd7f" fo:background-color="transparent" style:font-size-asian="10.5pt" style:font-style-asian="normal" style:font-weight-asian="normal" style:font-name-complex="Tibetan Machine Uni2" style:font-size-complex="12pt" style:font-style-complex="normal" style:font-weight-complex="normal"/>
    </style:style>
    <style:style style:name="P392"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e45a" officeooo:paragraph-rsid="0098e45a" fo:background-color="transparent" style:font-size-asian="10.5pt" style:font-style-asian="normal" style:font-weight-asian="normal" style:font-name-complex="Tibetan Machine Uni2" style:font-size-complex="12pt" style:font-style-complex="normal" style:font-weight-complex="normal"/>
    </style:style>
    <style:style style:name="P393" style:family="paragraph" style:parent-style-name="Standard" style:list-style-name="L4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394"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395"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ffff00" style:font-size-asian="10.5pt" style:font-style-asian="normal" style:font-weight-asian="normal" style:font-name-complex="Tibetan Machine Uni2" style:font-size-complex="12pt" style:font-style-complex="normal" style:font-weight-complex="normal"/>
    </style:style>
    <style:style style:name="P396" style:family="paragraph" style:parent-style-name="Standard" style:list-style-name="L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397" style:family="paragraph" style:parent-style-name="Standard" style:list-style-name="L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398" style:family="paragraph" style:parent-style-name="Standard" style:list-style-name="L1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402a1" officeooo:paragraph-rsid="004402a1" style:font-size-asian="10.5pt" style:font-style-asian="normal" style:font-weight-asian="bold" style:font-name-complex="Tibetan Machine Uni2" style:font-size-complex="12pt" style:font-style-complex="normal" style:font-weight-complex="bold"/>
    </style:style>
    <style:style style:name="P399"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5ab0f" officeooo:paragraph-rsid="0045ab0f" style:font-size-asian="10.5pt" style:font-style-asian="normal" style:font-weight-asian="bold" style:font-name-complex="Tibetan Machine Uni2" style:font-size-complex="12pt" style:font-style-complex="normal" style:font-weight-complex="bold"/>
    </style:style>
    <style:style style:name="P400"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6e4c6" officeooo:paragraph-rsid="0046e4c6" style:font-size-asian="10.5pt" style:font-style-asian="normal" style:font-weight-asian="bold" style:font-name-complex="Tibetan Machine Uni2" style:font-size-complex="12pt" style:font-style-complex="normal" style:font-weight-complex="bold"/>
    </style:style>
    <style:style style:name="P401"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956c8" officeooo:paragraph-rsid="004956c8" style:font-size-asian="10.5pt" style:font-style-asian="normal" style:font-weight-asian="bold" style:font-name-complex="Tibetan Machine Uni2" style:font-size-complex="12pt" style:font-style-complex="normal" style:font-weight-complex="bold"/>
    </style:style>
    <style:style style:name="P402"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dcf7e" officeooo:paragraph-rsid="004dcf7e" style:font-size-asian="10.5pt" style:font-style-asian="normal" style:font-weight-asian="bold" style:font-name-complex="Tibetan Machine Uni2" style:font-size-complex="12pt" style:font-style-complex="normal" style:font-weight-complex="bold"/>
    </style:style>
    <style:style style:name="P403"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fa629" officeooo:paragraph-rsid="004fa629" style:font-size-asian="10.5pt" style:font-style-asian="normal" style:font-weight-asian="bold" style:font-name-complex="Tibetan Machine Uni2" style:font-size-complex="12pt" style:font-style-complex="normal" style:font-weight-complex="bold"/>
    </style:style>
    <style:style style:name="P404"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569e7" officeooo:paragraph-rsid="006569e7" style:font-size-asian="10.5pt" style:font-style-asian="normal" style:font-weight-asian="bold" style:font-name-complex="Tibetan Machine Uni2" style:font-size-complex="12pt" style:font-style-complex="normal" style:font-weight-complex="bold"/>
    </style:style>
    <style:style style:name="P405" style:family="paragraph" style:parent-style-name="Standard" style:list-style-name="L2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406"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407"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408"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09"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10"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a3012" officeooo:paragraph-rsid="005a3012" style:font-size-asian="10.5pt" style:font-style-asian="normal" style:font-weight-asian="bold" style:font-name-complex="Tibetan Machine Uni2" style:font-size-complex="12pt" style:font-style-complex="normal" style:font-weight-complex="bold"/>
    </style:style>
    <style:style style:name="P411"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b904a" officeooo:paragraph-rsid="005b904a" style:font-size-asian="10.5pt" style:font-style-asian="normal" style:font-weight-asian="bold" style:font-name-complex="Tibetan Machine Uni2" style:font-size-complex="12pt" style:font-style-complex="normal" style:font-weight-complex="bold"/>
    </style:style>
    <style:style style:name="P412"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ccf55" officeooo:paragraph-rsid="005ccf55" style:font-size-asian="10.5pt" style:font-style-asian="normal" style:font-weight-asian="bold" style:font-name-complex="Tibetan Machine Uni2" style:font-size-complex="12pt" style:font-style-complex="normal" style:font-weight-complex="bold"/>
    </style:style>
    <style:style style:name="P413" style:family="paragraph" style:parent-style-name="Standard" style:list-style-name="L3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dff56" style:font-size-asian="10.5pt" style:font-style-asian="normal" style:font-weight-asian="bold" style:font-name-complex="Tibetan Machine Uni2" style:font-size-complex="12pt" style:font-style-complex="normal" style:font-weight-complex="bold"/>
    </style:style>
    <style:style style:name="P414"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9e7" style:font-size-asian="10.5pt" style:font-style-asian="normal" style:font-weight-asian="bold" style:font-name-complex="Tibetan Machine Uni2" style:font-size-complex="12pt" style:font-style-complex="normal" style:font-weight-complex="bold"/>
    </style:style>
    <style:style style:name="P41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77bc4c" style:font-size-asian="10.5pt" style:font-style-asian="normal" style:font-weight-asian="bold" style:font-name-complex="Tibetan Machine Uni2" style:font-size-complex="12pt" style:font-style-complex="normal" style:font-weight-complex="bold"/>
    </style:style>
    <style:style style:name="P416"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bdbe8" officeooo:paragraph-rsid="006e9854" style:font-size-asian="10.5pt" style:font-style-asian="normal" style:font-weight-asian="bold" style:font-name-complex="Tibetan Machine Uni2" style:font-size-complex="12pt" style:font-style-complex="normal" style:font-weight-complex="bold"/>
    </style:style>
    <style:style style:name="P417"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18"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19"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6e9854" style:font-size-asian="10.5pt" style:font-style-asian="normal" style:font-weight-asian="bold" style:font-name-complex="Tibetan Machine Uni2" style:font-size-complex="12pt" style:font-style-complex="normal" style:font-weight-complex="bold"/>
    </style:style>
    <style:style style:name="P420"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73c7" officeooo:paragraph-rsid="0073f9d8" style:font-size-asian="10.5pt" style:font-style-asian="normal" style:font-weight-asian="bold" style:font-name-complex="Tibetan Machine Uni2" style:font-size-complex="12pt" style:font-style-complex="normal" style:font-weight-complex="bold"/>
    </style:style>
    <style:style style:name="P421" style:family="paragraph" style:parent-style-name="Standard" style:list-style-name="L3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aac2c" officeooo:paragraph-rsid="006aac2c" fo:background-color="transparent" style:font-size-asian="10.5pt" style:font-style-asian="normal" style:font-weight-asian="bold" style:font-name-complex="Tibetan Machine Uni2" style:font-size-complex="12pt" style:font-style-complex="normal" style:font-weight-complex="bold"/>
    </style:style>
    <style:style style:name="P422"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73f9d8" fo:background-color="transparent" style:font-size-asian="10.5pt" style:font-style-asian="normal" style:font-weight-asian="bold" style:font-name-complex="Tibetan Machine Uni2" style:font-size-complex="12pt" style:font-style-complex="normal" style:font-weight-complex="bold"/>
    </style:style>
    <style:style style:name="P423"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3fe7a" officeooo:paragraph-rsid="0073fe7a" fo:background-color="transparent" style:font-size-asian="10.5pt" style:font-style-asian="normal" style:font-weight-asian="bold" style:font-name-complex="Tibetan Machine Uni2" style:font-size-complex="12pt" style:font-style-complex="normal" style:font-weight-complex="bold"/>
    </style:style>
    <style:style style:name="P424"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c9c42" officeooo:paragraph-rsid="007c9c42" fo:background-color="transparent" style:font-size-asian="10.5pt" style:font-style-asian="normal" style:font-weight-asian="bold" style:font-name-complex="Tibetan Machine Uni2" style:font-size-complex="12pt" style:font-style-complex="normal" style:font-weight-complex="bold"/>
    </style:style>
    <style:style style:name="P425"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d8863" officeooo:paragraph-rsid="007d8863" fo:background-color="transparent" style:font-size-asian="10.5pt" style:font-style-asian="normal" style:font-weight-asian="bold" style:font-name-complex="Tibetan Machine Uni2" style:font-size-complex="12pt" style:font-style-complex="normal" style:font-weight-complex="bold"/>
    </style:style>
    <style:style style:name="P426"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410c2" officeooo:paragraph-rsid="008410c2" fo:background-color="transparent" style:font-size-asian="10.5pt" style:font-style-asian="normal" style:font-weight-asian="bold" style:font-name-complex="Tibetan Machine Uni2" style:font-size-complex="12pt" style:font-style-complex="normal" style:font-weight-complex="bold"/>
    </style:style>
    <style:style style:name="P427"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8a98d" officeooo:paragraph-rsid="0088a98d" fo:background-color="transparent" style:font-size-asian="10.5pt" style:font-style-asian="normal" style:font-weight-asian="bold" style:font-name-complex="Tibetan Machine Uni2" style:font-size-complex="12pt" style:font-style-complex="normal" style:font-weight-complex="bold"/>
    </style:style>
    <style:style style:name="P428"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946bf5" fo:background-color="transparent" style:font-size-asian="10.5pt" style:font-style-asian="normal" style:font-weight-asian="bold" style:font-name-complex="Tibetan Machine Uni2" style:font-size-complex="12pt" style:font-style-complex="normal" style:font-weight-complex="bold"/>
    </style:style>
    <style:style style:name="P429"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c7060d" fo:background-color="transparent" style:font-size-asian="10.5pt" style:font-style-asian="normal" style:font-weight-asian="bold" style:font-name-complex="Tibetan Machine Uni2" style:font-size-complex="12pt" style:font-style-complex="normal" style:font-weight-complex="bold"/>
    </style:style>
    <style:style style:name="P430"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febc69" fo:background-color="transparent" style:font-size-asian="10.5pt" style:font-style-asian="normal" style:font-weight-asian="bold" style:font-name-complex="Tibetan Machine Uni2" style:font-size-complex="12pt" style:font-style-complex="normal" style:font-weight-complex="bold"/>
    </style:style>
    <style:style style:name="P431"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432"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italic" style:text-underline-style="none" fo:font-weight="bold" officeooo:rsid="004dcf7e" officeooo:paragraph-rsid="004dcf7e" style:font-size-asian="10.5pt" style:font-style-asian="italic" style:font-weight-asian="bold" style:font-name-complex="Tibetan Machine Uni2" style:font-size-complex="12pt" style:font-style-complex="italic" style:font-weight-complex="bold"/>
    </style:style>
    <style:style style:name="P433"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b904a" officeooo:paragraph-rsid="005b904a" style:font-size-asian="10.5pt" style:font-style-asian="italic" style:font-weight-asian="bold" style:font-name-complex="Tibetan Machine Uni2" style:font-size-complex="12pt" style:font-style-complex="italic" style:font-weight-complex="bold"/>
    </style:style>
    <style:style style:name="P434" style:family="paragraph" style:parent-style-name="Standard" style:list-style-name="L46">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61be5" officeooo:paragraph-rsid="00961be5" fo:background-color="transparent" style:font-size-asian="14pt" style:font-style-asian="normal" style:font-weight-asian="normal" style:font-name-complex="Tibetan Machine Uni2" style:font-size-complex="14pt" style:font-style-complex="normal" style:font-weight-complex="normal"/>
    </style:style>
    <style:style style:name="P435" style:family="paragraph" style:parent-style-name="Standard" style:list-style-name="L42">
      <style:paragraph-properties fo:text-align="justify" style:justify-single-word="false"/>
      <style:text-properties style:use-window-font-color="true" loext:opacity="0%" fo:font-weight="bold" officeooo:rsid="0088a98d" officeooo:paragraph-rsid="0088a98d" style:font-weight-asian="bold" style:font-weight-complex="bold"/>
    </style:style>
    <style:style style:name="P436" style:family="paragraph" style:parent-style-name="Standard" style:list-style-name="L42">
      <style:paragraph-properties fo:text-align="justify" style:justify-single-word="false"/>
      <style:text-properties style:use-window-font-color="true" loext:opacity="0%" fo:font-weight="normal" officeooo:rsid="0088a98d" officeooo:paragraph-rsid="0088a98d" style:font-weight-asian="normal" style:font-weight-complex="normal"/>
    </style:style>
    <style:style style:name="P437" style:family="paragraph" style:parent-style-name="Standard" style:list-style-name="L3">
      <style:paragraph-properties fo:text-align="justify" style:justify-single-word="false"/>
      <style:text-properties officeooo:paragraph-rsid="0038e7a5"/>
    </style:style>
    <style:style style:name="P438" style:family="paragraph" style:parent-style-name="Standard" style:list-style-name="L13">
      <style:paragraph-properties fo:text-align="justify" style:justify-single-word="false"/>
      <style:text-properties officeooo:paragraph-rsid="0045ab0f"/>
    </style:style>
    <style:style style:name="P439" style:family="paragraph" style:parent-style-name="Standard" style:list-style-name="L16">
      <style:paragraph-properties fo:text-align="justify" style:justify-single-word="false"/>
      <style:text-properties officeooo:paragraph-rsid="004dcf7e"/>
    </style:style>
    <style:style style:name="P440" style:family="paragraph" style:parent-style-name="Standard" style:list-style-name="L24">
      <style:paragraph-properties fo:text-align="justify" style:justify-single-word="false"/>
      <style:text-properties officeooo:paragraph-rsid="005a3012"/>
    </style:style>
    <style:style style:name="P441" style:family="paragraph" style:parent-style-name="Standard" style:list-style-name="L26">
      <style:paragraph-properties fo:text-align="justify" style:justify-single-word="false"/>
      <style:text-properties officeooo:paragraph-rsid="005ae891"/>
    </style:style>
    <style:style style:name="P442" style:family="paragraph" style:parent-style-name="Standard" style:list-style-name="L27">
      <style:paragraph-properties fo:text-align="justify" style:justify-single-word="false"/>
      <style:text-properties officeooo:paragraph-rsid="005ae891"/>
    </style:style>
    <style:style style:name="P443" style:family="paragraph" style:parent-style-name="Standard" style:list-style-name="L31">
      <style:paragraph-properties fo:text-align="justify" style:justify-single-word="false"/>
      <style:text-properties officeooo:paragraph-rsid="006701d9"/>
    </style:style>
    <style:style style:name="P444" style:family="paragraph" style:parent-style-name="Standard" style:list-style-name="L31">
      <style:paragraph-properties fo:text-align="justify" style:justify-single-word="false"/>
      <style:text-properties officeooo:paragraph-rsid="006ce8f9"/>
    </style:style>
    <style:style style:name="P445" style:family="paragraph" style:parent-style-name="Standard" style:list-style-name="L31">
      <style:paragraph-properties fo:text-align="justify" style:justify-single-word="false"/>
      <style:text-properties officeooo:paragraph-rsid="006e9854"/>
    </style:style>
    <style:style style:name="P446" style:family="paragraph" style:parent-style-name="Standard" style:list-style-name="L31">
      <style:paragraph-properties fo:text-align="justify" style:justify-single-word="false"/>
      <style:text-properties officeooo:paragraph-rsid="0073f9d8"/>
    </style:style>
    <style:style style:name="P447" style:family="paragraph" style:parent-style-name="Standard" style:list-style-name="L31">
      <style:paragraph-properties fo:text-align="justify" style:justify-single-word="false"/>
      <style:text-properties officeooo:paragraph-rsid="007552e0"/>
    </style:style>
    <style:style style:name="P448" style:family="paragraph" style:parent-style-name="Standard" style:list-style-name="L31">
      <style:paragraph-properties fo:text-align="justify" style:justify-single-word="false"/>
      <style:text-properties officeooo:paragraph-rsid="0077bc4c"/>
    </style:style>
    <style:style style:name="P449" style:family="paragraph" style:parent-style-name="Standard" style:list-style-name="L34">
      <style:paragraph-properties fo:text-align="justify" style:justify-single-word="false"/>
      <style:text-properties officeooo:paragraph-rsid="006aac2c"/>
    </style:style>
    <style:style style:name="P450" style:family="paragraph" style:parent-style-name="Standard" style:list-style-name="L35">
      <style:paragraph-properties fo:text-align="justify" style:justify-single-word="false"/>
      <style:text-properties officeooo:paragraph-rsid="006aac2c"/>
    </style:style>
    <style:style style:name="P451" style:family="paragraph" style:parent-style-name="Standard" style:list-style-name="L39">
      <style:paragraph-properties fo:text-align="justify" style:justify-single-word="false"/>
      <style:text-properties officeooo:paragraph-rsid="007c02de"/>
    </style:style>
    <style:style style:name="P452" style:family="paragraph" style:parent-style-name="Standard" style:list-style-name="L39">
      <style:paragraph-properties fo:text-align="justify" style:justify-single-word="false"/>
      <style:text-properties officeooo:paragraph-rsid="007d8863"/>
    </style:style>
    <style:style style:name="P453" style:family="paragraph" style:parent-style-name="Standard" style:list-style-name="L41">
      <style:paragraph-properties fo:text-align="justify" style:justify-single-word="false"/>
      <style:text-properties officeooo:paragraph-rsid="0085c677"/>
    </style:style>
    <style:style style:name="P454" style:family="paragraph" style:parent-style-name="Standard" style:list-style-name="L43">
      <style:paragraph-properties fo:text-align="justify" style:justify-single-word="false"/>
      <style:text-properties officeooo:paragraph-rsid="00896021"/>
    </style:style>
    <style:style style:name="P455" style:family="paragraph" style:parent-style-name="Standard" style:list-style-name="L44">
      <style:paragraph-properties fo:text-align="justify" style:justify-single-word="false"/>
      <style:text-properties officeooo:paragraph-rsid="008dbf5e"/>
    </style:style>
    <style:style style:name="P456" style:family="paragraph" style:parent-style-name="Standard" style:list-style-name="L45">
      <style:paragraph-properties fo:text-align="justify" style:justify-single-word="false"/>
      <style:text-properties officeooo:paragraph-rsid="00946bf5"/>
    </style:style>
    <style:style style:name="P457" style:family="paragraph" style:parent-style-name="Standard" style:list-style-name="L48">
      <style:paragraph-properties fo:text-align="justify" style:justify-single-word="false"/>
      <style:text-properties officeooo:paragraph-rsid="0098e45a"/>
    </style:style>
    <style:style style:name="P458" style:family="paragraph" style:parent-style-name="Standard" style:list-style-name="L50">
      <style:paragraph-properties fo:text-align="justify" style:justify-single-word="false"/>
      <style:text-properties officeooo:paragraph-rsid="00bc6c97"/>
    </style:style>
    <style:style style:name="P459" style:family="paragraph" style:parent-style-name="Standard" style:list-style-name="L6">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460" style:family="paragraph" style:parent-style-name="Standard" style:list-style-name="L8">
      <style:paragraph-properties fo:text-align="justify" style:justify-single-word="false"/>
      <style:text-properties fo:color="#b47804" loext:opacity="100%" style:text-position="0% 100%" style:font-name="Abyssinica SIL" fo:font-size="12pt" fo:font-style="italic" style:text-underline-style="none" fo:font-weight="normal" officeooo:rsid="003b6a22" officeooo:paragraph-rsid="003b6a22" style:font-size-asian="10.5pt" style:font-style-asian="italic" style:font-weight-asian="normal" style:font-name-complex="Tibetan Machine Uni2" style:font-size-complex="12pt" style:font-style-complex="italic" style:font-weight-complex="normal"/>
    </style:style>
    <style:style style:name="P461" style:family="paragraph" style:parent-style-name="Standard" style:list-style-name="L8">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462" style:family="paragraph" style:parent-style-name="Standard" style:list-style-name="L12">
      <style:paragraph-properties fo:text-align="justify" style:justify-single-word="false"/>
      <style:text-properties fo:color="#2a6099" loext:opacity="100%" style:text-position="0% 100%" style:font-name="Abyssinica SIL" fo:font-size="12pt" fo:font-style="italic" style:text-underline-style="none" fo:font-weight="normal" officeooo:rsid="004402a1" officeooo:paragraph-rsid="004402a1" style:font-size-asian="10.5pt" style:font-style-asian="italic" style:font-weight-asian="normal" style:font-name-complex="Tibetan Machine Uni2" style:font-size-complex="12pt" style:font-style-complex="italic" style:font-weight-complex="normal"/>
    </style:style>
    <style:style style:name="P463" style:family="paragraph" style:parent-style-name="Standard" style:list-style-name="L21">
      <style:paragraph-properties fo:text-align="justify" style:justify-single-word="false"/>
      <style:text-properties fo:color="#2a6099" loext:opacity="100%" style:text-position="0% 100%" style:font-name="Abyssinica SIL" fo:font-size="12pt" fo:font-style="italic" style:text-underline-style="none" fo:font-weight="normal" officeooo:rsid="0056710f" officeooo:paragraph-rsid="0056710f" style:font-size-asian="10.5pt" style:font-style-asian="italic" style:font-weight-asian="normal" style:font-name-complex="Tibetan Machine Uni2" style:font-size-complex="12pt" style:font-style-complex="italic" style:font-weight-complex="normal"/>
    </style:style>
    <style:style style:name="P464"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70912" officeooo:paragraph-rsid="00670912" fo:background-color="#ffff00" style:font-size-asian="10.5pt" style:font-style-asian="normal" style:font-weight-asian="bold" style:font-name-complex="Tibetan Machine Uni2" style:font-size-complex="12pt" style:font-style-complex="normal" style:font-weight-complex="bold"/>
    </style:style>
    <style:style style:name="P465"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8675e" officeooo:paragraph-rsid="0068675e" fo:background-color="#ffff00" style:font-size-asian="10.5pt" style:font-style-asian="normal" style:font-weight-asian="bold" style:font-name-complex="Tibetan Machine Uni2" style:font-size-complex="12pt" style:font-style-complex="normal" style:font-weight-complex="bold"/>
    </style:style>
    <style:style style:name="P466"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70912" officeooo:paragraph-rsid="00670912" fo:background-color="#ffff00" style:font-size-asian="10.5pt" style:font-style-asian="normal" style:font-weight-asian="normal" style:font-name-complex="Tibetan Machine Uni2" style:font-size-complex="12pt" style:font-style-complex="normal" style:font-weight-complex="normal"/>
    </style:style>
    <style:style style:name="P467"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468" style:family="paragraph" style:parent-style-name="Standard" style:list-style-name="L16">
      <style:paragraph-properties fo:text-align="justify" style:justify-single-word="false"/>
      <style:text-properties officeooo:rsid="004dcf7e" officeooo:paragraph-rsid="004dcf7e"/>
    </style:style>
    <style:style style:name="P469" style:family="paragraph" style:parent-style-name="Standard" style:list-style-name="L17">
      <style:paragraph-properties fo:text-align="justify" style:justify-single-word="false"/>
      <style:text-properties fo:font-weight="bold" officeooo:rsid="004fa629" officeooo:paragraph-rsid="004fa629" style:font-weight-asian="bold" style:font-weight-complex="bold"/>
    </style:style>
    <style:style style:name="P470" style:family="paragraph" style:parent-style-name="Standard" style:list-style-name="L20">
      <style:paragraph-properties fo:text-align="justify" style:justify-single-word="false"/>
      <style:text-properties fo:font-weight="bold" officeooo:rsid="0055829a" officeooo:paragraph-rsid="0055829a" style:font-weight-asian="bold" style:font-weight-complex="bold"/>
    </style:style>
    <style:style style:name="P471" style:family="paragraph" style:parent-style-name="Standard" style:list-style-name="L44">
      <style:paragraph-properties fo:text-align="justify" style:justify-single-word="false"/>
      <style:text-properties fo:font-weight="bold" officeooo:rsid="008f80b3" officeooo:paragraph-rsid="008f80b3" style:font-weight-asian="bold" style:font-weight-complex="bold"/>
    </style:style>
    <style:style style:name="P472" style:family="paragraph" style:parent-style-name="Standard" style:list-style-name="L17">
      <style:paragraph-properties fo:text-align="justify" style:justify-single-word="false"/>
      <style:text-properties fo:font-weight="normal" officeooo:rsid="004fa629" officeooo:paragraph-rsid="004fa629" style:font-weight-asian="normal" style:font-weight-complex="normal"/>
    </style:style>
    <style:style style:name="P473" style:family="paragraph" style:parent-style-name="Standard" style:list-style-name="L37">
      <style:paragraph-properties fo:text-align="justify" style:justify-single-word="false"/>
      <style:text-properties fo:font-weight="normal" officeooo:rsid="00760571" officeooo:paragraph-rsid="00760571" style:font-weight-asian="normal" style:font-weight-complex="normal"/>
    </style:style>
    <style:style style:name="P474" style:family="paragraph" style:parent-style-name="Standard" style:list-style-name="L39">
      <style:paragraph-properties fo:text-align="justify" style:justify-single-word="false"/>
      <style:text-properties fo:font-weight="normal" officeooo:rsid="007c9c42" officeooo:paragraph-rsid="007c9c42" style:font-weight-asian="normal" style:font-weight-complex="normal"/>
    </style:style>
    <style:style style:name="P475" style:family="paragraph" style:parent-style-name="Standard" style:list-style-name="L41">
      <style:paragraph-properties fo:text-align="justify" style:justify-single-word="false"/>
      <style:text-properties fo:font-weight="normal" officeooo:rsid="0085c677" officeooo:paragraph-rsid="0085c677" style:font-weight-asian="normal" style:font-weight-complex="normal"/>
    </style:style>
    <style:style style:name="P476" style:family="paragraph" style:parent-style-name="Standard" style:list-style-name="L41">
      <style:paragraph-properties fo:text-align="justify" style:justify-single-word="false"/>
      <style:text-properties fo:font-weight="normal" officeooo:rsid="00867016" officeooo:paragraph-rsid="00867016" style:font-weight-asian="normal" style:font-weight-complex="normal"/>
    </style:style>
    <style:style style:name="P477" style:family="paragraph" style:parent-style-name="Standard" style:list-style-name="L44">
      <style:paragraph-properties fo:text-align="justify" style:justify-single-word="false"/>
      <style:text-properties fo:font-weight="normal" officeooo:rsid="008f80b3" officeooo:paragraph-rsid="008f80b3" style:font-weight-asian="normal" style:font-weight-complex="normal"/>
    </style:style>
    <style:style style:name="P478" style:family="paragraph" style:parent-style-name="Standard" style:list-style-name="L45">
      <style:paragraph-properties fo:text-align="justify" style:justify-single-word="false"/>
      <style:text-properties fo:font-weight="normal" officeooo:rsid="00946bf5" officeooo:paragraph-rsid="00946bf5" style:font-weight-asian="normal" style:font-weight-complex="normal"/>
    </style:style>
    <style:style style:name="P479" style:family="paragraph" style:parent-style-name="Standard" style:list-style-name="L54">
      <style:paragraph-properties fo:text-align="justify" style:justify-single-word="false"/>
      <style:text-properties fo:font-weight="normal" officeooo:rsid="00d4e994" officeooo:paragraph-rsid="00d4e994" style:font-weight-asian="normal" style:font-weight-complex="normal"/>
    </style:style>
    <style:style style:name="P480" style:family="paragraph" style:parent-style-name="Standard" style:list-style-name="L77">
      <style:paragraph-properties fo:text-align="justify" style:justify-single-word="false"/>
      <style:text-properties fo:font-weight="normal" officeooo:rsid="01000bb1" officeooo:paragraph-rsid="01000bb1" style:font-weight-asian="normal" style:font-weight-complex="normal"/>
    </style:style>
    <style:style style:name="P481" style:family="paragraph" style:parent-style-name="Standard" style:list-style-name="L77">
      <style:paragraph-properties fo:text-align="justify" style:justify-single-word="false"/>
      <style:text-properties fo:font-weight="normal" officeooo:rsid="01011299" officeooo:paragraph-rsid="01011299" style:font-weight-asian="normal" style:font-weight-complex="normal"/>
    </style:style>
    <style:style style:name="P482" style:family="paragraph" style:parent-style-name="Standard" style:list-style-name="L39">
      <style:paragraph-properties fo:text-align="justify" style:justify-single-word="false"/>
      <style:text-properties fo:font-weight="normal" officeooo:rsid="007c9c42" officeooo:paragraph-rsid="007c9c42" fo:background-color="#ffff00" style:font-weight-asian="normal" style:font-weight-complex="normal"/>
    </style:style>
    <style:style style:name="P483" style:family="paragraph" style:parent-style-name="Standard" style:list-style-name="L39">
      <style:paragraph-properties fo:text-align="justify" style:justify-single-word="false"/>
      <style:text-properties fo:font-weight="normal" officeooo:rsid="007c9c42" officeooo:paragraph-rsid="007c9c42" fo:background-color="transparent" style:font-weight-asian="normal" style:font-weight-complex="normal"/>
    </style:style>
    <style:style style:name="P484" style:family="paragraph" style:parent-style-name="Standard" style:list-style-name="L39">
      <style:paragraph-properties fo:text-align="justify" style:justify-single-word="false"/>
      <style:text-properties fo:font-weight="normal" officeooo:rsid="007d8863" officeooo:paragraph-rsid="007d8863" fo:background-color="transparent" style:font-weight-asian="normal" style:font-weight-complex="normal"/>
    </style:style>
    <style:style style:name="P485" style:family="paragraph" style:parent-style-name="Standard" style:list-style-name="L18">
      <style:paragraph-properties fo:text-align="justify" style:justify-single-word="false"/>
      <style:text-properties fo:color="#8d0000" loext:opacity="100%" style:text-position="0% 100%" style:font-name="Tibetan Machine Uni" fo:font-size="14pt" fo:font-style="normal" style:text-underline-style="none" fo:font-weight="normal" officeooo:rsid="00525533" officeooo:paragraph-rsid="00525533" style:font-size-asian="12.25pt" style:font-style-asian="normal" style:font-weight-asian="normal" style:font-name-complex="Tibetan Machine Uni2" style:font-size-complex="14pt" style:font-style-complex="normal" style:font-weight-complex="normal"/>
    </style:style>
    <style:style style:name="P486" style:family="paragraph" style:parent-style-name="Standard" style:list-style-name="L26">
      <style:paragraph-properties fo:text-align="justify" style:justify-single-word="false"/>
      <style:text-properties officeooo:rsid="005ae891" officeooo:paragraph-rsid="005ae891"/>
    </style:style>
    <style:style style:name="P487" style:family="paragraph" style:parent-style-name="Standard" style:list-style-name="L27">
      <style:paragraph-properties fo:text-align="justify" style:justify-single-word="false"/>
      <style:text-properties officeooo:rsid="005b80e1" officeooo:paragraph-rsid="005b80e1"/>
    </style:style>
    <style:style style:name="P488" style:family="paragraph" style:parent-style-name="Standard" style:list-style-name="L31">
      <style:paragraph-properties fo:text-align="justify" style:justify-single-word="false"/>
      <style:text-properties officeooo:rsid="006e9854" officeooo:paragraph-rsid="006e9854"/>
    </style:style>
    <style:style style:name="P489" style:family="paragraph" style:parent-style-name="Standard" style:list-style-name="L31">
      <style:paragraph-properties fo:text-align="justify" style:justify-single-word="false"/>
      <style:text-properties officeooo:rsid="0073f9d8" officeooo:paragraph-rsid="0073f9d8"/>
    </style:style>
    <style:style style:name="P490" style:family="paragraph" style:parent-style-name="Standard" style:list-style-name="L37">
      <style:paragraph-properties fo:text-align="justify" style:justify-single-word="false"/>
      <style:text-properties officeooo:rsid="00760571" officeooo:paragraph-rsid="00760571"/>
    </style:style>
    <style:style style:name="P491" style:family="paragraph" style:parent-style-name="Standard" style:list-style-name="L31">
      <style:paragraph-properties fo:text-align="justify" style:justify-single-word="false"/>
      <style:text-properties officeooo:rsid="0077bc4c" officeooo:paragraph-rsid="0077bc4c"/>
    </style:style>
    <style:style style:name="P492" style:family="paragraph" style:parent-style-name="Standard" style:list-style-name="L38">
      <style:paragraph-properties fo:text-align="justify" style:justify-single-word="false"/>
      <style:text-properties officeooo:rsid="0079bbe6" officeooo:paragraph-rsid="0079bbe6"/>
    </style:style>
    <style:style style:name="P493" style:family="paragraph" style:parent-style-name="Standard" style:list-style-name="L39">
      <style:paragraph-properties fo:text-align="justify" style:justify-single-word="false"/>
      <style:text-properties officeooo:rsid="007c9c42" officeooo:paragraph-rsid="007c9c42"/>
    </style:style>
    <style:style style:name="P494" style:family="paragraph" style:parent-style-name="Standard" style:list-style-name="L39">
      <style:paragraph-properties fo:text-align="justify" style:justify-single-word="false"/>
      <style:text-properties officeooo:rsid="007d8863" officeooo:paragraph-rsid="007d8863"/>
    </style:style>
    <style:style style:name="P495" style:family="paragraph" style:parent-style-name="Standard" style:list-style-name="L39">
      <style:paragraph-properties fo:text-align="justify" style:justify-single-word="false"/>
      <style:text-properties officeooo:rsid="007e0942" officeooo:paragraph-rsid="007e0942"/>
    </style:style>
    <style:style style:name="P496" style:family="paragraph" style:parent-style-name="Standard" style:list-style-name="L43">
      <style:paragraph-properties fo:text-align="justify" style:justify-single-word="false"/>
      <style:text-properties officeooo:rsid="008b1c23" officeooo:paragraph-rsid="008b1c23"/>
    </style:style>
    <style:style style:name="P497" style:family="paragraph" style:parent-style-name="Standard" style:list-style-name="L45">
      <style:paragraph-properties fo:text-align="justify" style:justify-single-word="false"/>
      <style:text-properties officeooo:rsid="00946bf5" officeooo:paragraph-rsid="00946bf5"/>
    </style:style>
    <style:style style:name="P498" style:family="paragraph" style:parent-style-name="Standard" style:list-style-name="L48">
      <style:paragraph-properties fo:text-align="justify" style:justify-single-word="false"/>
      <style:text-properties officeooo:rsid="0098e45a" officeooo:paragraph-rsid="0098e45a"/>
    </style:style>
    <style:style style:name="P499" style:family="paragraph" style:parent-style-name="Standard" style:list-style-name="L48">
      <style:paragraph-properties fo:text-align="justify" style:justify-single-word="false"/>
      <style:text-properties officeooo:rsid="009acba8" officeooo:paragraph-rsid="009acba8"/>
    </style:style>
    <style:style style:name="P500" style:family="paragraph" style:parent-style-name="Standard" style:list-style-name="L48">
      <style:paragraph-properties fo:text-align="justify" style:justify-single-word="false"/>
      <style:text-properties fo:font-style="normal" fo:font-weight="normal" officeooo:rsid="009b4f0c" officeooo:paragraph-rsid="009b4f0c" style:font-style-asian="normal" style:font-weight-asian="normal" style:font-style-complex="normal" style:font-weight-complex="normal"/>
    </style:style>
    <style:style style:name="P501" style:family="paragraph" style:parent-style-name="Standard" style:list-style-name="L50">
      <style:paragraph-properties fo:text-align="justify" style:justify-single-word="false"/>
      <style:text-properties officeooo:rsid="00bd49b0" officeooo:paragraph-rsid="00bd49b0"/>
    </style:style>
    <style:style style:name="P502" style:family="paragraph" style:parent-style-name="Standard" style:list-style-name="L50">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503"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0.5pt" style:font-style-asian="normal" style:font-weight-asian="normal" style:font-name-complex="Tibetan Machine Uni2" style:font-size-complex="12pt" style:font-style-complex="normal" style:font-weight-complex="normal"/>
    </style:style>
    <style:style style:name="P504"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00bb1" officeooo:paragraph-rsid="01000bb1" fo:background-color="transparent" style:font-size-asian="10.5pt" style:font-style-asian="normal" style:font-weight-asian="normal" style:font-name-complex="Tibetan Machine Uni2" style:font-size-complex="12pt" style:font-style-complex="normal" style:font-weight-complex="normal"/>
    </style:style>
    <style:style style:name="P505"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1299" officeooo:paragraph-rsid="01011299" fo:background-color="transparent" style:font-size-asian="10.5pt" style:font-style-asian="normal" style:font-weight-asian="normal" style:font-name-complex="Tibetan Machine Uni2" style:font-size-complex="12pt" style:font-style-complex="normal" style:font-weight-complex="normal"/>
    </style:style>
    <style:style style:name="P506" style:family="paragraph" style:parent-style-name="Standard" style:list-style-name="L7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56f0" officeooo:paragraph-rsid="010156f0" fo:background-color="transparent" style:font-size-asian="10.5pt" style:font-style-asian="normal" style:font-weight-asian="normal" style:font-name-complex="Tibetan Machine Uni2" style:font-size-complex="12pt" style:font-style-complex="normal" style:font-weight-complex="normal"/>
    </style:style>
    <style:style style:name="P507" style:family="paragraph" style:parent-style-name="Standard" style:list-style-name="L79">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fe20" officeooo:paragraph-rsid="0101fe20" fo:background-color="transparent" style:font-size-asian="10.5pt" style:font-style-asian="normal" style:font-weight-asian="normal" style:font-name-complex="Tibetan Machine Uni2" style:font-size-complex="12pt" style:font-style-complex="normal" style:font-weight-complex="normal"/>
    </style:style>
    <style:style style:name="P50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fe20" officeooo:paragraph-rsid="0101fe20" fo:background-color="transparent" style:font-size-asian="10.5pt" style:font-style-asian="normal" style:font-weight-asian="normal" style:font-name-complex="Tibetan Machine Uni2" style:font-size-complex="12pt" style:font-style-complex="normal" style:font-weight-complex="normal"/>
    </style:style>
    <style:style style:name="P509" style:family="paragraph" style:parent-style-name="Standard" style:list-style-name="L80">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377e3" officeooo:paragraph-rsid="010377e3" fo:background-color="transparent" style:font-size-asian="10.5pt" style:font-style-asian="normal" style:font-weight-asian="normal" style:font-name-complex="Tibetan Machine Uni2" style:font-size-complex="12pt" style:font-style-complex="normal" style:font-weight-complex="normal"/>
    </style:style>
    <style:style style:name="P510" style:family="paragraph" style:parent-style-name="Standard" style:list-style-name="L8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4ad9d" officeooo:paragraph-rsid="0104ad9d" fo:background-color="transparent" style:font-size-asian="10.5pt" style:font-style-asian="normal" style:font-weight-asian="normal" style:font-name-complex="Tibetan Machine Uni2" style:font-size-complex="12pt" style:font-style-complex="normal" style:font-weight-complex="normal"/>
    </style:style>
    <style:style style:name="P511" style:family="paragraph" style:parent-style-name="Standard" style:list-style-name="L8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4e" officeooo:paragraph-rsid="0105fb4e" fo:background-color="transparent" style:font-size-asian="10.5pt" style:font-style-asian="normal" style:font-weight-asian="normal" style:font-name-complex="Tibetan Machine Uni2" style:font-size-complex="12pt" style:font-style-complex="normal" style:font-weight-complex="normal"/>
    </style:style>
    <style:style style:name="P51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4e" officeooo:paragraph-rsid="0105fb4e" fo:background-color="transparent" style:font-size-asian="10.5pt" style:font-style-asian="normal" style:font-weight-asian="normal" style:font-name-complex="Tibetan Machine Uni2" style:font-size-complex="12pt" style:font-style-complex="normal" style:font-weight-complex="normal"/>
    </style:style>
    <style:style style:name="P513" style:family="paragraph" style:parent-style-name="Standard" style:list-style-name="L8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6a" officeooo:paragraph-rsid="0105fb6a" fo:background-color="transparent" style:font-size-asian="10.5pt" style:font-style-asian="normal" style:font-weight-asian="normal" style:font-name-complex="Tibetan Machine Uni2" style:font-size-complex="12pt" style:font-style-complex="normal" style:font-weight-complex="normal"/>
    </style:style>
    <style:style style:name="P51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6a" officeooo:paragraph-rsid="0105fb6a" fo:background-color="transparent" style:font-size-asian="10.5pt" style:font-style-asian="normal" style:font-weight-asian="normal" style:font-name-complex="Tibetan Machine Uni2" style:font-size-complex="12pt" style:font-style-complex="normal" style:font-weight-complex="normal"/>
    </style:style>
    <style:style style:name="P515" style:family="paragraph" style:parent-style-name="Standard" style:list-style-name="L8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646c8" officeooo:paragraph-rsid="010646c8" fo:background-color="transparent" style:font-size-asian="10.5pt" style:font-style-asian="normal" style:font-weight-asian="normal" style:font-name-complex="Tibetan Machine Uni2" style:font-size-complex="12pt" style:font-style-complex="normal" style:font-weight-complex="normal"/>
    </style:style>
    <style:style style:name="P516"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2pt" style:font-style-asian="normal" style:font-weight-asian="normal" style:font-name-complex="Tibetan Machine Uni2" style:font-size-complex="12pt" style:font-style-complex="normal" style:font-weight-complex="normal"/>
    </style:style>
    <style:style style:name="P517"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518" style:family="paragraph" style:parent-style-name="Standard" style:list-style-name="L5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519" style:family="paragraph" style:parent-style-name="Standard" style:list-style-name="L5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a3bc2" officeooo:paragraph-rsid="00ca3bc2" fo:background-color="transparent" style:font-size-asian="12pt" style:font-style-asian="normal" style:font-weight-asian="normal" style:font-name-complex="Tibetan Machine Uni2" style:font-size-complex="12pt" style:font-style-complex="normal" style:font-weight-complex="normal"/>
    </style:style>
    <style:style style:name="P520"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1cc9" officeooo:paragraph-rsid="00d21cc9" fo:background-color="transparent" style:font-size-asian="12pt" style:font-style-asian="normal" style:font-weight-asian="normal" style:font-name-complex="Tibetan Machine Uni2" style:font-size-complex="12pt" style:font-style-complex="normal" style:font-weight-complex="normal"/>
    </style:style>
    <style:style style:name="P521"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522"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523"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5292c" officeooo:paragraph-rsid="00d5292c" fo:background-color="transparent" style:font-size-asian="12pt" style:font-style-asian="normal" style:font-weight-asian="normal" style:font-name-complex="Tibetan Machine Uni2" style:font-size-complex="12pt" style:font-style-complex="normal" style:font-weight-complex="normal"/>
    </style:style>
    <style:style style:name="P524"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525" style:family="paragraph" style:parent-style-name="Standard" style:list-style-name="L5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526"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b62cc" officeooo:paragraph-rsid="00db62cc" fo:background-color="transparent" style:font-size-asian="12pt" style:font-style-asian="normal" style:font-weight-asian="normal" style:font-name-complex="Tibetan Machine Uni2" style:font-size-complex="12pt" style:font-style-complex="normal" style:font-weight-complex="normal"/>
    </style:style>
    <style:style style:name="P527"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528"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529"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transparent" style:font-size-asian="12pt" style:font-style-asian="normal" style:font-weight-asian="normal" style:font-name-complex="Tibetan Machine Uni2" style:font-size-complex="12pt" style:font-style-complex="normal" style:font-weight-complex="normal"/>
    </style:style>
    <style:style style:name="P530"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ffff00" style:font-size-asian="12pt" style:font-style-asian="normal" style:font-weight-asian="normal" style:font-name-complex="Tibetan Machine Uni2" style:font-size-complex="12pt" style:font-style-complex="normal" style:font-weight-complex="normal"/>
    </style:style>
    <style:style style:name="P531"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00bb1" officeooo:paragraph-rsid="01000bb1" fo:background-color="transparent" style:font-size-asian="10.5pt" style:font-style-asian="normal" style:font-weight-asian="bold" style:font-name-complex="Tibetan Machine Uni2" style:font-size-complex="12pt" style:font-style-complex="normal" style:font-weight-complex="bold"/>
    </style:style>
    <style:style style:name="P532" style:family="paragraph" style:parent-style-name="Standard" style:list-style-name="L7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1fe20" officeooo:paragraph-rsid="0101fe20" fo:background-color="transparent" style:font-size-asian="10.5pt" style:font-style-asian="normal" style:font-weight-asian="bold" style:font-name-complex="Tibetan Machine Uni2" style:font-size-complex="12pt" style:font-style-complex="normal" style:font-weight-complex="bold"/>
    </style:style>
    <style:style style:name="P53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156f0" officeooo:paragraph-rsid="010156f0" fo:background-color="transparent" style:font-size-asian="10.5pt" style:font-style-asian="normal" style:font-weight-asian="bold" style:font-name-complex="Tibetan Machine Uni2" style:font-size-complex="12pt" style:font-style-complex="normal" style:font-weight-complex="bold"/>
    </style:style>
    <style:style style:name="P534" style:family="paragraph" style:parent-style-name="Standard" style:list-style-name="L78">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56f0" officeooo:paragraph-rsid="010156f0" fo:background-color="transparent" style:font-size-asian="12.25pt" style:font-style-asian="normal" style:font-weight-asian="normal" style:font-name-complex="Tibetan Machine Uni2" style:font-size-complex="14pt" style:font-style-complex="normal" style:font-weight-complex="normal"/>
    </style:style>
    <style:style style:name="P535" style:family="paragraph" style:parent-style-name="Standard" style:list-style-name="L79">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fe20" officeooo:paragraph-rsid="0101fe20" fo:background-color="transparent" style:font-size-asian="12.25pt" style:font-style-asian="normal" style:font-weight-asian="normal" style:font-name-complex="Tibetan Machine Uni2" style:font-size-complex="14pt" style:font-style-complex="normal" style:font-weight-complex="normal"/>
    </style:style>
    <style:style style:name="P53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377e3" officeooo:paragraph-rsid="010377e3" fo:background-color="transparent" style:font-size-asian="12.25pt" style:font-style-asian="normal" style:font-weight-asian="bold" style:font-name-complex="Tibetan Machine Uni2" style:font-size-complex="14pt" style:font-style-complex="normal" style:font-weight-complex="bold"/>
    </style:style>
    <style:style style:name="P53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4ad9d" officeooo:paragraph-rsid="0104ad9d" fo:background-color="transparent" style:font-size-asian="12.25pt" style:font-style-asian="normal" style:font-weight-asian="bold" style:font-name-complex="Tibetan Machine Uni2" style:font-size-complex="14pt" style:font-style-complex="normal" style:font-weight-complex="bold"/>
    </style:style>
    <style:style style:name="P53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5fb6a" officeooo:paragraph-rsid="0105fb6a" fo:background-color="transparent" style:font-size-asian="12.25pt" style:font-style-asian="normal" style:font-weight-asian="bold" style:font-name-complex="Tibetan Machine Uni2" style:font-size-complex="14pt" style:font-style-complex="normal" style:font-weight-complex="bold"/>
    </style:style>
    <style:style style:name="P53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646c8" officeooo:paragraph-rsid="010646c8" fo:background-color="transparent" style:font-size-asian="12.25pt" style:font-style-asian="normal" style:font-weight-asian="bold" style:font-name-complex="Tibetan Machine Uni2" style:font-size-complex="14pt" style:font-style-complex="normal" style:font-weight-complex="bold"/>
    </style:style>
    <style:style style:name="P540" style:family="paragraph" style:parent-style-name="Standard" style:list-style-name="L54">
      <style:paragraph-properties fo:text-align="justify" style:justify-single-word="false"/>
      <style:text-properties officeooo:rsid="00d4e994" officeooo:paragraph-rsid="00d4e994"/>
    </style:style>
    <style:style style:name="P541" style:family="paragraph" style:parent-style-name="Standard" style:list-style-name="L55">
      <style:paragraph-properties fo:text-align="justify" style:justify-single-word="false"/>
      <style:text-properties officeooo:rsid="00d9cc81" officeooo:paragraph-rsid="00d9cc81"/>
    </style:style>
    <style:style style:name="P542" style:family="paragraph" style:parent-style-name="Standard">
      <style:paragraph-properties fo:text-align="end" style:justify-single-word="false"/>
      <style:text-properties style:font-name="Abyssinica SIL1" fo:font-size="10pt" officeooo:paragraph-rsid="00febc69" style:font-size-asian="10pt" style:font-name-complex="Abyssinica SIL2" style:font-size-complex="10pt"/>
    </style:style>
    <style:style style:name="P543" style:family="paragraph" style:parent-style-name="Standard">
      <style:paragraph-properties fo:text-align="end" style:justify-single-word="false"/>
      <style:text-properties style:font-name="Abyssinica SIL1" fo:font-size="10pt" officeooo:paragraph-rsid="010377e3" style:font-size-asian="10pt" style:font-name-complex="Abyssinica SIL2" style:font-size-complex="10pt"/>
    </style:style>
    <style:style style:name="P544" style:family="paragraph" style:parent-style-name="Standard">
      <style:paragraph-properties fo:text-align="end" style:justify-single-word="false"/>
      <style:text-properties officeooo:paragraph-rsid="010377e3"/>
    </style:style>
    <style:style style:name="P545" style:family="paragraph" style:parent-style-name="Text_20_body" style:list-style-name="L62">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546" style:family="paragraph" style:parent-style-name="Text_20_body" style:list-style-name="L52">
      <style:text-properties style:font-name="Abyssinica SIL" fo:font-size="12pt" officeooo:rsid="00ca3bc2" officeooo:paragraph-rsid="00ca3bc2" style:font-size-asian="12pt" style:font-size-complex="12pt"/>
    </style:style>
    <style:style style:name="P547" style:family="paragraph" style:parent-style-name="Text_20_body" style:list-style-name="L59">
      <style:paragraph-properties fo:text-align="justify" style:justify-single-word="false"/>
      <style:text-properties style:font-name="Abyssinica SIL" fo:font-size="12pt" style:font-size-asian="12pt" style:font-size-complex="12pt"/>
    </style:style>
    <style:style style:name="P548" style:family="paragraph" style:parent-style-name="Text_20_body" style:list-style-name="L60">
      <style:paragraph-properties fo:text-align="justify" style:justify-single-word="false"/>
      <style:text-properties style:font-name="Abyssinica SIL" fo:font-size="12pt" style:font-size-asian="12pt" style:font-size-complex="12pt"/>
    </style:style>
    <style:style style:name="P549" style:family="paragraph" style:parent-style-name="Text_20_body" style:list-style-name="L61">
      <style:paragraph-properties fo:text-align="justify" style:justify-single-word="false"/>
      <style:text-properties style:font-name="Abyssinica SIL" fo:font-size="12pt" style:font-size-asian="12pt" style:font-size-complex="12pt"/>
    </style:style>
    <style:style style:name="P550" style:family="paragraph" style:parent-style-name="Text_20_body" style:list-style-name="L62">
      <style:paragraph-properties fo:text-align="justify" style:justify-single-word="false"/>
      <style:text-properties style:font-name="Abyssinica SIL" fo:font-size="12pt" style:font-size-asian="12pt" style:font-size-complex="12pt"/>
    </style:style>
    <style:style style:name="P551" style:family="paragraph" style:parent-style-name="Text_20_body" style:list-style-name="L52">
      <style:text-properties officeooo:rsid="00ca3bc2" officeooo:paragraph-rsid="00ca3bc2"/>
    </style:style>
    <style:style style:name="P552" style:family="paragraph" style:parent-style-name="Text_20_body" style:list-style-name="L61">
      <style:paragraph-properties fo:margin-top="0cm" fo:margin-bottom="0.499cm" style:contextual-spacing="false" fo:text-align="justify" style:justify-single-word="false"/>
      <style:text-properties officeooo:paragraph-rsid="00f08be0"/>
    </style:style>
    <style:style style:name="P553" style:family="paragraph" style:parent-style-name="Text_20_body" style:list-style-name="L62">
      <style:paragraph-properties fo:margin-top="0cm" fo:margin-bottom="0.499cm" style:contextual-spacing="false" fo:text-align="justify" style:justify-single-word="false"/>
      <style:text-properties officeooo:paragraph-rsid="00f15076"/>
    </style:style>
    <style:style style:name="P554" style:family="paragraph" style:parent-style-name="Text_20_body" style:list-style-name="L63">
      <style:paragraph-properties fo:margin-top="0cm" fo:margin-bottom="0.499cm" style:contextual-spacing="false" fo:text-align="justify" style:justify-single-word="false"/>
      <style:text-properties officeooo:paragraph-rsid="00f21cb5"/>
    </style:style>
    <style:style style:name="P555" style:family="paragraph" style:parent-style-name="Text_20_body" style:list-style-name="L74">
      <style:paragraph-properties fo:margin-top="0cm" fo:margin-bottom="0.499cm" style:contextual-spacing="false" fo:text-align="justify" style:justify-single-word="false"/>
      <style:text-properties officeooo:paragraph-rsid="00fa3cb7"/>
    </style:style>
    <style:style style:name="P556" style:family="paragraph" style:parent-style-name="Text_20_body" style:list-style-name="L64"/>
    <style:style style:name="P557" style:family="paragraph" style:parent-style-name="Text_20_body" style:list-style-name="L65"/>
    <style:style style:name="P558" style:family="paragraph" style:parent-style-name="Text_20_body" style:list-style-name="L66"/>
    <style:style style:name="P559" style:family="paragraph" style:parent-style-name="Text_20_body" style:list-style-name="L67"/>
    <style:style style:name="P560" style:family="paragraph" style:parent-style-name="Text_20_body" style:list-style-name="L68"/>
    <style:style style:name="P561" style:family="paragraph" style:parent-style-name="Text_20_body" style:list-style-name="L69"/>
    <style:style style:name="P562" style:family="paragraph" style:parent-style-name="Text_20_body" style:list-style-name="L70"/>
    <style:style style:name="P563" style:family="paragraph" style:parent-style-name="Text_20_body" style:list-style-name="L71"/>
    <style:style style:name="P564" style:family="paragraph" style:parent-style-name="Text_20_body" style:list-style-name="L72"/>
    <style:style style:name="P565" style:family="paragraph" style:parent-style-name="Text_20_body" style:list-style-name="L73"/>
    <style:style style:name="P566" style:family="paragraph" style:parent-style-name="Text_20_body" style:list-style-name="L75"/>
    <style:style style:name="P567" style:family="paragraph" style:parent-style-name="Text_20_body" style:list-style-name="L76"/>
    <style:style style:name="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T2" style:family="text">
      <style:text-properties fo:font-variant="normal" fo:text-transform="none" fo:color="#000000" loext:opacity="100%" style:text-position="0% 100%" style:font-name="Abyssinica SIL" fo:font-size="12pt" fo:letter-spacing="normal" fo:font-style="italic" style:text-underline-style="none" fo:font-weight="bold"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3" style:family="text">
      <style:text-properties fo:font-variant="normal" fo:text-transform="none"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4" style:family="text">
      <style:text-properties fo:font-variant="normal" fo:text-transform="none" fo:color="#000000" loext:opacity="10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5" style:family="text">
      <style:text-properties fo:font-variant="normal" fo:text-transform="none" fo:color="#000000" loext:opacity="100%" style:text-position="0% 100%" style:font-name="Abyssinica SIL" fo:font-size="12pt" fo:letter-spacing="normal" fo:font-style="normal" style:text-underline-style="none" fo:font-weight="normal" officeooo:rsid="00bc6c9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6" style:family="text">
      <style:text-properties fo:font-variant="normal" fo:text-transform="none" fo:color="#000000" loext:opacity="100%" style:text-position="0% 100%" style:font-name="Abyssinica SIL" fo:font-size="12pt" fo:letter-spacing="normal" fo:font-style="normal" style:text-underline-style="none" fo:font-weight="normal" officeooo:rsid="00be5a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7" style:family="text">
      <style:text-properties fo:font-variant="normal" fo:text-transform="none" fo:color="#000000" loext:opacity="100%" style:text-position="0% 100%" style:font-name="Abyssinica SIL" fo:font-size="12pt" fo:letter-spacing="normal" fo:font-style="normal" style:text-underline-style="none" fo:font-weight="normal" officeooo:rsid="00bfd38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8" style:family="text">
      <style:text-properties fo:font-variant="normal" fo:text-transform="none" fo:color="#000000" loext:opacity="100%" style:text-position="0% 100%" style:font-name="Abyssinica SIL" fo:font-size="12pt" fo:letter-spacing="normal" style:text-underline-style="none" fo:background-color="transparent" loext:char-shading-value="0" style:font-size-asian="12pt" style:font-name-complex="Tibetan Machine Uni2" style:font-size-complex="12pt"/>
    </style:style>
    <style:style style:name="T9" style:family="text">
      <style:text-properties fo:font-variant="normal" fo:text-transform="none" fo:color="#000000" loext:opacity="100%" style:text-position="0% 100%" style:font-name="Abyssinica SIL" fo:font-size="12pt" fo:letter-spacing="normal" style:text-underline-style="none" fo:font-weight="bold" fo:background-color="transparent" loext:char-shading-value="0" style:font-size-asian="12pt" style:font-weight-asian="bold" style:font-name-complex="Tibetan Machine Uni2" style:font-size-complex="12pt" style:font-weight-complex="bold"/>
    </style:style>
    <style:style style:name="T10" style:family="text">
      <style:text-properties fo:font-variant="normal" fo:text-transform="none" style:use-window-font-color="true" loext:opacity="0%" style:text-position="0% 100%" fo:letter-spacing="normal" fo:font-style="normal" style:text-underline-style="none" fo:font-weight="normal" officeooo:rsid="00c9a2e7" fo:background-color="transparent" loext:char-shading-value="0" style:font-style-asian="normal" style:font-weight-asian="normal" style:font-name-complex="Tibetan Machine Uni2" style:font-style-complex="normal" style:font-weight-complex="normal"/>
    </style:style>
    <style:style style:name="T11" style:family="text">
      <style:text-properties fo:font-variant="normal" fo:text-transform="none" style:use-window-font-color="true" loext:opacity="0%" style:text-position="0% 100%" fo:letter-spacing="normal" fo:font-style="normal" style:text-underline-style="none" fo:font-weight="normal" officeooo:rsid="00ca3bc2" fo:background-color="transparent" loext:char-shading-value="0" style:font-style-asian="normal" style:font-weight-asian="normal" style:font-name-complex="Tibetan Machine Uni2" style:font-style-complex="normal" style:font-weight-complex="normal"/>
    </style:style>
    <style:style style:name="T12" style:family="text">
      <style:text-properties fo:font-variant="normal" fo:text-transform="none" style:use-window-font-color="true" loext:opacity="0%" style:text-position="0% 100%" fo:letter-spacing="normal" fo:font-style="normal" style:text-underline-style="none" fo:font-weight="bold" officeooo:rsid="00c9a2e7" fo:background-color="transparent" loext:char-shading-value="0" style:font-style-asian="normal" style:font-weight-asian="bold" style:font-name-complex="Tibetan Machine Uni2" style:font-style-complex="normal" style:font-weight-complex="bold"/>
    </style:style>
    <style:style style:name="T13" style:family="text">
      <style:text-properties fo:font-variant="normal" fo:text-transform="none" style:use-window-font-color="true" loext:opacity="0%" style:text-position="0% 100%" fo:letter-spacing="normal" fo:font-style="normal" style:text-underline-style="none" fo:font-weight="bold" officeooo:rsid="00ca3bc2" fo:background-color="transparent" loext:char-shading-value="0" style:font-style-asian="normal" style:font-weight-asian="bold" style:font-name-complex="Tibetan Machine Uni2" style:font-style-complex="normal" style:font-weight-complex="bold"/>
    </style:style>
    <style:style style:name="T14" style:family="text">
      <style:text-properties fo:font-variant="normal" fo:text-transform="none" style:use-window-font-color="true" loext:opacity="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5"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d35f58"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6"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150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7"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366e5"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8"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a3cb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9"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c7240"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0"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eebb96" fo:background-color="transparent" loext:char-shading-value="0" style:font-name-asian="Noto Sans Mono CJK SC" style:font-size-asian="12pt" style:font-style-asian="normal" style:font-weight-asian="normal" style:font-name-complex="Tibetan Machine Uni2" style:font-size-complex="12pt" style:font-style-complex="normal" style:font-weight-complex="normal"/>
    </style:style>
    <style:style style:name="T21" style:family="text">
      <style:text-properties fo:font-variant="normal" fo:text-transform="none" style:use-window-font-color="true" loext:opacity="0%" style:text-position="0% 100%" style:font-name="Abyssinica SIL" fo:font-size="12pt" fo:letter-spacing="normal" fo:font-style="normal" style:text-underline-style="none" fo:font-weight="bold"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2"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f15076"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eebb96" fo:background-color="transparent" loext:char-shading-value="0" style:font-name-asian="Noto Sans Mono CJK SC" style:font-size-asian="12pt" style:font-style-asian="normal" style:font-weight-asian="bold" style:font-name-complex="Tibetan Machine Uni2" style:font-size-complex="12pt" style:font-style-complex="normal" style:font-weight-complex="bold"/>
    </style:style>
    <style:style style:name="T24"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2pt" style:font-style-asian="normal" style:font-name-complex="Tibetan Machine Uni2" style:font-size-complex="12pt" style:font-style-complex="normal"/>
    </style:style>
    <style:style style:name="T25"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0.5pt" style:font-style-asian="normal" style:font-name-complex="Tibetan Machine Uni2" style:font-size-complex="12pt" style:font-style-complex="normal"/>
    </style:style>
    <style:style style:name="T26" style:family="text">
      <style:text-properties fo:font-variant="normal" fo:text-transform="none" style:use-window-font-color="true" loext:opacity="0%" style:text-position="0% 100%" style:font-name="Abyssinica SIL" fo:font-size="12pt" fo:letter-spacing="normal" style:text-underline-style="none" fo:background-color="transparent" loext:char-shading-value="0" style:font-name-asian="Noto Sans Mono CJK SC" style:font-size-asian="12pt" style:font-name-complex="Tibetan Machine Uni2" style:font-size-complex="12pt"/>
    </style:style>
    <style:style style:name="T27" style:family="text">
      <style:text-properties fo:font-variant="normal" fo:text-transform="none" style:use-window-font-color="true" loext:opacity="0%" style:text-position="0% 100%" style:font-name="Abyssinica SIL" fo:font-size="12pt" fo:letter-spacing="normal" style:text-underline-style="none" fo:font-weight="bold" fo:background-color="transparent" loext:char-shading-value="0" style:font-name-asian="Noto Sans Mono CJK SC" style:font-size-asian="12pt" style:font-weight-asian="bold" style:font-name-complex="Tibetan Machine Uni2" style:font-size-complex="12pt" style:font-weight-complex="bold"/>
    </style:style>
    <style:style style:name="T28" style:family="text">
      <style:text-properties fo:font-variant="normal" fo:text-transform="none" fo:color="#dddddd"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dddddd" loext:opacity="100%" style:font-name="Abyssinica SIL" fo:font-size="12pt" fo:letter-spacing="normal" fo:font-style="normal" fo:font-weight="normal" fo:background-color="#444444" loext:char-shading-value="0" style:font-size-asian="12pt" style:font-size-complex="12pt"/>
    </style:style>
    <style:style style:name="T30" style:family="text">
      <style:text-properties fo:font-variant="normal" fo:text-transform="none" fo:color="#dd8888" loext:opacity="100%" style:text-position="0% 100%" style:font-name="Abyssinica SIL" fo:font-size="12pt" fo:letter-spacing="normal" fo:font-style="normal" style:text-underline-style="none" fo:font-weight="bold" officeooo:rsid="00ca3bc2" fo:background-color="#444444"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dd8888"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dd8888" loext:opacity="100%" style:font-name="Abyssinica SIL" fo:font-size="12pt" fo:letter-spacing="normal" fo:font-style="normal" fo:font-weight="bold" fo:background-color="#444444" loext:char-shading-value="0" style:font-size-asian="12pt" style:font-size-complex="12pt"/>
    </style:style>
    <style:style style:name="T33" style:family="text">
      <style:text-properties fo:font-variant="normal" fo:text-transform="none" fo:color="#dd8888" loext:opacity="100%" style:font-name="Abyssinica SIL" fo:font-size="12pt" fo:letter-spacing="normal" fo:font-style="normal" fo:font-weight="normal" fo:background-color="#444444" loext:char-shading-value="0" style:font-size-asian="12pt" style:font-size-complex="12pt"/>
    </style:style>
    <style:style style:name="T34" style:family="text">
      <style:text-properties fo:color="#2a6099" loext:opacity="100%" style:text-position="0% 100%" style:font-name="Abyssinica SIL" fo:font-size="12pt" fo:font-style="normal" style:text-underline-style="none" fo:font-weight="bold" officeooo:rsid="004fa629" style:font-size-asian="10.5pt" style:font-style-asian="normal" style:font-weight-asian="bold" style:font-name-complex="Tibetan Machine Uni2" style:font-size-complex="12pt" style:font-style-complex="normal" style:font-weight-complex="bold"/>
    </style:style>
    <style:style style:name="T35" style:family="text">
      <style:text-properties fo:color="#2a6099" loext:opacity="100%" style:text-position="0% 100%" style:font-name="Abyssinica SIL" fo:font-size="12pt" fo:font-style="normal" style:text-underline-style="none" fo:font-weight="bold" officeooo:rsid="0087277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36" style:family="text">
      <style:text-properties fo:color="#2a6099" loext:opacity="100%" fo:font-weight="bold" style:font-weight-asian="bold" style:font-weight-complex="bold"/>
    </style:style>
    <style:style style:name="T37" style:family="text">
      <style:text-properties fo:color="#2a6099" loext:opacity="100%" fo:font-weight="bold" officeooo:rsid="005b904a" style:font-weight-asian="bold" style:font-weight-complex="bold"/>
    </style:style>
    <style:style style:name="T38" style:family="text">
      <style:text-properties style:use-window-font-color="true" loext:opacity="0%" style:text-position="0% 100%" style:font-name="Abyssinica SIL" fo:font-size="12pt" fo:font-style="normal" style:text-underline-style="none" fo:font-weight="normal" style:font-size-asian="10.5pt" style:font-style-asian="normal" style:font-weight-asian="normal" style:font-name-complex="Tibetan Machine Uni2" style:font-size-complex="12pt" style:font-style-complex="normal" style:font-weight-complex="normal"/>
    </style:style>
    <style:style style:name="T39" style:family="text">
      <style:text-properties style:use-window-font-color="true" loext:opacity="0%" style:text-position="0% 100%" style:font-name="Abyssinica SIL" fo:font-size="12pt" fo:font-style="normal" style:text-underline-style="none" fo:font-weight="normal" officeooo:rsid="0037c582" style:font-size-asian="10.5pt" style:font-style-asian="normal" style:font-weight-asian="normal" style:font-name-complex="Tibetan Machine Uni2" style:font-size-complex="12pt" style:font-style-complex="normal" style:font-weight-complex="normal"/>
    </style:style>
    <style:style style:name="T40" style:family="text">
      <style:text-properties style:use-window-font-color="true" loext:opacity="0%" style:text-position="0% 100%" style:font-name="Abyssinica SIL" fo:font-size="12pt" fo:font-style="normal" style:text-underline-style="none" fo:font-weight="normal" officeooo:rsid="0038e7a5" style:font-size-asian="10.5pt" style:font-style-asian="normal" style:font-weight-asian="normal" style:font-name-complex="Tibetan Machine Uni2" style:font-size-complex="12pt" style:font-style-complex="normal" style:font-weight-complex="normal"/>
    </style:style>
    <style:style style:name="T41" style:family="text">
      <style:text-properties style:use-window-font-color="true" loext:opacity="0%" style:text-position="0% 100%" style:font-name="Abyssinica SIL" fo:font-size="12pt" fo:font-style="normal" style:text-underline-style="none" fo:font-weight="normal" officeooo:rsid="003b6a22" style:font-size-asian="10.5pt" style:font-style-asian="normal" style:font-weight-asian="normal" style:font-name-complex="Tibetan Machine Uni2" style:font-size-complex="12pt" style:font-style-complex="normal" style:font-weight-complex="normal"/>
    </style:style>
    <style:style style:name="T42" style:family="text">
      <style:text-properties style:use-window-font-color="true" loext:opacity="0%" style:text-position="0% 100%" style:font-name="Abyssinica SIL" fo:font-size="12pt" fo:font-style="normal" style:text-underline-style="none" fo:font-weight="normal" officeooo:rsid="0045ab0f" style:font-size-asian="10.5pt" style:font-style-asian="normal" style:font-weight-asian="normal" style:font-name-complex="Tibetan Machine Uni2" style:font-size-complex="12pt" style:font-style-complex="normal" style:font-weight-complex="normal"/>
    </style:style>
    <style:style style:name="T43" style:family="text">
      <style:text-properties style:use-window-font-color="true" loext:opacity="0%" style:text-position="0% 100%" style:font-name="Abyssinica SIL" fo:font-size="12pt" fo:font-style="normal" style:text-underline-style="none" fo:font-weight="normal" officeooo:rsid="004dcf7e" style:font-size-asian="10.5pt" style:font-style-asian="normal" style:font-weight-asian="normal" style:font-name-complex="Tibetan Machine Uni2" style:font-size-complex="12pt" style:font-style-complex="normal" style:font-weight-complex="normal"/>
    </style:style>
    <style:style style:name="T44" style:family="text">
      <style:text-properties style:use-window-font-color="true" loext:opacity="0%" style:text-position="0% 100%" style:font-name="Abyssinica SIL" fo:font-size="12pt" fo:font-style="normal" style:text-underline-style="none" fo:font-weight="normal" officeooo:rsid="005a3012" style:font-size-asian="10.5pt" style:font-style-asian="normal" style:font-weight-asian="normal" style:font-name-complex="Tibetan Machine Uni2" style:font-size-complex="12pt" style:font-style-complex="normal" style:font-weight-complex="normal"/>
    </style:style>
    <style:style style:name="T45" style:family="text">
      <style:text-properties style:use-window-font-color="true" loext:opacity="0%" style:text-position="0% 100%" style:font-name="Abyssinica SIL" fo:font-size="12pt" fo:font-style="normal" style:text-underline-style="none" fo:font-weight="normal" officeooo:rsid="005ae891" style:font-size-asian="10.5pt" style:font-style-asian="normal" style:font-weight-asian="normal" style:font-name-complex="Tibetan Machine Uni2" style:font-size-complex="12pt" style:font-style-complex="normal" style:font-weight-complex="normal"/>
    </style:style>
    <style:style style:name="T46" style:family="text">
      <style:text-properties style:use-window-font-color="true" loext:opacity="0%" style:text-position="0% 100%" style:font-name="Abyssinica SIL" fo:font-size="12pt" fo:font-style="normal" style:text-underline-style="none" fo:font-weight="normal" officeooo:rsid="005b80e1" style:font-size-asian="10.5pt" style:font-style-asian="normal" style:font-weight-asian="normal" style:font-name-complex="Tibetan Machine Uni2" style:font-size-complex="12pt" style:font-style-complex="normal" style:font-weight-complex="normal"/>
    </style:style>
    <style:style style:name="T47" style:family="text">
      <style:text-properties style:use-window-font-color="true" loext:opacity="0%" style:text-position="0% 100%" style:font-name="Abyssinica SIL" fo:font-size="12pt" fo:font-style="normal" style:text-underline-style="none" fo:font-weight="normal" officeooo:rsid="005dff56" style:font-size-asian="10.5pt" style:font-style-asian="normal" style:font-weight-asian="normal" style:font-name-complex="Tibetan Machine Uni2" style:font-size-complex="12pt" style:font-style-complex="normal" style:font-weight-complex="normal"/>
    </style:style>
    <style:style style:name="T48" style:family="text">
      <style:text-properties style:use-window-font-color="true" loext:opacity="0%" style:text-position="0% 100%" style:font-name="Abyssinica SIL" fo:font-size="12pt" fo:font-style="normal" style:text-underline-style="none" fo:font-weight="normal" officeooo:rsid="0062163b" style:font-size-asian="10.5pt" style:font-style-asian="normal" style:font-weight-asian="normal" style:font-name-complex="Tibetan Machine Uni2" style:font-size-complex="12pt" style:font-style-complex="normal" style:font-weight-complex="normal"/>
    </style:style>
    <style:style style:name="T49" style:family="text">
      <style:text-properties style:use-window-font-color="true" loext:opacity="0%" style:text-position="0% 100%" style:font-name="Abyssinica SIL" fo:font-size="12pt" fo:font-style="normal" style:text-underline-style="none" fo:font-weight="normal" officeooo:rsid="006701d9" style:font-size-asian="10.5pt" style:font-style-asian="normal" style:font-weight-asian="normal" style:font-name-complex="Tibetan Machine Uni2" style:font-size-complex="12pt" style:font-style-complex="normal" style:font-weight-complex="normal"/>
    </style:style>
    <style:style style:name="T50" style:family="text">
      <style:text-properties style:use-window-font-color="true" loext:opacity="0%" style:text-position="0% 100%" style:font-name="Abyssinica SIL" fo:font-size="12pt" fo:font-style="normal" style:text-underline-style="none" fo:font-weight="normal" officeooo:rsid="006aac2c" style:font-size-asian="10.5pt" style:font-style-asian="normal" style:font-weight-asian="normal" style:font-name-complex="Tibetan Machine Uni2" style:font-size-complex="12pt" style:font-style-complex="normal" style:font-weight-complex="normal"/>
    </style:style>
    <style:style style:name="T51" style:family="text">
      <style:text-properties style:use-window-font-color="true" loext:opacity="0%" style:text-position="0% 100%" style:font-name="Abyssinica SIL" fo:font-size="12pt" fo:font-style="normal" style:text-underline-style="none" fo:font-weight="normal" officeooo:rsid="006e246b" style:font-size-asian="10.5pt" style:font-style-asian="normal" style:font-weight-asian="normal" style:font-name-complex="Tibetan Machine Uni2" style:font-size-complex="12pt" style:font-style-complex="normal" style:font-weight-complex="normal"/>
    </style:style>
    <style:style style:name="T52" style:family="text">
      <style:text-properties style:use-window-font-color="true" loext:opacity="0%" style:text-position="0% 100%" style:font-name="Abyssinica SIL" fo:font-size="12pt" fo:font-style="normal" style:text-underline-style="none" fo:font-weight="normal" officeooo:rsid="006e73c7" style:font-size-asian="10.5pt" style:font-style-asian="normal" style:font-weight-asian="normal" style:font-name-complex="Tibetan Machine Uni2" style:font-size-complex="12pt" style:font-style-complex="normal" style:font-weight-complex="normal"/>
    </style:style>
    <style:style style:name="T53" style:family="text">
      <style:text-properties style:use-window-font-color="true" loext:opacity="0%" style:text-position="0% 100%" style:font-name="Abyssinica SIL" fo:font-size="12pt" fo:font-style="normal" style:text-underline-style="none" fo:font-weight="normal" officeooo:rsid="007054be" style:font-size-asian="10.5pt" style:font-style-asian="normal" style:font-weight-asian="normal" style:font-name-complex="Tibetan Machine Uni2" style:font-size-complex="12pt" style:font-style-complex="normal" style:font-weight-complex="normal"/>
    </style:style>
    <style:style style:name="T54" style:family="text">
      <style:text-properties style:use-window-font-color="true" loext:opacity="0%" style:text-position="0% 100%" style:font-name="Abyssinica SIL" fo:font-size="12pt" fo:font-style="normal" style:text-underline-style="none" fo:font-weight="normal"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5" style:family="text">
      <style:text-properties style:use-window-font-color="true" loext:opacity="0%" style:text-position="0% 100%" style:font-name="Abyssinica SIL" fo:font-size="12pt" fo:font-style="normal" style:text-underline-style="none" fo:font-weight="normal" officeooo:rsid="006701d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6" style:family="text">
      <style:text-properties style:use-window-font-color="true" loext:opacity="0%" style:text-position="0% 100%" style:font-name="Abyssinica SIL" fo:font-size="12pt" fo:font-style="normal" style:text-underline-style="none" fo:font-weight="normal" officeooo:rsid="006aac2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7" style:family="text">
      <style:text-properties style:use-window-font-color="true" loext:opacity="0%" style:text-position="0% 100%" style:font-name="Abyssinica SIL" fo:font-size="12pt" fo:font-style="normal" style:text-underline-style="none" fo:font-weight="normal" officeooo:rsid="006b213d"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8" style:family="text">
      <style:text-properties style:use-window-font-color="true" loext:opacity="0%" style:text-position="0% 100%" style:font-name="Abyssinica SIL" fo:font-size="12pt" fo:font-style="normal" style:text-underline-style="none" fo:font-weight="normal" officeooo:rsid="006ce8f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9" style:family="text">
      <style:text-properties style:use-window-font-color="true" loext:opacity="0%" style:text-position="0% 100%" style:font-name="Abyssinica SIL" fo:font-size="12pt" fo:font-style="normal" style:text-underline-style="none" fo:font-weight="normal" officeooo:rsid="006e9854"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0" style:family="text">
      <style:text-properties style:use-window-font-color="true" loext:opacity="0%" style:text-position="0% 100%" style:font-name="Abyssinica SIL" fo:font-size="12pt" fo:font-style="normal" style:text-underline-style="none" fo:font-weight="normal" officeooo:rsid="007054b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1" style:family="text">
      <style:text-properties style:use-window-font-color="true" loext:opacity="0%" style:text-position="0% 100%" style:font-name="Abyssinica SIL" fo:font-size="12pt" fo:font-style="normal" style:text-underline-style="none" fo:font-weight="normal" officeooo:rsid="0073fe7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2" style:family="text">
      <style:text-properties style:use-window-font-color="true" loext:opacity="0%" style:text-position="0% 100%" style:font-name="Abyssinica SIL" fo:font-size="12pt" fo:font-style="normal" style:text-underline-style="none" fo:font-weight="normal" officeooo:rsid="007552e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3" style:family="text">
      <style:text-properties style:use-window-font-color="true" loext:opacity="0%" style:text-position="0% 100%" style:font-name="Abyssinica SIL" fo:font-size="12pt" fo:font-style="normal" style:text-underline-style="none" fo:font-weight="normal" officeooo:rsid="0076057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4" style:family="text">
      <style:text-properties style:use-window-font-color="true" loext:opacity="0%" style:text-position="0% 100%" style:font-name="Abyssinica SIL" fo:font-size="12pt" fo:font-style="normal" style:text-underline-style="none" fo:font-weight="normal" officeooo:rsid="0077bc4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5" style:family="text">
      <style:text-properties style:use-window-font-color="true" loext:opacity="0%" style:text-position="0% 100%" style:font-name="Abyssinica SIL" fo:font-size="12pt" fo:font-style="normal" style:text-underline-style="none" fo:font-weight="normal" officeooo:rsid="0037c58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6" style:family="text">
      <style:text-properties style:use-window-font-color="true" loext:opacity="0%" style:text-position="0% 100%" style:font-name="Abyssinica SIL" fo:font-size="12pt" fo:font-style="normal" style:text-underline-style="none" fo:font-weight="normal" officeooo:rsid="007c02d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7" style:family="text">
      <style:text-properties style:use-window-font-color="true" loext:opacity="0%" style:text-position="0% 100%" style:font-name="Abyssinica SIL" fo:font-size="12pt" fo:font-style="normal" style:text-underline-style="none" fo:font-weight="normal" officeooo:rsid="007d8863"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8" style:family="text">
      <style:text-properties style:use-window-font-color="true" loext:opacity="0%" style:text-position="0% 100%" style:font-name="Abyssinica SIL" fo:font-size="12pt" fo:font-style="normal" style:text-underline-style="none" fo:font-weight="normal" officeooo:rsid="007e094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9" style:family="text">
      <style:text-properties style:use-window-font-color="true" loext:opacity="0%" style:text-position="0% 100%" style:font-name="Abyssinica SIL" fo:font-size="12pt" fo:font-style="normal" style:text-underline-style="none" fo:font-weight="normal" officeooo:rsid="0088dda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0" style:family="text">
      <style:text-properties style:use-window-font-color="true" loext:opacity="0%" style:text-position="0% 100%" style:font-name="Abyssinica SIL" fo:font-size="12pt" fo:font-style="normal" style:text-underline-style="none" fo:font-weight="normal" officeooo:rsid="0089602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1" style:family="text">
      <style:text-properties style:use-window-font-color="true" loext:opacity="0%" style:text-position="0% 100%" style:font-name="Abyssinica SIL" fo:font-size="12pt" fo:font-style="normal" style:text-underline-style="none" fo:font-weight="normal" officeooo:rsid="008c72c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2" style:family="text">
      <style:text-properties style:use-window-font-color="true" loext:opacity="0%" style:text-position="0% 100%" style:font-name="Abyssinica SIL" fo:font-size="12pt" fo:font-style="normal" style:text-underline-style="none" fo:font-weight="normal" officeooo:rsid="008dbf5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3" style:family="text">
      <style:text-properties style:use-window-font-color="true" loext:opacity="0%" style:text-position="0% 100%" style:font-name="Abyssinica SIL" fo:font-size="12pt" fo:font-style="normal" style:text-underline-style="none" fo:font-weight="normal" officeooo:rsid="00946bf5"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4" style:family="text">
      <style:text-properties style:use-window-font-color="true" loext:opacity="0%" style:text-position="0% 100%" style:font-name="Abyssinica SIL" fo:font-size="12pt" fo:font-style="normal" style:text-underline-style="none" fo:font-weight="normal" officeooo:rsid="0098e45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5" style:family="text">
      <style:text-properties style:use-window-font-color="true" loext:opacity="0%" style:text-position="0% 100%" style:font-name="Abyssinica SIL" fo:font-size="12pt" fo:font-style="normal" style:text-underline-style="none" fo:font-weight="normal" officeooo:rsid="009fb4b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6" style:family="text">
      <style:text-properties style:use-window-font-color="true" loext:opacity="0%" style:text-position="0% 100%" style:font-name="Abyssinica SIL" fo:font-size="12pt" fo:font-style="normal" style:text-underline-style="none" fo:font-weight="normal" officeooo:rsid="00a14a07"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7" style:family="text">
      <style:text-properties style:use-window-font-color="true" loext:opacity="0%" style:text-position="0% 100%" style:font-name="Abyssinica SIL" fo:font-size="12pt" fo:font-style="normal" style:text-underline-style="none" fo:font-weight="normal" officeooo:rsid="00a32c3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8" style:family="text">
      <style:text-properties style:use-window-font-color="true" loext:opacity="0%" style:text-position="0% 100%" style:font-name="Abyssinica SIL" fo:font-size="12pt" fo:font-style="normal" style:text-underline-style="none" fo:font-weight="bold" style:font-size-asian="10.5pt" style:font-style-asian="normal" style:font-weight-asian="bold" style:font-name-complex="Tibetan Machine Uni2" style:font-size-complex="12pt" style:font-style-complex="normal" style:font-weight-complex="bold"/>
    </style:style>
    <style:style style:name="T79" style:family="text">
      <style:text-properties style:use-window-font-color="true" loext:opacity="0%" style:text-position="0% 100%" style:font-name="Abyssinica SIL" fo:font-size="12pt" fo:font-style="normal" style:text-underline-style="none" fo:font-weight="bold" officeooo:rsid="0038e7a5" style:font-size-asian="10.5pt" style:font-style-asian="normal" style:font-weight-asian="bold" style:font-name-complex="Tibetan Machine Uni2" style:font-size-complex="12pt" style:font-style-complex="normal" style:font-weight-complex="bold"/>
    </style:style>
    <style:style style:name="T80" style:family="text">
      <style:text-properties style:use-window-font-color="true" loext:opacity="0%" style:text-position="0% 100%" style:font-name="Abyssinica SIL" fo:font-size="12pt" fo:font-style="normal" style:text-underline-style="none" fo:font-weight="bold" officeooo:rsid="003b6a22" style:font-size-asian="10.5pt" style:font-style-asian="normal" style:font-weight-asian="bold" style:font-name-complex="Tibetan Machine Uni2" style:font-size-complex="12pt" style:font-style-complex="normal" style:font-weight-complex="bold"/>
    </style:style>
    <style:style style:name="T81" style:family="text">
      <style:text-properties style:use-window-font-color="true" loext:opacity="0%" style:text-position="0% 100%" style:font-name="Abyssinica SIL" fo:font-size="12pt" fo:font-style="normal" style:text-underline-style="none" fo:font-weight="bold" officeooo:rsid="004dcf7e" style:font-size-asian="10.5pt" style:font-style-asian="normal" style:font-weight-asian="bold" style:font-name-complex="Tibetan Machine Uni2" style:font-size-complex="12pt" style:font-style-complex="normal" style:font-weight-complex="bold"/>
    </style:style>
    <style:style style:name="T82" style:family="text">
      <style:text-properties style:use-window-font-color="true" loext:opacity="0%" style:text-position="0% 100%" style:font-name="Abyssinica SIL" fo:font-size="12pt" fo:font-style="normal" style:text-underline-style="none" fo:font-weight="bold" officeooo:rsid="005a3012" style:font-size-asian="10.5pt" style:font-style-asian="normal" style:font-weight-asian="bold" style:font-name-complex="Tibetan Machine Uni2" style:font-size-complex="12pt" style:font-style-complex="normal" style:font-weight-complex="bold"/>
    </style:style>
    <style:style style:name="T83" style:family="text">
      <style:text-properties style:use-window-font-color="true" loext:opacity="0%" style:text-position="0% 100%" style:font-name="Abyssinica SIL" fo:font-size="12pt" fo:font-style="normal" style:text-underline-style="none" fo:font-weight="bold" officeooo:rsid="005b80e1" style:font-size-asian="10.5pt" style:font-style-asian="normal" style:font-weight-asian="bold" style:font-name-complex="Tibetan Machine Uni2" style:font-size-complex="12pt" style:font-style-complex="normal" style:font-weight-complex="bold"/>
    </style:style>
    <style:style style:name="T84" style:family="text">
      <style:text-properties style:use-window-font-color="true" loext:opacity="0%" style:text-position="0% 100%" style:font-name="Abyssinica SIL" fo:font-size="12pt" fo:font-style="normal" style:text-underline-style="none" fo:font-weight="bold" officeooo:rsid="005ae891" style:font-size-asian="10.5pt" style:font-style-asian="normal" style:font-weight-asian="bold" style:font-name-complex="Tibetan Machine Uni2" style:font-size-complex="12pt" style:font-style-complex="normal" style:font-weight-complex="bold"/>
    </style:style>
    <style:style style:name="T85" style:family="text">
      <style:text-properties style:use-window-font-color="true" loext:opacity="0%" style:text-position="0% 100%" style:font-name="Abyssinica SIL" fo:font-size="12pt" fo:font-style="normal" style:text-underline-style="none" fo:font-weight="bold" officeooo:rsid="006e246b" style:font-size-asian="10.5pt" style:font-style-asian="normal" style:font-weight-asian="bold" style:font-name-complex="Tibetan Machine Uni2" style:font-size-complex="12pt" style:font-style-complex="normal" style:font-weight-complex="bold"/>
    </style:style>
    <style:style style:name="T86" style:family="text">
      <style:text-properties style:use-window-font-color="true" loext:opacity="0%" style:text-position="0% 100%" style:font-name="Abyssinica SIL" fo:font-size="12pt" fo:font-style="normal" style:text-underline-style="none" fo:font-weight="bold" officeooo:rsid="006e73c7" style:font-size-asian="10.5pt" style:font-style-asian="normal" style:font-weight-asian="bold" style:font-name-complex="Tibetan Machine Uni2" style:font-size-complex="12pt" style:font-style-complex="normal" style:font-weight-complex="bold"/>
    </style:style>
    <style:style style:name="T87" style:family="text">
      <style:text-properties style:use-window-font-color="true" loext:opacity="0%" style:text-position="0% 100%" style:font-name="Abyssinica SIL" fo:font-size="12pt" fo:font-style="normal" style:text-underline-style="none" fo:font-weight="bold" officeooo:rsid="007054be" style:font-size-asian="10.5pt" style:font-style-asian="normal" style:font-weight-asian="bold" style:font-name-complex="Tibetan Machine Uni2" style:font-size-complex="12pt" style:font-style-complex="normal" style:font-weight-complex="bold"/>
    </style:style>
    <style:style style:name="T88" style:family="text">
      <style:text-properties style:use-window-font-color="true" loext:opacity="0%"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89" style:family="text">
      <style:text-properties style:use-window-font-color="true" loext:opacity="0%" style:text-position="0% 100%" style:font-name="Abyssinica SIL" fo:font-size="12pt" fo:font-style="normal" style:text-underline-style="none" fo:font-weight="bold" officeooo:rsid="006aac2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0" style:family="text">
      <style:text-properties style:use-window-font-color="true" loext:opacity="0%" style:text-position="0% 100%" style:font-name="Abyssinica SIL" fo:font-size="12pt" fo:font-style="normal" style:text-underline-style="none" fo:font-weight="bold" officeooo:rsid="006ce8f9"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1" style:family="text">
      <style:text-properties style:use-window-font-color="true" loext:opacity="0%" style:text-position="0% 100%" style:font-name="Abyssinica SIL" fo:font-size="12pt" fo:font-style="normal" style:text-underline-style="none" fo:font-weight="bold" officeooo:rsid="006e9854"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2" style:family="text">
      <style:text-properties style:use-window-font-color="true" loext:opacity="0%" style:text-position="0% 100%" style:font-name="Abyssinica SIL" fo:font-size="12pt" fo:font-style="normal" style:text-underline-style="none" fo:font-weight="bold" officeooo:rsid="007552e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3" style:family="text">
      <style:text-properties style:use-window-font-color="true" loext:opacity="0%" style:text-position="0% 100%" style:font-name="Abyssinica SIL" fo:font-size="12pt" fo:font-style="normal" style:text-underline-style="none" fo:font-weight="bold" officeooo:rsid="00760571"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4" style:family="text">
      <style:text-properties style:use-window-font-color="true" loext:opacity="0%" style:text-position="0% 100%" style:font-name="Abyssinica SIL" fo:font-size="12pt" fo:font-style="normal" style:text-underline-style="none" fo:font-weight="bold" officeooo:rsid="0077bc4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5" style:family="text">
      <style:text-properties style:use-window-font-color="true" loext:opacity="0%" style:text-position="0% 100%" style:font-name="Abyssinica SIL" fo:font-size="12pt" fo:font-style="normal" style:text-underline-style="none" fo:font-weight="bold" officeooo:rsid="007c02de"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6" style:family="text">
      <style:text-properties style:use-window-font-color="true" loext:opacity="0%" style:text-position="0% 100%" style:font-name="Abyssinica SIL" fo:font-size="12pt" fo:font-style="normal" style:text-underline-style="none" fo:font-weight="bold" officeooo:rsid="007d8863"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7" style:family="text">
      <style:text-properties style:use-window-font-color="true" loext:opacity="0%" style:text-position="0% 100%" style:font-name="Abyssinica SIL" fo:font-size="12pt" fo:font-style="normal" style:text-underline-style="none" fo:font-weight="bold" officeooo:rsid="008410c2"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8" style:family="text">
      <style:text-properties style:use-window-font-color="true" loext:opacity="0%" style:text-position="0% 100%" style:font-name="Abyssinica SIL" fo:font-size="12pt" fo:font-style="normal" style:text-underline-style="none" fo:font-weight="bold" officeooo:rsid="0085c67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9" style:family="text">
      <style:text-properties style:use-window-font-color="true" loext:opacity="0%" style:text-position="0% 100%" style:font-name="Abyssinica SIL" fo:font-size="12pt" fo:font-style="normal" style:text-underline-style="none" fo:font-weight="bold" officeooo:rsid="00946bf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0" style:family="text">
      <style:text-properties style:use-window-font-color="true" loext:opacity="0%" style:text-position="0% 100%" style:font-name="Abyssinica SIL" fo:font-size="12pt" fo:font-style="normal" style:text-underline-style="none" fo:font-weight="bold" officeooo:rsid="0098e45a"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1" style:family="text">
      <style:text-properties style:use-window-font-color="true" loext:opacity="0%" style:text-position="0% 100%" style:font-name="Abyssinica SIL" fo:font-size="12pt" fo:font-style="normal" style:text-underline-style="none" fo:font-weight="bold" officeooo:rsid="009fb4b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2" style:family="text">
      <style:text-properties style:use-window-font-color="true" loext:opacity="0%" style:text-position="0% 100%" style:font-name="Abyssinica SIL" fo:font-size="12pt" fo:font-style="normal" style:text-underline-style="none" fo:font-weight="bold" officeooo:rsid="00a14a0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3" style:family="text">
      <style:text-properties style:use-window-font-color="true" loext:opacity="0%" style:text-position="0% 100%" style:font-name="Abyssinica SIL" fo:font-size="12pt" fo:font-style="normal" style:text-underline-style="none" fo:font-weight="bold" fo:background-color="#ffff00" loext:char-shading-value="0" style:font-size-asian="10.5pt" style:font-style-asian="normal" style:font-weight-asian="bold" style:font-name-complex="Tibetan Machine Uni2" style:font-size-complex="12pt" style:font-style-complex="normal" style:font-weight-complex="bold"/>
    </style:style>
    <style:style style:name="T104" style:family="text">
      <style:text-properties style:use-window-font-color="true" loext:opacity="0%" style:text-position="0% 100%" style:font-name="Abyssinica SIL" fo:font-size="12pt" fo:font-style="normal" style:text-underline-style="none" style:font-size-asian="10.5pt" style:font-style-asian="normal" style:font-name-complex="Tibetan Machine Uni2" style:font-size-complex="12pt" style:font-style-complex="normal"/>
    </style:style>
    <style:style style:name="T105" style:family="text">
      <style:text-properties style:use-window-font-color="true" loext:opacity="0%" style:text-position="0% 100%" style:font-name="Abyssinica SIL" fo:font-size="12pt" fo:font-style="normal" style:text-underline-style="none" officeooo:rsid="004dcf7e" style:font-size-asian="10.5pt" style:font-style-asian="normal" style:font-name-complex="Tibetan Machine Uni2" style:font-size-complex="12pt" style:font-style-complex="normal"/>
    </style:style>
    <style:style style:name="T106" style:family="text">
      <style:text-properties style:use-window-font-color="true" loext:opacity="0%"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107" style:family="text">
      <style:text-properties style:use-window-font-color="true" loext:opacity="0%" style:text-position="0% 100%" style:font-name="Abyssinica SIL" fo:font-size="12pt" fo:font-style="normal" style:text-underline-style="none" officeooo:rsid="008410c2" fo:background-color="transparent" loext:char-shading-value="0" style:font-size-asian="10.5pt" style:font-style-asian="normal" style:font-name-complex="Tibetan Machine Uni2" style:font-size-complex="12pt" style:font-style-complex="normal"/>
    </style:style>
    <style:style style:name="T108" style:family="text">
      <style:text-properties style:use-window-font-color="true" loext:opacity="0%" style:text-position="0% 100%" style:font-name="Abyssinica SIL" fo:font-size="12pt" fo:font-style="normal" style:text-underline-style="none" officeooo:rsid="008c72c8" fo:background-color="transparent" loext:char-shading-value="0" style:font-size-asian="10.5pt" style:font-style-asian="normal" style:font-name-complex="Tibetan Machine Uni2" style:font-size-complex="12pt" style:font-style-complex="normal"/>
    </style:style>
    <style:style style:name="T109" style:family="text">
      <style:text-properties style:use-window-font-color="true" loext:opacity="0%" style:text-position="0% 100%" style:font-name="Abyssinica SIL" fo:font-size="12pt" fo:font-style="italic" style:text-underline-style="none" fo:font-weight="normal" style:font-size-asian="10.5pt" style:font-style-asian="italic" style:font-weight-asian="normal" style:font-name-complex="Tibetan Machine Uni2" style:font-size-complex="12pt" style:font-style-complex="italic" style:font-weight-complex="normal"/>
    </style:style>
    <style:style style:name="T110" style:family="text">
      <style:text-properties style:use-window-font-color="true" loext:opacity="0%" style:text-position="0% 100%" style:font-name="Abyssinica SIL" fo:font-size="12pt" fo:font-style="italic" style:text-underline-style="none" fo:font-weight="normal" officeooo:rsid="0045ab0f" style:font-size-asian="10.5pt" style:font-style-asian="italic" style:font-weight-asian="normal" style:font-name-complex="Tibetan Machine Uni2" style:font-size-complex="12pt" style:font-style-complex="italic" style:font-weight-complex="normal"/>
    </style:style>
    <style:style style:name="T111" style:family="text">
      <style:text-properties style:use-window-font-color="true" loext:opacity="0%" style:text-position="0% 100%" style:font-name="Abyssinica SIL" fo:font-size="12pt" fo:font-style="italic" style:text-underline-style="none" fo:font-weight="normal" officeooo:rsid="005ae891" style:font-size-asian="10.5pt" style:font-style-asian="italic" style:font-weight-asian="normal" style:font-name-complex="Tibetan Machine Uni2" style:font-size-complex="12pt" style:font-style-complex="italic" style:font-weight-complex="normal"/>
    </style:style>
    <style:style style:name="T112" style:family="text">
      <style:text-properties style:use-window-font-color="true" loext:opacity="0%" style:text-position="0% 100%" style:font-name="Abyssinica SIL" fo:font-size="12pt" fo:font-style="italic" style:text-underline-style="none" fo:font-weight="normal" officeooo:rsid="007552e0"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113" style:family="text">
      <style:text-properties style:use-window-font-color="true" loext:opacity="0%" style:text-position="0% 100%" style:font-name="Abyssinica SIL" fo:font-size="12pt" fo:font-style="italic" style:text-underline-style="none" fo:font-weight="bold" style:font-size-asian="10.5pt" style:font-style-asian="italic" style:font-weight-asian="bold" style:font-name-complex="Tibetan Machine Uni2" style:font-size-complex="12pt" style:font-style-complex="italic" style:font-weight-complex="bold"/>
    </style:style>
    <style:style style:name="T114" style:family="text">
      <style:text-properties style:use-window-font-color="true" loext:opacity="0%" style:text-position="0% 100%" style:font-name="Abyssinica SIL" fo:font-size="12pt" fo:font-style="italic" style:text-underline-style="none" fo:font-weight="bold" officeooo:rsid="00597581" style:font-size-asian="10.5pt" style:font-style-asian="italic" style:font-weight-asian="bold" style:font-name-complex="Tibetan Machine Uni2" style:font-size-complex="12pt" style:font-style-complex="italic" style:font-weight-complex="bold"/>
    </style:style>
    <style:style style:name="T115" style:family="text">
      <style:text-properties style:use-window-font-color="true" loext:opacity="0%" style:text-position="0% 100%" style:font-name="Abyssinica SIL" fo:font-size="12pt" fo:font-style="italic" style:text-underline-style="none" fo:font-weight="bold" officeooo:rsid="005a8e15" style:font-size-asian="10.5pt" style:font-style-asian="italic" style:font-weight-asian="bold" style:font-name-complex="Tibetan Machine Uni2" style:font-size-complex="12pt" style:font-style-complex="italic" style:font-weight-complex="bold"/>
    </style:style>
    <style:style style:name="T116" style:family="text">
      <style:text-properties style:use-window-font-color="true" loext:opacity="0%" style:text-position="0% 100%" style:font-name="Abyssinica SIL" fo:font-size="12pt" fo:font-style="italic" style:text-underline-style="none" fo:font-weight="bold" officeooo:rsid="005ae891" style:font-size-asian="10.5pt" style:font-style-asian="italic" style:font-weight-asian="bold" style:font-name-complex="Tibetan Machine Uni2" style:font-size-complex="12pt" style:font-style-complex="italic" style:font-weight-complex="bold"/>
    </style:style>
    <style:style style:name="T117" style:family="text">
      <style:text-properties style:use-window-font-color="true" loext:opacity="0%" style:text-position="0% 100%" style:font-name="Abyssinica SIL" fo:font-size="12pt" fo:font-style="italic" style:text-underline-style="none" fo:font-weight="bold"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8" style:family="text">
      <style:text-properties style:use-window-font-color="true" loext:opacity="0%" style:text-position="0% 100%" style:font-name="Abyssinica SIL" fo:font-size="12pt" fo:font-style="italic" style:text-underline-style="none" fo:font-weight="bold" officeooo:rsid="007552e0"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9" style:family="text">
      <style:text-properties style:use-window-font-color="true" loext:opacity="0%" style:text-position="0% 100%" style:font-name="Abyssinica SIL" fo:font-size="12pt" fo:font-style="italic" style:text-underline-style="none" fo:font-weight="bold" officeooo:rsid="0073fe7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0" style:family="text">
      <style:text-properties style:use-window-font-color="true" loext:opacity="0%" style:text-position="0% 100%" style:font-name="Abyssinica SIL" fo:font-size="12pt" fo:font-style="italic" style:text-underline-style="none" fo:font-weight="bold" officeooo:rsid="0098e45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1" style:family="text">
      <style:text-properties style:use-window-font-color="true" loext:opacity="0%" style:text-position="0% 100%" style:font-name="Abyssinica SIL" fo:font-size="12pt" fo:font-style="italic" style:text-underline-style="none" fo:font-weight="bold" officeooo:rsid="009b4f0c"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2" style:family="text">
      <style:text-properties style:use-window-font-color="true" loext:opacity="0%" style:text-position="0% 100%" style:font-name="Abyssinica SIL" fo:font-size="12pt" fo:font-style="italic" style:text-underline-style="none" fo:font-weight="bold" officeooo:rsid="00a14a07"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3" style:family="text">
      <style:text-properties style:use-window-font-color="true" loext:opacity="0%" style:text-position="0% 100%" style:font-name="Abyssinica SIL" fo:font-size="12pt" fo:font-style="italic" style:text-underline-style="none" fo:font-weight="bold" officeooo:rsid="00e661c6"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4" style:family="text">
      <style:text-properties style:use-window-font-color="true" loext:opacity="0%" style:text-position="0% 100%" style:font-name="Abyssinica SIL" fo:font-size="12pt" style:text-underline-style="none" fo:background-color="transparent" loext:char-shading-value="0" style:font-size-asian="10.5pt" style:font-name-complex="Tibetan Machine Uni2" style:font-size-complex="12pt"/>
    </style:style>
    <style:style style:name="T125" style:family="text">
      <style:text-properties style:use-window-font-color="true" loext:opacity="0%" style:text-position="0% 100%" style:font-name="Abyssinica SIL" fo:font-size="12pt" style:text-underline-style="none" fo:font-weight="bold" fo:background-color="transparent" loext:char-shading-value="0" style:font-size-asian="10.5pt" style:font-weight-asian="bold" style:font-name-complex="Tibetan Machine Uni2" style:font-size-complex="12pt" style:font-weight-complex="bold"/>
    </style:style>
    <style:style style:name="T126" style:family="text">
      <style:text-properties style:use-window-font-color="true" loext:opacity="0%" style:text-position="0% 100%" style:font-name="Abyssinica SIL1" fo:font-size="10pt" fo:font-style="normal" style:text-underline-style="none" fo:font-weight="normal" officeooo:rsid="003c6515" style:font-size-asian="10pt" style:font-style-asian="normal" style:font-weight-asian="normal" style:font-name-complex="Abyssinica SIL2" style:font-size-complex="10pt" style:font-style-complex="normal" style:font-weight-complex="normal"/>
    </style:style>
    <style:style style:name="T127" style:family="text">
      <style:text-properties style:use-window-font-color="true" loext:opacity="0%" style:text-position="0% 100%" style:font-name="Abyssinica SIL1" fo:font-size="10pt" fo:font-style="normal" style:text-underline-style="none" fo:font-weight="normal" officeooo:rsid="004202d9" style:font-size-asian="10pt" style:font-style-asian="normal" style:font-weight-asian="normal" style:font-name-complex="Abyssinica SIL2" style:font-size-complex="10pt" style:font-style-complex="normal" style:font-weight-complex="normal"/>
    </style:style>
    <style:style style:name="T128" style:family="text">
      <style:text-properties style:use-window-font-color="true" loext:opacity="0%" style:text-position="0% 100%" style:font-name="Abyssinica SIL1" fo:font-size="10pt" fo:font-style="normal" style:text-underline-style="none" fo:font-weight="normal" officeooo:rsid="0037c582" style:font-size-asian="10pt" style:font-style-asian="normal" style:font-weight-asian="normal" style:font-name-complex="Abyssinica SIL2" style:font-size-complex="10pt" style:font-style-complex="normal" style:font-weight-complex="normal"/>
    </style:style>
    <style:style style:name="T129" style:family="text">
      <style:text-properties style:use-window-font-color="true" loext:opacity="0%" style:text-position="0% 100%" style:font-name="Abyssinica SIL1" fo:font-size="10pt" fo:font-style="normal" style:text-underline-style="none" fo:font-weight="normal" officeooo:rsid="007c02d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0" style:family="text">
      <style:text-properties style:use-window-font-color="true" loext:opacity="0%" style:text-position="0% 100%" style:font-name="Abyssinica SIL1" fo:font-size="10pt" fo:font-style="normal" style:text-underline-style="none" fo:font-weight="normal" officeooo:rsid="0055829a"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1" style:family="text">
      <style:text-properties style:use-window-font-color="true" loext:opacity="0%" style:text-position="0% 100%" style:font-name="Abyssinica SIL1" fo:font-size="10pt" fo:font-style="normal" style:text-underline-style="none" fo:font-weight="normal" officeooo:rsid="006569e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2" style:family="text">
      <style:text-properties style:use-window-font-color="true" loext:opacity="0%" style:text-position="0% 100%" style:font-name="Abyssinica SIL1" fo:font-size="10pt" fo:font-style="normal" style:text-underline-style="none" fo:font-weight="normal" officeooo:rsid="0037c582"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3" style:family="text">
      <style:text-properties style:use-window-font-color="true" loext:opacity="0%" style:text-position="0% 100%" style:font-name="Abyssinica SIL1" fo:font-size="10pt" fo:font-style="normal" style:text-underline-style="none" fo:font-weight="normal" officeooo:rsid="0090f74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4" style:family="text">
      <style:text-properties style:use-window-font-color="true" loext:opacity="0%" style:text-position="0% 100%" style:font-name="Abyssinica SIL1" fo:font-size="10pt" fo:font-style="normal" style:text-underline-style="none" fo:font-weight="normal" officeooo:rsid="0092b0c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5" style:family="text">
      <style:text-properties style:use-window-font-color="true" loext:opacity="0%" style:text-position="0% 100%" style:font-name="Abyssinica SIL1" fo:font-size="10pt" fo:font-style="normal" style:text-underline-style="none" fo:font-weight="normal" officeooo:rsid="009fa269"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6" style:family="text">
      <style:text-properties style:use-window-font-color="true" loext:opacity="0%" style:font-name="Abyssinica SIL" fo:font-size="12pt" style:font-size-asian="10.5pt" style:font-size-complex="12pt"/>
    </style:style>
    <style:style style:name="T137" style:family="text">
      <style:text-properties style:use-window-font-color="true" loext:opacity="0%" style:font-name="Abyssinica SIL" fo:font-size="12pt" officeooo:rsid="004fa629" style:font-size-asian="10.5pt" style:font-size-complex="12pt"/>
    </style:style>
    <style:style style:name="T138" style:family="text">
      <style:text-properties style:use-window-font-color="true" loext:opacity="0%" style:font-name="Abyssinica SIL" fo:font-size="12pt" officeooo:rsid="0057f737" style:font-size-asian="10.5pt" style:font-size-complex="12pt"/>
    </style:style>
    <style:style style:name="T139" style:family="text">
      <style:text-properties style:use-window-font-color="true" loext:opacity="0%" style:font-name="Abyssinica SIL" fo:font-size="12pt" fo:font-weight="normal" style:font-size-asian="10.5pt" style:font-weight-asian="normal" style:font-size-complex="12pt" style:font-weight-complex="normal"/>
    </style:style>
    <style:style style:name="T140" style:family="text">
      <style:text-properties style:use-window-font-color="true" loext:opacity="0%" style:font-name="Abyssinica SIL" fo:font-size="12pt" fo:font-weight="normal" officeooo:rsid="005dff56" style:font-size-asian="10.5pt" style:font-weight-asian="normal" style:font-size-complex="12pt" style:font-weight-complex="normal"/>
    </style:style>
    <style:style style:name="T141" style:family="text">
      <style:text-properties style:use-window-font-color="true" loext:opacity="0%" style:font-name="Abyssinica SIL" fo:font-size="12pt" fo:font-weight="bold" style:font-size-asian="10.5pt" style:font-weight-asian="bold" style:font-size-complex="12pt" style:font-weight-complex="bold"/>
    </style:style>
    <style:style style:name="T142" style:family="text">
      <style:text-properties style:font-name="Abyssinica SIL1" fo:font-size="10pt" style:font-size-asian="10pt" style:font-name-complex="Abyssinica SIL2" style:font-size-complex="10pt"/>
    </style:style>
    <style:style style:name="T143" style:family="text">
      <style:text-properties style:font-name="Abyssinica SIL1" fo:font-size="10pt" officeooo:rsid="0037c582" style:font-size-asian="10pt" style:font-name-complex="Abyssinica SIL2" style:font-size-complex="10pt"/>
    </style:style>
    <style:style style:name="T144" style:family="text">
      <style:text-properties style:font-name="Abyssinica SIL1" fo:font-size="10pt" officeooo:rsid="00433c2a" style:font-size-asian="10pt" style:font-name-complex="Abyssinica SIL2" style:font-size-complex="10pt"/>
    </style:style>
    <style:style style:name="T145" style:family="text">
      <style:text-properties style:font-name="Abyssinica SIL1" fo:font-size="10pt" officeooo:rsid="003c6515" style:font-size-asian="10pt" style:font-name-complex="Abyssinica SIL2" style:font-size-complex="10pt"/>
    </style:style>
    <style:style style:name="T146" style:family="text">
      <style:text-properties style:font-name="Abyssinica SIL1" fo:font-size="10pt" officeooo:rsid="0045ab0f" style:font-size-asian="10pt" style:font-name-complex="Abyssinica SIL2" style:font-size-complex="10pt"/>
    </style:style>
    <style:style style:name="T147" style:family="text">
      <style:text-properties style:font-name="Abyssinica SIL1" fo:font-size="10pt" officeooo:rsid="004dcf7e" style:font-size-asian="10pt" style:font-name-complex="Abyssinica SIL2" style:font-size-complex="10pt"/>
    </style:style>
    <style:style style:name="T148" style:family="text">
      <style:text-properties style:font-name="Abyssinica SIL1" fo:font-size="10pt" officeooo:rsid="0055829a" style:font-size-asian="10pt" style:font-name-complex="Abyssinica SIL2" style:font-size-complex="10pt"/>
    </style:style>
    <style:style style:name="T149" style:family="text">
      <style:text-properties style:font-name="Abyssinica SIL1" fo:font-size="10pt" officeooo:rsid="006569e7" style:font-size-asian="10pt" style:font-name-complex="Abyssinica SIL2" style:font-size-complex="10pt"/>
    </style:style>
    <style:style style:name="T150" style:family="text">
      <style:text-properties style:font-name="Abyssinica SIL1" fo:font-size="10pt" officeooo:rsid="006ce8f9" style:font-size-asian="10pt" style:font-name-complex="Abyssinica SIL2" style:font-size-complex="10pt"/>
    </style:style>
    <style:style style:name="T151" style:family="text">
      <style:text-properties style:font-name="Abyssinica SIL1" fo:font-size="10pt" officeooo:rsid="0077bc4c" style:font-size-asian="10pt" style:font-name-complex="Abyssinica SIL2" style:font-size-complex="10pt"/>
    </style:style>
    <style:style style:name="T152" style:family="text">
      <style:text-properties style:font-name="Abyssinica SIL1" fo:font-size="10pt" officeooo:rsid="00af2315" style:font-size-asian="10pt" style:font-name-complex="Abyssinica SIL2" style:font-size-complex="10pt"/>
    </style:style>
    <style:style style:name="T153" style:family="text">
      <style:text-properties style:font-name="Abyssinica SIL1" fo:font-size="10pt" officeooo:rsid="00b951d0" style:font-size-asian="10pt" style:font-name-complex="Abyssinica SIL2" style:font-size-complex="10pt"/>
    </style:style>
    <style:style style:name="T154" style:family="text">
      <style:text-properties style:font-name="Abyssinica SIL1" fo:font-size="10pt" officeooo:rsid="00c7060d" style:font-size-asian="10pt" style:font-name-complex="Abyssinica SIL2" style:font-size-complex="10pt"/>
    </style:style>
    <style:style style:name="T155" style:family="text">
      <style:text-properties style:font-name="Abyssinica SIL1" fo:font-size="10pt" officeooo:rsid="00d21cc9" style:font-size-asian="10pt" style:font-name-complex="Abyssinica SIL2" style:font-size-complex="10pt"/>
    </style:style>
    <style:style style:name="T156" style:family="text">
      <style:text-properties style:font-name="Abyssinica SIL1" fo:font-size="10pt" officeooo:rsid="00e258a3" style:font-size-asian="10pt" style:font-name-complex="Abyssinica SIL2" style:font-size-complex="10pt"/>
    </style:style>
    <style:style style:name="T157" style:family="text">
      <style:text-properties style:font-name="Abyssinica SIL1" fo:font-size="10pt" officeooo:rsid="00e85308" style:font-size-asian="10pt" style:font-name-complex="Abyssinica SIL2" style:font-size-complex="10pt"/>
    </style:style>
    <style:style style:name="T158" style:family="text">
      <style:text-properties style:font-name="Abyssinica SIL1" fo:font-size="10pt" officeooo:rsid="00ec4c4c" style:font-size-asian="10pt" style:font-name-complex="Abyssinica SIL2" style:font-size-complex="10pt"/>
    </style:style>
    <style:style style:name="T159" style:family="text">
      <style:text-properties style:font-name="Abyssinica SIL1" fo:font-size="10pt" officeooo:rsid="00eebb96" style:font-size-asian="10pt" style:font-name-complex="Abyssinica SIL2" style:font-size-complex="10pt"/>
    </style:style>
    <style:style style:name="T160" style:family="text">
      <style:text-properties style:font-name="Abyssinica SIL1" fo:font-size="10pt" officeooo:rsid="00f15076" style:font-size-asian="10pt" style:font-name-complex="Abyssinica SIL2" style:font-size-complex="10pt"/>
    </style:style>
    <style:style style:name="T161" style:family="text">
      <style:text-properties style:font-name="Abyssinica SIL1" fo:font-size="10pt" officeooo:rsid="00f21cb5" style:font-size-asian="10pt" style:font-name-complex="Abyssinica SIL2" style:font-size-complex="10pt"/>
    </style:style>
    <style:style style:name="T162" style:family="text">
      <style:text-properties style:font-name="Abyssinica SIL1" fo:font-size="10pt" officeooo:rsid="00febc69" style:font-size-asian="10pt" style:font-name-complex="Abyssinica SIL2" style:font-size-complex="10pt"/>
    </style:style>
    <style:style style:name="T163" style:family="text">
      <style:text-properties style:font-name="Abyssinica SIL1" fo:font-size="10pt" officeooo:rsid="010377e3" style:font-size-asian="10pt" style:font-name-complex="Abyssinica SIL2" style:font-size-complex="10pt"/>
    </style:style>
    <style:style style:name="T164" style:family="text">
      <style:text-properties fo:font-weight="normal" style:font-weight-asian="normal" style:font-weight-complex="normal"/>
    </style:style>
    <style:style style:name="T165" style:family="text">
      <style:text-properties fo:font-weight="normal" officeooo:rsid="005fae69" style:font-weight-asian="normal" style:font-weight-complex="normal"/>
    </style:style>
    <style:style style:name="T166" style:family="text">
      <style:text-properties fo:font-weight="normal" officeooo:rsid="00656281" style:font-weight-asian="normal" style:font-weight-complex="normal"/>
    </style:style>
    <style:style style:name="T167" style:family="text">
      <style:text-properties fo:font-weight="normal" officeooo:rsid="006dbf0e" style:font-weight-asian="normal" style:font-weight-complex="normal"/>
    </style:style>
    <style:style style:name="T168" style:family="text">
      <style:text-properties fo:font-weight="normal" officeooo:rsid="006e73c7" style:font-weight-asian="normal" style:font-weight-complex="normal"/>
    </style:style>
    <style:style style:name="T169" style:family="text">
      <style:text-properties fo:font-weight="normal" officeooo:rsid="007054be" style:font-weight-asian="normal" style:font-weight-complex="normal"/>
    </style:style>
    <style:style style:name="T170" style:family="text">
      <style:text-properties fo:font-weight="normal" officeooo:rsid="00a32c38" style:font-weight-asian="normal" style:font-weight-complex="normal"/>
    </style:style>
    <style:style style:name="T171" style:family="text">
      <style:text-properties fo:font-weight="normal" officeooo:rsid="00a6de39" style:font-weight-asian="normal" style:font-weight-complex="normal"/>
    </style:style>
    <style:style style:name="T172" style:family="text">
      <style:text-properties fo:font-weight="normal" officeooo:rsid="00f6879d" style:font-weight-asian="normal" style:font-weight-complex="normal"/>
    </style:style>
    <style:style style:name="T173" style:family="text">
      <style:text-properties fo:font-weight="normal" officeooo:rsid="005dff56" fo:background-color="transparent" loext:char-shading-value="0" style:font-weight-asian="normal" style:font-weight-complex="normal"/>
    </style:style>
    <style:style style:name="T174" style:family="text">
      <style:text-properties fo:font-weight="normal" officeooo:rsid="0062163b" fo:background-color="transparent" loext:char-shading-value="0" style:font-weight-asian="normal" style:font-weight-complex="normal"/>
    </style:style>
    <style:style style:name="T175" style:family="text">
      <style:text-properties fo:font-weight="normal" officeooo:rsid="006aac2c" fo:background-color="transparent" loext:char-shading-value="0" style:font-weight-asian="normal" style:font-weight-complex="normal"/>
    </style:style>
    <style:style style:name="T176" style:family="text">
      <style:text-properties fo:font-weight="normal" officeooo:rsid="006e73c7" fo:background-color="transparent" loext:char-shading-value="0" style:font-weight-asian="normal" style:font-weight-complex="normal"/>
    </style:style>
    <style:style style:name="T177" style:family="text">
      <style:text-properties fo:font-weight="bold" style:font-weight-asian="bold" style:font-weight-complex="bold"/>
    </style:style>
    <style:style style:name="T178" style:family="text">
      <style:text-properties fo:font-weight="bold" officeooo:rsid="0038e7a5" style:font-weight-asian="bold" style:font-weight-complex="bold"/>
    </style:style>
    <style:style style:name="T179" style:family="text">
      <style:text-properties fo:font-weight="bold" officeooo:rsid="003a7548" style:font-weight-asian="bold" style:font-weight-complex="bold"/>
    </style:style>
    <style:style style:name="T180" style:family="text">
      <style:text-properties fo:font-weight="bold" officeooo:rsid="003c6515" style:font-weight-asian="bold" style:font-weight-complex="bold"/>
    </style:style>
    <style:style style:name="T181" style:family="text">
      <style:text-properties fo:font-weight="bold" officeooo:rsid="00a32c38" style:font-weight-asian="bold" style:font-weight-complex="bold"/>
    </style:style>
    <style:style style:name="T182" style:family="text">
      <style:text-properties fo:font-weight="bold" officeooo:rsid="00f6879d" style:font-weight-asian="bold" style:font-weight-complex="bold"/>
    </style:style>
    <style:style style:name="T183" style:family="text">
      <style:text-properties fo:font-weight="bold" officeooo:rsid="00f7ea4a" style:font-weight-asian="bold" style:font-weight-complex="bold"/>
    </style:style>
    <style:style style:name="T184" style:family="text">
      <style:text-properties fo:font-weight="bold" fo:background-color="#ffff00" loext:char-shading-value="0" style:font-weight-asian="bold" style:font-weight-complex="bold"/>
    </style:style>
    <style:style style:name="T185" style:family="text">
      <style:text-properties officeooo:rsid="0038e7a5"/>
    </style:style>
    <style:style style:name="T186" style:family="text">
      <style:text-properties officeooo:rsid="003a7548"/>
    </style:style>
    <style:style style:name="T187" style:family="text">
      <style:text-properties officeooo:rsid="003b6a22"/>
    </style:style>
    <style:style style:name="T188" style:family="text">
      <style:text-properties officeooo:rsid="0042342b"/>
    </style:style>
    <style:style style:name="T189" style:family="text">
      <style:text-properties fo:font-style="normal" style:font-style-asian="normal" style:font-style-complex="normal"/>
    </style:style>
    <style:style style:name="T190" style:family="text">
      <style:text-properties fo:font-style="normal" officeooo:rsid="00443198" style:font-style-asian="normal" style:font-style-complex="normal"/>
    </style:style>
    <style:style style:name="T191" style:family="text">
      <style:text-properties officeooo:rsid="0046e4c6"/>
    </style:style>
    <style:style style:name="T192" style:family="text">
      <style:text-properties fo:color="#8d0000" loext:opacity="100%" style:text-position="0% 100%" style:font-name="Tibetan Machine Uni" fo:font-size="14pt" fo:font-style="normal" style:text-underline-style="none" fo:font-weight="bold" officeooo:rsid="004fa629" style:font-size-asian="12.25pt" style:font-style-asian="normal" style:font-weight-asian="bold" style:font-name-complex="Tibetan Machine Uni2" style:font-size-complex="14pt" style:font-style-complex="normal" style:font-weight-complex="bold"/>
    </style:style>
    <style:style style:name="T193" style:family="text">
      <style:text-properties fo:color="#8d0000" loext:opacity="100%" style:text-position="0% 100%" style:font-name="Tibetan Machine Uni" fo:font-size="14pt" fo:font-style="normal" style:text-underline-style="none" fo:font-weight="bold" officeooo:rsid="004dcf7e" style:font-size-asian="12.25pt" style:font-style-asian="normal" style:font-weight-asian="bold" style:font-name-complex="Tibetan Machine Uni2" style:font-size-complex="14pt" style:font-style-complex="normal" style:font-weight-complex="bold"/>
    </style:style>
    <style:style style:name="T194" style:family="text">
      <style:text-properties fo:color="#8d0000" loext:opacity="100%" style:text-position="0% 100%" style:font-name="Tibetan Machine Uni" fo:font-size="14pt" fo:font-style="normal" style:text-underline-style="none" fo:font-weight="bold" officeooo:rsid="0037c582" style:font-size-asian="12.25pt" style:font-style-asian="normal" style:font-weight-asian="bold" style:font-name-complex="Tibetan Machine Uni2" style:font-size-complex="14pt" style:font-style-complex="normal" style:font-weight-complex="bold"/>
    </style:style>
    <style:style style:name="T195" style:family="text">
      <style:text-properties fo:color="#8d0000" loext:opacity="100%" style:text-position="0% 100%" style:font-name="Tibetan Machine Uni" fo:font-size="14pt" fo:font-style="normal" style:text-underline-style="none" fo:font-weight="bold" officeooo:rsid="00b951d0" style:font-size-asian="12.25pt" style:font-style-asian="normal" style:font-weight-asian="bold" style:font-name-complex="Tibetan Machine Uni2" style:font-size-complex="14pt" style:font-style-complex="normal" style:font-weight-complex="bold"/>
    </style:style>
    <style:style style:name="T196" style:family="text">
      <style:text-properties fo:color="#8d0000" loext:opacity="100%" style:text-position="0% 100%" style:font-name="Tibetan Machine Uni" fo:font-size="14pt" fo:font-style="normal" style:text-underline-style="none" fo:font-weight="bold" officeooo:rsid="008c72c8"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197" style:family="text">
      <style:text-properties fo:color="#8d0000" loext:opacity="100%" style:text-position="0% 100%" style:font-name="Tibetan Machine Uni" fo:font-size="14pt" fo:font-style="normal" style:text-underline-style="none" fo:font-weight="bold" officeooo:rsid="008dbf5e"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198" style:family="text">
      <style:text-properties fo:font-style="italic" style:font-style-asian="italic" style:font-style-complex="italic"/>
    </style:style>
    <style:style style:name="T199" style:family="text">
      <style:text-properties fo:font-style="italic" officeooo:rsid="006dbf0e" style:font-style-asian="italic" style:font-style-complex="italic"/>
    </style:style>
    <style:style style:name="T200" style:family="text">
      <style:text-properties fo:font-style="italic" fo:font-weight="bold" style:font-style-asian="italic" style:font-weight-asian="bold" style:font-style-complex="italic" style:font-weight-complex="bold"/>
    </style:style>
    <style:style style:name="T201" style:family="text">
      <style:text-properties fo:font-style="italic" fo:font-weight="normal" officeooo:rsid="006dbf0e" style:font-style-asian="italic" style:font-weight-asian="normal" style:font-style-complex="italic" style:font-weight-complex="normal"/>
    </style:style>
    <style:style style:name="T202" style:family="text">
      <style:text-properties officeooo:rsid="005b80e1"/>
    </style:style>
    <style:style style:name="T203" style:family="text">
      <style:text-properties officeooo:rsid="005b904a"/>
    </style:style>
    <style:style style:name="T204" style:family="text">
      <style:text-properties officeooo:rsid="00656281"/>
    </style:style>
    <style:style style:name="T205" style:family="text">
      <style:text-properties officeooo:rsid="006569e7"/>
    </style:style>
    <style:style style:name="T206" style:family="text">
      <style:text-properties officeooo:rsid="006e73c7"/>
    </style:style>
    <style:style style:name="T207" style:family="text">
      <style:text-properties fo:background-color="transparent" loext:char-shading-value="0"/>
    </style:style>
    <style:style style:name="T208" style:family="text">
      <style:text-properties officeooo:rsid="006e73c7" fo:background-color="transparent" loext:char-shading-value="0"/>
    </style:style>
    <style:style style:name="T209" style:family="text">
      <style:text-properties officeooo:rsid="007054be"/>
    </style:style>
    <style:style style:name="T210" style:family="text">
      <style:text-properties officeooo:rsid="00723338"/>
    </style:style>
    <style:style style:name="T211" style:family="text">
      <style:text-properties officeooo:rsid="0077bc4c"/>
    </style:style>
    <style:style style:name="T212" style:family="text">
      <style:text-properties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213" style:family="text">
      <style:text-properties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214" style:family="text">
      <style:text-properties style:text-position="0% 100%" style:font-name="Abyssinica SIL" fo:font-size="12pt" fo:font-style="normal" style:text-underline-style="none" officeooo:rsid="00872775" fo:background-color="transparent" loext:char-shading-value="0" style:font-size-asian="10.5pt" style:font-style-asian="normal" style:font-name-complex="Tibetan Machine Uni2" style:font-size-complex="12pt" style:font-style-complex="normal"/>
    </style:style>
    <style:style style:name="T215" style:family="text">
      <style:text-properties style:text-position="0% 100%" style:font-name="Abyssinica SIL" fo:font-size="12pt" fo:font-style="normal" style:text-underline-style="none" officeooo:rsid="0088ddaa" fo:background-color="transparent" loext:char-shading-value="0" style:font-size-asian="10.5pt" style:font-style-asian="normal" style:font-name-complex="Tibetan Machine Uni2" style:font-size-complex="12pt" style:font-style-complex="normal"/>
    </style:style>
    <style:style style:name="T216" style:family="text">
      <style:text-properties fo:color="#c9211e" loext:opacity="100%" style:text-position="0% 100%" style:font-name="Abyssinica SIL" fo:font-size="12pt" fo:font-style="italic" style:text-underline-style="none" fo:font-weight="normal" officeooo:rsid="0088ddaa"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217" style:family="text">
      <style:text-properties fo:color="#c9211e" loext:opacity="100%" style:text-position="0% 100%" style:font-name="Abyssinica SIL" fo:font-size="12pt" fo:font-style="italic" style:text-underline-style="none" fo:font-weight="bold" officeooo:rsid="0088dda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218" style:family="text">
      <style:text-properties style:font-name="Abyssinica SIL"/>
    </style:style>
    <style:style style:name="T219" style:family="text">
      <style:text-properties style:font-name="Abyssinica SIL" fo:font-size="12pt" style:font-size-asian="10.5pt" style:font-size-complex="12pt"/>
    </style:style>
    <style:style style:name="T220" style:family="text">
      <style:text-properties style:font-name="Abyssinica SIL" fo:font-size="12pt" fo:font-weight="bold" style:font-size-asian="10.5pt" style:font-weight-asian="bold" style:font-size-complex="12pt" style:font-weight-complex="bold"/>
    </style:style>
    <style:style style:name="T221" style:family="text">
      <style:text-properties style:font-name="Abyssinica SIL" fo:font-size="12pt" style:font-size-asian="12pt" style:font-size-complex="12pt"/>
    </style:style>
    <style:style style:name="T222" style:family="text">
      <style:text-properties style:font-name="Abyssinica SIL" fo:font-size="12pt" officeooo:rsid="00e961b3" style:font-size-asian="12pt" style:font-size-complex="12pt"/>
    </style:style>
    <style:style style:name="T223" style:family="text">
      <style:text-properties style:font-name="Abyssinica SIL" fo:font-size="12pt" officeooo:rsid="00e961b3" style:font-name-asian="Noto Sans Mono CJK SC" style:font-size-asian="12pt" style:font-name-complex="Liberation Mono" style:font-size-complex="12pt"/>
    </style:style>
    <style:style style:name="T224" style:family="text">
      <style:text-properties style:font-name="Abyssinica SIL" officeooo:rsid="00f90c9f"/>
    </style:style>
    <style:style style:name="T225" style:family="text">
      <style:text-properties officeooo:rsid="00a32c38"/>
    </style:style>
    <style:style style:name="T226" style:family="text">
      <style:text-properties fo:color="#000000" loext:opacity="100%" style:text-position="0% 100%" style:font-name="Abyssinica SIL" fo:font-size="12pt" fo:font-style="italic" style:text-underline-style="none" fo:font-weight="bold" officeooo:rsid="00a88a3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27" style:family="text">
      <style:text-properties fo:color="#000000" loext:opacity="100%" style:text-position="0% 100%" style:font-name="Abyssinica SIL" fo:font-size="12pt" fo:font-style="italic" style:text-underline-style="none" fo:font-weight="bold" officeooo:rsid="00a88a37" fo:background-color="#ffff00" loext:char-shading-value="0" style:font-size-asian="12pt" style:font-style-asian="italic" style:font-weight-asian="bold" style:font-name-complex="Tibetan Machine Uni2" style:font-size-complex="12pt" style:font-style-complex="italic" style:font-weight-complex="bold"/>
    </style:style>
    <style:style style:name="T228" style:family="text">
      <style:text-properties fo:color="#000000" loext:opacity="100%" style:text-position="0% 100%" style:font-name="Abyssinica SIL" fo:font-size="12pt" fo:font-style="normal" style:text-underline-style="none" fo:font-weight="normal" officeooo:rsid="00ab0a73"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29" style:family="text">
      <style:text-properties fo:color="#000000" loext:opacity="100%" style:text-position="0% 100%" style:font-name="Abyssinica SIL" fo:font-size="12pt" fo:font-style="normal" style:text-underline-style="none" fo:font-weight="normal" officeooo:rsid="00acf53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30" style:family="text">
      <style:text-properties fo:color="#000000" loext:opacity="100%" style:text-position="0% 100%" style:font-name="Abyssinica SIL" fo:font-size="12pt" fo:font-style="normal" style:text-underline-style="none" fo:font-weight="bold" officeooo:rsid="00ab0a73"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1" style:family="text">
      <style:text-properties fo:color="#000000" loext:opacity="100%" style:text-position="0% 100%" style:font-name="Abyssinica SIL" fo:font-size="12pt" fo:font-style="normal" style:text-underline-style="none" fo:font-weight="bold" officeooo:rsid="00acf534"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2" style:family="text">
      <style:text-properties fo:color="#000000" loext:opacity="100%" style:text-position="0% 100%" style:font-name="Abyssinica SIL" fo:font-size="12pt" style:text-underline-style="none" fo:font-weight="normal" fo:background-color="transparent" loext:char-shading-value="0" style:font-size-asian="12pt" style:font-weight-asian="normal" style:font-name-complex="Tibetan Machine Uni2" style:font-size-complex="12pt" style:font-weight-complex="normal"/>
    </style:style>
    <style:style style:name="T233" style:family="text">
      <style:text-properties fo:color="#000000" loext:opacity="100%" style:text-position="0% 100%" style:font-name="Abyssinica SIL" fo:font-size="12pt" style:text-underline-style="none" fo:font-weight="normal" officeooo:rsid="00ad764e" fo:background-color="transparent" loext:char-shading-value="0" style:font-size-asian="12pt" style:font-weight-asian="normal" style:font-name-complex="Tibetan Machine Uni2" style:font-size-complex="12pt" style:font-weight-complex="normal"/>
    </style:style>
    <style:style style:name="T234" style:family="text">
      <style:text-properties fo:color="#000000" loext:opacity="100%" style:text-position="0% 100%" style:font-name="Abyssinica SIL" fo:font-size="12pt" style:text-underline-style="none" fo:font-weight="bold" fo:background-color="transparent" loext:char-shading-value="0" style:font-size-asian="12pt" style:font-weight-asian="bold" style:font-name-complex="Tibetan Machine Uni2" style:font-size-complex="12pt" style:font-weight-complex="bold"/>
    </style:style>
    <style:style style:name="T235" style:family="text">
      <style:text-properties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36" style:family="text">
      <style:text-properties fo:color="#000000" loext:opacity="100%" style:font-name="Abyssinica SIL" fo:font-size="12pt" fo:font-weight="normal" fo:background-color="transparent" loext:char-shading-value="0" style:font-size-asian="12pt" style:font-weight-asian="normal" style:font-size-complex="12pt" style:font-weight-complex="normal"/>
    </style:style>
    <style:style style:name="T237" style:family="text">
      <style:text-properties fo:color="#000000" loext:opacity="100%" style:font-name="Abyssinica SIL" fo:font-size="12pt" fo:font-weight="normal" style:font-size-asian="12pt" style:font-weight-asian="normal" style:font-size-complex="12pt" style:font-weight-complex="normal"/>
    </style:style>
    <style:style style:name="T238" style:family="text">
      <style:text-properties fo:color="#000000" loext:opacity="100%" style:font-name="Abyssinica SIL" fo:font-size="12pt" fo:background-color="transparent" loext:char-shading-value="0" style:font-size-asian="12pt" style:font-size-complex="12pt"/>
    </style:style>
    <style:style style:name="T239" style:family="text">
      <style:text-properties fo:color="#000000" loext:opacity="100%" style:font-name="Abyssinica SIL" fo:font-size="12pt" fo:font-weight="bold" fo:background-color="transparent" loext:char-shading-value="0" style:font-size-asian="12pt" style:font-weight-asian="bold" style:font-size-complex="12pt" style:font-weight-complex="bold"/>
    </style:style>
    <style:style style:name="T240" style:family="text">
      <style:text-properties fo:color="#000000" loext:opacity="100%" style:font-name="Abyssinica SIL" fo:font-size="12pt" fo:font-weight="bold" style:font-size-asian="12pt" style:font-weight-asian="bold" style:font-size-complex="12pt" style:font-weight-complex="bold"/>
    </style:style>
    <style:style style:name="T241" style:family="text">
      <style:text-properties fo:color="#000000" loext:opacity="100%" style:font-name="Abyssinica SIL" fo:font-size="12pt" fo:font-weight="bold" officeooo:rsid="00c4d560" style:font-size-asian="12pt" style:font-weight-asian="bold" style:font-size-complex="12pt" style:font-weight-complex="bold"/>
    </style:style>
    <style:style style:name="T242" style:family="text">
      <style:text-properties fo:color="#000000" loext:opacity="100%" style:font-name="Abyssinica SIL"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43" style:family="text">
      <style:text-properties fo:color="#000000" loext:opacity="100%" style:font-name="Abyssinica SIL" fo:font-size="12pt" fo:font-style="normal" fo:background-color="transparent" loext:char-shading-value="0" style:font-size-asian="12pt" style:font-style-asian="normal" style:font-size-complex="12pt" style:font-style-complex="normal"/>
    </style:style>
    <style:style style:name="T244" style:family="text">
      <style:text-properties fo:color="#000000" loext:opacity="100%" style:font-name="Abyssinica SIL" fo:font-size="12pt" style:font-size-asian="12pt" style:font-size-complex="12pt"/>
    </style:style>
    <style:style style:name="T245" style:family="text">
      <style:text-properties fo:color="#000000" loext:opacity="100%" style:font-name="Abyssinica SIL" fo:font-size="12pt" officeooo:rsid="00c4d560" style:font-size-asian="12pt" style:font-size-complex="12pt"/>
    </style:style>
    <style:style style:name="T246" style:family="text">
      <style:text-properties fo:color="#000000" loext:opacity="100%" style:font-name="Abyssinica SIL" fo:font-size="12pt" fo:font-style="italic" style:font-size-asian="12pt" style:font-style-asian="italic" style:font-size-complex="12pt" style:font-style-complex="italic"/>
    </style:style>
    <style:style style:name="T247" style:family="text">
      <style:text-properties officeooo:rsid="00af2315"/>
    </style:style>
    <style:style style:name="T248" style:family="text">
      <style:text-properties officeooo:rsid="00b951d0"/>
    </style:style>
    <style:style style:name="T249" style:family="text">
      <style:text-properties officeooo:rsid="00c865c6"/>
    </style:style>
    <style:style style:name="T250" style:family="text">
      <style:text-properties officeooo:rsid="00d2b22c"/>
    </style:style>
    <style:style style:name="T251" style:family="text">
      <style:text-properties officeooo:rsid="00d83d69"/>
    </style:style>
    <style:style style:name="T252" style:family="text">
      <style:text-properties officeooo:rsid="00db3940"/>
    </style:style>
    <style:style style:name="T253" style:family="text">
      <style:text-properties officeooo:rsid="00f6879d"/>
    </style:style>
    <style:style style:name="T254" style:family="text">
      <style:text-properties officeooo:rsid="00febc69"/>
    </style:style>
    <style:style style:name="T255" style:family="text">
      <style:text-properties officeooo:rsid="0105fb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8"><text:span text:style-name="T142">1</text:span><text:span text:style-name="T143">6</text:span><text:span text:style-name="T142">/0</text:span><text:span text:style-name="T143">9</text:span><text:span text:style-name="T142">/2022 </text:span><text:span text:style-name="T143">sexta-feira</text:span></text:p>
      <text:p text:style-name="P248"/>
      <text:p text:style-name="P44">O que aprenderemos neste módulo?</text:p>
      <text:p text:style-name="P283"/>
      <text:list xml:id="list1176027038" text:style-name="L1">
        <text:list-item>
          <text:p text:style-name="P337">O que é a <text:span text:style-name="T177">Web</text:span> e como ela funciona;</text:p>
        </text:list-item>
        <text:list-item>
          <text:p text:style-name="P337">O que é <text:span text:style-name="T177">Frontend, Backend e Full </text:span><text:span text:style-name="T180">St</text:span><text:span text:style-name="T177">ack</text:span>;</text:p>
        </text:list-item>
        <text:list-item>
          <text:p text:style-name="P337">O que é <text:span text:style-name="T177">HTML5 </text:span>e como utilizá-lo;</text:p>
        </text:list-item>
        <text:list-item>
          <text:p text:style-name="P337">O que é <text:span text:style-name="T177">CSS </text:span>e como utilizá-lo;</text:p>
        </text:list-item>
        <text:list-item>
          <text:p text:style-name="P337">O que é <text:span text:style-name="T177">Bulma </text:span><text:s/>e como utilizá-lo;</text:p>
        </text:list-item>
        <text:list-item>
          <text:p text:style-name="P337">Como <text:span text:style-name="T177">desenvolver um portfólio </text:span>de programador com Bulma do zero.</text:p>
        </text:list-item>
      </text:list>
      <text:p text:style-name="P283"/>
      <text:p text:style-name="P22">O que é a Web e como ela funciona?</text:p>
      <text:p text:style-name="P284"/>
      <text:p text:style-name="P285">Servidor Web</text:p>
      <text:p text:style-name="P283"/>
      <text:list xml:id="list1047536767" text:style-name="L2">
        <text:list-item>
          <text:p text:style-name="P338">É um Software que fica instalado em um computador na rede e serve para <text:span text:style-name="T177">receber as requisições </text:span>de um browser e responder com os arquivos correspondentes ao site solicitado (que em geral são páginas criadas com HTML, CSS e JavaScript e alguns recursos como imagens, áudios e vídeos).</text:p>
          <text:p text:style-name="P338"/>
          <text:p text:style-name="P338"><text:span text:style-name="T185">Os servidores web relacionados as requisições e respostas de um site utiliza um </text:span><text:span text:style-name="T178">protocolo </text:span><text:span text:style-name="T185">chamado </text:span><text:span text:style-name="T178">HTTP.</text:span></text:p>
        </text:list-item>
      </text:list>
      <text:p text:style-name="P148"/>
      <text:p text:style-name="P286">HTTP</text:p>
      <text:p text:style-name="P286"/>
      <text:list xml:id="list1692248692" text:style-name="L3">
        <text:list-item>
          <text:p text:style-name="P437"><text:span text:style-name="T39">P</text:span><text:span text:style-name="T40">rotocolo Http </text:span><text:span text:style-name="T79">(Hypertext Transfer Protocol)</text:span><text:span text:style-name="T40">, é uma espécie de idioma utilizado para que o cliente Web (que em geral é um browser) e o servidor web se entendam. </text:span></text:p>
          <text:p text:style-name="P339"/>
          <text:p text:style-name="P339">Cada um dos outros tipos de servidores web utiliza um protocolo diferente.</text:p>
        </text:list-item>
      </text:list>
      <text:p text:style-name="P168"/>
      <text:p text:style-name="P286">Outros Protocolos</text:p>
      <text:p text:style-name="P286"><text:soft-page-break/></text:p>
      <text:list xml:id="list924996677" text:style-name="L4">
        <text:list-item>
          <text:p text:style-name="P396">SMTP – <text:span text:style-name="T164">Recebimento e envio de Emails;</text:span></text:p>
        </text:list-item>
        <text:list-item>
          <text:p text:style-name="P396">FTP – <text:span text:style-name="T164">Recebimento e download de arquivos.</text:span></text:p>
        </text:list-item>
      </text:list>
      <text:p text:style-name="P168"/>
      <text:p text:style-name="P168">Também existem servidores web para acesso a Banco de Dados, entre outros.</text:p>
      <text:p text:style-name="P168"/>
      <text:p text:style-name="P286">Servidores Web relacionados aos sites</text:p>
      <text:p text:style-name="P286"/>
      <text:list xml:id="list1021442913" text:style-name="L5">
        <text:list-item>
          <text:p text:style-name="P397">Apache</text:p>
        </text:list-item>
        <text:list-item>
          <text:p text:style-name="P397">Nginx</text:p>
        </text:list-item>
      </text:list>
      <text:p text:style-name="P148"/>
      <text:p text:style-name="P168">São os softwares mais famosos que usam o HTTP para criar esses servidores. <text:span text:style-name="T186">Para solicitar o servidor web ou um conteúdo de um determinado site precisamos conhecer o seu </text:span><text:span text:style-name="T179">endereço IP.</text:span></text:p>
      <text:p text:style-name="P149"/>
      <text:p text:style-name="P287">Endereço IP</text:p>
      <text:p text:style-name="P287"/>
      <text:list xml:id="list2263619286" text:style-name="L6">
        <text:list-item>
          <text:p text:style-name="P340">Um Endereço de Protocolo da Internet <text:span text:style-name="T177">(Internet Protocol Address </text:span>[IP address],<text:span text:style-name="T177"> </text:span>é um <text:span text:style-name="T177">rótulo numérico </text:span>atribuído a cada dispositivo (computador, impressora, smartphone, etc.) conectado a uma rede de computadores que utiliza o Protocolo de Internet para comunicação.</text:p>
        </text:list-item>
        <text:list-item>
          <text:p text:style-name="P340">Um endereço de <text:span text:style-name="T177">IP</text:span> serve a duas funções principais:</text:p>
          <text:list>
            <text:list-item>
              <text:p text:style-name="P459">identificação de interface de hospedeiro ou de rede e endereçamento de localização.</text:p>
            </text:list-item>
          </text:list>
        </text:list-item>
      </text:list>
      <text:p text:style-name="P295"/>
      <text:p text:style-name="P169">Para descobrir esse IP o browser vai buscar essa informação primeiramente no cache que é uma memória interna como se fosse um rastro, como se já acessou determinado site ele busca o endereço nessa memória, mas caso não tenhamos acessado esse determinado site ele vai solicitar esse IP para um <text:span text:style-name="T177">DNS.</text:span></text:p>
      <text:p text:style-name="P150"/>
      <text:p text:style-name="P287">DNS</text:p>
      <text:p text:style-name="P287"/>
      <text:list xml:id="list1579673026" text:style-name="L7">
        <text:list-item>
          <text:p text:style-name="P341">O Sistema de Nomes de Domínio (<text:span text:style-name="T177">D</text:span>omain <text:span text:style-name="T177">N</text:span>ame <text:span text:style-name="T177">S</text:span>ystem), é um sistema hierárquico e distribuído de gestão de nomes para computadores, serviços ou qualquer máquina conectada à internet ou a uma rede privada. Faz a <text:span text:style-name="T177">associação </text:span><text:soft-page-break/>entre várias informações atribuídas a nomes de domínios e cada entidade participante.</text:p>
        </text:list-item>
        <text:list-item>
          <text:p text:style-name="P341">A sua utilização mais convencional <text:span text:style-name="T177">associa nomes de domínios mais facilmente memorizáveis a endereços IP numéricos</text:span>, necessários à localização e identificação de serviços e dispositivos, processo esse denominado por: <text:span text:style-name="T177">resolução de nome.</text:span></text:p>
        </text:list-item>
      </text:list>
      <text:p text:style-name="P150"/>
      <text:p text:style-name="P235"><text:span text:style-name="T41">Ou seja, ele tem uma espécie de banco de dados que relaciona então </text:span><text:span text:style-name="T80">IPS </text:span><text:span text:style-name="T41">com</text:span><text:span text:style-name="T80"> Domínios </text:span><text:span text:style-name="T41">em geral todo computador ligado a rede já tem um IP do DNS configurado então quando ele precisa saber o IP ele envia o domínio que ele deseja saber, o IP pra esse DNS e ele responde devolvendo o IP desejado.</text:span></text:p>
      <text:p text:style-name="P171"/>
      <text:p text:style-name="P288">D<text:span text:style-name="T187">esenvolvendo o Site</text:span></text:p>
      <text:p text:style-name="P288"/>
      <text:list xml:id="list3670108373" text:style-name="L8">
        <text:list-item>
          <text:p text:style-name="P342">Após descobrir o IP correto do servidor na rede, o browser vai então solicitar a árvore de arquivos relacionadas aquele site digitando ao servidor Web.</text:p>
        </text:list-item>
        <text:list-item>
          <text:p text:style-name="P342">Site estático:</text:p>
          <text:list>
            <text:list-item>
              <text:p text:style-name="P460">devolverá os arquivos pré existentes.</text:p>
            </text:list-item>
          </text:list>
        </text:list-item>
        <text:list-item>
          <text:p text:style-name="P342">Site dinâmico:</text:p>
          <text:list>
            <text:list-item>
              <text:p text:style-name="P461">o servidor solicitará para um outro software (por exemplo, ao NodeJS) a geração dessas páginas dinâmicas.</text:p>
            </text:list-item>
          </text:list>
        </text:list-item>
      </text:list>
      <text:p text:style-name="P296"/>
      <text:p text:style-name="P23">Desenvolvedor Frontend, Backend e Full Stack</text:p>
      <text:p text:style-name="P23"/>
      <text:p text:style-name="P289">O que é desenvolvedor Frontend?</text:p>
      <text:p text:style-name="P289"/>
      <text:list xml:id="list4288025214" text:style-name="L9">
        <text:list-item>
          <text:p text:style-name="P343"><text:span text:style-name="T187">O </text:span>desenvolvedor Frontend é o que <text:span text:style-name="T177">cria a interface </text:span>do site com o usuário, geralmente usando HTML, CSS e JavaScript;</text:p>
        </text:list-item>
      </text:list>
      <text:p text:style-name="P170"/>
      <text:p text:style-name="P289">O que é desenvolvedor Backend?</text:p>
      <text:p text:style-name="P289"/>
      <text:list xml:id="list3595729566" text:style-name="L10">
        <text:list-item>
          <text:p text:style-name="P344">Em geral o desenvolvedor Backend é o responsável por <text:span text:style-name="T177">desenvolver a estrutura </text:span>do site que não é apresentada ao usuário, por exemplo a parte que acessa o <text:span text:style-name="T177">Banco de dados, </text:span>processa as <text:span text:style-name="T177">regras de negócio </text:span>e <text:span text:style-name="T177">interage </text:span>com outros serviços.</text:p>
        </text:list-item>
        <text:list-item>
          <text:p text:style-name="P344"><text:soft-page-break/>É comum no Backend utilizarmos linguagens de programação como <text:span text:style-name="T177">JavaScript, Ruby </text:span>e <text:span text:style-name="T177">Python</text:span>, e frameworks como <text:span text:style-name="T177">NodeJS, Ruby on Rails </text:span>e <text:span text:style-name="T177">Django.</text:span></text:p>
        </text:list-item>
      </text:list>
      <text:p text:style-name="P151"/>
      <text:p text:style-name="P289">O que é desenvolvedor FullStack?</text:p>
      <text:p text:style-name="P289"/>
      <text:list xml:id="list31435183" text:style-name="L11">
        <text:list-item>
          <text:p text:style-name="P345">O desenvolvedor Fullstack é o que consegue desenvolver tanto <text:span text:style-name="T177">frontend </text:span>como o <text:span text:style-name="T177">backend, </text:span>portanto ele pode atuar no <text:span text:style-name="T177">ciclo completo de desenvolvimento </text:span>de um site.</text:p>
        </text:list-item>
      </text:list>
      <text:p text:style-name="P170"/>
      <text:p text:style-name="P229"/>
      <text:p text:style-name="P262"><text:span text:style-name="T126">1</text:span><text:span text:style-name="T127">9</text:span><text:span text:style-name="T126">/0</text:span><text:span text:style-name="T128">9</text:span><text:span text:style-name="T126">/2022 </text:span><text:span text:style-name="T127">segunda</text:span><text:span text:style-name="T128">-feira</text:span></text:p>
      <text:p text:style-name="P229"/>
      <text:p text:style-name="P46">Toda parte de HTML foi pulada!</text:p>
      <text:p text:style-name="P46"/>
      <text:p text:style-name="P172">Pelo fato de já dominar HTML e CSS apenas fiz os desafios!</text:p>
      <text:p text:style-name="P172"/>
      <text:p text:style-name="P173"><text:span text:style-name="T144">20</text:span><text:span text:style-name="T145">/0</text:span><text:span text:style-name="T143">9</text:span><text:span text:style-name="T145">/2022 </text:span><text:span text:style-name="T144">terça</text:span><text:span text:style-name="T143">-feira</text:span></text:p>
      <text:p text:style-name="P230"/>
      <text:p text:style-name="P48">Pesquisa sobre novas Tag’s</text:p>
      <text:p text:style-name="P47"/>
      <text:list xml:id="list705544027" text:style-name="L12">
        <text:list-item>
          <text:p text:style-name="P398"><text:span text:style-name="T188">V</text:span>amos pesquisar a seguir por:</text:p>
          <text:p text:style-name="P398"><text:s/></text:p>
          <text:list>
            <text:list-item>
              <text:p text:style-name="P462">&lt;caption&gt;- <text:span text:style-name="T190">Define uma legenda da tabela;</text:span></text:p>
            </text:list-item>
            <text:list-item>
              <text:p text:style-name="P462">&lt;thead&gt; - <text:span text:style-name="T190">Agrupa o conteúdo do cabeçalho em uma tabela;</text:span></text:p>
            </text:list-item>
            <text:list-item>
              <text:p text:style-name="P462">&lt;tbody&gt; - <text:span text:style-name="T190">Agrupa o conteúdo do corpo em uma tabela;</text:span></text:p>
            </text:list-item>
            <text:list-item>
              <text:p text:style-name="P462">&lt;th&gt; - <text:span text:style-name="T190">Define uma célula de cabeçalho em uma tabela;</text:span></text:p>
            </text:list-item>
            <text:list-item>
              <text:p text:style-name="P462">&lt;tr&gt; - <text:span text:style-name="T190">Define uma linha em uma tabela;</text:span></text:p>
            </text:list-item>
            <text:list-item>
              <text:p text:style-name="P462">&lt;td&gt; - <text:span text:style-name="T190">Define uma célula em uma tabela, ou seja, uma coluna;</text:span></text:p>
            </text:list-item>
            <text:list-item>
              <text:p text:style-name="P462">&lt;tfoot&gt; -<text:span text:style-name="T189"> </text:span><text:span text:style-name="T190">Agrupa o conteúdo do rodapé em uma tabela.</text:span><text:span text:style-name="T189"> </text:span></text:p>
            </text:list-item>
          </text:list>
        </text:list-item>
      </text:list>
      <text:p text:style-name="P290"/>
      <text:p text:style-name="P263"><text:span text:style-name="T146">21</text:span><text:span text:style-name="T142">/0</text:span><text:span text:style-name="T143">9</text:span><text:span text:style-name="T142">/2022 </text:span><text:span text:style-name="T146">quarta</text:span><text:span text:style-name="T143">-feira</text:span></text:p>
      <text:p text:style-name="P249"/>
      <text:p text:style-name="P49">Conhecendo os Forms</text:p>
      <text:p text:style-name="P49"/>
      <text:list xml:id="list3774958597" text:style-name="L13">
        <text:list-item>
          <text:p text:style-name="P399"><text:soft-page-break/>O que são os forms no HTML?</text:p>
          <text:list>
            <text:list-item>
              <text:p text:style-name="P438"><text:span text:style-name="T42">São campos que recebem as entradas dos usuários, como um formulário mesmo, recebe dados como: </text:span><text:span text:style-name="T110">Nome, Email, Telefone, Texto, etc.</text:span></text:p>
            </text:list-item>
            <text:list-item>
              <text:p text:style-name="P346">Se os links são muito importantes na web para que naveguemos entre as páginas, o form também é essencial para que possamos submeter informações para um servidor.</text:p>
            </text:list-item>
            <text:list-item>
              <text:p text:style-name="P346">Dentro do form temos o atributo <text:span text:style-name="T177">action</text:span> onde colocaremos a <text:span text:style-name="T177">url </text:span>do servidor que desejamos enviar (submeter) informações.</text:p>
              <text:p text:style-name="P346"/>
            </text:list-item>
          </text:list>
        </text:list-item>
        <text:list-item>
          <text:p text:style-name="P400">Quem recebe as informações do Form?</text:p>
          <text:list>
            <text:list-item>
              <text:p text:style-name="P347">Basicamente quando estamos submetendo essas informações, o form manda isso para o Back-End, ou seja, para o servidor.</text:p>
            </text:list-item>
            <text:list-item>
              <text:p text:style-name="P347">Ele é um software que recebe as informações e faz as alterações no banco de dados.</text:p>
            </text:list-item>
          </text:list>
        </text:list-item>
      </text:list>
      <text:p text:style-name="P50">Criando um form para pesquisar no Google</text:p>
      <text:p text:style-name="P50"/>
      <text:p text:style-name="P174">Aula prática em vídeo, onde o Leonardo está criando um form na prática para que conheçamos como funciona.</text:p>
      <text:list xml:id="list3278705199" text:style-name="L14">
        <text:list-item>
          <text:p text:style-name="P348">Nessa aula o professor cria uma barra de pesquisa que ao pesquisar cai direto na página do Google.</text:p>
        </text:list-item>
        <text:list-item>
          <text:p text:style-name="P349">Usaremos no form o método <text:span text:style-name="T177">GET</text:span> que basicamente é quando queremos pegar algo do servidor.</text:p>
        </text:list-item>
      </text:list>
      <text:p text:style-name="P175"/>
      <text:p text:style-name="P51">Validação de forms</text:p>
      <text:p text:style-name="P51"/>
      <text:list xml:id="list3220148807" text:style-name="L15">
        <text:list-item>
          <text:p text:style-name="P350"><text:span text:style-name="T191">F</text:span>alaremos sobre validação de forms no HTML5 e como garantir que as informações serão digitadas corretamente.</text:p>
          <text:p text:style-name="P350"/>
        </text:list-item>
        <text:list-item>
          <text:p text:style-name="P401">O que são validações?</text:p>
          <text:list>
            <text:list-item>
              <text:p text:style-name="P350">Uma maneira de garantir que os dados inseridos estão seguindo a norma para aquele campo.</text:p>
            </text:list-item>
            <text:list-item>
              <text:p text:style-name="P350">Usaremos o form do exercício passado para criar as validações.</text:p>
            </text:list-item>
            <text:list-item>
              <text:p text:style-name="P351">No input da pesquisa passaremos o atributo <text:span text:style-name="T177">required </text:span>para garantir que o usuário digitou algo no campo de busca, mas temos outras formas também de validação, como os atributos <text:span text:style-name="T177">min </text:span>e <text:span text:style-name="T177">max</text:span> que passamos o valor mínimo <text:soft-page-break/>e/ou máximo de caracteres digitados, comumente usamos para input de tipo <text:span text:style-name="T177">number.</text:span></text:p>
            </text:list-item>
            <text:list-item>
              <text:p text:style-name="P351">Veja na documentação do HTML para se aprofundar mais.</text:p>
            </text:list-item>
          </text:list>
        </text:list-item>
      </text:list>
      <text:p text:style-name="P52"/>
      <text:p text:style-name="P53">Aprofundando nos Inputs</text:p>
      <text:p text:style-name="P53"/>
      <text:p text:style-name="P176">Aula informativa, apenas explicação na prática dos inputs.</text:p>
      <text:p text:style-name="P176"/>
      <text:p text:style-name="P264"><text:span text:style-name="T147">22</text:span><text:span text:style-name="T142">/0</text:span><text:span text:style-name="T143">9</text:span><text:span text:style-name="T142">/2022 </text:span><text:span text:style-name="T147">quinta</text:span><text:span text:style-name="T143">-feira</text:span></text:p>
      <text:p text:style-name="P250"/>
      <text:p text:style-name="P54">Novidades do HTML5</text:p>
      <text:p text:style-name="P54"/>
      <text:list xml:id="list2379607786" text:style-name="L16">
        <text:list-item>
          <text:p text:style-name="P402">O que é o HTML5?</text:p>
          <text:list>
            <text:list-item>
              <text:p text:style-name="P352">O <text:span text:style-name="T177">HTML5 </text:span>é a ultima versão lançada do HTML;</text:p>
              <text:p text:style-name="P432"/>
            </text:list-item>
          </text:list>
        </text:list-item>
        <text:list-item>
          <text:p text:style-name="P402">Algumas diferenças entre HTML e o HTML5:</text:p>
          <text:list>
            <text:list-item>
              <text:p text:style-name="P352">Semântica melhor para as tag’s;</text:p>
            </text:list-item>
            <text:list-item>
              <text:p text:style-name="P352">Tag’s para incluir áudio e vídeo;</text:p>
            </text:list-item>
            <text:list-item>
              <text:p text:style-name="P352">Tag’s melhores para separar as partes do site (header, section, aside footer);</text:p>
            </text:list-item>
            <text:list-item>
              <text:p text:style-name="P352">Melhor tratamento para gráficos;</text:p>
            </text:list-item>
            <text:list-item>
              <text:p text:style-name="P352">Novos tipos de input.</text:p>
            </text:list-item>
          </text:list>
        </text:list-item>
      </text:list>
      <text:p text:style-name="P177"/>
      <text:list xml:id="list64658053214355" text:continue-numbering="true" text:style-name="L16">
        <text:list-item>
          <text:p text:style-name="P402">Novas Tag’s do HTML5:</text:p>
          <text:list>
            <text:list-item>
              <text:p text:style-name="P352">Temos as tag’s de vídeo, exemplo:</text:p>
            </text:list-item>
          </text:list>
        </text:list-item>
      </text:list>
      <text:p text:style-name="P177"><draw:frame draw:style-name="fr1" draw:name="Figura1" text:anchor-type="char" svg:x="3.046cm" svg:y="0.243cm" svg:width="10.91cm" svg:height="3.246cm" draw:z-index="46"><draw:image xlink:href="Pictures/10000001000002CC000000D5AFFD55683384A6DF.png" xlink:type="simple" xlink:show="embed" xlink:actuate="onLoad" draw:mime-type="image/png"/></draw:frame></text:p>
      <text:p text:style-name="P177"/>
      <text:p text:style-name="P177"/>
      <text:p text:style-name="P177"/>
      <text:p text:style-name="P177"/>
      <text:p text:style-name="P177"/>
      <text:p text:style-name="P177"/>
      <text:p text:style-name="P177"/>
      <text:list xml:id="list64657892079917" text:continue-numbering="true" text:style-name="L16">
        <text:list-item>
          <text:list>
            <text:list-item>
              <text:p text:style-name="P352">Temos a tag de áudio para permitirmos a inclusão de áudio em nosso código, exemplo:</text:p>
            </text:list-item>
          </text:list>
        </text:list-item>
      </text:list>
      <text:p text:style-name="P177"><draw:frame draw:style-name="fr1" draw:name="Figura2" text:anchor-type="char" svg:x="2.896cm" svg:y="0.243cm" svg:width="11.208cm" svg:height="3.06cm" draw:z-index="47"><draw:image xlink:href="Pictures/100000010000031E000000DA3B05C43AA9516EE8.png" xlink:type="simple" xlink:show="embed" xlink:actuate="onLoad" draw:mime-type="image/png"/></draw:frame><text:soft-page-break/></text:p>
      <text:p text:style-name="P177"/>
      <text:p text:style-name="P177"/>
      <text:p text:style-name="P177"/>
      <text:p text:style-name="P177"/>
      <text:p text:style-name="P177"/>
      <text:p text:style-name="P177"/>
      <text:list xml:id="list64659015211909" text:continue-numbering="true" text:style-name="L16">
        <text:list-item>
          <text:list>
            <text:list-item>
              <text:p text:style-name="P439"><text:span text:style-name="T43">Também temos tipos novos de input, como o de </text:span><text:span text:style-name="T81">url</text:span><text:span text:style-name="T43"> por exemplo, que basicamente o usuário coloca a url no campo e se ela não estiver no formato correto ele não permitirá o submit.</text:span></text:p>
            </text:list-item>
            <text:list-item>
              <text:p text:style-name="P468"><text:span text:style-name="T38">Temos o input, </text:span><text:span text:style-name="T78">range </text:span><text:span text:style-name="T38">que conseguimos limitar em mínimo e máximo de caracteres por exemplo, ele cria um botão de puxar pra esquerda e para a direita.</text:span></text:p>
            </text:list-item>
            <text:list-item>
              <text:p text:style-name="P468"><text:span text:style-name="T38">Também existe agora o input </text:span><text:span text:style-name="T78">time </text:span><text:span text:style-name="T38">para que o usuário possa escolher um tempo, além da data convencional.</text:span></text:p>
            </text:list-item>
            <text:list-item>
              <text:p text:style-name="P468"><text:span text:style-name="T38">E também temos de novidade o input </text:span><text:span text:style-name="T78">search</text:span><text:span text:style-name="T38"> que basicamente tem um </text:span><text:span text:style-name="T109">datalist</text:span><text:span text:style-name="T38"> que podemos pré selecionar para o usuário, exemplo do código abaixo:</text:span></text:p>
            </text:list-item>
          </text:list>
        </text:list-item>
      </text:list>
      <text:p text:style-name="P177"><draw:frame draw:style-name="fr1" draw:name="Figura3" text:anchor-type="char" svg:x="2.785cm" svg:y="0.014cm" svg:width="11.426cm" svg:height="3.191cm" draw:z-index="48"><draw:image xlink:href="Pictures/1000000100000314000000DC760B1402B910823D.png" xlink:type="simple" xlink:show="embed" xlink:actuate="onLoad" draw:mime-type="image/png"/></draw:frame></text:p>
      <text:p text:style-name="P177"/>
      <text:p text:style-name="P177"/>
      <text:p text:style-name="P177"/>
      <text:p text:style-name="P177"/>
      <text:p text:style-name="P177"/>
      <text:p text:style-name="P135"><text:span text:style-name="T192">Elementos semânticos no </text:span><text:span text:style-name="T193">HTML5</text:span></text:p>
      <text:p text:style-name="P55"/>
      <text:list xml:id="list1099640438" text:style-name="L17">
        <text:list-item>
          <text:p text:style-name="P469"><text:span text:style-name="T105">O </text:span><text:span text:style-name="T104">que é semântica:</text:span></text:p>
          <text:list>
            <text:list-item>
              <text:p text:style-name="P353">É o estudo do significado das palavras e frases em um idioma.</text:p>
            </text:list-item>
          </text:list>
        </text:list-item>
      </text:list>
      <text:p text:style-name="P178"/>
      <text:list xml:id="list64657835830977" text:continue-numbering="true" text:style-name="L17">
        <text:list-item>
          <text:p text:style-name="P403">O que são elementos semânticos:</text:p>
          <text:list>
            <text:list-item>
              <text:p text:style-name="P353">Elementos semânticos são basicamente elementos com um significado.</text:p>
            </text:list-item>
          </text:list>
        </text:list-item>
      </text:list>
      <text:p text:style-name="P178"/>
      <text:list xml:id="list64659200682309" text:continue-numbering="true" text:style-name="L17">
        <text:list-item>
          <text:p text:style-name="P403">Vamos ver estes elementos:</text:p>
          <text:list>
            <text:list-item>
              <text:p text:style-name="P472"><text:soft-page-break/><text:span text:style-name="T104">Abaixo separei parte da documentação para que fique mais visual os elementos, abaixo da imagem disponibilizarei um link para essa documentação </text:span><draw:frame draw:style-name="fr1" draw:name="Figura4" text:anchor-type="char" svg:x="0.18cm" svg:y="2.365cm" svg:width="16.642cm" svg:height="9.049cm" draw:z-index="49"><draw:image xlink:href="Pictures/100000010000027500000156833E01A257EE2206.png" xlink:type="simple" xlink:show="embed" xlink:actuate="onLoad" draw:mime-type="image/png"/></draw:frame><text:span text:style-name="T104">completa:</text:span></text:p>
            </text:list-item>
          </text:list>
        </text:list-item>
      </text:list>
      <text:p text:style-name="P135"><text:a xlink:type="simple" xlink:href="https://www.w3schools.com/html/html5_semantic_elements.asp" office:name="W3Schools - Tags Semânticas do HTML5" text:style-name="Internet_20_link" text:visited-style-name="Visited_20_Internet_20_Link"><text:span text:style-name="T34">W3Schools - Tags Semânticas do HTML5</text:span></text:a></text:p>
      <text:p text:style-name="P179"/>
      <text:p text:style-name="P56">Criando um site completo com HTML5</text:p>
      <text:p text:style-name="P56"/>
      <text:list xml:id="list1599384681" text:style-name="L18">
        <text:list-item>
          <text:p text:style-name="P485"><text:span text:style-name="T137">E</text:span><text:span text:style-name="T136">xercício prático!</text:span></text:p>
        </text:list-item>
      </text:list>
      <text:p text:style-name="P186"/>
      <text:p text:style-name="P186"/>
      <text:p text:style-name="P186"/>
      <text:p text:style-name="P186"/>
      <text:p text:style-name="P186"/>
      <text:p text:style-name="P186"/>
      <text:p text:style-name="P265"><text:span text:style-name="T148">28</text:span><text:span text:style-name="T142">/0</text:span><text:span text:style-name="T143">9</text:span><text:span text:style-name="T142">/2022 </text:span><text:span text:style-name="T148">quarta</text:span><text:span text:style-name="T143">-feira</text:span></text:p>
      <text:p text:style-name="P157"/>
      <text:p text:style-name="P157"/>
      <text:p text:style-name="P25"/>
      <text:p text:style-name="P25"/>
      <text:p text:style-name="P25"><text:soft-page-break/><text:span text:style-name="T205">Módulo </text:span>CSS</text:p>
      <text:p text:style-name="P68"/>
      <text:list xml:id="list668898564" text:style-name="L19">
        <text:list-item>
          <text:p text:style-name="P404">Objetivos deste módulo:</text:p>
          <text:list>
            <text:list-item>
              <text:p text:style-name="P354">Entender <text:span text:style-name="T177">o que é CSS </text:span>e porque ele é importante;</text:p>
            </text:list-item>
            <text:list-item>
              <text:p text:style-name="P354">Aprender a usar <text:span text:style-name="T177">cores </text:span>e incluir <text:span text:style-name="T177">backgrounds;</text:span></text:p>
            </text:list-item>
            <text:list-item>
              <text:p text:style-name="P354">Dominar o uso dos <text:span text:style-name="T177">seletores;</text:span></text:p>
            </text:list-item>
            <text:list-item>
              <text:p text:style-name="P354">Aprender o básico sobre <text:span text:style-name="T177">Especificidade </text:span>e <text:span text:style-name="T177">Herança no CSS;</text:span></text:p>
            </text:list-item>
            <text:list-item>
              <text:p text:style-name="P354">Aprender como <text:span text:style-name="T177">incluir fontes;</text:span></text:p>
            </text:list-item>
            <text:list-item>
              <text:p text:style-name="P354">Dominar o <text:span text:style-name="T177">posicionamento dos elementos.</text:span></text:p>
            </text:list-item>
          </text:list>
        </text:list-item>
      </text:list>
      <text:p text:style-name="P160"/>
      <text:p text:style-name="P25">Básico do CSS</text:p>
      <text:p text:style-name="P68"/>
      <text:list xml:id="list2763108398" text:style-name="L20">
        <text:list-item>
          <text:p text:style-name="P405">O que é?</text:p>
          <text:list>
            <text:list-item>
              <text:p text:style-name="P470"><text:span text:style-name="T104">Cascade Style Sheets </text:span><text:span text:style-name="T38">(Folha de estilo em cascatas);</text:span></text:p>
            </text:list-item>
            <text:list-item>
              <text:p text:style-name="P470"><text:span text:style-name="T38">Linguagem que </text:span><text:span text:style-name="T104">define o estilo </text:span><text:span text:style-name="T38">de um documento HTML;</text:span></text:p>
            </text:list-item>
            <text:list-item>
              <text:p text:style-name="P470"><text:span text:style-name="T104">Não deve </text:span><text:span text:style-name="T38">ser definida dentro de um documento HTML.</text:span></text:p>
            </text:list-item>
          </text:list>
        </text:list-item>
      </text:list>
      <text:p text:style-name="P187"/>
      <text:p text:style-name="P160">//EXEMPLO PRÁTICO DO USO DE CSS EM VÍDEO</text:p>
      <text:p text:style-name="P160"/>
      <text:list xml:id="list3893928820" text:style-name="L21">
        <text:list-item>
          <text:p text:style-name="P406"><draw:frame draw:style-name="fr1" draw:name="Figura5" text:anchor-type="char" svg:x="1.231cm" svg:y="1.122cm" svg:width="14.434cm" svg:height="2.847cm" draw:z-index="50"><draw:image xlink:href="Pictures/100000010000027F0000007E94746C1FF0B94A59.png" xlink:type="simple" xlink:show="embed" xlink:actuate="onLoad" draw:mime-type="image/png"/></draw:frame>Como funciona uma regra CSS</text:p>
        </text:list-item>
      </text:list>
      <text:p text:style-name="P188"/>
      <text:p text:style-name="P188"/>
      <text:p text:style-name="P188"/>
      <text:p text:style-name="P188"/>
      <text:p text:style-name="P188"/>
      <text:p text:style-name="P188"/>
      <text:p text:style-name="P188"/>
      <text:list xml:id="list64659926027883" text:continue-numbering="true" text:style-name="L21">
        <text:list-item>
          <text:list>
            <text:list-item>
              <text:p text:style-name="P355">O seletor aponta para o elemento HTML a ser estilizado;</text:p>
            </text:list-item>
            <text:list-item>
              <text:p text:style-name="P355">O bloco de declaração (entre chaves) contém uma ou mais declarações;</text:p>
            </text:list-item>
            <text:list-item>
              <text:p text:style-name="P355">Cada declaração é composta por duas informações separadas por dois pontos:</text:p>
              <text:list>
                <text:list-item>
                  <text:p text:style-name="P463">Propriedade </text:p>
                </text:list-item>
                <text:list-item>
                  <text:p text:style-name="P463">Valor</text:p>
                </text:list-item>
              </text:list>
            </text:list-item>
          </text:list>
        </text:list-item>
      </text:list>
      <text:p text:style-name="P24">Primeiro CSS</text:p>
      <text:p text:style-name="P24"/>
      <text:p text:style-name="P161">//Aula informativa em vídeo, revisão de quais opções temos para utilizar o CSS.</text:p>
      <text:p text:style-name="P161"><text:soft-page-break/></text:p>
      <text:p text:style-name="P62"><text:span text:style-name="T136">//</text:span><text:span text:style-name="T138">Programação temos que otimizar o uso das coisas e não ficar repetindo código por isso a melhor forma é utilizar sempre documento interligado com o HTML.</text:span></text:p>
      <text:p text:style-name="P153"/>
      <text:p text:style-name="P28">Cores no CSS</text:p>
      <text:p text:style-name="P28"/>
      <text:list xml:id="list935189541" text:style-name="L22">
        <text:list-item>
          <text:p text:style-name="P356">Os browser modernos suportam 140 nomes de cores diferentes;</text:p>
        </text:list-item>
        <text:list-item>
          <text:p text:style-name="P407">Cores podem ser especificadas pelas seguintes formas:</text:p>
        </text:list-item>
      </text:list>
      <text:p text:style-name="P152"/>
      <text:list xml:id="list64658827080115" text:continue-numbering="true" text:style-name="L22">
        <text:list-item>
          <text:list>
            <text:list-item>
              <text:p text:style-name="P356">Nome;</text:p>
            </text:list-item>
            <text:list-item>
              <text:p text:style-name="P356">Valores RGB;</text:p>
            </text:list-item>
            <text:list-item>
              <text:p text:style-name="P356">Valores Hexadecimais;</text:p>
            </text:list-item>
            <text:list-item>
              <text:p text:style-name="P356">Valores HSL (CSS3);</text:p>
            </text:list-item>
            <text:list-item>
              <text:p text:style-name="P356">Valores HWB (CSS4).</text:p>
            </text:list-item>
          </text:list>
        </text:list-item>
      </text:list>
      <text:p text:style-name="P154"/>
      <text:list xml:id="list64659746262240" text:continue-numbering="true" text:style-name="L22">
        <text:list-item>
          <text:p text:style-name="P408">Definir as cores por nome, não é uma boa opção;</text:p>
        </text:list-item>
        <text:list-item>
          <text:p text:style-name="P408">Forma muito utilizada: Hexadecimal</text:p>
          <text:p text:style-name="P408"/>
          <text:list>
            <text:list-item>
              <text:p text:style-name="P357">Hexadecimal é um sistema numérico que consiste em 16 símbolos diferen<draw:frame draw:style-name="fr1" draw:name="Figura6" text:anchor-type="char" svg:x="0cm" svg:y="1.926cm" svg:width="17cm" svg:height="2.688cm" draw:z-index="51"><draw:image xlink:href="Pictures/10000001000003230000007FCFE9F5B679C02D0A.png" xlink:type="simple" xlink:show="embed" xlink:actuate="onLoad" draw:mime-type="image/png"/></draw:frame>tes: [0, 1, 2, 3, 4, 5, 6, 7, 8, 9, A, B, C, D, E, F]</text:p>
            </text:list-item>
            <text:list-item>
              <text:p text:style-name="P357">Veja o valor de cada símbolo hexadecimal no sistema binário e decimal:</text:p>
            </text:list-item>
          </text:list>
        </text:list-item>
      </text:list>
      <text:p text:style-name="P180"/>
      <text:p text:style-name="P180"><draw:frame draw:style-name="fr2" draw:name="Figura7" text:anchor-type="char" svg:width="15.928cm" svg:height="7.62cm" draw:z-index="52"><draw:image xlink:href="Pictures/100000010000025A00000120FF3B977AA5293F3D.png" xlink:type="simple" xlink:show="embed" xlink:actuate="onLoad" draw:mime-type="image/png"/></draw:frame></text:p>
      <text:p text:style-name="P180"/>
      <text:p text:style-name="P180"/>
      <text:p text:style-name="P180"/>
      <text:p text:style-name="P180"/>
      <text:p text:style-name="P180"/>
      <text:p text:style-name="P180"/>
      <text:p text:style-name="P180"/>
      <text:p text:style-name="P180"/>
      <text:p text:style-name="P180"/>
      <text:p text:style-name="P180"><text:soft-page-break/></text:p>
      <text:p text:style-name="P180"/>
      <text:p text:style-name="P180"/>
      <text:p text:style-name="P180"/>
      <text:p text:style-name="P180"/>
      <text:list xml:id="list64659745614790" text:continue-numbering="true" text:style-name="L22">
        <text:list-item>
          <text:p text:style-name="P357">Na imagem acima ficará bem mais claro o entendimento, por exemplo de uma cor escrita em hexadecimal:</text:p>
          <text:list>
            <text:list-item>
              <text:p text:style-name="P408">#FF0000 → Vermelho</text:p>
            </text:list-item>
          </text:list>
        </text:list-item>
      </text:list>
      <text:p text:style-name="P154"/>
      <text:p text:style-name="P29">Background e Borders</text:p>
      <text:p text:style-name="P29"/>
      <text:list xml:id="list1871166445" text:style-name="L23">
        <text:list-item>
          <text:p text:style-name="P409">Background</text:p>
          <text:p text:style-name="P409"/>
          <text:list>
            <text:list-item>
              <text:p text:style-name="P358">Background é uma <text:span text:style-name="T177">propriedade CSS </text:span>utilizada para definir efeitos de background de um elemento (o que vai ser exibido ao fundo do elemento).</text:p>
              <text:p text:style-name="P409"/>
            </text:list-item>
          </text:list>
        </text:list-item>
        <text:list-item>
          <text:p text:style-name="P409">Background-color <text:span text:style-name="T164">é uma propriedade utilizada para definir a </text:span>cor de fundo<text:span text:style-name="T164"> de um elemento.</text:span></text:p>
        </text:list-item>
      </text:list>
      <text:p text:style-name="P180"/>
      <text:p text:style-name="P225">//Background-color na prática, parte em vídeo (Revisão)</text:p>
      <text:p text:style-name="P225"/>
      <text:list xml:id="list4226221731" text:style-name="L24">
        <text:list-item>
          <text:p text:style-name="P410">Background-image <text:span text:style-name="T164">é uma propriedade que especifica uma </text:span>imagem como fundo <text:span text:style-name="T164">de um elemento.</text:span></text:p>
        </text:list-item>
      </text:list>
      <text:p text:style-name="P189"/>
      <text:list xml:id="list64659776484095" text:continue-numbering="true" text:style-name="L24">
        <text:list-item>
          <text:p text:style-name="P410">Borders</text:p>
          <text:p text:style-name="P410"/>
          <text:list>
            <text:list-item>
              <text:p text:style-name="P440"><text:span text:style-name="T44">Border é uma propriedade do CSS utilizada para definir o estilo, largura e cor da </text:span><text:span text:style-name="T82">borda</text:span><text:span text:style-name="T44"> de um elemento.</text:span></text:p>
            </text:list-item>
          </text:list>
        </text:list-item>
      </text:list>
      <text:p text:style-name="P189"/>
      <text:p text:style-name="P30">Seletores</text:p>
      <text:p text:style-name="P190"/>
      <text:p text:style-name="P236"><text:span text:style-name="T114">//</text:span><text:span text:style-name="T115">Seletores </text:span><text:span text:style-name="T114">na prática, parte em vídeo (Revisão)</text:span></text:p>
      <text:p text:style-name="P226"/>
      <text:p text:style-name="P31"/>
      <text:p text:style-name="P31"/>
      <text:p text:style-name="P31"><text:soft-page-break/>Inspetor do Chrome</text:p>
      <text:p text:style-name="P31"/>
      <text:p text:style-name="P236"><text:span text:style-name="T114">//</text:span><text:span text:style-name="T115">Inspetor do chrome </text:span><text:span text:style-name="T114">na prática, parte em vídeo </text:span><text:span text:style-name="T116">para aprender mexer no inspetor </text:span><text:span text:style-name="T114">(Revisão)</text:span></text:p>
      <text:p text:style-name="P226"/>
      <text:p text:style-name="P32">Seletores mais avançados</text:p>
      <text:p text:style-name="P191"/>
      <text:list xml:id="list64658799732687" text:continue-numbering="true" text:style-name="L24">
        <text:list-item>
          <text:p text:style-name="P359">Primeiro seletor que vamos citar é o *</text:p>
          <text:list>
            <text:list-item>
              <text:p text:style-name="P359">Nesse caso não há um elemento direto, ao inserir ele, ele selecionará a página como um todo, ou seja, todos os seletores existentes;</text:p>
            </text:list-item>
          </text:list>
        </text:list-item>
        <text:list-item>
          <text:p text:style-name="P359">Segundo um mais utilizado, que é o seletor de descendência.</text:p>
          <text:list>
            <text:list-item>
              <text:p text:style-name="P359">Imagine que queremos aplicar um estilo a todas as âncoras que estejam dentro de um <text:span text:style-name="T177">li </text:span>usaremos desta forma:</text:p>
            </text:list-item>
          </text:list>
        </text:list-item>
      </text:list>
      <text:p text:style-name="P181"/>
      <text:p text:style-name="P155">li a{</text:p>
      <text:p text:style-name="P155"/>
      <text:p text:style-name="P155">}</text:p>
      <text:p text:style-name="P155"/>
      <text:list xml:id="list1841338093" text:style-name="L25">
        <text:list-item>
          <text:p text:style-name="P360">No terceiro, falaremos do seletor filho (child) que é bem parecido ao de descendência, a diferença na sintax é simplesmente o símbolo de maior <text:span text:style-name="T177">(&gt;)</text:span>, ficando assim:</text:p>
        </text:list-item>
      </text:list>
      <text:p text:style-name="P155">li &gt; a{</text:p>
      <text:p text:style-name="P155"/>
      <text:p text:style-name="P155">}</text:p>
      <text:p text:style-name="P155"/>
      <text:list xml:id="list1271299206" text:style-name="L26">
        <text:list-item>
          <text:p text:style-name="P441"><text:span text:style-name="T45">Nele nós dizemos o seguinte para o CSS, </text:span><text:span text:style-name="T111">Que todo a filho de li receberá tais estilos.</text:span></text:p>
        </text:list-item>
      </text:list>
      <text:p text:style-name="P181"/>
      <text:list xml:id="list64659146109312" text:continue-numbering="true" text:style-name="L26">
        <text:list-item>
          <text:p text:style-name="P486"><text:span text:style-name="T38">O quarto é o seletor adjacente que seria que todo elemento que viesse </text:span><text:span text:style-name="T46">imediatamente</text:span><text:span text:style-name="T38"> após outro elemento queremos aplicar tais estilos, por exemplo:</text:span></text:p>
        </text:list-item>
      </text:list>
      <text:p text:style-name="P181"/>
      <text:p text:style-name="P155">h1 + h4{</text:p>
      <text:p text:style-name="P155"/>
      <text:p text:style-name="P182">}</text:p>
      <text:list xml:id="list1607046577" text:style-name="L27">
        <text:list-item>
          <text:p text:style-name="P442"><text:span text:style-name="T45">Passamos para o CSS que todo h4 que vier </text:span><text:span text:style-name="T46">imediatamente</text:span><text:span text:style-name="T45"> após um h1 receberá os estilos dentro das chaves.</text:span></text:p>
        </text:list-item>
      </text:list>
      <text:p text:style-name="P181"><text:soft-page-break/></text:p>
      <text:list xml:id="list64658415775410" text:continue-numbering="true" text:style-name="L27">
        <text:list-item>
          <text:p text:style-name="P487"><text:span text:style-name="T45">P</text:span><text:span text:style-name="T38">or último temos o seletor de atributo, como por exemplo nas âncoras, temos o atributo </text:span><text:span text:style-name="T113">href</text:span><text:span text:style-name="T38">, através dele podemos encontrar o elemento âncora, dessa forma:</text:span></text:p>
        </text:list-item>
      </text:list>
      <text:p text:style-name="P184"/>
      <text:p text:style-name="P156"><text:span text:style-name="T202">a[href=‘/recibo’]</text:span>{</text:p>
      <text:p text:style-name="P156"/>
      <text:p text:style-name="P183">}</text:p>
      <text:list xml:id="list1899994847" text:style-name="L28">
        <text:list-item>
          <text:p text:style-name="P361">Ou seja, ele buscará dentre todas as âncoras apenas a que tiver o atributo igual a <text:span text:style-name="T177">recibo.</text:span></text:p>
        </text:list-item>
      </text:list>
      <text:p text:style-name="P184"/>
      <text:p text:style-name="P184"/>
      <text:p text:style-name="P184"/>
      <text:p text:style-name="P184"/>
      <text:list xml:id="list64659318270829" text:continue-numbering="true" text:style-name="L28">
        <text:list-item>
          <text:p text:style-name="P361">Existem também as pseudoclasses abordaremos uma em especial que é muito interessante para que possamos selecionar os elementos de uma forma um pouco mais específicas, que é o<text:span text:style-name="T200"> :</text:span><text:span text:style-name="T177">nth-of-type</text:span><text:span text:style-name="T198">, </text:span>veja o exemplo:</text:p>
        </text:list-item>
      </text:list>
      <text:p text:style-name="P184"/>
      <text:p text:style-name="P136"><text:span text:style-name="T83">li:nth-of-type(2)</text:span><text:span text:style-name="T84">{</text:span></text:p>
      <text:p text:style-name="P156"/>
      <text:p text:style-name="P156">}</text:p>
      <text:p text:style-name="P183"/>
      <text:list xml:id="list64658108721636" text:continue-numbering="true" text:style-name="L28">
        <text:list-item>
          <text:p text:style-name="P361">imagine que queremos colocar um destaque apenas na segunda li da nossa lista. Desta forma conseguimos escolher exatamente uma parte específica dela.</text:p>
        </text:list-item>
        <text:list-item>
          <text:p text:style-name="P361">Se passarmos o valor dentro dos parênteses como (odd) ele selecionará todos os elementos ímpar da nossa lista.</text:p>
        </text:list-item>
      </text:list>
      <text:p text:style-name="P184"/>
      <text:p text:style-name="P184">A recomendação é utilizar sempre classes e ids, porém as vezes em específico temos que apelar para pseudoclasses.</text:p>
      <text:p text:style-name="P184"/>
      <text:p text:style-name="P33">Especificidade</text:p>
      <text:p text:style-name="P33"/>
      <text:list xml:id="list529930860" text:style-name="L29">
        <text:list-item>
          <text:p text:style-name="P362">A especificidade determina quais regras CSS serão aplicadas, ou seja, o que ele acredita que seja mais relevante para ele escolher. </text:p>
        </text:list-item>
        <text:list-item>
          <text:p text:style-name="P362">Existe um cálculo para analisar qual seletor é mais importante:</text:p>
          <text:list>
            <text:list-item>
              <text:p text:style-name="P362">O navegador pontua o seletor de acordo com sua estrutura;</text:p>
            </text:list-item>
            <text:list-item>
              <text:p text:style-name="P362">Cada elemento, classe, id, vale pontos para esse cálculo;</text:p>
            </text:list-item>
            <text:list-item>
              <text:p text:style-name="P411"><text:soft-page-break/>Pontuação</text:p>
              <text:list>
                <text:list-item>
                  <text:p text:style-name="P362">Composta por 4 números (0, 0, 0, 0);</text:p>
                </text:list-item>
                <text:list-item>
                  <text:p text:style-name="P362">Quanto mais à esquerda, maior a relevância da pontuação;</text:p>
                </text:list-item>
                <text:list-item>
                  <text:p text:style-name="P362">Vamos chamar esses números de (a, b, c, d);</text:p>
                </text:list-item>
                <text:list-item>
                  <text:p text:style-name="P433">Regra da pontuação (sobrescrevendo a herança):</text:p>
                  <text:list>
                    <text:list-item>
                      <text:p text:style-name="P362">Cada elemento / pseudo elemento → d = +1. <text:span text:style-name="T36">(0, 0, 0, 1)</text:span></text:p>
                    </text:list-item>
                    <text:list-item>
                      <text:p text:style-name="P363">Cada classe / pseudo classe / atributo → c = +1. <text:span text:style-name="T37">(0, 0, </text:span><text:span text:style-name="T36">1</text:span><text:span text:style-name="T37">, </text:span><text:span text:style-name="T36">0</text:span><text:span text:style-name="T37">)</text:span></text:p>
                    </text:list-item>
                    <text:list-item>
                      <text:p text:style-name="P363">Cada ID → b = +1. <text:span text:style-name="T37">(0, </text:span><text:span text:style-name="T36">1</text:span><text:span text:style-name="T37">, 0, </text:span><text:span text:style-name="T36">0</text:span><text:span text:style-name="T37">)</text:span></text:p>
                    </text:list-item>
                    <text:list-item>
                      <text:p text:style-name="P363">Estilo inline → a = +1. <text:span text:style-name="T37">(</text:span><text:span text:style-name="T36">1</text:span><text:span text:style-name="T37">, 0, 0, </text:span><text:span text:style-name="T36">0</text:span><text:span text:style-name="T37">)</text:span></text:p>
                    </text:list-item>
                  </text:list>
                </text:list-item>
                <text:list-item>
                  <text:p text:style-name="P412">Exemplo de pontuação:</text:p>
                  <text:list>
                    <text:list-item>
                      <text:p text:style-name="P363">div#container ul li → <text:span text:style-name="T37">(0, </text:span><text:span text:style-name="T36">1</text:span><text:span text:style-name="T37">, 0, </text:span><text:span text:style-name="T36">3</text:span><text:span text:style-name="T37">)</text:span></text:p>
                    </text:list-item>
                  </text:list>
                </text:list-item>
              </text:list>
            </text:list-item>
          </text:list>
        </text:list-item>
      </text:list>
      <text:p text:style-name="P185"><text:span text:style-name="T203">Q</text:span>uando há empate na pontuação, será considerado o último seletor a ser declarado.</text:p>
      <text:p text:style-name="P293"/>
      <text:p text:style-name="P34">Herança</text:p>
      <text:p text:style-name="P34"/>
      <text:list xml:id="list1945164994" text:style-name="L30">
        <text:list-item>
          <text:p text:style-name="P413">Herança <text:span text:style-name="T164">basicamente é os filhos herdando o estilo dos pais. </text:span><text:span text:style-name="T198">//Exemplo em vídeo. (Revisão)</text:span></text:p>
        </text:list-item>
      </text:list>
      <text:p text:style-name="P227"/>
      <text:p text:style-name="P35">Recriando um site com CSS #1</text:p>
      <text:p text:style-name="P35"/>
      <text:p text:style-name="P162"><text:span text:style-name="T164">//</text:span><text:span text:style-name="T165">Exercício de CSS-001</text:span></text:p>
      <text:p text:style-name="P192"/>
      <text:p text:style-name="P37">Textos e Fontes</text:p>
      <text:p text:style-name="P37"/>
      <text:p text:style-name="P237"><text:span text:style-name="T47">//</text:span><text:span text:style-name="T48">Aula informativa – Revisão</text:span></text:p>
      <text:p text:style-name="P193"/>
      <text:p text:style-name="P37">Usando o Google Fonts</text:p>
      <text:p text:style-name="P37"/>
      <text:p text:style-name="P39"><text:span text:style-name="T140">//</text:span><text:span text:style-name="T139">Aula informativa – Revisão</text:span></text:p>
      <text:p text:style-name="P193"/>
      <text:p text:style-name="P41">Box Model</text:p>
      <text:p text:style-name="P38"><text:soft-page-break/></text:p>
      <text:p text:style-name="P40"><text:span text:style-name="T140">//</text:span><text:span text:style-name="T139">Aula informativa – Revisão</text:span></text:p>
      <text:p text:style-name="P194"/>
      <text:p text:style-name="P36">Recriando um site com CSS #<text:span text:style-name="T204">2</text:span></text:p>
      <text:p text:style-name="P36"/>
      <text:p text:style-name="P163"><text:span text:style-name="T164">//</text:span><text:span text:style-name="T165">Exercício de CSS-00</text:span><text:span text:style-name="T166">2</text:span></text:p>
      <text:p text:style-name="P266"><text:span text:style-name="T149">04</text:span><text:span text:style-name="T142">/</text:span><text:span text:style-name="T149">10</text:span><text:span text:style-name="T142">/2022 </text:span><text:span text:style-name="T149">terça</text:span><text:span text:style-name="T143">-feira</text:span></text:p>
      <text:p text:style-name="P158"/>
      <text:p text:style-name="P158"/>
      <text:p text:style-name="P26"><text:span text:style-name="T205">Módulo </text:span>CSS <text:span text:style-name="T205">Moderno</text:span></text:p>
      <text:p text:style-name="P26"/>
      <text:list xml:id="list339060395" text:style-name="L31">
        <text:list-item>
          <text:p text:style-name="P414">Aula de introdução</text:p>
          <text:list>
            <text:list-item>
              <text:p text:style-name="P364">Aula em vídeo, apresentação do conteúdo.</text:p>
            </text:list-item>
          </text:list>
        </text:list-item>
      </text:list>
      <text:p text:style-name="P195"/>
      <text:p text:style-name="P42">Visão geral sobre responsividade</text:p>
      <text:p text:style-name="P42"/>
      <text:list xml:id="list64658227336231" text:continue-numbering="true" text:style-name="L31">
        <text:list-item>
          <text:p text:style-name="P443"><text:span text:style-name="T49">Aula em vídeo, </text:span><text:span text:style-name="T50">revisando o conteúdo</text:span><text:span text:style-name="T49">.</text:span></text:p>
        </text:list-item>
      </text:list>
      <text:p text:style-name="P195"/>
      <text:p text:style-name="P42">Entendendo Media Query</text:p>
      <text:p text:style-name="P42"/>
      <text:list xml:id="list64659515070517" text:continue-numbering="true" text:style-name="L31">
        <text:list-item>
          <text:p text:style-name="P365">Aula em vídeo, apresentação do conteúdo.</text:p>
        </text:list-item>
        <text:list-item>
          <text:p text:style-name="P366">Criando página em aula para demonstração sobre responsividade com media queries, eu optei por não fazer, uma vez que já domino a prática estou apenas revisando o conteúdo antes de avançar.</text:p>
        </text:list-item>
        <text:list-item>
          <text:p text:style-name="P464">Dica important!</text:p>
          <text:list>
            <text:list-item>
              <text:p text:style-name="P466">Quando usamos o atalho <text:span text:style-name="T198">Lorem </text:span>no VS-Code ele já cria automaticamente para nós um bloco de texto, porém de digitarmos o lorem junto de um número por exemplo <text:span text:style-name="T198">lorem35 </text:span>ele cria para nós um bloco com determinado tamanho!</text:p>
            </text:list-item>
            <text:list-item>
              <text:p text:style-name="P369">Em aula o professor já deixou as imagens adaptadas para o tamanho de um tablet, com seus 750px, já pensando na responsividade desde início. Para entendermos melhor como pixels não são adaptáveis ao tamanho da tela a <text:soft-page-break/>partir de 765px ele vai dar uma quebra no layout, porém ele fez isso propositalmente para nos mostrar como funciona.</text:p>
            </text:list-item>
            <text:list-item>
              <text:p text:style-name="P369">Ou seja, em vídeo podemos notar que em 765px quando reduz a esse valor a tela, a imagem fica fixa e não se adapta a tela do usuário. E é ai que entra o media query.</text:p>
            </text:list-item>
          </text:list>
        </text:list-item>
        <text:list-item>
          <text:p text:style-name="P465">Relembre!</text:p>
          <text:list>
            <text:list-item>
              <text:p text:style-name="P467">A sintaxe utilizada para abrir o media query é:</text:p>
            </text:list-item>
          </text:list>
        </text:list-item>
      </text:list>
      <text:p text:style-name="P291"/>
      <text:p text:style-name="P291">@media (max-width: 795px){</text:p>
      <text:p text:style-name="P292">}</text:p>
      <text:p text:style-name="P292"/>
      <text:list xml:id="list3137007239" text:style-name="L32">
        <text:list-item>
          <text:p text:style-name="P370">Utilizei o valor proposto em vídeo para simplificar e exemplificar a sintaxe do código.</text:p>
        </text:list-item>
      </text:list>
      <text:p text:style-name="P196"/>
      <text:p text:style-name="P2">Entendendo responsividade na prática - Mobile first</text:p>
      <text:p text:style-name="P196"/>
      <text:list xml:id="list1738206389" text:style-name="L33">
        <text:list-item>
          <text:p text:style-name="P371">O tamanho maior do media query sempre tem que ficar acima no código.</text:p>
        </text:list-item>
        <text:list-item>
          <text:p text:style-name="P371">A dica é usar o inspetor do chrome e ir adaptando conforme o necessário.</text:p>
        </text:list-item>
      </text:list>
      <text:p text:style-name="P197"/>
      <text:p text:style-name="P3">Visão geral sobre o flexbox</text:p>
      <text:p text:style-name="P198"/>
      <text:list xml:id="list774142344" text:style-name="L34">
        <text:list-item>
          <text:p text:style-name="P449"><text:span text:style-name="T55">Aula em vídeo, </text:span><text:span text:style-name="T56">revisando o conteúdo</text:span></text:p>
          <text:list>
            <text:list-item>
              <text:p text:style-name="P449"><text:span text:style-name="T56">O Flexbox é comumente utilizado em headers, ou seja em barra de navegações no topo e em footer</text:span><text:span text:style-name="T55">. </text:span><text:span text:style-name="T56">Mas essa não é uma regra, há layouts que é necessário seu uso, portanto usemos com sabedoria em diferentes projetos e em diferentes campos deste layout!</text:span></text:p>
            </text:list-item>
          </text:list>
        </text:list-item>
      </text:list>
      <text:p text:style-name="P199"/>
      <text:list xml:id="list64659045205330" text:continue-numbering="true" text:style-name="L34">
        <text:list-item>
          <text:p text:style-name="P416">O que é Flexbox?</text:p>
          <text:list>
            <text:list-item>
              <text:p text:style-name="P367">Ele é um organizador de layout, não apenas de páginas, mas também de componentes.</text:p>
              <text:list>
                <text:list-item>
                  <text:p text:style-name="P416">Flex Container – <text:span text:style-name="T164">Ele é o que engloba todos os itens, </text:span><text:span text:style-name="T167">tendo funcionalidades que servirão para direcionamento, espaçamento, alinhamento e várias outras coisas. Ele que recebe o </text:span><text:span text:style-name="T199">display: flex</text:span><text:span text:style-name="T201"> </text:span><text:span text:style-name="T167">e as funcionalidades principais.</text:span></text:p>
                </text:list-item>
                <text:list-item>
                  <text:p text:style-name="P417">Flex Item – <text:span text:style-name="T164">São os itens dentro do container contendo responsividade e posicionamentos.</text:span></text:p>
                </text:list-item>
              </text:list>
            </text:list-item>
          </text:list>
        </text:list-item>
        <text:list-item>
          <text:p text:style-name="P417"><text:span text:style-name="T173">//</text:span><text:span text:style-name="T174">Aula informativa </text:span><text:span text:style-name="T175">algumas propriedades do FlexBox </text:span><text:span text:style-name="T174">– Revisão</text:span></text:p>
        </text:list-item>
      </text:list>
      <text:p text:style-name="P199"><text:soft-page-break/></text:p>
      <text:p text:style-name="P3">Criando layout de estudo</text:p>
      <text:p text:style-name="P199"/>
      <text:list xml:id="list2151486927" text:style-name="L35">
        <text:list-item>
          <text:p text:style-name="P450"><text:span text:style-name="T56">Nessa aula será mais prática, criaremos um layout </text:span><text:span text:style-name="T57">para nossos</text:span><text:span text:style-name="T56"> estudos para o </text:span><text:span text:style-name="T89">Flexbox.</text:span></text:p>
        </text:list-item>
        <text:list-item>
          <text:p text:style-name="P421">Bora para o VS-CODE!!!</text:p>
        </text:list-item>
      </text:list>
      <text:p text:style-name="P4"/>
      <text:p text:style-name="P4"/>
      <text:p text:style-name="P231"/>
      <text:p text:style-name="P233"><text:span text:style-name="T149">0</text:span><text:span text:style-name="T150">5</text:span><text:span text:style-name="T142">/</text:span><text:span text:style-name="T149">10</text:span><text:span text:style-name="T142">/2022 </text:span><text:span text:style-name="T149">terça</text:span><text:span text:style-name="T143">-feira</text:span></text:p>
      <text:p text:style-name="P1">Manipulando o flex container </text:p>
      <text:list xml:id="list64658321171780" text:continue-list="list64659515070517" text:style-name="L31">
        <text:list-item>
          <text:p text:style-name="P444"><text:span text:style-name="T57">S</text:span><text:span text:style-name="T58">obre o </text:span><text:span text:style-name="T91">row-</text:span><text:span text:style-name="T90">gap –</text:span><text:span text:style-name="T58"> Ele é o espaçamento </text:span><text:span text:style-name="T59">no eixo transversal </text:span><text:span text:style-name="T90">entre </text:span><text:span text:style-name="T58">os elementos </text:span><text:span text:style-name="T59">em coluna</text:span><text:span text:style-name="T58">, ou seja, ele da uma “margem” </text:span><text:span text:style-name="T59">em linha</text:span><text:span text:style-name="T58"> apenas entre os filhos não mexendo no top e botom, seu valor padrão é em pixel.</text:span></text:p>
        </text:list-item>
        <text:list-item>
          <text:p text:style-name="P445"><text:span text:style-name="T57">S</text:span><text:span text:style-name="T58">obre o </text:span><text:span text:style-name="T91">column-</text:span><text:span text:style-name="T90">gap –</text:span><text:span text:style-name="T58"> Ele </text:span><text:span text:style-name="T59">funciona semelhantemente ao row-gap, porém o eixo transverso dele é a coluna, dando o espaçamento entre os elementos em linha.</text:span></text:p>
        </text:list-item>
        <text:list-item>
          <text:p text:style-name="P488"><text:span text:style-name="T54">E por fim temos o </text:span><text:span text:style-name="T88">gap – </text:span><text:span text:style-name="T54">Que basicamente é um shorthand dos dois gaps, sendo que o primeiro valor do column e o segundo do row.</text:span></text:p>
        </text:list-item>
        <text:list-item>
          <text:p text:style-name="P418">box-sizing: border-box – <text:span text:style-name="T164">Em geral ele não é uma propriedade do Flex box, porém é importante ressaltar que ele é muito útil no caso dos nossos paddings, ele faz com que nossos paddings não estoure a borda do box, criando assim um scroll em nossa tela.</text:span></text:p>
        </text:list-item>
        <text:list-item>
          <text:p text:style-name="P445"><text:span text:style-name="T85">flex-wrap – </text:span><text:span text:style-name="T51">Por padrão é </text:span><text:span text:style-name="T85">nowrap</text:span><text:span text:style-name="T51">, faz com que os items caso encoste na parede (viewport) não quebre a linha, ao usar </text:span><text:span text:style-name="T85">wrap </text:span><text:span text:style-name="T51">ele acaba quebrando a linha e jogando o item para a próxima linha sendo ela reversa ou não.</text:span></text:p>
        </text:list-item>
        <text:list-item>
          <text:p text:style-name="P419">flex-flow – <text:span text:style-name="T164">É o shorthand do </text:span>flex-direction <text:span text:style-name="T164">e do </text:span>flex-wrap. <text:span text:style-name="T164">Primeiro valor que vem nele é o do direction e depois do wrap.</text:span></text:p>
        </text:list-item>
        <text:list-item>
          <text:p text:style-name="P419"><text:span text:style-name="T164">Temos também os flex de alinhamento: </text:span>align-items, justify-content e align-content.</text:p>
        </text:list-item>
        <text:list-item>
          <text:p text:style-name="P445"><text:span text:style-name="T85">align-items – </text:span><text:span text:style-name="T52">Alinha </text:span><text:span text:style-name="T51">os items ao eixo vertical.</text:span></text:p>
        </text:list-item>
        <text:list-item>
          <text:p text:style-name="P445"><text:span text:style-name="T85">justify-content – </text:span><text:span text:style-name="T52">Alinha </text:span><text:span text:style-name="T51">os items ao eixo </text:span><text:span text:style-name="T52">horizontal</text:span><text:span text:style-name="T51">. </text:span></text:p>
          <text:p text:style-name="P419"><text:span text:style-name="T208">a</text:span><text:span text:style-name="T207">lign-content – </text:span><text:span text:style-name="T176">Alinha os items sem espaçamento entre os items como align-items ao eixo vertical.</text:span></text:p>
        </text:list-item>
      </text:list>
      <text:p text:style-name="P200"/>
      <text:p text:style-name="P5"><text:soft-page-break/>Exercício de fixação #1</text:p>
      <text:p text:style-name="P164"><text:span text:style-name="T169">N</text:span><text:span text:style-name="T164">este exercício criaremos um </text:span>header<text:span text:style-name="T164"> que será utilizado flexbox nele.</text:span></text:p>
      <text:list xml:id="list2252562612" text:style-name="L36">
        <text:list-item>
          <text:p text:style-name="P372">Criaremos um header com:</text:p>
          <text:list>
            <text:list-item>
              <text:p text:style-name="P372">Logotipo;</text:p>
            </text:list-item>
            <text:list-item>
              <text:p text:style-name="P372">Imagem;</text:p>
            </text:list-item>
            <text:list-item>
              <text:p text:style-name="P372">Botões.</text:p>
              <text:list>
                <text:list-item>
                  <text:p text:style-name="P372">Com animações hover nos botões.</text:p>
                </text:list-item>
              </text:list>
            </text:list-item>
          </text:list>
        </text:list-item>
      </text:list>
      <text:p text:style-name="P202"/>
      <text:p text:style-name="P6">Manipulando Flex Items</text:p>
      <text:list xml:id="list64659623736734" text:continue-list="list64658321171780" text:style-name="L31">
        <text:list-item>
          <text:p text:style-name="P368">Primeiramente veremos as 3 principais funcionalidades do flex-item.</text:p>
          <text:list>
            <text:list-item>
              <text:p text:style-name="P420"><text:span text:style-name="T209">f</text:span>lex-basis –<text:span text:style-name="T164"> </text:span><text:span text:style-name="T169">Como o nome diz, ele da a base ao item, com o valor em pixel ele da a base para a largura de cada item.</text:span></text:p>
            </text:list-item>
            <text:list-item>
              <text:p text:style-name="P446"><text:span text:style-name="T87">f</text:span><text:span text:style-name="T86">lex-grow – </text:span><text:span text:style-name="T53">Basicamente faz o preenchimento do espaço que sobrou, com o valor em numeral apenas, se usarmos para apenas um item ele preencherá mais espaço que os outros no caso.</text:span></text:p>
            </text:list-item>
            <text:list-item>
              <text:p text:style-name="P446"><text:span text:style-name="T87">f</text:span><text:span text:style-name="T86">lex-shrink –</text:span><text:span text:style-name="T52"> </text:span><text:span text:style-name="T53">Assim como o flex-grow, porém de forma reversa recebendo o valor em numeral você configura para que o item diminua por igual ou no caso de item separado diminua mais que todos.</text:span></text:p>
              <text:list>
                <text:list-item>
                  <text:p text:style-name="P489"><text:span text:style-name="T53">L</text:span><text:span text:style-name="T38">embrando que se tiver com o </text:span><text:span text:style-name="T78">flex-wrap </text:span><text:span text:style-name="T38">ativado, ele perde a funcionalidade dele, pois o item irá quebrar pra outra linha, fazendo com que não seja necessária a sua diminuição.</text:span></text:p>
                </text:list-item>
              </text:list>
            </text:list-item>
            <text:list-item>
              <text:p text:style-name="P422"><text:span text:style-name="T206">flex</text:span><text:span text:style-name="T168"> – </text:span><text:span text:style-name="T169">É o shorthand do basis, grow e shrink recebendo primeiramente os valores de grow, depois o shrink e por último o valor de basis em píxels. </text:span></text:p>
            </text:list-item>
          </text:list>
        </text:list-item>
      </text:list>
      <text:p text:style-name="P201"/>
      <text:list xml:id="list64659997588132" text:continue-numbering="true" text:style-name="L31">
        <text:list-item>
          <text:p text:style-name="P423"><text:span text:style-name="T169">E</text:span><text:span text:style-name="T164">ntendendo o </text:span>order <text:span text:style-name="T164">como o próprio nome já diz, ele vai manipular a ordem dos nossos elementos, ou seja:</text:span></text:p>
          <text:list>
            <text:list-item>
              <text:p text:style-name="P373">Ao colocarmos o order, o valor que ele recebe é apenas o numeral, e ao selecionarmos o número correspondente de cada elemento, ele colocará na ordem proposta.</text:p>
            </text:list-item>
          </text:list>
        </text:list-item>
      </text:list>
      <text:p text:style-name="P203"/>
      <text:list xml:id="list64658183662272" text:continue-numbering="true" text:style-name="L31">
        <text:list-item>
          <text:p text:style-name="P447"><text:span text:style-name="T60">E</text:span><text:span text:style-name="T61">ntendendo o </text:span><text:span text:style-name="T92">align-self</text:span><text:span text:style-name="T62"> como o próprio nome diz, ele é um alinhamento próprio, porém é um elemento próprio na vertical, importante ressaltar isso. </text:span></text:p>
          <text:list>
            <text:list-item>
              <text:p text:style-name="P447"><text:span text:style-name="T62">Vale dizer também que se o</text:span><text:span text:style-name="T118"> flex-direction</text:span><text:span text:style-name="T62"> estiver como</text:span><text:span text:style-name="T118"> column</text:span><text:span text:style-name="T112"> </text:span><text:span text:style-name="T62">então ele alinhará horizontalmente</text:span><text:span text:style-name="T119">.</text:span></text:p>
            </text:list-item>
          </text:list>
        </text:list-item>
      </text:list>
      <text:p text:style-name="P238"/>
      <text:p text:style-name="P7"><text:soft-page-break/><text:span text:style-name="T210">A</text:span>presentando exercício de Flexbox</text:p>
      <text:p text:style-name="P239"><text:span text:style-name="T62">S</text:span><text:span text:style-name="T63">erá um exercício geral com tudo que vimos em </text:span><text:span text:style-name="T93">Flex Container e Flex Items</text:span><text:span text:style-name="T63"> será um layout de e-commerce simples, parecido com a organização dos elementos do YouTube.</text:span></text:p>
      <text:p text:style-name="P204"/>
      <text:list xml:id="list3358226538" text:style-name="L37">
        <text:list-item>
          <text:p text:style-name="P490"><text:span text:style-name="T54">Vamos criar um </text:span><text:span text:style-name="T88">header;</text:span></text:p>
        </text:list-item>
        <text:list-item>
          <text:p text:style-name="P473"><text:span text:style-name="T106">Criar um </text:span><text:span text:style-name="T88">footer;</text:span></text:p>
        </text:list-item>
        <text:list-item>
          <text:p text:style-name="P374">Entre eles criaremos 6 items;</text:p>
        </text:list-item>
        <text:list-item>
          <text:p text:style-name="P374">Com espaçamentos entre eles;</text:p>
        </text:list-item>
        <text:list-item>
          <text:p text:style-name="P374">Centralizados;</text:p>
        </text:list-item>
        <text:list-item>
          <text:p text:style-name="P374">Com responsividade, para que quando diminua a tela, os itens quebre para um abaixo do outro, como no YouTube mesmo.</text:p>
        </text:list-item>
        <text:list-item>
          <text:p text:style-name="P375">Caso queira pode colocar tamanho fixo no container para ficar sempre com 3 items por fileira.</text:p>
        </text:list-item>
      </text:list>
      <text:p text:style-name="P205"/>
      <text:p text:style-name="P267"><text:span text:style-name="T151">07</text:span><text:span text:style-name="T142">/</text:span><text:span text:style-name="T149">10</text:span><text:span text:style-name="T142">/2022 </text:span><text:span text:style-name="T151">sexta</text:span><text:span text:style-name="T143">-feira</text:span></text:p>
      <text:p text:style-name="P159"/>
      <text:p text:style-name="P159"/>
      <text:p text:style-name="P43">Visão geral sobre Grid</text:p>
      <text:p text:style-name="P27"/>
      <text:list xml:id="list64659950511776" text:continue-list="list64658183662272" text:style-name="L31">
        <text:list-item>
          <text:p text:style-name="P415"><text:span text:style-name="T211">I</text:span>ntrodução</text:p>
          <text:list>
            <text:list-item>
              <text:p text:style-name="P448"><text:span text:style-name="T64">Assim como o </text:span><text:span text:style-name="T94">Flexbox </text:span><text:span text:style-name="T64">o </text:span><text:span text:style-name="T94">Grid </text:span><text:span text:style-name="T64">é um organizador, com ele nós teremos uma divisão entre linhas e colunas, porém diferente da divisão de linhas e colunas que temos com o Flexbox. No </text:span><text:span text:style-name="T94">Grid</text:span><text:span text:style-name="T64"> acaba sendo muito mais específico e organizado.</text:span></text:p>
            </text:list-item>
            <text:list-item>
              <text:p text:style-name="P376">Ele sendo mais específico em linhas e colunas conseguimos organizar todo conteúdo de forma mais favorável, para termos uma idéia de como ele funciona, com ele podemos criar formatos por exemplo estilo de um Blog.</text:p>
            </text:list-item>
            <text:list-item>
              <text:p text:style-name="P491"><text:span text:style-name="T54">Utilizamos ele em momento que queremos uma divisão de linhas e colunas, por exemplo você quer uma página igual da ilustração, com um conteúdo principal e um sidebar, podemos usar o </text:span><text:span text:style-name="T88">Grid </text:span><text:span text:style-name="T54">para posicionarmos.</text:span></text:p>
            </text:list-item>
          </text:list>
        </text:list-item>
      </text:list>
      <text:p text:style-name="P206"/>
      <text:p text:style-name="P206"><draw:frame draw:style-name="fr1" draw:name="Figura9" text:anchor-type="char" svg:x="3.284cm" svg:y="0.072cm" svg:width="10.721cm" svg:height="5.149cm" draw:z-index="53"><draw:image xlink:href="Pictures/100000010000055600000290C699C73ABED9A664.png" xlink:type="simple" xlink:show="embed" xlink:actuate="onLoad" draw:mime-type="image/png"/></draw:frame><text:soft-page-break/></text:p>
      <text:p text:style-name="P206"/>
      <text:p text:style-name="P206"/>
      <text:p text:style-name="P206"/>
      <text:p text:style-name="P206"/>
      <text:p text:style-name="P206"/>
      <text:p text:style-name="P206"/>
      <text:p text:style-name="P206"/>
      <text:p text:style-name="P206"/>
      <text:p text:style-name="P206"/>
      <text:p text:style-name="P206"/>
      <text:p text:style-name="P8">Modificando Layout</text:p>
      <text:list xml:id="list799529540" text:style-name="L38">
        <text:list-item>
          <text:p text:style-name="P492"><text:span text:style-name="T64">A</text:span><text:span text:style-name="T54">ula para modificar o layout de estudos.</text:span></text:p>
        </text:list-item>
      </text:list>
      <text:p text:style-name="P208"/>
      <text:p text:style-name="P268"><text:span text:style-name="T129">10</text:span><text:span text:style-name="T130">/</text:span><text:span text:style-name="T131">10</text:span><text:span text:style-name="T130">/2022 </text:span><text:span text:style-name="T129">segunda</text:span><text:span text:style-name="T132">-feira</text:span></text:p>
      <text:p text:style-name="P9">Manipulando CSS Grid</text:p>
      <text:list xml:id="list193683195" text:style-name="L39">
        <text:list-item>
          <text:p text:style-name="P451"><text:span text:style-name="T65">N</text:span><text:span text:style-name="T66">esta aula faremos todas manipulações que temos disponíveis para o </text:span><text:span text:style-name="T95">Grid Container. </text:span><text:span text:style-name="T66">Como fizemos no Flex Box.</text:span></text:p>
        </text:list-item>
        <text:list-item>
          <text:p text:style-name="P377">Bora para o VS-Code */</text:p>
          <text:list>
            <text:list-item>
              <text:p text:style-name="P493"><text:span text:style-name="T54">Para definirmos um grid, basta colocar no container </text:span><text:span text:style-name="T88">display: grid;</text:span></text:p>
            </text:list-item>
            <text:list-item>
              <text:p text:style-name="P378">Ao fazer isso o layout ocupa toda viewport;</text:p>
            </text:list-item>
            <text:list-item>
              <text:p text:style-name="P474"><text:span text:style-name="T106">Após isso faremos a definição das colunas do grid, usando o </text:span><text:span text:style-name="T88">grid-template-columns </text:span><text:span text:style-name="T106">ele que faz com que tenhamos as colunas.</text:span></text:p>
              <text:list>
                <text:list-item>
                  <text:p text:style-name="P395">Em valores utilizamos porcentagens, e dependendo de quantos colocarmos ele criará de coluna.</text:p>
                </text:list-item>
                <text:list-item>
                  <text:p text:style-name="P482"><text:span text:style-name="T104">Importante usarmos sempre porcentagens ou frames, pois pixel não utilizaremos pelo fato dele não ser responsivo. Isso não só para o </text:span><text:span text:style-name="T78">Grid</text:span><text:span text:style-name="T104"> sempre que pudermos usar unidades de medidas responsivas será melhor!</text:span></text:p>
                </text:list-item>
              </text:list>
            </text:list-item>
            <text:list-item>
              <text:p text:style-name="P424">Frame, o que é?</text:p>
              <text:list>
                <text:list-item>
                  <text:p text:style-name="P483"><text:span text:style-name="T104">Ele é um pedaço da tela que daremos para aquele item, tiraremos as porcentagens anteriormente adicionadas e colocaremos </text:span><text:span text:style-name="T78">grid-template-columns: 1fr 2fr 1fr;</text:span></text:p>
                </text:list-item>
                <text:list-item>
                  <text:p text:style-name="P378">Se colocarmos tudo igual em frames, notaremos que todos nossos itens ocupam o mesmo tamanho de espaço.</text:p>
                </text:list-item>
                <text:list-item>
                  <text:p text:style-name="P483"><text:span text:style-name="T104">Existe outra forma também de encurtar esse código que é com </text:span><text:span text:style-name="T78">repeat, </text:span><text:span text:style-name="T104">que seria um shorthand dos frames.</text:span></text:p>
                </text:list-item>
              </text:list>
            </text:list-item>
            <text:list-item>
              <text:p text:style-name="P483"><text:soft-page-break/><text:span text:style-name="T104">Utilizando o valor </text:span><text:span text:style-name="T78">repeat (3, 1fr); </text:span><text:span text:style-name="T104">você indica para no navegador que você quer </text:span><text:span text:style-name="T78">3 colunas de 1fr.</text:span></text:p>
              <text:list>
                <text:list-item>
                  <text:p text:style-name="P484"><text:span text:style-name="T104">Então nosso grid ficou assim: </text:span><text:span text:style-name="T103">grid-template-columns: repeat (3,1fr);</text:span></text:p>
                </text:list-item>
                <text:list-item>
                  <text:p text:style-name="P379">A desvantagem deste método é que não conseguimos manipular ela como da primeira forma, com que duas colunas tivessem 1fr (ou 25%) e uma coluna tivesse 2fr (ou 50%), pois para isso os valores tem que ser iguais.</text:p>
                </text:list-item>
              </text:list>
            </text:list-item>
          </text:list>
        </text:list-item>
        <text:list-item>
          <text:p text:style-name="P425">Entendendo o GAP:</text:p>
          <text:list>
            <text:list-item>
              <text:p text:style-name="P484"><text:span text:style-name="T104">O gap como já vimos em Flex Box, é literalmente a mesma coisa para o </text:span><text:span text:style-name="T78">Grid. </text:span><text:span text:style-name="T104">Inclusive a sintaxe.</text:span></text:p>
            </text:list-item>
            <text:list-item>
              <text:p text:style-name="P484"><text:span text:style-name="T104">Observe que usamos o </text:span><text:span text:style-name="T78">gap</text:span><text:span text:style-name="T104"> geral, pois a partir daqui usaremos sempre </text:span><text:span text:style-name="T78">shorthands </text:span><text:span text:style-name="T104">e </text:span><text:span text:style-name="T78">unidades de medidas responsivas.</text:span></text:p>
              <text:list>
                <text:list-item>
                  <text:p text:style-name="P379">Não se esqueça o primeiro valor declarado no gap é o de linha, após isso de coluna.</text:p>
                </text:list-item>
              </text:list>
            </text:list-item>
          </text:list>
        </text:list-item>
        <text:list-item>
          <text:p text:style-name="P425">Grid-template-rows</text:p>
          <text:list>
            <text:list-item>
              <text:p text:style-name="P452"><text:span text:style-name="T67">Como já vimos em relação as colunas, agora veremos em relação a linhas com o </text:span><text:span text:style-name="T96">grid-template-rows</text:span><text:span text:style-name="T67">, a lógica é a mesma que explicada em colunas, com as unidades de metida e etecéteras.</text:span></text:p>
            </text:list-item>
            <text:list-item>
              <text:p text:style-name="P494"><text:span text:style-name="T54">Incluindo o </text:span><text:span text:style-name="T88">shorthand </text:span><text:span text:style-name="T54">com o </text:span><text:span text:style-name="T88">repeat</text:span><text:span text:style-name="T54"> também é usado em </text:span><text:span text:style-name="T88">row.</text:span></text:p>
            </text:list-item>
          </text:list>
        </text:list-item>
      </text:list>
      <text:p text:style-name="P209"/>
      <text:list xml:id="list64658429397659" text:continue-numbering="true" text:style-name="L39">
        <text:list-item>
          <text:p text:style-name="P425">Grid-auto-rows</text:p>
          <text:list>
            <text:list-item>
              <text:p text:style-name="P452"><text:span text:style-name="T68">Se utilizarmos </text:span><text:span text:style-name="T67">pixel como unidade de medida no </text:span><text:span text:style-name="T96">auto-rows </text:span><text:span text:style-name="T68">notaremos que quando o conteúdo dentro dele for extenso demais ele transbordará.</text:span></text:p>
            </text:list-item>
            <text:list-item>
              <text:p text:style-name="P495"><text:span text:style-name="T54">Para isso utilizaremos uma funcionalidade chamada de </text:span><text:span text:style-name="T88">minmax() </text:span><text:span text:style-name="T54">como o próprio nome já sugere, trabalharemos com tamanhos mínimos e máximos. A sintaxe é a seguinte: </text:span><text:span text:style-name="T88">grid-auto-rows: minmax(210px, 100%)</text:span><text:span text:style-name="T54"> o primeiro valor é o mínimo e o segundo é o máximo. Fazendo com que o layout fique mais responsivo, parecido com o media query, só que é uma funcionalidade nativa do</text:span><text:span text:style-name="T88"> Grid.</text:span></text:p>
              <text:list>
                <text:list-item>
                  <text:p text:style-name="P495"><text:span text:style-name="T54">Quando ele chegar no mínimo não diminuirá mais e o scroll será ativado. Não necessariamente o segundo valor (máximo) tem que ser em porcentagem, podemos usar os pixels também.</text:span><text:span text:style-name="T88"> </text:span></text:p>
                </text:list-item>
              </text:list>
            </text:list-item>
          </text:list>
        </text:list-item>
      </text:list>
      <text:p text:style-name="P297"/>
      <text:p text:style-name="P165"/>
      <text:p text:style-name="P165"/>
      <text:p text:style-name="P165"/>
      <text:p text:style-name="P165"/>
      <text:p text:style-name="P165"/>
      <text:p text:style-name="P10"><text:soft-page-break/>Exercício de fixação #2</text:p>
      <text:list xml:id="list2783501392" text:style-name="L40">
        <text:list-item>
          <text:p text:style-name="P380">Nessa aula faremos o exercício proposto pelo professor!</text:p>
          <text:list>
            <text:list-item>
              <text:p text:style-name="P381">DICA: No <text:span text:style-name="T177">grid-auto-rows </text:span>também colocamos valor auto, para que ele acompanhe o tamanho conforme o conteúdo nele contido.</text:p>
            </text:list-item>
          </text:list>
        </text:list-item>
      </text:list>
      <text:p text:style-name="P207"/>
      <text:p text:style-name="P11">Manipulando linhas e colunas</text:p>
      <text:list xml:id="list232556776" text:style-name="L41">
        <text:list-item>
          <text:p text:style-name="P382">Primeira coisa que faremos no nosso layout de estudos é manipular o HTML, adicionando em cada <text:span text:style-name="T200">div</text:span> mais uma classe.</text:p>
        </text:list-item>
        <text:list-item>
          <text:p text:style-name="P382">Criaremos mais 3 divs para totalizarem 9.</text:p>
        </text:list-item>
        <text:list-item>
          <text:p text:style-name="P426">Entendendo grid-column:</text:p>
          <text:list>
            <text:list-item>
              <text:p text:style-name="P383">Essa funcionalidade basicamente fará com que definamos o tamanho da coluna. Sintaxe dela é <text:span text:style-name="T177">grid-column:1/4;</text:span></text:p>
              <text:list>
                <text:list-item>
                  <text:p text:style-name="P383">Ele conta e puxa o item de acordo com as linhas, fazendo com que o elemento expanda contando sempre começo e final de cada coluna.</text:p>
                </text:list-item>
                <text:list-item>
                  <text:p text:style-name="P383">Da mesma forma funciona se alterarmos o primeiro valor, passando para o navegador por exemplo que você quer que tal item comece aonde termina a coluna 2 e vá até a 4. sintaxe fica assim: <text:span text:style-name="T177">grid-column:2/4;</text:span></text:p>
                  <text:p text:style-name="P426"/>
                </text:list-item>
              </text:list>
            </text:list-item>
          </text:list>
        </text:list-item>
        <text:list-item>
          <text:p text:style-name="P453"><text:span text:style-name="T97">Entendendo grid-</text:span><text:span text:style-name="T98">row</text:span><text:span text:style-name="T97">:</text:span></text:p>
          <text:list>
            <text:list-item>
              <text:p text:style-name="P475"><text:span text:style-name="T107">E</text:span><text:span text:style-name="T106">le é basicamente irmão do </text:span><text:span text:style-name="T88">grid-column, </text:span><text:span text:style-name="T106">pois ele irá alterar de maneira bem parecida só que nas linhas.</text:span></text:p>
              <text:list>
                <text:list-item>
                  <text:p text:style-name="P476"><text:span text:style-name="T106">Os espaços de linha são de acordo com o frame que temos no </text:span><text:span text:style-name="T88">grid-template-columns.</text:span></text:p>
                </text:list-item>
                <text:list-item>
                  <text:p text:style-name="P384">Ou seja, como no nosso código temos 3 frames, significa que temos 4 linhas, se por um acaso tivéssemos 5 frames ele teria 6 linhas.</text:p>
                </text:list-item>
              </text:list>
            </text:list-item>
          </text:list>
        </text:list-item>
      </text:list>
      <text:p text:style-name="P210"/>
      <text:p text:style-name="P211">Em caso de dúvidas é sempre bom olhar na documentação, que estará disposta como link abaixo:</text:p>
      <text:p text:style-name="P240"><text:a xlink:type="simple" xlink:href="https://developer.mozilla.org/en-US/docs/Web/CSS/grid" text:style-name="Internet_20_link" text:visited-style-name="Visited_20_Internet_20_Link"><text:span text:style-name="T35">Documentação Grid Layout Mozilla</text:span></text:a></text:p>
      <text:p text:style-name="P294"/>
      <text:list xml:id="list3489891321" text:style-name="L42">
        <text:list-item>
          <text:p text:style-name="P435"><text:span text:style-name="T214">A</text:span><text:span text:style-name="T213">gora usaremos o grid-template-areas.</text:span></text:p>
          <text:list>
            <text:list-item>
              <text:p text:style-name="P436"><text:span text:style-name="T213">Ele é uma forma de simplificar o código, como um shorthand de </text:span><text:span text:style-name="T212">grid-column </text:span><text:span text:style-name="T213">e </text:span><text:span text:style-name="T212">grid-row.</text:span></text:p>
            </text:list-item>
            <text:list-item>
              <text:p text:style-name="P385">Sua sintaxe é basicamente essa:</text:p>
              <text:list>
                <text:list-item>
                  <text:p text:style-name="P427">grid-template-areas: “item1 item1 item1”;</text:p>
                </text:list-item>
              </text:list>
            </text:list-item>
            <text:list-item>
              <text:p text:style-name="P385">No nosso código vamos colocá-lo no container.</text:p>
            </text:list-item>
          </text:list>
        </text:list-item>
        <text:list-item>
          <text:p text:style-name="P436"><text:soft-page-break/><text:span text:style-name="T213">Ele é como um objeto, você colocar todas especificações desejadas e chama essa “função” diretamente na classe. </text:span><text:span text:style-name="T215">Veja abaixo:</text:span></text:p>
        </text:list-item>
      </text:list>
      <text:p text:style-name="P212"><draw:frame draw:style-name="fr1" draw:name="Figura10" text:anchor-type="char" svg:x="0.7cm" svg:y="0.243cm" svg:width="7.186cm" svg:height="6.473cm" draw:z-index="54"><draw:image xlink:href="Pictures/10000001000001890000016231ED6BEB6C02C37D.png" xlink:type="simple" xlink:show="embed" xlink:actuate="onLoad" draw:mime-type="image/png"/></draw:frame></text:p>
      <text:p text:style-name="P241"><text:span text:style-name="T69"><text:s/></text:span><text:span text:style-name="T216">Neste caso usamos 3 vezes o item um para indicar que queremos que ele ocupe todas as colunas que designamos no </text:span><text:span text:style-name="T217">grid-template-columns </text:span><text:span text:style-name="T216">que no nosso caso é 3fr, se fosse mais bastaria adicionais mais vezes ele se repetindo!</text:span></text:p>
      <text:p text:style-name="P298"/>
      <text:p text:style-name="P298"/>
      <text:p text:style-name="P298"/>
      <text:p text:style-name="P298"/>
      <text:p text:style-name="P298"/>
      <text:p text:style-name="P298"/>
      <text:list xml:id="list2209054591" text:style-name="L43">
        <text:list-item>
          <text:p text:style-name="P454"><text:span text:style-name="T69">B</text:span><text:span text:style-name="T70">asicamente nos desenharemos o layout em forma de texto acompanhe as imagens e tenta encaixar a figura nas linhas de código, na sua cabeça mesmo:</text:span></text:p>
        </text:list-item>
      </text:list>
      <text:p text:style-name="P213"><draw:frame draw:style-name="fr1" draw:name="Figura12" text:anchor-type="char" svg:x="3.186cm" svg:y="0.376cm" svg:width="5.636cm" svg:height="9.079cm" draw:z-index="56"><draw:image xlink:href="Pictures/10000001000000D5000000E1597563CD24FAEF4A.png" xlink:type="simple" xlink:show="embed" xlink:actuate="onLoad" draw:mime-type="image/png"/></draw:frame></text:p>
      <text:p text:style-name="P213"/>
      <text:p text:style-name="P213"><draw:frame draw:style-name="fr1" draw:name="Figura11" text:anchor-type="char" svg:x="9.754cm" svg:y="0.049cm" svg:width="5.472cm" svg:height="8.283cm" draw:z-index="55"><draw:image xlink:href="Pictures/10000001000001BC000002D665DACE8C9229A45D.png" xlink:type="simple" xlink:show="embed" xlink:actuate="onLoad" draw:mime-type="image/png"/></draw:frame></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list xml:id="list64659232028199" text:continue-numbering="true" text:style-name="L43">
        <text:list-item>
          <text:p text:style-name="P386">Note que seria a mesma coisa se juntássemos em bloco todos os items que tivessem o mesmo nome!</text:p>
        </text:list-item>
        <text:list-item>
          <text:p text:style-name="P496"><text:soft-page-break/><text:span text:style-name="T54">Porém em questão de responsividade, o </text:span><text:span text:style-name="T88">grid</text:span><text:span text:style-name="T54"> não é tão preciso e adáptavel como o </text:span><text:span text:style-name="T88">Flexbox, </text:span><text:span text:style-name="T54">usando o flex wrap por exemplo, logo teremos que trabalhar toda responsividade dele na mão.</text:span></text:p>
        </text:list-item>
      </text:list>
      <text:p text:style-name="P215"/>
      <text:p text:style-name="P12">Apresentando Exercício de Grid</text:p>
      <text:list xml:id="list187051027" text:style-name="L44">
        <text:list-item>
          <text:p text:style-name="P387">Aula prática, criando o exercício de Grid Layout.</text:p>
        </text:list-item>
      </text:list>
      <text:p text:style-name="P214"/>
      <text:p text:style-name="P134"><text:span text:style-name="T196">Apresentando Exercício </text:span><text:span text:style-name="T197">Final de Flexbox + Grid</text:span></text:p>
      <text:list xml:id="list64659307053491" text:continue-numbering="true" text:style-name="L44">
        <text:list-item>
          <text:p text:style-name="P455"><text:span text:style-name="T71">Aula prática, criando o exercício </text:span><text:span text:style-name="T72">final</text:span><text:span text:style-name="T71">.</text:span></text:p>
        </text:list-item>
        <text:list-item>
          <text:p text:style-name="P471"><text:span text:style-name="T108">A</text:span><text:span text:style-name="T106">notações de revisões:</text:span></text:p>
          <text:list>
            <text:list-item>
              <text:p text:style-name="P477"><text:span text:style-name="T106">Rever o shorthand </text:span><text:span text:style-name="T88">flex;</text:span></text:p>
            </text:list-item>
          </text:list>
        </text:list-item>
      </text:list>
      <text:p text:style-name="P166"/>
      <text:p text:style-name="P269"><text:span text:style-name="T129">1</text:span><text:span text:style-name="T133">3</text:span><text:span text:style-name="T130">/</text:span><text:span text:style-name="T131">10</text:span><text:span text:style-name="T130">/2022 </text:span><text:span text:style-name="T133">quinta</text:span><text:span text:style-name="T132">-feira</text:span></text:p>
      <text:p text:style-name="P13">Finalização do módulo!!! <draw:frame draw:style-name="fr4" draw:name="Figura13" text:anchor-type="as-char" svg:width="0.529cm" svg:height="0.529cm" draw:z-index="0"><draw:image xlink:href="Pictures/100000010000004000000040F8184E217637A7CF.png" xlink:type="simple" xlink:show="embed" xlink:actuate="onLoad" draw:mime-type="image/png"/><svg:title>metal</svg:title></draw:frame></text:p>
      <text:p text:style-name="P216">Finalizando o módulo, criado e corrigido os exercícios, e dado o push para o <text:span text:style-name="T177">GitHub.</text:span></text:p>
      <text:p text:style-name="P232"/>
      <text:p text:style-name="P270"><text:span text:style-name="T129">1</text:span><text:span text:style-name="T134">4</text:span><text:span text:style-name="T130">/</text:span><text:span text:style-name="T131">10</text:span><text:span text:style-name="T130">/2022 </text:span><text:span text:style-name="T134">sexta</text:span><text:span text:style-name="T132">-feira</text:span></text:p>
      <text:p text:style-name="P14">Módulo Sass</text:p>
      <text:list xml:id="list644031253" text:style-name="L45">
        <text:list-item>
          <text:p text:style-name="P428">Visão geral do módulo:</text:p>
          <text:list>
            <text:list-item>
              <text:p text:style-name="P388">O que precisaremos para fazer esse curso?</text:p>
              <text:list>
                <text:list-item>
                  <text:p text:style-name="P388">Primeiramente precisaremos de <text:span text:style-name="T177">Npm</text:span>;</text:p>
                </text:list-item>
                <text:list-item>
                  <text:p text:style-name="P456"><text:span text:style-name="T73">E também precisaremos de um certo conhecimento em </text:span><text:span text:style-name="T99">CSS</text:span><text:span text:style-name="T73">, sendo suficiente o que vimos até agora no curso.</text:span></text:p>
                </text:list-item>
              </text:list>
            </text:list-item>
            <text:list-item>
              <text:p text:style-name="P388">O que iremos aprender?</text:p>
              <text:list>
                <text:list-item>
                  <text:p text:style-name="P497"><text:span text:style-name="T54">Iremos aprender como usar as variáveis do </text:span><text:span text:style-name="T88">SASS;</text:span></text:p>
                </text:list-item>
                <text:list-item>
                  <text:p text:style-name="P388">O que é e como usar o nesting;</text:p>
                </text:list-item>
                <text:list-item>
                  <text:p text:style-name="P388">Organizar o código com imports;</text:p>
                </text:list-item>
                <text:list-item>
                  <text:p text:style-name="P388">Como melhorar o aproveitamento do código com mixin;</text:p>
                </text:list-item>
                <text:list-item>
                  <text:p text:style-name="P388">Como usar e aproveitar heranças / extend;</text:p>
                </text:list-item>
                <text:list-item>
                  <text:p text:style-name="P388">Como deixar o código mais limpo;</text:p>
                </text:list-item>
                <text:list-item>
                  <text:p text:style-name="P478"><text:span text:style-name="T106">O que são e como usar as funções </text:span><text:span text:style-name="T88">SASS;</text:span></text:p>
                </text:list-item>
                <text:list-item>
                  <text:p text:style-name="P388">Como otimizar o site com minify.</text:p>
                </text:list-item>
              </text:list>
            </text:list-item>
          </text:list>
        </text:list-item>
      </text:list>
      <text:p text:style-name="P218"/>
      <text:p text:style-name="P15"><text:soft-page-break/>O que é e como funciona o Sass</text:p>
      <text:p text:style-name="P219">Basicamente ele é uma ferramenta que usaremos principalmente para desenvolvimento de Front-End com o CSS.</text:p>
      <text:list xml:id="list772077242" text:style-name="L46">
        <text:list-item>
          <text:p text:style-name="P434"><text:span text:style-name="T219">SASS é uma abreviação de </text:span><text:span text:style-name="T220">Syntactically Awesome StyleSheets </text:span><text:span text:style-name="T219">(Folha de estilo sintaticamente incrível);</text:span></text:p>
        </text:list-item>
        <text:list-item>
          <text:p text:style-name="P389">Ele é pré-processado, ou seja, não usamos diretamente o SASS, nós escrevemos o nosso código diretamente em SASS e posteriormente ele vira CSS;</text:p>
          <text:list>
            <text:list-item>
              <text:p text:style-name="P434"><text:span text:style-name="T219">Existem dois modelos de SASS, o </text:span><text:span text:style-name="T220">Sass </text:span><text:span text:style-name="T219">e o </text:span><text:span text:style-name="T220">Scss</text:span><text:span text:style-name="T219">.</text:span></text:p>
            </text:list-item>
          </text:list>
        </text:list-item>
        <text:list-item>
          <text:p text:style-name="P434"><text:span text:style-name="T219">Ele é algo que facilita muito a </text:span><text:span text:style-name="T220">organização</text:span><text:span text:style-name="T219"> do nosso código;</text:span></text:p>
          <text:list>
            <text:list-item>
              <text:p text:style-name="P389">Facilidades (variáveis, imports, funções);</text:p>
            </text:list-item>
          </text:list>
        </text:list-item>
        <text:list-item>
          <text:p text:style-name="P389">Processa o arquivo – através de uma linha de comando, no final obteremos o nosso CSS.</text:p>
        </text:list-item>
      </text:list>
      <text:p text:style-name="P219"/>
      <text:p text:style-name="P16">Instalando npm no Ubuntu</text:p>
      <text:list xml:id="list3718646465" text:style-name="L47">
        <text:list-item>
          <text:p text:style-name="P390">npm é um gerenciador de pacotes, através dele instalaremos coisas extremamente importantes tanto para Front, quanto para Back-End. Utilizaremos muito ele no decorrer de nossas carreiras.</text:p>
        </text:list-item>
      </text:list>
      <text:p text:style-name="P217"/>
      <text:p text:style-name="P17">Instalação e configuração do Sass</text:p>
      <text:list xml:id="list2515903731" text:style-name="L48">
        <text:list-item>
          <text:p text:style-name="P391">Aula em vídeo apenas para instalação e configuração do SASS.</text:p>
        </text:list-item>
        <text:list-item>
          <text:p text:style-name="P457"><text:span text:style-name="T74">Basicamente após a instalação do </text:span><text:span text:style-name="T120">nvm, node </text:span><text:span text:style-name="T74">criaremos uma pasta para instalarmos o </text:span><text:span text:style-name="T100">Sass</text:span><text:span text:style-name="T74"> de forma global e dentro dela criaremos um arquivo </text:span><text:span text:style-name="T100">index.html </text:span><text:span text:style-name="T74">para começarmos usar o Sass.</text:span></text:p>
        </text:list-item>
        <text:list-item>
          <text:p text:style-name="P498"><text:span text:style-name="T54">Após os passos acima, criaremos outra pasta com o nome </text:span><text:span text:style-name="T88">sass</text:span><text:span text:style-name="T54"> e dentro dela criaremos o arquivo </text:span><text:span text:style-name="T117">style.scss.</text:span></text:p>
        </text:list-item>
      </text:list>
      <text:p text:style-name="P228"/>
      <text:list xml:id="list64659580888691" text:continue-numbering="true" text:style-name="L48">
        <text:list-item>
          <text:p text:style-name="P392">Quando criamos o arquivo e definimos por exemplo o background, como no vídeo da aula, conseguimos processar este arquivo no node com alguns comandos que aprenderemos passo-a-passo no decorrer do curso e ele gerará o CSS para nós! Demais não é …</text:p>
          <text:list>
            <text:list-item>
              <text:p text:style-name="P499"><text:span text:style-name="T74">B</text:span><text:span text:style-name="T54">asicamente o comando é </text:span><text:span text:style-name="T117">sass - -watch </text:span><text:span text:style-name="T54">esse é o comando que passaremos para o node seguido das informações de pastas onde se encontra o arquivo a ser processado, por exemplo: </text:span><text:span text:style-name="T117">sass - -whatch sass/style.s</text:span><text:span text:style-name="T123">cs</text:span><text:span text:style-name="T117">s </text:span><text:span text:style-name="T54">e após isso criamos uma nova pasta com o código anterior seguido de dois pontos o nome </text:span><text:soft-page-break/><text:span text:style-name="T54">da pasta e o conteúdo ficando assim: <text:s/></text:span><text:span text:style-name="T117">sass - -whatch sass/style.s</text:span><text:span text:style-name="T123">c</text:span><text:span text:style-name="T117">ss:style/</text:span><text:span text:style-name="T121">style.</text:span><text:span text:style-name="T117">css</text:span></text:p>
            </text:list-item>
          </text:list>
        </text:list-item>
        <text:list-item>
          <text:p text:style-name="P500"><text:span text:style-name="T124">O comando sass - - watch faz com que ele comece a monitorar uma pasta que você deseja e após passar todos os parâmetros para o node, ele cria a pasta com o arquivo e tudo que colocamos no sass ele converte em código </text:span><text:span text:style-name="T125">CSS.</text:span></text:p>
        </text:list-item>
        <text:list-item>
          <text:p text:style-name="P431">Para facilitar instale no VS-Code a extensão SASS.</text:p>
        </text:list-item>
      </text:list>
      <text:p text:style-name="P167"/>
      <text:p text:style-name="P18">Entendendo variáveis com Sass</text:p>
      <text:p text:style-name="P60"><text:span text:style-name="T136">Nesta aula nós vamos aprender e entender como funciona e como usar as variáveis do </text:span><text:span text:style-name="T141">Sass.</text:span></text:p>
      <text:p text:style-name="P220">Maior parte desta aula é em vídeo e hands on.</text:p>
      <text:list xml:id="list450196089" text:style-name="L49">
        <text:list-item>
          <text:p text:style-name="P393">$ - Usamos o cifrão para criar uma variável.</text:p>
        </text:list-item>
        <text:list-item>
          <text:p text:style-name="P393">Após este cifrão, colocamos o nome da variável.</text:p>
          <text:list>
            <text:list-item>
              <text:p text:style-name="P393">Criamos a variável e demos as características que queremos nela, após para usá-la basta seguir e colocar a variável no lugar da cor por exemplo.</text:p>
            </text:list-item>
          </text:list>
        </text:list-item>
      </text:list>
      <text:p text:style-name="P221"><draw:frame draw:style-name="fr1" draw:name="Figura14" text:anchor-type="char" svg:x="2.35cm" svg:y="0.536cm" svg:width="12.303cm" svg:height="4.815cm" draw:z-index="57"><draw:image xlink:href="Pictures/10000001000001D1000000B689CB0449B177B210.png" xlink:type="simple" xlink:show="embed" xlink:actuate="onLoad" draw:mime-type="image/png"/></draw:frame></text:p>
      <text:p text:style-name="P234"/>
      <text:p text:style-name="P234"/>
      <text:p text:style-name="P234"/>
      <text:p text:style-name="P234"/>
      <text:p text:style-name="P234"/>
      <text:p text:style-name="P221"/>
      <text:p text:style-name="P221"/>
      <text:p text:style-name="P272"><text:span text:style-name="T129">1</text:span><text:span text:style-name="T135">7</text:span><text:span text:style-name="T130">/</text:span><text:span text:style-name="T131">10</text:span><text:span text:style-name="T130">/2022 </text:span><text:span text:style-name="T135">segunda</text:span><text:span text:style-name="T132">-feira</text:span></text:p>
      <text:p text:style-name="P21">O que é nesting e como usar</text:p>
      <text:p text:style-name="P222">O que é o Nesting?<draw:frame draw:style-name="fr1" draw:name="Figura15" text:anchor-type="char" svg:x="9.329cm" svg:y="0.402cm" svg:width="8.017cm" svg:height="3.955cm" draw:z-index="58"><draw:image xlink:href="Pictures/10000001000001B6000000D823B7BDAD341CFB2F.png" xlink:type="simple" xlink:show="embed" xlink:actuate="onLoad" draw:mime-type="image/png"/></draw:frame></text:p>
      <text:p text:style-name="P222"><text:tab/>Quando você vai fazer o uso de </text:p>
      <text:p text:style-name="P222">nvm install 16.16.0 introduções no elemento, ou seja no CSS </text:p>
      <text:p text:style-name="P222">convencional nós usaríamos o tradicional </text:p>
      <text:p text:style-name="P222">nome da classe seguido dos parâmetros que </text:p>
      <text:p text:style-name="P222">gostaríamos de alterar, como na imagem:</text:p>
      <text:p text:style-name="P222"><text:soft-page-break/></text:p>
      <text:p text:style-name="P222">Com o <text:span text:style-name="T177">Nesting</text:span> conseguimos melhorar isso, evitando a reescritura de códigos apenas direcionando dentro da própria classe, como na imagem a seguir:</text:p>
      <text:p text:style-name="P222"/>
      <text:p text:style-name="P222"><draw:frame draw:style-name="fr3" draw:name="Figura16" text:anchor-type="char" svg:width="11.509cm" svg:height="6.244cm" draw:z-index="59"><draw:image xlink:href="Pictures/10000001000001B3000000ECC244767C0F2301B2.png" xlink:type="simple" xlink:show="embed" xlink:actuate="onLoad" draw:mime-type="image/png"/></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42"><text:span text:style-name="T75">Ou seja, independente dos elementos <text:tab/>que estiverem dentro dessa div, conseguimos otimizar a escrita de código no SASS com o </text:span><text:span text:style-name="T101">Nesting. </text:span><text:span text:style-name="T76">Isso é simplesmente fantástico para nós que queremos otimizar tempo, código e escrever menos linhas, é pra isso que serve o SASS.</text:span></text:p>
      <text:p text:style-name="P223"/>
      <text:p text:style-name="P243"><text:span text:style-name="T76">Agora vejamos como ele funcionaria em botões, por exemplo, digamos que queremos colocar um </text:span><text:span text:style-name="T122">hover</text:span><text:span text:style-name="T76"> no nosso botão. Basta então usarmos o </text:span><text:span text:style-name="T102">&amp; </text:span><text:span text:style-name="T76">seguido dos dois pontos e da palavra hover e dentro dele colocaremos os parâmetros que queremos, ainda </text:span><text:span text:style-name="T77">aninhado em button</text:span><text:span text:style-name="T76">, desta forma:</text:span></text:p>
      <text:p text:style-name="P243"><draw:frame draw:style-name="fr1" draw:name="Figura17" text:anchor-type="char" svg:x="0.093cm" svg:y="0.249cm" svg:width="7.184cm" svg:height="7.978cm" draw:z-index="60"><draw:image xlink:href="Pictures/10000001000001C5000001F77271240BEC935D5D.png" xlink:type="simple" xlink:show="embed" xlink:actuate="onLoad" draw:mime-type="image/png"/></draw:frame></text:p>
      <text:p text:style-name="P243"/>
      <text:p text:style-name="P243"><text:tab/><text:span text:style-name="T225">Ou seja, o </text:span><text:span text:style-name="T181">nesting</text:span><text:span text:style-name="T170"> consiste em não precisarmos reescrever classes, ids, ou tags para passar os parâmetros, basta escrever apenas uma vez a div que queremos pegar os elementos de dentro, e ir configurando conforme a necessidade. Isto faz com que organizemos melhor o nosso código.</text:span></text:p>
      <text:p text:style-name="P323"/>
      <text:p text:style-name="P323"/>
      <text:p text:style-name="P323"/>
      <text:p text:style-name="P323"/>
      <text:p text:style-name="P323"/>
      <text:p text:style-name="P323"/>
      <text:p text:style-name="P323"/>
      <text:p text:style-name="P323"/>
      <text:p text:style-name="P323"><text:soft-page-break/></text:p>
      <text:p text:style-name="P19">Organizando o código com import</text:p>
      <text:p text:style-name="P299"><text:span text:style-name="T164">Primeiramente separamos por pastas para melhor organização dentro da pasta </text:span>Sass<text:span text:style-name="T164"> separamos por pasta de cores, home que dentro estarão arquivos </text:span>scss<text:span text:style-name="T164"> com valores a importar dentro do arquivo desejado.</text:span></text:p>
      <text:p text:style-name="P300"><text:span text:style-name="T164">Após criarmos todos nossos imports em arquivos separados, como se fosse um banco de dados de estilização, eles sempre serão carregados em nosso arquivo principal o </text:span>style.scss.<text:span text:style-name="T164"> </text:span><text:span text:style-name="T171">É aqui que ficará toda a organização do nosso site inteiro.</text:span></text:p>
      <text:p text:style-name="P301"><text:span text:style-name="T164">Atente-se pois existem hierarquias em folhas de estilo, por exemplo a nossa home tem carregada nossa primeira cor da pasta colors dentro do seu arquivo, logo, temos que colocar no documento principal como primeiro </text:span>import<text:span text:style-name="T164"> o arquivo da pasta </text:span>colors, <text:span text:style-name="T164">pois se for ao contrário o arquivo não irá carregar e as cores não serão acessadas. Isto serve para quaisquer variáveis.</text:span></text:p>
      <text:p text:style-name="P306"/>
      <text:p text:style-name="P244"><text:span text:style-name="T226">PS: Não se esqueça de colocar o arquivo Sass para ficar observando, no nosso terminal como explicamos na aula de </text:span><text:span text:style-name="T227">Instalação e configuração do Sass </text:span><text:s/></text:p>
      <text:p text:style-name="P244"/>
      <text:p text:style-name="P316">“Após essa aula testei algumas estilizações pessoais para incrementar mais meu código e fixar o conteúdo.”</text:p>
      <text:p text:style-name="P316"/>
      <text:p text:style-name="P20">Aproveitamento de código com mixin</text:p>
      <text:p text:style-name="P305">Nesta aula veremos como deixar o nosso código mais bem aproveitado, mais otimizado com o <text:span text:style-name="T177">mixin </text:span>isso não serve para todos os momentos lembrando de antemão. Isso vai depender de quando iremos utilizar o mixin.</text:p>
      <text:p text:style-name="P305"/>
      <text:p text:style-name="P302">PS: Mesmo o professor não usando os imports nesta aula eu decidi criar meus próprios imports para já ir treinando.</text:p>
      <text:p text:style-name="P302"/>
      <text:p text:style-name="P245"><text:span text:style-name="T228">Para criarmos o </text:span><text:span text:style-name="T230">mixin </text:span><text:span text:style-name="T228">é bem simples, primeiramente você tem que saber o que usará no mixin, nesta aula usaremos cor, font-size e font-family. O </text:span><text:span text:style-name="T230">mixin</text:span><text:span text:style-name="T228"> basicamente serve para que possamos mixar informações em um único bloco deixando elas muito mais simples de serem utilizadas. Então para criar você vai </text:span><text:span text:style-name="T229">colocar como o import na parte superior do documento principal o </text:span><text:span text:style-name="T231">@mixin</text:span><text:span text:style-name="T229"> seguido do nome que vamos dar ao nosso mixin e após colocaremos os parênteses como uma função em javascript, e dentro dela passaremos as variáveis. Desta forma:</text:span></text:p>
      <text:p text:style-name="P307"><draw:frame draw:style-name="fr1" draw:name="Figura18" text:anchor-type="char" svg:x="1.247cm" svg:y="0.321cm" svg:width="14.506cm" svg:height="1.93cm" draw:z-index="61"><draw:image xlink:href="Pictures/10000001000002BB0000005D0215DD21D56FA48C.png" xlink:type="simple" xlink:show="embed" xlink:actuate="onLoad" draw:mime-type="image/png"/></draw:frame></text:p>
      <text:p text:style-name="P307"><text:soft-page-break/></text:p>
      <text:p text:style-name="P307">Dentro dos colchetes passaremos os nomes das variáveis e o valor exatamente assim:</text:p>
      <text:p text:style-name="P317">color: $color;</text:p>
      <text:p text:style-name="P319"><text:span text:style-name="T232">font-size:</text:span><text:span text:style-name="T233"> $font-size</text:span><text:span text:style-name="T232">;</text:span></text:p>
      <text:p text:style-name="P318">font-family: $font-family;</text:p>
      <text:p text:style-name="P318"/>
      <text:p text:style-name="P325"><text:span text:style-name="T232">E para usarmos o </text:span><text:span text:style-name="T234">mixin</text:span><text:span text:style-name="T232"> dentro do nosso código usaremos o </text:span><text:span text:style-name="T234">@include </text:span><text:span text:style-name="T232">seguido do nome do mixin.</text:span></text:p>
      <text:p text:style-name="P308"/>
      <text:p text:style-name="P271"><text:span text:style-name="T142">1</text:span><text:span text:style-name="T152">8</text:span><text:span text:style-name="T142">/</text:span><text:span text:style-name="T152">10</text:span><text:span text:style-name="T142">/2022 </text:span><text:span text:style-name="T152">terça</text:span><text:span text:style-name="T143">-feira</text:span></text:p>
      <text:p text:style-name="P251"/>
      <text:p text:style-name="P45"><text:span text:style-name="T247">Usar e aproveitar heranças/extends</text:span> </text:p>
      <text:p text:style-name="P57"><text:span text:style-name="T236">A herança é muito parecida com nesting só que usamos na sintaxe o </text:span><text:span text:style-name="T238">&amp;. </text:span><text:span text:style-name="T236">(E comercial seguido do ponto e o nome da outra classe).</text:span></text:p>
      <text:p text:style-name="P309"/>
      <text:p text:style-name="P303">PS: Lembrando que estou usando a técnica de imports e variáveis aprendidas nas aulas anteriores, porém o professor não fez desta forma para a aula não se estender muito.</text:p>
      <text:p text:style-name="P303"/>
      <text:p text:style-name="P61"><text:span text:style-name="T238">Já o extend funciona de maneira contrária, dentro da própria classe chamamos o elemento pai com o </text:span><text:span text:style-name="T239">@extend</text:span><text:span text:style-name="T238">. Desta maneira!</text:span></text:p>
      <text:p text:style-name="P310"><draw:frame draw:style-name="fr1" draw:name="Figura19" text:anchor-type="char" svg:x="5.801cm" svg:y="0.122cm" svg:width="11.113cm" svg:height="3.836cm" draw:z-index="62"><draw:image xlink:href="Pictures/10000001000001A400000091178BD272D3D829AA.png" xlink:type="simple" xlink:show="embed" xlink:actuate="onLoad" draw:mime-type="image/png"/></draw:frame></text:p>
      <text:p text:style-name="P63"><text:span text:style-name="T238">@extend .nome-da-classe</text:span><text:span text:style-name="T242"> </text:span></text:p>
      <text:p text:style-name="P311"/>
      <text:p text:style-name="P63"><text:span text:style-name="T242">Aqui nós pegamos as configurações da classe </text:span><text:span text:style-name="T243">btn </text:span><text:span text:style-name="T242">e extendemos ela para essa nova classe.</text:span></text:p>
      <text:p text:style-name="P311"/>
      <text:p text:style-name="P64"><text:span text:style-name="T242">A diferença entre eles é que em uma no html não temos a classe </text:span><text:span text:style-name="T243">btn</text:span><text:span text:style-name="T242"> então extendemos ela para o </text:span><text:span text:style-name="T243">extend. </text:span><text:span text:style-name="T242">Já na herança temos a classe btn e a codificamos através dos filhos como no </text:span><text:span text:style-name="T243">nesting.</text:span></text:p>
      <text:p text:style-name="P304"/>
      <text:p text:style-name="P58">Deixando o código mais limpo – Boas práticas</text:p>
      <text:p text:style-name="P312">Aula mais voltada a dar algumas dicas sobre como deixar o código mais limpo, as boas práticas da programação.</text:p>
      <text:p text:style-name="P312"/>
      <text:p text:style-name="P65"><text:soft-page-break/><text:span text:style-name="T242">Separando por pastas e arquivos específicos para cada parte da página, no </text:span><text:span text:style-name="T238">style.scss</text:span><text:span text:style-name="T242"> utilizamos apenas os </text:span><text:span text:style-name="T243">@import </text:span><text:span text:style-name="T242">para monitorar cada parte específica do site, fazendo com que fique mais limpo e mais claro quando precisarmos fazer manutenções na página.</text:span></text:p>
      <text:p text:style-name="P313"/>
      <text:p text:style-name="P273"><text:span text:style-name="T153">07</text:span><text:span text:style-name="T142">/</text:span><text:span text:style-name="T153">11</text:span><text:span text:style-name="T142">/2022 </text:span><text:span text:style-name="T153">segunda</text:span><text:span text:style-name="T143">-feira</text:span></text:p>
      <text:p text:style-name="P252"/>
      <text:p text:style-name="P59">Revisão da parte incial do Sass</text:p>
      <text:p text:style-name="P59"/>
      <text:p text:style-name="P273"><text:span text:style-name="T153">08</text:span><text:span text:style-name="T142">/</text:span><text:span text:style-name="T153">11</text:span><text:span text:style-name="T142">/2022 </text:span><text:span text:style-name="T153">terça</text:span><text:span text:style-name="T143">-feira</text:span></text:p>
      <text:p text:style-name="P252"/>
      <text:p text:style-name="P137"><text:span text:style-name="T194">O que </text:span><text:span text:style-name="T195">são e como usar as funções do Sass</text:span></text:p>
      <text:p text:style-name="P314">Aula prática com foco neste Sass: </text:p>
      <text:p text:style-name="P66"><text:a xlink:type="simple" xlink:href="https://www.w3schools.com/sass/sass_functions_string.php" text:style-name="Internet_20_link" text:visited-style-name="Visited_20_Internet_20_Link">https://www.w3schools.com/sass/sass_functions_string.php</text:a><text:span text:style-name="T242"> </text:span></text:p>
      <text:p text:style-name="P66"><text:span text:style-name="T242">Nesta aula por exemplo usaremos uma função de cor, que estará no link do W3C Schools, mais precisamente </text:span><text:span text:style-name="T243">Sass Manipulate Color Functions</text:span><text:span text:style-name="T242">.</text:span></text:p>
      <text:p text:style-name="P67"><text:span text:style-name="T242">A partir do </text:span><text:span text:style-name="T243">mix</text:span><text:span text:style-name="T242"> criamos e testamos algumas cores sua sintaxe é simples:</text:span></text:p>
      <text:p text:style-name="P315"/>
      <text:list xml:id="list1671545914" text:style-name="L50">
        <text:list-item>
          <text:p text:style-name="P458"><text:span text:style-name="T3">mix(</text:span><text:span text:style-name="Emphasis"><text:span text:style-name="T235">color1</text:span></text:span><text:span text:style-name="T3">, </text:span><text:span text:style-name="Emphasis"><text:span text:style-name="T235">color2</text:span></text:span><text:span text:style-name="T3">, </text:span><text:span text:style-name="Emphasis"><text:span text:style-name="T235">weight</text:span></text:span><text:span text:style-name="T3">) – </text:span><text:span text:style-name="T5">De forma bem intuitiva, onde a primeira declaração é a primeira cor e a segunda seria a segunda cor que queremos misturar, já na terceira declaração é o peso da mistura, ou seja, quanto queremos misturar as nossas cores, usando a </text:span><text:span text:style-name="T3">porcentagem</text:span><text:span text:style-name="T5"> quando pra baixo damos mais ênfase a segunda cor e mais alto à primeira.</text:span></text:p>
        </text:list-item>
      </text:list>
      <text:p text:style-name="P70"/>
      <text:list xml:id="list64659011316027" text:continue-numbering="true" text:style-name="L50">
        <text:list-item>
          <text:p text:style-name="P501"><text:span text:style-name="T5">A</text:span><text:span text:style-name="T4">gora na prática aprenderemos como criar nossa própria função.</text:span></text:p>
          <text:list>
            <text:list-item>
              <text:p text:style-name="P502">Para criarmos nossa própria função a sintaxe é:</text:p>
            </text:list-item>
          </text:list>
        </text:list-item>
      </text:list>
      <text:p text:style-name="P78"><text:tab/></text:p>
      <text:p text:style-name="P78"><draw:frame draw:style-name="fr2" draw:name="Figura20" text:anchor-type="char" svg:width="13.441cm" svg:height="4.457cm" draw:z-index="63"><draw:image xlink:href="Pictures/1000000100000234000000BBB23479C40834440B.png" xlink:type="simple" xlink:show="embed" xlink:actuate="onLoad" draw:mime-type="image/png"/></draw:frame></text:p>
      <text:p text:style-name="P78"><text:s/></text:p>
      <text:p text:style-name="P71"/>
      <text:p text:style-name="P71"/>
      <text:p text:style-name="P72"/>
      <text:p text:style-name="P72"/>
      <text:p text:style-name="P72"/>
      <text:p text:style-name="P72"/>
      <text:p text:style-name="P72"/>
      <text:p text:style-name="P326"><text:soft-page-break/><text:span text:style-name="T8">Sempre com <text:s/>o </text:span><text:span text:style-name="T9">@ </text:span><text:span text:style-name="T8">na frente, porém o CSS não vai interpretar essa arroba, ela é específica do Sass, o CSS vai pegar apenas o resultado que o Sass vai passar pra ele.</text:span></text:p>
      <text:p text:style-name="P327"><text:span text:style-name="T8">Como na imagem usamos </text:span><text:span text:style-name="T9">$background-color </text:span><text:span text:style-name="T8">e passamos pra ele a seguinte função, se o background for escuro o texto terá uma cor, se for claro será outra. Assim como no JavaScript, usaremos as condicionais, só que no Sass sempre com o arroba.</text:span></text:p>
      <text:p text:style-name="P327"><text:span text:style-name="T8">No nosso </text:span><text:span text:style-name="T9">if </text:span><text:span text:style-name="T8">usamos a função pré definida chamada </text:span><text:span text:style-name="T2">lightness, </text:span><text:span text:style-name="T8">passando o parâmetro que se o background-color for maior que 50 (mais claro) retornaremos a cor </text:span><text:span text:style-name="T9">preta, </text:span><text:span text:style-name="T8">caso contrário retornará a cor </text:span><text:span text:style-name="T9">branca.</text:span></text:p>
      <text:p text:style-name="P328"><text:span text:style-name="T8">E para chamarmos essa função, basta usarmos o </text:span><text:span text:style-name="T9">@mixin, </text:span><text:span text:style-name="T8">onde dentro dos parênteses colocaremos uma cor usando uma variável, que será inserida no background.</text:span></text:p>
      <text:p text:style-name="P246"><text:span text:style-name="T6">Agora usaremos nossa classe, e nela faremos o include do mixin, onde dentro dos parênteses colocaremos a cor que definimos para nosso background. </text:span><text:span text:style-name="T7">E n o color-title temos que passar um argumento, que seria o nome da o que está dentro do mixin. </text:span></text:p>
      <text:p text:style-name="P73"><draw:frame draw:style-name="fr1" draw:name="Figura21" text:anchor-type="char" svg:x="1.715cm" svg:y="0.243cm" svg:width="13.573cm" svg:height="5.98cm" draw:z-index="64"><draw:image xlink:href="Pictures/1000000100000201000000E27DDCA693DCD86855.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330"><text:span text:style-name="T7">A</text:span><text:span text:style-name="T4">prendemos a criar nossas próprias funções, mas isso raramente acontecerá, pois a maioria das coisas que quisermos criar ou já existe a função, ou podemos fazer de outra forma que se torna mais fácil, porém é necessário saber como as coisas funcionam.</text:span></text:p>
      <text:p text:style-name="P74"/>
      <text:p text:style-name="P80"><text:span text:style-name="T248">C</text:span>omo deixar o site mais rápido com minify</text:p>
      <text:p text:style-name="P81"><text:span text:style-name="T237">Nessa aula aprenderemos com funciona e como usar o </text:span><text:span text:style-name="T244">minify</text:span><text:span text:style-name="T237"> usaremos o arquivo da aula de </text:span><text:span text:style-name="T246">boas práticas. </text:span></text:p>
      <text:p text:style-name="P107"><text:span text:style-name="T244">Bom como sabemos o </text:span><text:span text:style-name="T240">Sass</text:span><text:span text:style-name="T244"> é algo pré-processado ele não é diretamente lido pelo navegador, o que é lido pelo navegador é o nosso CSS, logo tudo que criamos em Sass é transformado em CSS de uma forma mais organizada para nós e também deixando nosso CSS com menos linhas, para que o navegador possa interpretar melhor.</text:span></text:p>
      <text:p text:style-name="P75"/>
      <text:p text:style-name="P107"><text:soft-page-break/><text:span text:style-name="T244">Bom para poder deixar o CSS minificado é simples, batsta colocarmos o caminho sem o –</text:span><text:span text:style-name="T240">watch. </text:span><text:span text:style-name="T245">Porém no final do comando colocaremos –</text:span><text:span text:style-name="T241">style compressed. </text:span></text:p>
      <text:p text:style-name="P79">Dica: ctrl +j é o atalho pra abertura do terminal</text:p>
      <text:p text:style-name="P76">Fazendo isso todo nosso CSS vai ficar em apenas uma linha, para otimização do código em um site de 500 linhas por exemplo, ficará mais rápido.</text:p>
      <text:p text:style-name="P76"/>
      <text:p text:style-name="P82">O que você aprendeu e próximos passos</text:p>
      <text:p text:style-name="P77">Aula de conclusão, com dicas e próximos passos. </text:p>
      <text:p text:style-name="P77"/>
      <text:p text:style-name="P274"><text:span text:style-name="T153">0</text:span><text:span text:style-name="T154">9</text:span><text:span text:style-name="T142">/</text:span><text:span text:style-name="T153">11</text:span><text:span text:style-name="T142">/2022 </text:span><text:span text:style-name="T155">quarta</text:span><text:span text:style-name="T143">-feira</text:span></text:p>
      <text:p text:style-name="P253"/>
      <text:p text:style-name="P83"><text:span text:style-name="T248">M</text:span>ódulo Bootstrap</text:p>
      <text:list xml:id="list64659305842582" text:continue-list="list644031253" text:style-name="L45">
        <text:list-item>
          <text:p text:style-name="P429">Visão geral do módulo:</text:p>
          <text:list>
            <text:list-item>
              <text:p text:style-name="P503">Bem vindo ao módulo de Bootstrap;</text:p>
            </text:list-item>
            <text:list-item>
              <text:p text:style-name="P503">O que precisaremos para esse módulo;</text:p>
              <text:list>
                <text:list-item>
                  <text:p text:style-name="P503">Npm;</text:p>
                </text:list-item>
                <text:list-item>
                  <text:p text:style-name="P503">Conhecimentos em CSS;</text:p>
                </text:list-item>
                <text:list-item>
                  <text:p text:style-name="P503">Conhecimentos em Sass.</text:p>
                </text:list-item>
              </text:list>
            </text:list-item>
            <text:list-item>
              <text:p text:style-name="P503">O que iremos ver nesse módulo;</text:p>
              <text:list>
                <text:list-item>
                  <text:p text:style-name="P503">O que é Bootstrap e para que serve;</text:p>
                </text:list-item>
                <text:list-item>
                  <text:p text:style-name="P503">Como instalar e usar Bootstrap;</text:p>
                </text:list-item>
                <text:list-item>
                  <text:p text:style-name="P503">Textos no Bootstrap;</text:p>
                </text:list-item>
                <text:list-item>
                  <text:p text:style-name="P503">Usando botões de forma simples;</text:p>
                </text:list-item>
                <text:list-item>
                  <text:p text:style-name="P503">O que são e como usar os cards;</text:p>
                </text:list-item>
                <text:list-item>
                  <text:p text:style-name="P503">O que é e como podemos usar o grid;</text:p>
                  <text:list>
                    <text:list-item>
                      <text:p text:style-name="P516">Parte prática do grid.</text:p>
                    </text:list-item>
                  </text:list>
                </text:list-item>
                <text:list-item>
                  <text:p text:style-name="P516">Usando imagens de forma inteligente / utilidades extras;</text:p>
                </text:list-item>
                <text:list-item>
                  <text:p text:style-name="P516">Criando um formulário de maneira simples e prática;</text:p>
                </text:list-item>
                <text:list-item>
                  <text:p text:style-name="P516">Manipulando elementos Bootstrap com Sass;</text:p>
                </text:list-item>
                <text:list-item>
                  <text:p text:style-name="P516">Exercício – Criando nossa landing page;</text:p>
                </text:list-item>
                <text:list-item>
                  <text:p text:style-name="P516">Ícones gratuitos e estilizados do bootstrap;</text:p>
                </text:list-item>
                <text:list-item>
                  <text:p text:style-name="P516">Como usar avisos e alerts do bootstrap;</text:p>
                </text:list-item>
                <text:list-item>
                  <text:p text:style-name="P516">Como usar e manipular carrossel com o bootstrap;</text:p>
                </text:list-item>
                <text:list-item>
                  <text:p text:style-name="P516">O que é e como funciona o scrollspy;</text:p>
                </text:list-item>
                <text:list-item>
                  <text:p text:style-name="P516">Fazendo uma navbar com o bootstrap;</text:p>
                </text:list-item>
                <text:list-item>
                  <text:p text:style-name="P517">Ferramentas extras – Overview;</text:p>
                </text:list-item>
                <text:list-item>
                  <text:p text:style-name="P517">Biblioteca de animação de texto;</text:p>
                </text:list-item>
                <text:list-item>
                  <text:p text:style-name="P517"><text:soft-page-break/>Exercício – Página inspirada na página da spaceX;</text:p>
                </text:list-item>
                <text:list-item>
                  <text:p text:style-name="P517">O que aprendemos?</text:p>
                </text:list-item>
              </text:list>
            </text:list-item>
          </text:list>
        </text:list-item>
      </text:list>
      <text:p text:style-name="P111"/>
      <text:p text:style-name="P108"><text:span text:style-name="T249">O que é e como funciona </text:span>Bootstrap</text:p>
      <text:list xml:id="list2893626093" text:style-name="L51">
        <text:list-item>
          <text:p text:style-name="P518">Framework Front-End;</text:p>
        </text:list-item>
        <text:list-item>
          <text:p text:style-name="P518">Facilita e agiliza a criação da parte front-end;</text:p>
        </text:list-item>
        <text:list-item>
          <text:p text:style-name="P518">Ajuda na responsividade do site de maneira fácil, apenas com divs;</text:p>
        </text:list-item>
        <text:list-item>
          <text:p text:style-name="P518">Na versão atual totalmente customizável e simplificado;</text:p>
        </text:list-item>
        <text:list-item>
          <text:p text:style-name="P518">Compatível com uso de outros frameworks (Angular, VueJs, ReactJs);</text:p>
        </text:list-item>
      </text:list>
      <text:p text:style-name="P111"/>
      <text:p text:style-name="P109">Instalação e utilização dos primeiros elementos</text:p>
      <text:p text:style-name="P141"><text:span text:style-name="T10">Nessa aula aprenderemos como fazer a instalação do </text:span><text:span text:style-name="T12">Bootstrap</text:span><text:span text:style-name="T10">. </text:span><text:span text:style-name="T11">Para faze-la é bem simples na própria página da </text:span><text:span text:style-name="T13">OneBitCode</text:span><text:span text:style-name="T11"> tem uma documentação com os principais elementos do Bootstrap de forma muito simplificada, a outra maneira é o próprio site do </text:span><text:span text:style-name="T13">Bootstrap.</text:span></text:p>
      <text:list xml:id="list1983096072" text:style-name="L52">
        <text:list-item>
          <text:p text:style-name="P519">Temos a instalação via link (Instalação CSS):</text:p>
          <text:p text:style-name="P334"><text:span text:style-name="Source_20_Text"><text:span text:style-name="T28">&lt;</text:span></text:span><text:span text:style-name="Source_20_Text"><text:span text:style-name="T30">link</text:span></text:span><text:span text:style-name="Source_20_Text"><text:span text:style-name="T28"> href=</text:span></text:span><text:span text:style-name="Source_20_Text"><text:span text:style-name="T31">"https://cdn.jsdelivr.net/npm/bootstrap@5.1.3/dist/css/bootstrap.min.css"</text:span></text:span><text:span text:style-name="Source_20_Text"><text:span text:style-name="T28"> rel=</text:span></text:span><text:span text:style-name="Source_20_Text"><text:span text:style-name="T31">"stylesheet"</text:span></text:span><text:span text:style-name="Source_20_Text"><text:span text:style-name="T28"> integrity=</text:span></text:span><text:span text:style-name="Source_20_Text"><text:span text:style-name="T31">"sha384-1BmE4kWBq78iYhFldvKuhfTAU6auU8tT94WrHftjDbrCEXSU1oBoqyl2QvZ6jIW3"</text:span></text:span><text:span text:style-name="Source_20_Text"><text:span text:style-name="T28"> crossorigin=</text:span></text:span><text:span text:style-name="Source_20_Text"><text:span text:style-name="T31">"anonymous"</text:span></text:span><text:span text:style-name="Source_20_Text"><text:span text:style-name="T28">&gt;</text:span></text:span></text:p>
        </text:list-item>
      </text:list>
      <text:p text:style-name="P139"/>
      <text:list xml:id="list64659054334557" text:continue-numbering="true" text:style-name="L52">
        <text:list-item>
          <text:p text:style-name="P546">Instalação JS:</text:p>
          <text:p text:style-name="P336"><text:span text:style-name="Source_20_Text"><text:span text:style-name="T29">&lt;</text:span></text:span><text:span text:style-name="Source_20_Text"><text:span text:style-name="T32">script</text:span></text:span><text:span text:style-name="Source_20_Text"><text:span text:style-name="T29"> src=</text:span></text:span><text:span text:style-name="Source_20_Text"><text:span text:style-name="T33">"https://cdn.jsdelivr.net/npm/bootstrap@5.1.3/dist/js/bootstrap.bundle.min.js"</text:span></text:span><text:span text:style-name="Source_20_Text"><text:span text:style-name="T29"> integrity=</text:span></text:span><text:span text:style-name="Source_20_Text"><text:span text:style-name="T33">"sha384-ka7Sk0Gln4gmtz2MlQnikT1wXgYsOg+OMhuP+IlRH9sENBO0LRn5q+8nbTov4+1p"</text:span></text:span><text:span text:style-name="Source_20_Text"><text:span text:style-name="T29"> crossorigin=</text:span></text:span><text:span text:style-name="Source_20_Text"><text:span text:style-name="T33">"anonymous"</text:span></text:span><text:span text:style-name="Source_20_Text"><text:span text:style-name="T29">&gt;&lt;/</text:span></text:span><text:span text:style-name="Source_20_Text"><text:span text:style-name="T32">script</text:span></text:span><text:span text:style-name="Source_20_Text"><text:span text:style-name="T29">&gt; </text:span></text:span></text:p>
        </text:list-item>
      </text:list>
      <text:p text:style-name="P139"/>
      <text:list xml:id="list64660257681296" text:continue-numbering="true" text:style-name="L52">
        <text:list-item>
          <text:p text:style-name="P546">E também temos a instalação via node (npm) completa:</text:p>
          <text:p text:style-name="P336"><text:span text:style-name="Source_20_Text"><text:span text:style-name="T29">$ npm install bootstrap</text:span></text:span></text:p>
        </text:list-item>
      </text:list>
      <text:p text:style-name="P139"/>
      <text:list xml:id="list64658824356527" text:continue-numbering="true" text:style-name="L52">
        <text:list-item>
          <text:p text:style-name="P546">Como dito acima temos também a instalação via site oficial do bootstrap que é: </text:p>
          <text:p text:style-name="P551"><text:a xlink:type="simple" xlink:href="https://getbootstrap.com/" text:style-name="Internet_20_link" text:visited-style-name="Visited_20_Internet_20_Link"><text:span text:style-name="T221">https://getbootstrap.com/</text:span></text:a></text:p>
        </text:list-item>
      </text:list>
      <text:p text:style-name="P140">A princípio instalaremos via link no nosso HTML, a versão de instalação via NPM faremos na aula de Bootstrap com Sass.</text:p>
      <text:p text:style-name="P138"/>
      <text:p text:style-name="P85"><text:soft-page-break/>Tipografia</text:p>
      <text:p text:style-name="P112">Aula prática, para acompanhar melhor basta seguir o caminho: </text:p>
      <text:p text:style-name="P112"><text:a xlink:type="simple" xlink:href="https://bootstrapdoconebitcode.netlify.app/pages/1tipografia.html" text:style-name="Internet_20_link" text:visited-style-name="Visited_20_Internet_20_Link">https://bootstrapdoconebitcode.netlify.app/pages/1tipografia.html</text:a></text:p>
      <text:p text:style-name="P115">Veja também a documentação completa, e não se esqueça para cada tag depende do seu SEO para que fique mais bem colocado projeto nas pesquisas:</text:p>
      <text:p text:style-name="P115"><text:a xlink:type="simple" xlink:href="https://getbootstrap.com/docs/5.1/content/typography/" text:style-name="Internet_20_link" text:visited-style-name="Visited_20_Internet_20_Link">https://getbootstrap.com/docs/5.1/content/typography/</text:a></text:p>
      <text:p text:style-name="P115"/>
      <text:p text:style-name="P86">Botões</text:p>
      <text:p text:style-name="P113">Aula prática, para acompanhar melhor basta seguir o caminho: </text:p>
      <text:p text:style-name="P113"><text:a xlink:type="simple" xlink:href="https://bootstrapdoconebitcode.netlify.app/pages/2botões" text:style-name="Internet_20_link" text:visited-style-name="Visited_20_Internet_20_Link">https://bootstrapdoconebitcode.netlify.app/pages/2bot%C3%B5es</text:a></text:p>
      <text:p text:style-name="P113"/>
      <text:p text:style-name="P87">Cards</text:p>
      <text:p text:style-name="P114">Aula prática, para acompanhar melhor basta seguir o caminho: </text:p>
      <text:p text:style-name="P114"><text:a xlink:type="simple" xlink:href="https://bootstrapdoconebitcode.netlify.app/pages/3cards" text:style-name="Internet_20_link" text:visited-style-name="Visited_20_Internet_20_Link">https://bootstrapdoconebitcode.netlify.app/pages/3cards</text:a> </text:p>
      <text:p text:style-name="P114"/>
      <text:p text:style-name="P275"><text:span text:style-name="T155">10</text:span><text:span text:style-name="T142">/</text:span><text:span text:style-name="T153">11</text:span><text:span text:style-name="T142">/2022 </text:span><text:span text:style-name="T155">quinta</text:span><text:span text:style-name="T143">-feira</text:span></text:p>
      <text:p text:style-name="P254"/>
      <text:p text:style-name="P88">Explicando a teoria sobre Grid</text:p>
      <text:list xml:id="list3726321978" text:style-name="L53">
        <text:list-item>
          <text:p text:style-name="P520">O que é e como podemos utilizar o <text:span text:style-name="T177">Grid</text:span>?</text:p>
          <text:list>
            <text:list-item>
              <text:p text:style-name="P520">O Grid é dividido por <text:span text:style-name="T200">divs</text:span> que tem linhas, colunas e <text:span text:style-name="T177">gutters.</text:span></text:p>
              <text:list>
                <text:list-item>
                  <text:p text:style-name="P520">Linhas: <text:span text:style-name="T250">Que comportará elementos, no exemplo que deixarei no final da aula você notará, como as 12 colunas do site.</text:span></text:p>
                </text:list-item>
                <text:list-item>
                  <text:p text:style-name="P521">Colunas: são divisões que temos e que podemos deixar o site organizado dentro delas.</text:p>
                </text:list-item>
                <text:list-item>
                  <text:p text:style-name="P521">Gutters: São as separações que tem por padrão entre cada coluna.</text:p>
                </text:list-item>
              </text:list>
            </text:list-item>
            <text:list-item>
              <text:p text:style-name="P521">Você pode deixar as colunas de forma automática, como é o caso dessas do exemplo, que elas ocupam o espaço que elas tem.</text:p>
            </text:list-item>
            <text:list-item>
              <text:p text:style-name="P521">Assim como você pode deixar um tamanho automático, também podemos deixar de tamanho fixo.</text:p>
              <text:list>
                <text:list-item>
                  <text:p text:style-name="P521">Dependendo do tamanho fixo da coluna do meio, sempre as laterais se adaptará a ela. Lembrando que <text:span text:style-name="T184">Grid é dividido sempre em 12 espaços disponíveis!</text:span></text:p>
                </text:list-item>
                <text:list-item>
                  <text:p text:style-name="P522">Para termos esse número fixado usamos sempre a classe seguida de númerais de 1 a 12, por exemplo: <text:span text:style-name="T198">col-5 ou col-6 </text:span>e assim até 12, tanto faz.</text:p>
                </text:list-item>
              </text:list>
            </text:list-item>
            <text:list-item>
              <text:p text:style-name="P521">No quarto exemplo temos <text:span text:style-name="T177">breakpoints, </text:span>que são pontos onde o elemento vira 100% para dispositivo móvel em determinado momento.</text:p>
              <text:list>
                <text:list-item>
                  <text:p text:style-name="P522"><text:soft-page-break/>Para criar os <text:span text:style-name="T177">brakpoints </text:span>fazemos com classes também, utilizando:</text:p>
                </text:list-item>
              </text:list>
            </text:list-item>
          </text:list>
        </text:list-item>
      </text:list>
      <text:p text:style-name="P117">col-sm, col-md, col-extra-large e por ai vai. Basta consultar a documentação oficial quando estiver codando.</text:p>
      <text:list xml:id="list64660143475444" text:continue-numbering="true" text:style-name="L53">
        <text:list-item>
          <text:list>
            <text:list-item>
              <text:p text:style-name="P521">E os sites atualmente são feitos com grid, são eles que fazem os sites serem 100% responsivos e organizados.</text:p>
            </text:list-item>
          </text:list>
        </text:list-item>
      </text:list>
      <text:p text:style-name="P117">Abaixo temos o link da aula da OneBitCode e da documentação do Grid Layout:</text:p>
      <text:p text:style-name="P117"><text:a xlink:type="simple" xlink:href="https://bootstrapdoconebitcode.netlify.app/pages/4grid" text:style-name="Internet_20_link" text:visited-style-name="Visited_20_Internet_20_Link">https://bootstrapdoconebitcode.netlify.app/pages/4grid</text:a></text:p>
      <text:p text:style-name="P117"><text:a xlink:type="simple" xlink:href="https://getbootstrap.com/docs/5.1/layout/grid/" text:style-name="Internet_20_link" text:visited-style-name="Visited_20_Internet_20_Link">https://getbootstrap.com/docs/5.1/layout/grid/</text:a> </text:p>
      <text:p text:style-name="P116"/>
      <text:p text:style-name="P89">Praticando com grid</text:p>
      <text:p text:style-name="P117">*Aula prática!!! HAND’S ON---</text:p>
      <text:p text:style-name="P117"/>
      <text:list xml:id="list2131568317" text:style-name="L54">
        <text:list-item>
          <text:p text:style-name="P540"><text:span text:style-name="T15">C</text:span><text:span text:style-name="T14">aso queira colocar um padding no container basta adicionar a classe </text:span><text:span text:style-name="T21">pt-3 (pt seguido de um número)</text:span></text:p>
        </text:list-item>
        <text:list-item>
          <text:p text:style-name="P479"><text:span text:style-name="T24">Para manipularmos o Gutter, basta usarmos a classe </text:span><text:span text:style-name="T21">gx – para gutter vertical e gy – para gutter horizontal</text:span><text:span text:style-name="T24">, lembrando que o horizontal só funcionará caso tenha elementos abaixo, ou em breakpoints.</text:span></text:p>
        </text:list-item>
        <text:list-item>
          <text:p text:style-name="P479"><text:span text:style-name="T24">Lembre-se de consultar as classes para breakpoints, no início do nosso projeto usamos o large para telas grandes, com a classe </text:span><text:span text:style-name="T21">col-lg.</text:span></text:p>
        </text:list-item>
        <text:list-item>
          <text:p text:style-name="P523">Os breakpoints sempre quebram o conteúdo da direita para a esquerda.</text:p>
        </text:list-item>
        <text:list-item>
          <text:p text:style-name="P524">Se por um acaso criar um scroll horizontal, devido o container fluid, será porque o gutter está grande demais, neste caso não adianta tirar paddings e gutters, seria necessário diminuir o gutter, ou tirar o container fluid.</text:p>
        </text:list-item>
      </text:list>
      <text:p text:style-name="P119"/>
      <text:p text:style-name="P90">Imagens e Utilidades</text:p>
      <text:p text:style-name="P120">// <text:span text:style-name="T251">Aula prática explicando sobre as classes bootstrap para alinhamento e espaçamento, facilitando demais nosso trabalho!</text:span></text:p>
      <text:p text:style-name="P120"/>
      <text:list xml:id="list1631155092" text:style-name="L55">
        <text:list-item>
          <text:p text:style-name="P525">Usamos algumas classes específicas como:</text:p>
          <text:list>
            <text:list-item>
              <text:p text:style-name="P525">paddings gerais com os numerais de 1 a 5 – p-2 por exemplo;</text:p>
            </text:list-item>
            <text:list-item>
              <text:p text:style-name="P525">margins gerais com os numerais de 1 a 5 – m-2 por exemplo;</text:p>
            </text:list-item>
            <text:list-item>
              <text:p text:style-name="P525">paddings e margins nos eixos horizontais usando após a declaração a letra Y – py-4, my3;</text:p>
            </text:list-item>
            <text:list-item>
              <text:p text:style-name="P525">paddings e margins nos eixos verticais usando após a declaração a letra X – px-4, mx3;</text:p>
            </text:list-item>
          </text:list>
        </text:list-item>
        <text:list-item>
          <text:p text:style-name="P525">Usamos também os displays colocando apenas uma classe como:</text:p>
          <text:list>
            <text:list-item>
              <text:p text:style-name="P525">display: block – d-block;</text:p>
            </text:list-item>
            <text:list-item>
              <text:p text:style-name="P525"><text:soft-page-break/>display:flex – d-flex;</text:p>
            </text:list-item>
          </text:list>
        </text:list-item>
        <text:list-item>
          <text:p text:style-name="P541"><text:span text:style-name="T14">Lembrando que também usamos e conhecemos o </text:span><text:span text:style-name="T21">container-fluid </text:span><text:span text:style-name="T14">que da fluidez no nosso elemento fazendo com que ele fique mais responsivel.</text:span></text:p>
        </text:list-item>
      </text:list>
      <text:p text:style-name="P121"/>
      <text:p text:style-name="P91">Formulários</text:p>
      <text:p text:style-name="P118">*Aula prática!!! HAND’S ON--- <text:span text:style-name="T252">Lembrando sempre dentro da aula tem a documentação criada pela OneBitCode, porém é muito importante que olhemos e nos habituemos com a documentação oficial!</text:span></text:p>
      <text:p text:style-name="P118"/>
      <text:list xml:id="list365681086" text:style-name="L56">
        <text:list-item>
          <text:p text:style-name="P526">Nesta aula aprendemos uma coisa simples de início, mas que eu não conhecia, ao invés de criar um &lt;style&gt; para colorir o background de preto por exemplo, basta adicionarmos uma classe <text:span text:style-name="T200">bg-dark</text:span> que a mágica acontece!</text:p>
          <text:list>
            <text:list-item>
              <text:p text:style-name="P527">Após o bg, basta colocar as mesmas especificações que temos nos botões que vimos no início do módulo por exemplo.</text:p>
            </text:list-item>
          </text:list>
        </text:list-item>
      </text:list>
      <text:p text:style-name="P123"/>
      <text:p text:style-name="P124"><text:span text:style-name="T155">1</text:span><text:span text:style-name="T156">6</text:span><text:span text:style-name="T142">/</text:span><text:span text:style-name="T153">11</text:span><text:span text:style-name="T142">/2022 </text:span><text:span text:style-name="T155">qu</text:span><text:span text:style-name="T156">arta</text:span><text:span text:style-name="T143">-feira</text:span></text:p>
      <text:p text:style-name="P92">Manipulando Bootstrap com Sass</text:p>
      <text:p text:style-name="P122">Aula prática!!!</text:p>
      <text:list xml:id="list178364447" text:style-name="L57">
        <text:list-item>
          <text:p text:style-name="P528">Nesta aula faremos a instalação do Bootstrap de forma diferente, não via link e sim via NPM.</text:p>
        </text:list-item>
        <text:list-item>
          <text:p text:style-name="P529">Para a instalação via NPM você precisará usar o seguinte comando no terminal:</text:p>
          <text:list>
            <text:list-item>
              <text:p text:style-name="P530">$ npm install bootstrap</text:p>
            </text:list-item>
          </text:list>
        </text:list-item>
      </text:list>
      <text:p text:style-name="P122"/>
      <text:p text:style-name="P276"><text:span text:style-name="T155">1</text:span><text:span text:style-name="T156">8</text:span><text:span text:style-name="T142">/</text:span><text:span text:style-name="T153">11</text:span><text:span text:style-name="T142">/2022 </text:span><text:span text:style-name="T156">sexta</text:span><text:span text:style-name="T143">-feira</text:span></text:p>
      <text:p text:style-name="P255"/>
      <text:p text:style-name="P93">Exercício prático: Criando uma Landing Page com Bootstrap</text:p>
      <text:p text:style-name="P125">Exercício prático!!!</text:p>
      <text:p text:style-name="P125"/>
      <text:p text:style-name="P277"><text:span text:style-name="T157">24</text:span><text:span text:style-name="T142">/</text:span><text:span text:style-name="T153">11</text:span><text:span text:style-name="T142">/2022 </text:span><text:span text:style-name="T156">sexta</text:span><text:span text:style-name="T143">-feira</text:span></text:p>
      <text:p text:style-name="P256"/>
      <text:p text:style-name="P94">Ícones</text:p>
      <text:p text:style-name="P126">Através de um pequeno comando no terminal conseguimos obter os ícones do </text:p>
      <text:p text:style-name="P126">Bootstrap disponíveis para o uso, o comando é: <text:span text:style-name="T200">npm i bootstrap-icons.</text:span></text:p>
      <text:p text:style-name="P127"><text:soft-page-break/>Você pode pesquisar pelo ícone que você quer aqui na parte de pesquisa, podemos usar o exemplo do Instagram, que você vai clicar nele, sendo redirecionado para outra página, e vai ver que na lateral você vai ter o código desse ícone.</text:p>
      <text:p text:style-name="P320"><text:span text:style-name="T223">&lt;</text:span><text:span text:style-name="T221">i class="bi bi-instagram”</text:span><text:span text:style-name="T222">&gt;&lt;/i&gt;.</text:span></text:p>
      <text:p text:style-name="P144">Logo abaixo você vê também exemplos de itens do Bootstrap usando dentro deles os ícones, como o botão, o heading, etc...</text:p>
      <text:p text:style-name="P321"><text:span text:style-name="T223">&lt;</text:span><text:span text:style-name="T221">button type="button" class="btn btn-primary"</text:span><text:span text:style-name="T222">&gt; </text:span></text:p>
      <text:p text:style-name="P321"><text:span text:style-name="T222">&lt;</text:span><text:span text:style-name="T221">i class="bi bi-instagram</text:span><text:span text:style-name="T223">&gt;&lt;/i&gt; </text:span><text:span text:style-name="T221">Primary</text:span><text:span text:style-name="T223">&lt;/</text:span><text:span text:style-name="T221">button</text:span><text:span text:style-name="T223">&gt;</text:span></text:p>
      <text:p text:style-name="P329"><text:span text:style-name="T26">E temos também a opção </text:span><text:span text:style-name="T27">SVG</text:span><text:span text:style-name="T26"> da imagem para manipularmos como quisermos.</text:span></text:p>
      <text:p text:style-name="P129"/>
      <text:p text:style-name="P278"><text:span text:style-name="T158">01</text:span><text:span text:style-name="T142">/</text:span><text:span text:style-name="T153">1</text:span><text:span text:style-name="T158">2</text:span><text:span text:style-name="T142">/2022 </text:span><text:span text:style-name="T156">sexta</text:span><text:span text:style-name="T143">-feira</text:span></text:p>
      <text:p text:style-name="P257"/>
      <text:p text:style-name="P95">Avisos e Alerts</text:p>
      <text:p text:style-name="P130">Documentação OneBitCode:</text:p>
      <text:p text:style-name="P130"><text:tab/><text:a xlink:type="simple" xlink:href="https://bootstrapdoconebitcode.netlify.app/pages/8avisos&amp;alerts" text:style-name="Internet_20_link" text:visited-style-name="Visited_20_Internet_20_Link">https://bootstrapdoconebitcode.netlify.app/pages/8avisos&amp;alerts</text:a></text:p>
      <text:p text:style-name="P130">Essas estilizações de avisos e alerts do Bootstrap até estiliza, mas para fazer a sua integração e funcionar mesmo, terá que ser feito através de JavaScript.</text:p>
      <text:p text:style-name="P130"/>
      <text:p text:style-name="P104">Carrossel</text:p>
      <text:p text:style-name="P131">Documentação OneBitCode:</text:p>
      <text:p text:style-name="P131"><text:tab/><text:a xlink:type="simple" xlink:href="https://bootstrapdoconebitcode.netlify.app/pages/9carrossel" text:style-name="Internet_20_link" text:visited-style-name="Visited_20_Internet_20_Link">https://bootstrapdoconebitcode.netlify.app/pages/9carrossel</text:a></text:p>
      <text:p text:style-name="P131"/>
      <text:p text:style-name="P131"/>
      <text:p text:style-name="P279"><text:soft-page-break/><text:span text:style-name="T158">0</text:span><text:span text:style-name="T159">2</text:span><text:span text:style-name="T142">/</text:span><text:span text:style-name="T153">1</text:span><text:span text:style-name="T158">2</text:span><text:span text:style-name="T142">/2022 </text:span><text:span text:style-name="T156">sexta</text:span><text:span text:style-name="T143">-feira</text:span></text:p>
      <text:p text:style-name="P258"/>
      <text:p text:style-name="P105">Scroll Spy</text:p>
      <text:p text:style-name="P247"><text:span text:style-name="T20">O que é e como funciona o </text:span><text:span text:style-name="T23">Scroll Spy</text:span><text:span text:style-name="T20">?</text:span></text:p>
      <text:list xml:id="list2924725102" text:style-name="L58">
        <text:list-item>
          <text:p text:style-name="P335"><text:span text:style-name="T221">O scrollspy está nessa parte da documentação: </text:span><text:a xlink:type="simple" xlink:href="https://bootstrapdoconebitcode.netlify.app/pages/10scrollspy" text:style-name="Internet_20_link" text:visited-style-name="Visited_20_Internet_20_Link"><text:span text:style-name="T221">https://bootstrapdoconebitcode.netlify.app/pages/1…</text:span></text:a><text:span text:style-name="T221"> com ele, você pode fazer com que textos muito longos não fiquem ocupando a página inteira, o que torna também mais fácil a leitura, ou pode ser só um ajudante de marcação.</text:span></text:p>
        </text:list-item>
      </text:list>
      <text:list xml:id="list2981483286" text:style-name="L59">
        <text:list-item>
          <text:p text:style-name="P547">Existem algumas outras variações também de scrollspy, que você pode conferir no site da Bootstrap e que seguindo o mesmo conceito desse aqui, você vai conseguir usar tranquilamente.</text:p>
        </text:list-item>
      </text:list>
      <text:list xml:id="list1315940805" text:style-name="L60">
        <text:list-item>
          <text:p text:style-name="P548">Além de tudo, você precisa colocar um CSS extra no scroll spy pare ele ter a formatação de scroll por si só, com o código a seguir você vai conseguir isso. Fazendo a formatação de altura e também do tamanho da fonte dos textos.</text:p>
          <text:p text:style-name="P548"/>
        </text:list-item>
      </text:list>
      <text:p text:style-name="P145">.scrollSpy {</text:p>
      <text:p text:style-name="P145"><text:s text:c="2"/>position: relative;</text:p>
      <text:p text:style-name="P145"><text:s text:c="2"/>overflow: auto;</text:p>
      <text:p text:style-name="P145"><text:s text:c="2"/>height: 385px;</text:p>
      <text:p text:style-name="P145"><text:s text:c="2"/>font-size: 20px;</text:p>
      <text:p text:style-name="P146">}</text:p>
      <text:p text:style-name="P143"/>
      <text:p text:style-name="P106">Navbar</text:p>
      <text:list xml:id="list2723357024" text:style-name="L61">
        <text:list-item>
          <text:p text:style-name="P552"><text:span text:style-name="T20">As navbar ficam nessa parte da documentação: </text:span><text:a xlink:type="simple" xlink:href="https://bootstrapdoconebitcode.netlify.app/pages/11navbars" text:style-name="Internet_20_link" text:visited-style-name="Visited_20_Internet_20_Link">https://bootstrapdoconebitcode.netlify.app/pages/1…</text:a><text:span text:style-name="T20"> elas são usadas em 99% dos sites, com diferentes manipulações, que você vai conseguir fazer tranquilamente.</text:span></text:p>
        </text:list-item>
        <text:list-item>
          <text:p text:style-name="P549">A primeira navbar é uma padrão, que tem um search junto, que você pode integrar posteriormente com o restante do site.</text:p>
        </text:list-item>
        <text:list-item>
          <text:p text:style-name="P549"><text:soft-page-break/>Abaixo temos uma que é a padrão, não tem a barra de pesquisa e você tem todos os itens de navbar, podendo até mesmo, deixar itens desabilitados caso queira, mostrando que essa área está desativada no momento ou algo assim.</text:p>
        </text:list-item>
        <text:list-item>
          <text:p text:style-name="P549">E por último temos uma que no lugar o search tem um texto, o que vai facilitar para você caso queira passar alguma informação dentro da navbar, você pode tranquilamente substituir o texto inicial por uma imagem, e também utilizar outras variações de navbar com imagens e outras funcionalidades.</text:p>
        </text:list-item>
        <text:list-item>
          <text:p text:style-name="P549">Essas navbar também já são 100% responsivas, fazendo com que você não precise se preocupar como elas vão estar no celular, pois vai ser algo automático para elas.</text:p>
        </text:list-item>
      </text:list>
      <text:p text:style-name="P142"/>
      <text:p text:style-name="P280"><text:span text:style-name="T158">0</text:span><text:span text:style-name="T160">4</text:span><text:span text:style-name="T142">/</text:span><text:span text:style-name="T153">1</text:span><text:span text:style-name="T158">2</text:span><text:span text:style-name="T142">/2022 </text:span><text:span text:style-name="T161">domingo</text:span></text:p>
      <text:p text:style-name="P259"/>
      <text:p text:style-name="P96">Offcanvas</text:p>
      <text:list xml:id="list3111063397" text:style-name="L62">
        <text:list-item>
          <text:p text:style-name="P553"><text:span text:style-name="T16">O offcanvas fica nessa área da documentação: </text:span><text:a xlink:type="simple" xlink:href="https://bootstrapdoconebitcode.netlify.app/pages/12offcanvas" text:style-name="Internet_20_link" text:visited-style-name="Visited_20_Internet_20_Link">https://bootstrapdoconebitcode.netlify.app/pages/1…</text:a><text:span text:style-name="T16"> Ele é algo que você pode usar para colocar um aviso na tela por exemplo, pois dessa forma, você vai poder fazer de diversas formas o que quiser.</text:span></text:p>
        </text:list-item>
        <text:list-item>
          <text:p text:style-name="P550">Temos aqui no offcanvas o nosso primeiro estilo, que é o que vem da lateral, com isso, você consegue colocar aqui por exemplo uma navbar personalizada. Você tem 2 estilos de chamada, uma delas é com o href e outra é com data-bs-target, não tem muita diferença na hora do uso</text:p>
        </text:list-item>
        <text:list-item>
          <text:p text:style-name="P545">Temos também aqui um que vem de cima, que você poderia utilizar tanto com link quanto com botão, e o uso deles é basicamente o mesmo, pode usar tanto para navbar quando para aviso, etc…</text:p>
        </text:list-item>
      </text:list>
      <text:p text:style-name="P128"/>
      <text:p text:style-name="P128"/>
      <text:p text:style-name="P128"/>
      <text:p text:style-name="P281"><text:soft-page-break/><text:span text:style-name="T161">05</text:span><text:span text:style-name="T142">/</text:span><text:span text:style-name="T153">1</text:span><text:span text:style-name="T158">2</text:span><text:span text:style-name="T142">/2022 </text:span><text:span text:style-name="T161">segunda</text:span><text:span text:style-name="T143">-feira</text:span></text:p>
      <text:p text:style-name="P260"/>
      <text:p text:style-name="P97">Ferramentas Extras</text:p>
      <text:list xml:id="list4092540736" text:style-name="L63">
        <text:list-item>
          <text:p text:style-name="P554"><text:span text:style-name="T22">Acordeão: </text:span><text:span text:style-name="T16">Ele é pouco comum, mais usado em </text:span><text:span text:style-name="T22">FAQ</text:span><text:span text:style-name="T16"> e informações adiciona</text:span><text:span text:style-name="T17">is;</text:span></text:p>
        </text:list-item>
      </text:list>
      <text:list xml:id="list3886031107" text:style-name="L64">
        <text:list-item>
          <text:p text:style-name="P556"><text:span text:style-name="T177">Badge: </text:span>Você pode usar como <text:span text:style-name="T177">título</text:span>, com algo parecido com o que temos de exemplo <text:span text:style-name="T253">no vídeo</text:span>;</text:p>
        </text:list-item>
      </text:list>
      <text:list xml:id="list970732784" text:style-name="L65">
        <text:list-item>
          <text:p text:style-name="P557"><text:span text:style-name="T177">Breadcrumb: </text:span>Você pode usar no<text:span text:style-name="T177"> topo do site </text:span>para mostrar onde a pessoa está, para fazer isso funciona<text:span text:style-name="T253">r</text:span> você vai precisar ver como pode usar e aplicar no seu projeto;</text:p>
        </text:list-item>
      </text:list>
      <text:list xml:id="list2905843561" text:style-name="L66">
        <text:list-item>
          <text:p text:style-name="P558"><text:span text:style-name="T177">Close button: </text:span>Você pode usar para colocar em <text:span text:style-name="T177">algum lugar que precise ser fechado</text:span>, aqui você tem apenas o close button, você vai precisar usar JS para fazer com que ele feche quando for clicado;</text:p>
        </text:list-item>
      </text:list>
      <text:list xml:id="list2821424469" text:style-name="L67">
        <text:list-item>
          <text:p text:style-name="P559"><text:span text:style-name="T177">Collapse: </text:span>Ele é um pouco parecido com um <text:span text:style-name="T182">Offcanvas </text:span><text:span text:style-name="T172">sendo uma mistura dele com o </text:span><text:span text:style-name="T182">Acordeão</text:span>, que você vai clicar e vai abrir informações abaixo dele;</text:p>
        </text:list-item>
      </text:list>
      <text:list xml:id="list3182982558" text:style-name="L68">
        <text:list-item>
          <text:p text:style-name="P560"><text:span text:style-name="T177">Dropdowns:</text:span> Você com o dropdown consegue clicar e ter acesso a links, tem o dropdown padrão, que foi o que utilizamos na documentação e mais abaixo você vê os outros, que são iguais aos botões do <text:span text:style-name="T177">Bootstrap</text:span>, diferentes cores;</text:p>
        </text:list-item>
      </text:list>
      <text:list xml:id="list2042517121" text:style-name="L69">
        <text:list-item>
          <text:p text:style-name="P561"><text:span text:style-name="T177">Modal: </text:span>Com isso, você vai fazer com que apareça uma t<text:span text:style-name="T177">ela personalizada</text:span> na tela, fazendo com que você confirme ou não, mudanças em um documento, por exemplo;</text:p>
        </text:list-item>
      </text:list>
      <text:list xml:id="list1683627280" text:style-name="L70">
        <text:list-item>
          <text:p text:style-name="P562"><text:span text:style-name="T177">Pagination:</text:span> Com isso, você consegue colocar na <text:span text:style-name="T177">parte baixa do site</text:span>, fazendo com que você pode avançar e voltar de páginas, é bem comum, mas não é tão usado, pois nem todo site precisa usar;</text:p>
        </text:list-item>
      </text:list>
      <text:list xml:id="list1366420311" text:style-name="L71">
        <text:list-item>
          <text:p text:style-name="P563"><text:span text:style-name="T177">Spinners: </text:span>Você usa isso aqui quando quer que o site ou algum <text:span text:style-name="T177">elemento carregue</text:span>, você vai deixar ele aparecendo enquanto o objeto carrega e depois ele some. Mais abaixo você pode ver que tem de diferentes cores, iguais as cores do botão;</text:p>
        </text:list-item>
      </text:list>
      <text:list xml:id="list1295399370" text:style-name="L72">
        <text:list-item>
          <text:p text:style-name="P564"><text:span text:style-name="T177">Toasts: </text:span>Temos os toasts que são um <text:span text:style-name="T177">mini aviso</text:span>, que você pode colocar ele para ser acionado quando a pessoa entra no site ou simplesmente fazer ele ser acionado ao clicar no botão;</text:p>
        </text:list-item>
      </text:list>
      <text:list xml:id="list3569946623" text:style-name="L73">
        <text:list-item>
          <text:p text:style-name="P565"><text:span text:style-name="T177">Tooltip</text:span><text:span text:style-name="T183">s</text:span><text:span text:style-name="T177">: </text:span>Você consegue usar isso na maioria dos elementos que quiser, não precisa ser apenas em um botão, como podemos ver mais abaixo, ele tem sido usado também em um svg, você pode colocar uma dica ou algo do tipo para o usuário através dessa tooltip;</text:p>
        </text:list-item>
      </text:list>
      <text:p text:style-name="P331">Nesta aula o professor nos apresentou algumas ferramentas que se encontra na própria documentação do <text:span text:style-name="T177">Bootstrap, </text:span><text:span text:style-name="T164">que se encontra na parte de </text:span><text:span text:style-name="T200">Components.</text:span></text:p>
      <text:p text:style-name="P322"/>
      <text:p text:style-name="P98"><text:soft-page-break/>Apresentação do Projeto final</text:p>
      <text:p text:style-name="P133">Link para download dos arquivos visuais:</text:p>
      <text:p text:style-name="P110"><text:a xlink:type="simple" xlink:href="https://drive.google.com/drive/folders/1hvRsR5VANEGh-P3pfN4Mu8Wsj8ukzRTK?usp=sharing" text:style-name="Internet_20_link" text:visited-style-name="Visited_20_Internet_20_Link"><text:span text:style-name="T164">https://drive.google.com/drive/folders/1hvRsR5VANEGh-P3pfN4Mu8Wsj8ukzRTK?usp=sharing</text:span></text:a></text:p>
      <text:p text:style-name="Text_20_body"><text:span text:style-name="T218">Link da L</text:span><text:span text:style-name="T224">anding</text:span><text:span text:style-name="T218">P</text:span><text:span text:style-name="T224">age</text:span><text:span text:style-name="T218"> para você de inspirar: </text:span><text:a xlink:type="simple" xlink:href="https://onebitx.netlify.app/" text:style-name="Internet_20_link" text:visited-style-name="Visited_20_Internet_20_Link"><text:span text:style-name="T218">https://onebitx.netlify.app</text:span></text:a></text:p>
      <text:p text:style-name="P147">Cor de hover de links: #b9b9b9</text:p>
      <text:p text:style-name="P147">Cor de copyright da obc no footer: #555252</text:p>
      <text:p text:style-name="P147">Cor do item da tabela: #d8d8d8</text:p>
      <text:p text:style-name="Text_20_body"><text:span text:style-name="T218">Uma dica, nós utilizamos tabelas dentro de carrossel na parte da falcon9, carrossel você já viu mas tabela não, então está aqui a parte de table do bootstrap para facilitar um pouco sua vida 😀 </text:span><text:a xlink:type="simple" xlink:href="https://getbootstrap.com/docs/5.1/content/tables/" text:style-name="Internet_20_link" text:visited-style-name="Visited_20_Internet_20_Link"><text:span text:style-name="T218">https://getbootstrap.com/docs/5.1/content/tables/</text:span></text:a></text:p>
      <text:p text:style-name="Text_20_body"/>
      <text:p text:style-name="P99">Lib Animação de Texto</text:p>
      <text:p text:style-name="P332"><text:span text:style-name="T18">N</text:span><text:span text:style-name="T14">esta aula aprenderemos a usar as bibliotecas de animação de texto chamada de </text:span><text:span text:style-name="T21">AOS – Animate On Scroll. </text:span><text:span text:style-name="T19">Não usaremos o Bootstrap criaremos através do site abaixo.</text:span></text:p>
      <text:list xml:id="list4099968022" text:style-name="L74">
        <text:list-item>
          <text:p text:style-name="P555"><text:span text:style-name="T18">Você vai primeiro acessar o site: </text:span><text:a xlink:type="simple" xlink:href="https://michalsnik.github.io/aos/" text:style-name="Internet_20_link" text:visited-style-name="Visited_20_Internet_20_Link">https://michalsnik.github.io/aos/</text:a><text:span text:style-name="T18">, com isso você vai ver os elementos, vamos usar eles em textos.</text:span></text:p>
        </text:list-item>
      </text:list>
      <text:list xml:id="list2616585362" text:style-name="L75">
        <text:list-item>
          <text:p text:style-name="P566">Faremos a instalação, basta clicar no ícone do github e copiar o link fornecido lá</text:p>
        </text:list-item>
      </text:list>
      <text:list xml:id="list3977591550" text:style-name="L76">
        <text:list-item>
          <text:p text:style-name="P567">Vamos primeiro fazer um style para que os textos eles tenham diferentes momentos de exibição.</text:p>
        </text:list-item>
        <text:list-item>
          <text:p text:style-name="P567">Com isso podemos criar textos aqui nas divs, colocando eles dentro dessas divs, fazendo com que eles ganhem as características de animação.</text:p>
        </text:list-item>
      </text:list>
      <text:p text:style-name="Text_20_body"/>
      <text:p text:style-name="P261"/>
      <text:p text:style-name="P261"/>
      <text:p text:style-name="P261"/>
      <text:p text:style-name="P282"><text:soft-page-break/><text:span text:style-name="T142">02/</text:span><text:span text:style-name="T162">01</text:span><text:span text:style-name="T142">/202</text:span><text:span text:style-name="T162">3</text:span><text:span text:style-name="T142"> </text:span><text:span text:style-name="T162">segunda</text:span><text:span text:style-name="T143">-feira</text:span></text:p>
      <text:p text:style-name="P261"/>
      <text:p text:style-name="P84"><text:span text:style-name="T248">M</text:span>ódulo <text:span text:style-name="T254">JavaScript I – Lógica de programação</text:span></text:p>
      <text:p text:style-name="P84"/>
      <text:list xml:id="list64660285602306" text:continue-list="list64659305842582" text:style-name="L45">
        <text:list-item>
          <text:p text:style-name="P430"><text:span text:style-name="T254">Apresentação e Introdução ao</text:span> módulo:</text:p>
          <text:list>
            <text:list-item>
              <text:p text:style-name="P394">Fundamentos do JavaScript e de Programação;</text:p>
            </text:list-item>
            <text:list-item>
              <text:p text:style-name="P394">Lógica de Programação;</text:p>
            </text:list-item>
            <text:list-item>
              <text:p text:style-name="P394">Estruturas de Controle;</text:p>
            </text:list-item>
            <text:list-item>
              <text:p text:style-name="P394">Arrays;</text:p>
            </text:list-item>
            <text:list-item>
              <text:p text:style-name="P394">Objetos;</text:p>
            </text:list-item>
            <text:list-item>
              <text:p text:style-name="P394">Funções.</text:p>
            </text:list-item>
          </text:list>
        </text:list-item>
      </text:list>
      <text:p text:style-name="P224"/>
      <text:p text:style-name="P100">Material de apoio: Mapa mental</text:p>
      <text:p text:style-name="P132"><text:a xlink:type="simple" xlink:href="https://drive.google.com/drive/folders/1Njb9Dm124QniwM4lLOIMGrh4qerElSJu" text:style-name="Internet_20_link" text:visited-style-name="Visited_20_Internet_20_Link">https://drive.google.com/drive/folders/1Njb9Dm124QniwM4lLOIMGrh4qerElSJu</text:a></text:p>
      <text:p text:style-name="P132"/>
      <text:p text:style-name="P101">Dicas e Ferramentas</text:p>
      <text:list xml:id="list713472715" text:style-name="L77">
        <text:list-item>
          <text:p text:style-name="P531">Ferramentas:</text:p>
          <text:list>
            <text:list-item>
              <text:p text:style-name="P504">Visual Studio Code</text:p>
            </text:list-item>
            <text:list-item>
              <text:p text:style-name="P504">Navegador Web</text:p>
            </text:list-item>
            <text:list-item>
              <text:p text:style-name="P480"><text:span text:style-name="T25">Code pen (</text:span><text:a xlink:type="simple" xlink:href="https://codepen.io/" text:style-name="Internet_20_link" text:visited-style-name="Visited_20_Internet_20_Link">https://codepen.io</text:a><text:span text:style-name="T25">)</text:span></text:p>
            </text:list-item>
          </text:list>
        </text:list-item>
        <text:list-item>
          <text:p text:style-name="P531">Dicas:</text:p>
          <text:list>
            <text:list-item>
              <text:p text:style-name="P505">Acostume-se a consultar a documentação</text:p>
              <text:list>
                <text:list-item>
                  <text:p text:style-name="P481"><text:a xlink:type="simple" xlink:href="https://developer.mozilla.org/pt-BR/docs/Web/JavaScript" text:style-name="Internet_20_link" text:visited-style-name="Visited_20_Internet_20_Link">https://developer.mozilla.org/pt-BR/docs/Web/JavaScript</text:a><text:span text:style-name="T25"> </text:span></text:p>
                </text:list-item>
                <text:list-item>
                  <text:p text:style-name="P481"><text:a xlink:type="simple" xlink:href="https://www.w3schools.com/js/default.asp" text:style-name="Internet_20_link" text:visited-style-name="Visited_20_Internet_20_Link">https://www.w3schools.com/js/default.asp</text:a><text:span text:style-name="T25"> </text:span></text:p>
                </text:list-item>
              </text:list>
            </text:list-item>
            <text:list-item>
              <text:p text:style-name="P505">Não se preocupe se tiver um pouco de dificuldade</text:p>
            </text:list-item>
            <text:list-item>
              <text:p text:style-name="P505">Mesmo que não consiga resolver os exercícios, fique atento às resoluções</text:p>
            </text:list-item>
          </text:list>
        </text:list-item>
      </text:list>
      <text:p text:style-name="P324"/>
      <text:p text:style-name="P102">O que é uma linguagem de programação</text:p>
      <text:list xml:id="list2250333352" text:style-name="L78">
        <text:list-item>
          <text:p text:style-name="P506">Conjunto de códigos que contém instruções para o computador</text:p>
        </text:list-item>
        <text:list-item>
          <text:p text:style-name="P506">Diferente de linguagem de marcação como (HTML, XML, YAML, etc) e de linguagem de estilização como (CSS)</text:p>
        </text:list-item>
        <text:list-item>
          <text:p text:style-name="P506">Exemplos</text:p>
          <text:list>
            <text:list-item>
              <text:p text:style-name="P532">C, C++, C#, Java, PHP, Python, JavaScript, Ruby Go, Elixir, Dart, entre outras.</text:p>
            </text:list-item>
          </text:list>
        </text:list-item>
        <text:list-item>
          <text:p text:style-name="P534"><text:span text:style-name="T136">Podem ser de </text:span><text:span text:style-name="T141">alto nível </text:span><text:span text:style-name="T136">ou de </text:span><text:span text:style-name="T141">baixo nível</text:span></text:p>
        </text:list-item>
        <text:list-item>
          <text:p text:style-name="P534"><text:soft-page-break/><text:span text:style-name="T136">Podem ser </text:span><text:span text:style-name="T141">compiladas </text:span><text:span text:style-name="T136">ou </text:span><text:span text:style-name="T141">interpretadas.</text:span></text:p>
        </text:list-item>
      </text:list>
      <text:p text:style-name="P533"/>
      <text:p text:style-name="P103">O que é o JavaScript</text:p>
      <text:list xml:id="list1048957066" text:style-name="L79">
        <text:list-item>
          <text:p text:style-name="P507">Linguagem de programação</text:p>
          <text:list>
            <text:list-item>
              <text:p text:style-name="P535"><text:span text:style-name="T136">Criada em 1995 por </text:span><text:span text:style-name="T141">Brendan Eich </text:span><text:span text:style-name="T136">para ser usada pela Netscape</text:span></text:p>
            </text:list-item>
            <text:list-item>
              <text:p text:style-name="P507">Não confundir com JAVA</text:p>
            </text:list-item>
            <text:list-item>
              <text:p text:style-name="P535"><text:span text:style-name="T136">Seu nome oficial é </text:span><text:span text:style-name="T141">ECMAScript</text:span></text:p>
            </text:list-item>
            <text:list-item>
              <text:p text:style-name="P507">De alto nível e interpretada</text:p>
            </text:list-item>
            <text:list-item>
              <text:p text:style-name="P507">Multi paradigma </text:p>
            </text:list-item>
          </text:list>
        </text:list-item>
        <text:list-item>
          <text:p text:style-name="P507">Principal linguagem de programação usada pelos navegadores web</text:p>
        </text:list-item>
        <text:list-item>
          <text:p text:style-name="P507">Junto com HTML e CSS forma as três principais tecnologias da web</text:p>
        </text:list-item>
        <text:list-item>
          <text:p text:style-name="P507">Também pode ser usada fora dos navegadores através de runtimes como o Node.JS</text:p>
        </text:list-item>
        <text:list-item>
          <text:p text:style-name="P507">Na minha opinião, uma das melhores linguagens para começar na programação atualmente.</text:p>
        </text:list-item>
      </text:list>
      <text:p text:style-name="P508"/>
      <text:p text:style-name="P544"><text:span text:style-name="T142">0</text:span><text:span text:style-name="T163">3</text:span><text:span text:style-name="T142">/</text:span><text:span text:style-name="T162">01</text:span><text:span text:style-name="T142">/202</text:span><text:span text:style-name="T162">3</text:span><text:span text:style-name="T142"> </text:span><text:span text:style-name="T163">terça</text:span><text:span text:style-name="T143">-feira</text:span></text:p>
      <text:p text:style-name="P543"/>
      <text:p text:style-name="P536">Tipos de Dados</text:p>
      <text:list xml:id="list2765247505" text:style-name="L80">
        <text:list-item>
          <text:p text:style-name="P509">No JavaScript (e em outras linguagens de programação) dados podem ser representados em diferentes formas.</text:p>
        </text:list-item>
        <text:list-item>
          <text:p text:style-name="P509">O que e quais são os tipos primitivos?</text:p>
          <text:list>
            <text:list-item>
              <text:p text:style-name="P509">Number e bigint</text:p>
              <text:list>
                <text:list-item>
                  <text:p text:style-name="P509"><text:span text:style-name="T177">Number</text:span> é o tipo numérico tradicional.</text:p>
                  <text:list>
                    <text:list-item>
                      <text:p text:style-name="P509">No JavaScript o Number vale tanto para números <text:s/>inteiros quanto para números reais.</text:p>
                    </text:list-item>
                  </text:list>
                </text:list-item>
                <text:list-item>
                  <text:p text:style-name="P509">Já o <text:span text:style-name="T177">BigInt </text:span>serve para representar números inteiros muito grandes. Existe um limite que o tipo Number consegue trabalhar, após isso somente com o bigint, porém ele é exclusivamente para números inteiros.</text:p>
                  <text:list>
                    <text:list-item>
                      <text:p text:style-name="P509">Para trabalharmos com o <text:span text:style-name="T177">BigInt</text:span> basicamente temos que colocar um <text:span text:style-name="T177">N </text:span>no final do número.</text:p>
                    </text:list-item>
                  </text:list>
                </text:list-item>
              </text:list>
            </text:list-item>
            <text:list-item>
              <text:p text:style-name="P509">String</text:p>
              <text:list>
                <text:list-item>
                  <text:p text:style-name="P509">Podem ser tratadas como uma lista de caracteres.</text:p>
                </text:list-item>
              </text:list>
            </text:list-item>
            <text:list-item>
              <text:p text:style-name="P509">Boolean</text:p>
            </text:list-item>
            <text:list-item>
              <text:p text:style-name="P509">Null e Undefined</text:p>
            </text:list-item>
          </text:list>
        </text:list-item>
        <text:list-item>
          <text:p text:style-name="P509">Objetos e Funções</text:p>
          <text:list>
            <text:list-item>
              <text:p text:style-name="P509">São dois tipos que não são primitivos, porém muito importantes.</text:p>
            </text:list-item>
          </text:list>
        </text:list-item>
      </text:list>
      <text:p text:style-name="P537"><text:soft-page-break/>Variáveis</text:p>
      <text:list xml:id="list1262893646" text:style-name="L81">
        <text:list-item>
          <text:p text:style-name="P510">Servem para armazenar os dados para podermos usá-los no nosso código.</text:p>
        </text:list-item>
        <text:list-item>
          <text:p text:style-name="P510">Criando variáveis</text:p>
          <text:list>
            <text:list-item>
              <text:p text:style-name="P510">var – Forma global de criar variáveis.</text:p>
            </text:list-item>
            <text:list-item>
              <text:p text:style-name="P510">let – Já é uma forma mais moderna para criar variáveis, provavelmente sempre usaremos ela para criar nossas variáveis que mudam de valor, hoje em dia não utilizamos mais o <text:span text:style-name="T177">var</text:span> porque é uma forma um pouco mais antiga e inapropriada que acabou caindo em desuso. </text:p>
            </text:list-item>
            <text:list-item>
              <text:p text:style-name="P511">Curiosidade o <text:span text:style-name="T177">Let </text:span>vem do inglês de <text:span text:style-name="T177">Let it change </text:span>traduzindo para nosso idioma é algo como <text:span text:style-name="T177">Deixe mudar</text:span>.</text:p>
            </text:list-item>
            <text:list-item>
              <text:p text:style-name="P510">const – <text:span text:style-name="T255">Funciona de forma bem parecida, porém o nome já diz, const é uma constante, sendo assim não muda o valor, como nas duas anteriores.</text:span></text:p>
            </text:list-item>
          </text:list>
        </text:list-item>
        <text:list-item>
          <text:p text:style-name="P510">Nomeando variáveis</text:p>
          <text:list>
            <text:list-item>
              <text:p text:style-name="P511">Nomes significativos</text:p>
            </text:list-item>
            <text:list-item>
              <text:p text:style-name="P511">Cases </text:p>
            </text:list-item>
          </text:list>
        </text:list-item>
      </text:list>
      <text:p text:style-name="P512"/>
      <text:p text:style-name="P538">Operadores e Expressões</text:p>
      <text:list xml:id="list869771904" text:style-name="L82">
        <text:list-item>
          <text:list>
            <text:list-item>
              <text:p text:style-name="P513">Operadores</text:p>
              <text:list>
                <text:list-item>
                  <text:p text:style-name="P513">Aritméticos +, -, *, / e %</text:p>
                </text:list-item>
                <text:list-item>
                  <text:p text:style-name="P513">Agrupamento ()</text:p>
                </text:list-item>
                <text:list-item>
                  <text:p text:style-name="P513">Atribuição =, +=, -=, *=, /= e %=</text:p>
                </text:list-item>
                <text:list-item>
                  <text:p text:style-name="P513">Encadeamento</text:p>
                </text:list-item>
                <text:list-item>
                  <text:p text:style-name="P513">Incremento ++ e Decremento --</text:p>
                </text:list-item>
              </text:list>
            </text:list-item>
            <text:list-item>
              <text:p text:style-name="P513">Expressões</text:p>
            </text:list-item>
          </text:list>
        </text:list-item>
      </text:list>
      <text:p text:style-name="P514"/>
      <text:p text:style-name="P539">Comentários</text:p>
      <text:list xml:id="list647283794" text:style-name="L83">
        <text:list-item>
          <text:p text:style-name="P515">O que são?</text:p>
          <text:list>
            <text:list-item>
              <text:p text:style-name="P515">Linhas do código que serão ignoradas pelo interpretador.</text:p>
            </text:list-item>
          </text:list>
        </text:list-item>
        <text:list-item>
          <text:p text:style-name="P515">Como usar?</text:p>
          <text:list>
            <text:list-item>
              <text:p text:style-name="P515">Uma linha usamos: //</text:p>
            </text:list-item>
            <text:list-item>
              <text:p text:style-name="P515">Um bloco de comentário usamos: </text:p>
              <text:p text:style-name="P515">/*</text:p>
              <text:p text:style-name="P515"/>
              <text:p text:style-name="P515">*/</text:p>
            </text:list-item>
          </text:list>
        </text:list-item>
        <text:list-item>
          <text:p text:style-name="P515">Para que servem?</text:p>
          <text:list>
            <text:list-item>
              <text:p text:style-name="P515">Deixar anotações</text:p>
            </text:list-item>
            <text:list-item>
              <text:p text:style-name="P515"><text:soft-page-break/>Ajudar a entender o código</text:p>
            </text:list-item>
            <text:list-item>
              <text:p text:style-name="P515">Documentar o código</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text-align="center" style:justify-single-word="false"/>
      <style:text-properties fo:color="#8d0000" loext:opacity="100%" officeooo:paragraph-rsid="001c55f1"/>
    </style:style>
    <style:style style:name="MP2"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M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text:span text:style-name="MT1">Programador Full Stack JavaScript PRO </text:span><text:span text:style-name="MT1"><draw:frame draw:style-name="Mfr1" draw:name="Figura8" text:anchor-type="as-char" svg:width="0.529cm" svg:height="0.529cm" draw:z-index="45"><draw:image xlink:href="Pictures/100000010000004000000040F8184E217637A7CF.png" xlink:type="simple" xlink:show="embed" xlink:actuate="onLoad" draw:mime-type="image/png"/><svg:title>metal</svg:title></draw:frame></text:span><text:span text:style-name="MT1">!</text:span></text:h>
        <text:p text:style-name="MP2">OneBitCod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03T06:46:57.114008085</dc:date>
    <meta:editing-duration>P2DT13H56M52S</meta:editing-duration>
    <meta:editing-cycles>82</meta:editing-cycles>
    <meta:generator>LibreOffice/7.3.7.2$Linux_X86_64 LibreOffice_project/30$Build-2</meta:generator>
    <meta:document-statistic meta:table-count="0" meta:image-count="21" meta:object-count="0" meta:page-count="45" meta:paragraph-count="732" meta:word-count="9088" meta:character-count="53169" meta:non-whitespace-character-count="45162"/>
  </office:meta>
</office:document-meta>
</file>